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4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Arg1</text:p>
          </table:table-cell>
          <table:table-cell office:value-type="string">
            <text:p>Relation</text:p>
          </table:table-cell>
          <table:table-cell office:value-type="string">
            <text:p>Arg2</text:p>
          </table:table-cell>
          <table:table-cell office:value-type="string">
            <text:p>Right/Wrong</text:p>
          </table:table-cell>
          <table:table-cell office:value-type="string">
            <text:p>Cleaned_Tweet</text:p>
          </table:table-cell>
        </table:table-row>
        <table:table-row table:style-name="ro1">
          <table:table-cell table:number-columns-repeated="4"/>
          <table:table-cell office:value-type="string">
            <text:p>eric abidal</text:p>
          </table:table-cell>
          <table:table-cell office:value-type="string">
            <text:p>lift</text:p>
          </table:table-cell>
          <table:table-cell office:value-type="string">
            <text:p>barca</text:p>
          </table:table-cell>
          <table:table-cell office:value-type="string">
            <text:p>Right</text:p>
          </table:table-cell>
          <table:table-cell office:value-type="string">
            <text:p>The return of coach Tito Vilanova &amp;amp; Eric Abidal has lifted Barca , but the threat of # PSG 's Zlatan Ibrahimovic remains .</text:p>
          </table:table-cell>
        </table:table-row>
        <table:table-row table:style-name="ro1">
          <table:table-cell table:number-columns-repeated="4"/>
          <table:table-cell office:value-type="string">
            <text:p>the eurozone unemployment</text:p>
          </table:table-cell>
          <table:table-cell office:value-type="string">
            <text:p>rise for</text:p>
          </table:table-cell>
          <table:table-cell office:value-type="string">
            <text:p># months</text:p>
          </table:table-cell>
          <table:table-cell office:value-type="string">
            <text:p>Right</text:p>
          </table:table-cell>
          <table:table-cell office:value-type="string">
            <text:p>In the eurozone unemployment has been rising for 22 months - making it longest and bleakest period for unemployment since early 90 's .</text:p>
          </table:table-cell>
        </table:table-row>
        <table:table-row table:style-name="ro1">
          <table:table-cell table:number-columns-repeated="4"/>
          <table:table-cell office:value-type="string">
            <text:p>secretary general ban ki-moon</text:p>
          </table:table-cell>
          <table:table-cell office:value-type="string">
            <text:p>say</text:p>
          </table:table-cell>
          <table:table-cell office:value-type="string">
            <text:p>current north korea crisis</text:p>
          </table:table-cell>
          <table:table-cell office:value-type="string">
            <text:p>Wrong</text:p>
          </table:table-cell>
          <table:table-cell office:value-type="string">
            <text:p>UN Secretary General Ban Ki-Moon says current North Korea crisis has \"gone too far \ " and urges negotiations .</text:p>
          </table:table-cell>
        </table:table-row>
        <table:table-row table:style-name="ro1">
          <table:table-cell table:number-columns-repeated="4"/>
          <table:table-cell office:value-type="string">
            <text:p>current north korea crisis</text:p>
          </table:table-cell>
          <table:table-cell office:value-type="string">
            <text:p>urge</text:p>
          </table:table-cell>
          <table:table-cell office:value-type="string">
            <text:p>negotiations</text:p>
          </table:table-cell>
          <table:table-cell office:value-type="string">
            <text:p>Wrong</text:p>
          </table:table-cell>
          <table:table-cell office:value-type="string">
            <text:p>UN Secretary General Ban Ki-Moon says current North Korea crisis has \"gone too far \ " and urges negotiations .</text:p>
          </table:table-cell>
        </table:table-row>
        <table:table-row table:style-name="ro1">
          <table:table-cell table:number-columns-repeated="4"/>
          <table:table-cell office:value-type="string">
            <text:p>south africa 's president jacob zuma</text:p>
          </table:table-cell>
          <table:table-cell office:value-type="string">
            <text:p>attend service for</text:p>
          </table:table-cell>
          <table:table-cell office:value-type="string">
            <text:p># soldiers</text:p>
          </table:table-cell>
          <table:table-cell office:value-type="string">
            <text:p>Right</text:p>
          </table:table-cell>
          <table:table-cell office:value-type="string">
            <text:p>South Africa 's President Jacob Zuma attends memorial service for 13 soldiers killed in Central African Republic .</text:p>
          </table:table-cell>
        </table:table-row>
        <table:table-row table:style-name="ro1">
          <table:table-cell table:number-columns-repeated="4"/>
          <table:table-cell office:value-type="string">
            <text:p># soldiers</text:p>
          </table:table-cell>
          <table:table-cell office:value-type="string">
            <text:p>kill in</text:p>
          </table:table-cell>
          <table:table-cell office:value-type="string">
            <text:p>central african republic</text:p>
          </table:table-cell>
          <table:table-cell office:value-type="string">
            <text:p>Right</text:p>
          </table:table-cell>
          <table:table-cell office:value-type="string">
            <text:p>South Africa 's President Jacob Zuma attends memorial service for 13 soldiers killed in Central African Republic .</text:p>
          </table:table-cell>
        </table:table-row>
        <table:table-row table:style-name="ro1">
          <table:table-cell table:number-columns-repeated="4"/>
          <table:table-cell office:value-type="string">
            <text:p>sa 's zuma</text:p>
          </table:table-cell>
          <table:table-cell office:value-type="string">
            <text:p>condemn</text:p>
          </table:table-cell>
          <table:table-cell office:value-type="string">
            <text:p>\"deliberate attempt</text:p>
          </table:table-cell>
          <table:table-cell office:value-type="string">
            <text:p>Right</text:p>
          </table:table-cell>
          <table:table-cell office:value-type="string">
            <text:p>SA 's Zuma condemns \"deliberate attempt to cast doubt and distort purpose of mission \ " in CAR .</text:p>
          </table:table-cell>
        </table:table-row>
        <table:table-row table:style-name="ro1">
          <table:table-cell table:number-columns-repeated="4"/>
          <table:table-cell office:value-type="string">
            <text:p>president zuma</text:p>
          </table:table-cell>
          <table:table-cell office:value-type="string">
            <text:p>say</text:p>
          </table:table-cell>
          <table:table-cell office:value-type="string">
            <text:p># sa soldiers</text:p>
          </table:table-cell>
          <table:table-cell office:value-type="string">
            <text:p>Wrong</text:p>
          </table:table-cell>
          <table:table-cell office:value-type="string">
            <text:p>At memorial service President Zuma says 13 SA soldiers died on \"noble mission of building peace in the continent \" .</text:p>
          </table:table-cell>
        </table:table-row>
        <table:table-row table:style-name="ro1">
          <table:table-cell table:number-columns-repeated="4"/>
          <table:table-cell office:value-type="string">
            <text:p># sa soldiers</text:p>
          </table:table-cell>
          <table:table-cell office:value-type="string">
            <text:p>die on</text:p>
          </table:table-cell>
          <table:table-cell office:value-type="string">
            <text:p>\"noble mission</text:p>
          </table:table-cell>
          <table:table-cell office:value-type="string">
            <text:p>Right</text:p>
          </table:table-cell>
          <table:table-cell office:value-type="string">
            <text:p>At memorial service President Zuma says 13 SA soldiers died on \"noble mission of building peace in the continent \" .</text:p>
          </table:table-cell>
        </table:table-row>
        <table:table-row table:style-name="ro1">
          <table:table-cell table:number-columns-repeated="4"/>
          <table:table-cell office:value-type="string">
            <text:p>china 's military</text:p>
          </table:table-cell>
          <table:table-cell office:value-type="string">
            <text:p>turn to</text:p>
          </table:table-cell>
          <table:table-cell office:value-type="string">
            <text:p>gaming</text:p>
          </table:table-cell>
          <table:table-cell office:value-type="string">
            <text:p>Right</text:p>
          </table:table-cell>
          <table:table-cell office:value-type="string">
            <text:p>Why China 's military has turned to gaming and made its training aid , Glorious Mission , available to the public .</text:p>
          </table:table-cell>
        </table:table-row>
        <table:table-row table:style-name="ro1">
          <table:table-cell table:number-columns-repeated="4"/>
          <table:table-cell office:value-type="string">
            <text:p>china 's military</text:p>
          </table:table-cell>
          <table:table-cell office:value-type="string">
            <text:p>make</text:p>
          </table:table-cell>
          <table:table-cell office:value-type="string">
            <text:p>its training aid</text:p>
          </table:table-cell>
          <table:table-cell office:value-type="string">
            <text:p>Right</text:p>
          </table:table-cell>
          <table:table-cell office:value-type="string">
            <text:p>Why China 's military has turned to gaming and made its training aid , Glorious Mission , available to the public .</text:p>
          </table:table-cell>
        </table:table-row>
        <table:table-row table:style-name="ro1">
          <table:table-cell table:number-columns-repeated="4"/>
          <table:table-cell office:value-type="string">
            <text:p>bank of england</text:p>
          </table:table-cell>
          <table:table-cell office:value-type="string">
            <text:p>say</text:p>
          </table:table-cell>
          <table:table-cell office:value-type="string">
            <text:p>deposits</text:p>
          </table:table-cell>
          <table:table-cell office:value-type="string">
            <text:p>Wrong</text:p>
          </table:table-cell>
          <table:table-cell office:value-type="string">
            <text:p>Laiki Bank customers in UK escape Cyprus levy as Bank of England says deposits protected by compensation scheme .</text:p>
          </table:table-cell>
        </table:table-row>
        <table:table-row table:style-name="ro1">
          <table:table-cell table:number-columns-repeated="4"/>
          <table:table-cell office:value-type="string">
            <text:p>unemployment</text:p>
          </table:table-cell>
          <table:table-cell office:value-type="string">
            <text:p>say</text:p>
          </table:table-cell>
          <table:table-cell office:value-type="string">
            <text:p>statistics agency eurostat</text:p>
          </table:table-cell>
          <table:table-cell office:value-type="string">
            <text:p>Wrong</text:p>
          </table:table-cell>
          <table:table-cell office:value-type="string">
            <text:p>Unemployment in eurozone hits record high of 12 % , says statistics agency Eurostat .</text:p>
          </table:table-cell>
        </table:table-row>
        <table:table-row table:style-name="ro1">
          <table:table-cell table:number-columns-repeated="4"/>
          <table:table-cell office:value-type="string">
            <text:p>vietnamese farmers</text:p>
          </table:table-cell>
          <table:table-cell office:value-type="string">
            <text:p>use</text:p>
          </table:table-cell>
          <table:table-cell office:value-type="string">
            <text:p>home-made bombs and shotguns</text:p>
          </table:table-cell>
          <table:table-cell office:value-type="string">
            <text:p>Right</text:p>
          </table:table-cell>
          <table:table-cell office:value-type="string">
            <text:p>Vietnamese farmers who used home-made bombs and shotguns to fight land evictions on trial in Haiphong .</text:p>
          </table:table-cell>
        </table:table-row>
        <table:table-row table:style-name="ro1">
          <table:table-cell table:number-columns-repeated="4"/>
          <table:table-cell office:value-type="string">
            <text:p>research</text:p>
          </table:table-cell>
          <table:table-cell office:value-type="string">
            <text:p>raise</text:p>
          </table:table-cell>
          <table:table-cell office:value-type="string">
            <text:p>concerns</text:p>
          </table:table-cell>
          <table:table-cell office:value-type="string">
            <text:p>Right</text:p>
          </table:table-cell>
          <table:table-cell office:value-type="string">
            <text:p>Research raises concerns over mislabelled fish entering food chain .</text:p>
          </table:table-cell>
        </table:table-row>
        <table:table-row table:style-name="ro1">
          <table:table-cell table:number-columns-repeated="4"/>
          <table:table-cell office:value-type="string">
            <text:p>eu</text:p>
          </table:table-cell>
          <table:table-cell office:value-type="string">
            <text:p>begin</text:p>
          </table:table-cell>
          <table:table-cell office:value-type="string">
            <text:p>mali army training mission</text:p>
          </table:table-cell>
          <table:table-cell office:value-type="string">
            <text:p>Right</text:p>
          </table:table-cell>
          <table:table-cell office:value-type="string">
            <text:p>EU begins Mali army training mission .</text:p>
          </table:table-cell>
        </table:table-row>
        <table:table-row table:style-name="ro1">
          <table:table-cell table:number-columns-repeated="4"/>
          <table:table-cell office:value-type="string">
            <text:p>burma school</text:p>
          </table:table-cell>
          <table:table-cell office:value-type="string">
            <text:p>hit by</text:p>
          </table:table-cell>
          <table:table-cell office:value-type="string">
            <text:p>deadly blaze</text:p>
          </table:table-cell>
          <table:table-cell office:value-type="string">
            <text:p>Right</text:p>
          </table:table-cell>
          <table:table-cell office:value-type="string">
            <text:p>Burma school hit by deadly blaze .</text:p>
          </table:table-cell>
        </table:table-row>
        <table:table-row table:style-name="ro1">
          <table:table-cell table:number-columns-repeated="4"/>
          <table:table-cell office:value-type="string">
            <text:p>video</text:p>
          </table:table-cell>
          <table:table-cell office:value-type="string">
            <text:p>aim to be</text:p>
          </table:table-cell>
          <table:table-cell office:value-type="string">
            <text:p>oldest everest climber</text:p>
          </table:table-cell>
          <table:table-cell office:value-type="string">
            <text:p>Wrong</text:p>
          </table:table-cell>
          <table:table-cell office:value-type="string">
            <text:p>VIDEO : Man , 80 , aims to be oldest Everest climber .</text:p>
          </table:table-cell>
        </table:table-row>
        <table:table-row table:style-name="ro1">
          <table:table-cell table:number-columns-repeated="4"/>
          <table:table-cell office:value-type="string">
            <text:p>norwegian airline</text:p>
          </table:table-cell>
          <table:table-cell office:value-type="string">
            <text:p>prepare for</text:p>
          </table:table-cell>
          <table:table-cell office:value-type="string">
            <text:p>global expansion</text:p>
          </table:table-cell>
          <table:table-cell office:value-type="string">
            <text:p>Right</text:p>
          </table:table-cell>
          <table:table-cell office:value-type="string">
            <text:p>Norwegian airline prepares for global expansion .</text:p>
          </table:table-cell>
        </table:table-row>
        <table:table-row table:style-name="ro1">
          <table:table-cell table:number-columns-repeated="4"/>
          <table:table-cell office:value-type="string">
            <text:p>walsh</text:p>
          </table:table-cell>
          <table:table-cell office:value-type="string">
            <text:p>defend</text:p>
          </table:table-cell>
          <table:table-cell office:value-type="string">
            <text:p>grand national race</text:p>
          </table:table-cell>
          <table:table-cell office:value-type="string">
            <text:p>Right</text:p>
          </table:table-cell>
          <table:table-cell office:value-type="string">
            <text:p>Walsh defends Grand National race .</text:p>
          </table:table-cell>
        </table:table-row>
        <table:table-row table:style-name="ro1">
          <table:table-cell table:number-columns-repeated="4"/>
          <table:table-cell office:value-type="string">
            <text:p>california city</text:p>
          </table:table-cell>
          <table:table-cell office:value-type="string">
            <text:p>enter</text:p>
          </table:table-cell>
          <table:table-cell office:value-type="string">
            <text:p>bankruptcy</text:p>
          </table:table-cell>
          <table:table-cell office:value-type="string">
            <text:p>Right</text:p>
          </table:table-cell>
          <table:table-cell office:value-type="string">
            <text:p>California city enters bankruptcy .</text:p>
          </table:table-cell>
        </table:table-row>
        <table:table-row table:style-name="ro1">
          <table:table-cell table:number-columns-repeated="4"/>
          <table:table-cell office:value-type="string">
            <text:p>tourist</text:p>
          </table:table-cell>
          <table:table-cell office:value-type="string">
            <text:p>rape on</text:p>
          </table:table-cell>
          <table:table-cell office:value-type="string">
            <text:p>rio</text:p>
          </table:table-cell>
          <table:table-cell office:value-type="string">
            <text:p>Right</text:p>
          </table:table-cell>
          <table:table-cell office:value-type="string">
            <text:p>VIDEO : Tourist raped on Rio de Janeiro minibus .</text:p>
          </table:table-cell>
        </table:table-row>
        <table:table-row table:style-name="ro1">
          <table:table-cell table:number-columns-repeated="4"/>
          <table:table-cell office:value-type="string">
            <text:p>manager warnock</text:p>
          </table:table-cell>
          <table:table-cell office:value-type="string">
            <text:p>leave</text:p>
          </table:table-cell>
          <table:table-cell office:value-type="string">
            <text:p>leeds role</text:p>
          </table:table-cell>
          <table:table-cell office:value-type="string">
            <text:p>Right</text:p>
          </table:table-cell>
          <table:table-cell office:value-type="string">
            <text:p>Manager Warnock leaves Leeds role .</text:p>
          </table:table-cell>
        </table:table-row>
        <table:table-row table:style-name="ro1">
          <table:table-cell table:number-columns-repeated="4"/>
          <table:table-cell office:value-type="string">
            <text:p>apple</text:p>
          </table:table-cell>
          <table:table-cell office:value-type="string">
            <text:p>apologise to</text:p>
          </table:table-cell>
          <table:table-cell office:value-type="string">
            <text:p>china customers</text:p>
          </table:table-cell>
          <table:table-cell office:value-type="string">
            <text:p>Right</text:p>
          </table:table-cell>
          <table:table-cell office:value-type="string">
            <text:p>Apple apologises to China customers .</text:p>
          </table:table-cell>
        </table:table-row>
        <table:table-row table:style-name="ro1">
          <table:table-cell table:number-columns-repeated="4"/>
          <table:table-cell office:value-type="string">
            <text:p>syria</text:p>
          </table:table-cell>
          <table:table-cell office:value-type="string">
            <text:p>suffer</text:p>
          </table:table-cell>
          <table:table-cell office:value-type="string">
            <text:p>deadliest month</text:p>
          </table:table-cell>
          <table:table-cell office:value-type="string">
            <text:p>Right</text:p>
          </table:table-cell>
          <table:table-cell office:value-type="string">
            <text:p>Syria suffers 'deadliest month ' .</text:p>
          </table:table-cell>
        </table:table-row>
        <table:table-row table:style-name="ro1">
          <table:table-cell table:number-columns-repeated="4"/>
          <table:table-cell office:value-type="string">
            <text:p>anc</text:p>
          </table:table-cell>
          <table:table-cell office:value-type="string">
            <text:p>deny</text:p>
          </table:table-cell>
          <table:table-cell office:value-type="string">
            <text:p>car business links</text:p>
          </table:table-cell>
          <table:table-cell office:value-type="string">
            <text:p>Right</text:p>
          </table:table-cell>
          <table:table-cell office:value-type="string">
            <text:p>ANC denies CAR business links claim .</text:p>
          </table:table-cell>
        </table:table-row>
        <table:table-row table:style-name="ro1">
          <table:table-cell table:number-columns-repeated="4"/>
          <table:table-cell office:value-type="string">
            <text:p>video</text:p>
          </table:table-cell>
          <table:table-cell office:value-type="string">
            <text:p>be</text:p>
          </table:table-cell>
          <table:table-cell office:value-type="string">
            <text:p>kashmir</text:p>
          </table:table-cell>
          <table:table-cell office:value-type="string">
            <text:p>Wrong</text:p>
          </table:table-cell>
          <table:table-cell office:value-type="string">
            <text:p>VIDEO : Is Kashmir the new Chamonix ?</text:p>
          </table:table-cell>
        </table:table-row>
        <table:table-row table:style-name="ro1">
          <table:table-cell table:number-columns-repeated="4"/>
          <table:table-cell office:value-type="string">
            <text:p>liberty</text:p>
          </table:table-cell>
          <table:table-cell office:value-type="string">
            <text:p>win</text:p>
          </table:table-cell>
          <table:table-cell office:value-type="string">
            <text:p>irish national</text:p>
          </table:table-cell>
          <table:table-cell office:value-type="string">
            <text:p>Right</text:p>
          </table:table-cell>
          <table:table-cell office:value-type="string">
            <text:p>Liberty wins Irish National at 50-1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go live from</text:p>
          </table:table-cell>
          <table:table-cell office:value-type="string">
            <text:p>moscow-under</text:p>
          </table:table-cell>
          <table:table-cell office:value-type="string">
            <text:p>Right</text:p>
          </table:table-cell>
          <table:table-cell office:value-type="string">
            <text:p>Tomorrow on I 'll be going live from Moscow-under the ground .</text:p>
          </table:table-cell>
        </table:table-row>
        <table:table-row table:style-name="ro1">
          <table:table-cell table:number-columns-repeated="4"/>
          <table:table-cell office:value-type="string">
            <text:p># india</text:p>
          </table:table-cell>
          <table:table-cell office:value-type="string">
            <text:p>reject</text:p>
          </table:table-cell>
          <table:table-cell office:value-type="string">
            <text:p>new # novartis patent</text:p>
          </table:table-cell>
          <table:table-cell office:value-type="string">
            <text:p>Right</text:p>
          </table:table-cell>
          <table:table-cell office:value-type="string">
            <text:p>On our news podcast : # India rejects new # Novartis patent for cancer drug : .</text:p>
          </table:table-cell>
        </table:table-row>
        <table:table-row table:style-name="ro1">
          <table:table-cell table:number-columns-repeated="4"/>
          <table:table-cell office:value-type="string">
            <text:p>deadly floods</text:p>
          </table:table-cell>
          <table:table-cell office:value-type="string">
            <text:p>hit</text:p>
          </table:table-cell>
          <table:table-cell office:value-type="string">
            <text:p>port louis</text:p>
          </table:table-cell>
          <table:table-cell office:value-type="string">
            <text:p>Right</text:p>
          </table:table-cell>
          <table:table-cell office:value-type="string">
            <text:p>Deadly floods hit Port Louis , the capital of Mauritius , over the weekend .</text:p>
          </table:table-cell>
        </table:table-row>
        <table:table-row table:style-name="ro1">
          <table:table-cell table:number-columns-repeated="4"/>
          <table:table-cell office:value-type="string">
            <text:p>north # korea 's defences</text:p>
          </table:table-cell>
          <table:table-cell office:value-type="string">
            <text:p>endorse by</text:p>
          </table:table-cell>
          <table:table-cell office:value-type="string">
            <text:p>its parliament</text:p>
          </table:table-cell>
          <table:table-cell office:value-type="string">
            <text:p>Right</text:p>
          </table:table-cell>
          <table:table-cell office:value-type="string">
            <text:p>Plans to give nuclear weapons greater prominence in North # Korea 's defences are endorsed by its parliament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spend part of</text:p>
          </table:table-cell>
          <table:table-cell office:value-type="string">
            <text:p>day</text:p>
          </table:table-cell>
          <table:table-cell office:value-type="string">
            <text:p>Right</text:p>
          </table:table-cell>
          <table:table-cell office:value-type="string">
            <text:p>Latest update on Nelson # Mandela 's health says \"no significant change in condition \ " &amp;amp; he spent part of day with family .</text:p>
          </table:table-cell>
        </table:table-row>
        <table:table-row table:style-name="ro1">
          <table:table-cell table:number-columns-repeated="4"/>
          <table:table-cell office:value-type="string">
            <text:p>death penalty</text:p>
          </table:table-cell>
          <table:table-cell office:value-type="string">
            <text:p>seek for</text:p>
          </table:table-cell>
          <table:table-cell office:value-type="string">
            <text:p>james holmes</text:p>
          </table:table-cell>
          <table:table-cell office:value-type="string">
            <text:p>Right</text:p>
          </table:table-cell>
          <table:table-cell office:value-type="string">
            <text:p>Death penalty sought for James Holmes , accused of killing 12 people last July at cinema in Colorado .</text:p>
          </table:table-cell>
        </table:table-row>
        <table:table-row table:style-name="ro1">
          <table:table-cell table:number-columns-repeated="4"/>
          <table:table-cell office:value-type="string">
            <text:p>prosecutors</text:p>
          </table:table-cell>
          <table:table-cell office:value-type="string">
            <text:p>say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Prosecutors say they will seek the death penalty against Colorado cinema massacre suspect James Holmes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seek death penalty against</text:p>
          </table:table-cell>
          <table:table-cell office:value-type="string">
            <text:p>colorado cinema massacre</text:p>
          </table:table-cell>
          <table:table-cell office:value-type="string">
            <text:p>Right</text:p>
          </table:table-cell>
          <table:table-cell office:value-type="string">
            <text:p>Prosecutors say they will seek the death penalty against Colorado cinema massacre suspect James Holmes .</text:p>
          </table:table-cell>
        </table:table-row>
        <table:table-row table:style-name="ro1">
          <table:table-cell table:number-columns-repeated="4"/>
          <table:table-cell office:value-type="string">
            <text:p>colorado cinema massacre</text:p>
          </table:table-cell>
          <table:table-cell office:value-type="string">
            <text:p>suspect</text:p>
          </table:table-cell>
          <table:table-cell office:value-type="string">
            <text:p>james holmes</text:p>
          </table:table-cell>
          <table:table-cell office:value-type="string">
            <text:p>Wrong</text:p>
          </table:table-cell>
          <table:table-cell office:value-type="string">
            <text:p>Prosecutors say they will seek the death penalty against Colorado cinema massacre suspect James Holmes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work with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office:value-type="string">
            <text:p>At 18GMT : Would you work with someone who describes themselves as a fascist ?</text:p>
          </table:table-cell>
        </table:table-row>
        <table:table-row table:style-name="ro1">
          <table:table-cell table:number-columns-repeated="4"/>
          <table:table-cell office:value-type="string">
            <text:p>someone</text:p>
          </table:table-cell>
          <table:table-cell office:value-type="string">
            <text:p>describe</text:p>
          </table:table-cell>
          <table:table-cell office:value-type="string">
            <text:p>themselves</text:p>
          </table:table-cell>
          <table:table-cell office:value-type="string">
            <text:p>Right</text:p>
          </table:table-cell>
          <table:table-cell office:value-type="string">
            <text:p>At 18GMT : Would you work with someone who describes themselves as a fascist ?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mean</text:p>
          </table:table-cell>
          <table:table-cell office:value-type="string">
            <text:p>generic versions</text:p>
          </table:table-cell>
          <table:table-cell office:value-type="string">
            <text:p>Wrong</text:p>
          </table:table-cell>
          <table:table-cell office:value-type="string">
            <text:p>Campaigners welcome rejection of cancer drug patent in # India - it means generic versions can still be sold .</text:p>
          </table:table-cell>
        </table:table-row>
        <table:table-row table:style-name="ro1">
          <table:table-cell table:number-columns-repeated="4"/>
          <table:table-cell office:value-type="string">
            <text:p>supercomputer</text:p>
          </table:table-cell>
          <table:table-cell office:value-type="string">
            <text:p>use to model</text:p>
          </table:table-cell>
          <table:table-cell office:value-type="string">
            <text:p>viruses</text:p>
          </table:table-cell>
          <table:table-cell office:value-type="string">
            <text:p>Right</text:p>
          </table:table-cell>
          <table:table-cell office:value-type="string">
            <text:p>Supercomputer used to model viruses and distant parts of the universe switched off in US state of New Mexico .</text:p>
          </table:table-cell>
        </table:table-row>
        <table:table-row table:style-name="ro1">
          <table:table-cell table:number-columns-repeated="4"/>
          <table:table-cell office:value-type="string">
            <text:p>distant parts of the universe</text:p>
          </table:table-cell>
          <table:table-cell office:value-type="string">
            <text:p>switch off in</text:p>
          </table:table-cell>
          <table:table-cell office:value-type="string">
            <text:p>us state of new mexico</text:p>
          </table:table-cell>
          <table:table-cell office:value-type="string">
            <text:p>Right</text:p>
          </table:table-cell>
          <table:table-cell office:value-type="string">
            <text:p>Supercomputer used to model viruses and distant parts of the universe switched off in US state of New Mexico .</text:p>
          </table:table-cell>
        </table:table-row>
        <table:table-row table:style-name="ro1">
          <table:table-cell table:number-columns-repeated="4"/>
          <table:table-cell office:value-type="string">
            <text:p>dr congo rebels</text:p>
          </table:table-cell>
          <table:table-cell office:value-type="string">
            <text:p>reject un</text:p>
          </table:table-cell>
          <table:table-cell office:value-type="string">
            <text:p>force</text:p>
          </table:table-cell>
          <table:table-cell office:value-type="string">
            <text:p>Wrong</text:p>
          </table:table-cell>
          <table:table-cell office:value-type="string">
            <text:p>DR Congo rebels reject UN force .</text:p>
          </table:table-cell>
        </table:table-row>
        <table:table-row table:style-name="ro1">
          <table:table-cell table:number-columns-repeated="4"/>
          <table:table-cell office:value-type="string">
            <text:p>commander</text:p>
          </table:table-cell>
          <table:table-cell office:value-type="string">
            <text:p>warn of</text:p>
          </table:table-cell>
          <table:table-cell office:value-type="string">
            <text:p>\"dangerous \</text:p>
          </table:table-cell>
          <table:table-cell office:value-type="string">
            <text:p>Right</text:p>
          </table:table-cell>
          <table:table-cell office:value-type="string">
            <text:p>Commander warns of \"dangerous \ " # BritishArmy troop cut in Afghanistan .</text:p>
          </table:table-cell>
        </table:table-row>
        <table:table-row table:style-name="ro1">
          <table:table-cell table:number-columns-repeated="4"/>
          <table:table-cell office:value-type="string">
            <text:p># other stories</text:p>
          </table:table-cell>
          <table:table-cell office:value-type="string">
            <text:p>look like</text:p>
          </table:table-cell>
          <table:table-cell office:value-type="string">
            <text:p>april fools pranks but arent</text:p>
          </table:table-cell>
          <table:table-cell office:value-type="string">
            <text:p>Right</text:p>
          </table:table-cell>
          <table:table-cell office:value-type="string">
            <text:p>A woman raised by capuchin monkeys and nine other stories that look like April Fools pranks but arent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give</text:p>
          </table:table-cell>
          <table:table-cell office:value-type="string">
            <text:p>money &amp;amp;</text:p>
          </table:table-cell>
          <table:table-cell office:value-type="string">
            <text:p>Right</text:p>
          </table:table-cell>
          <table:table-cell office:value-type="string">
            <text:p>We 're giving money &amp;amp; trying to help \ " - why some in # Germany feel unloved after #Cyprus #bailout .</text:p>
          </table:table-cell>
        </table:table-row>
        <table:table-row table:style-name="ro1">
          <table:table-cell table:number-columns-repeated="4"/>
          <table:table-cell office:value-type="string">
            <text:p># argentina club san lorenzo</text:p>
          </table:table-cell>
          <table:table-cell office:value-type="string">
            <text:p>hold on</text:p>
          </table:table-cell>
          <table:table-cell office:value-type="string">
            <text:p>suspicion</text:p>
          </table:table-cell>
          <table:table-cell office:value-type="string">
            <text:p>Right</text:p>
          </table:table-cell>
          <table:table-cell office:value-type="string">
            <text:p>Goalkeeper at # Argentina club San Lorenzo held on suspicion of helping alleged killer .</text:p>
          </table:table-cell>
        </table:table-row>
        <table:table-row table:style-name="ro1">
          <table:table-cell table:number-columns-repeated="4"/>
          <table:table-cell office:value-type="string">
            <text:p>\</text:p>
          </table:table-cell>
          <table:table-cell office:value-type="string">
            <text:p>invest</text:p>
          </table:table-cell>
          <table:table-cell office:value-type="string">
            <text:p>cash</text:p>
          </table:table-cell>
          <table:table-cell office:value-type="string">
            <text:p>Wrong</text:p>
          </table:table-cell>
          <table:table-cell office:value-type="string">
            <text:p>How \"angels \ " are investing cash to help new businesses in # India .</text:p>
          </table:table-cell>
        </table:table-row>
        <table:table-row table:style-name="ro1">
          <table:table-cell table:number-columns-repeated="4"/>
          <table:table-cell office:value-type="string">
            <text:p>workers</text:p>
          </table:table-cell>
          <table:table-cell office:value-type="string">
            <text:p>cross border into</text:p>
          </table:table-cell>
          <table:table-cell office:value-type="string">
            <text:p>industrial zone</text:p>
          </table:table-cell>
          <table:table-cell office:value-type="string">
            <text:p>Right</text:p>
          </table:table-cell>
          <table:table-cell office:value-type="string">
            <text:p>VIDEO : Workers who cross border into industrial zone shared by North &amp;amp; South # Korea .</text:p>
          </table:table-cell>
        </table:table-row>
        <table:table-row table:style-name="ro1">
          <table:table-cell table:number-columns-repeated="4"/>
          <table:table-cell office:value-type="string">
            <text:p>signed copy of beatles lp</text:p>
          </table:table-cell>
          <table:table-cell office:value-type="string">
            <text:p>sell for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Signed copy of Beatles LP sells for $ 290,000 , nearly 10 times original estimated price .</text:p>
          </table:table-cell>
        </table:table-row>
        <table:table-row table:style-name="ro1">
          <table:table-cell table:number-columns-repeated="4"/>
          <table:table-cell office:value-type="string">
            <text:p>private daily newspapers</text:p>
          </table:table-cell>
          <table:table-cell office:value-type="string">
            <text:p>sell in</text:p>
          </table:table-cell>
          <table:table-cell office:value-type="string">
            <text:p># burma</text:p>
          </table:table-cell>
          <table:table-cell office:value-type="string">
            <text:p>Right</text:p>
          </table:table-cell>
          <table:table-cell office:value-type="string">
            <text:p>Private daily newspapers sold in # Burma for first time in 50 years .</text:p>
          </table:table-cell>
        </table:table-row>
        <table:table-row table:style-name="ro1">
          <table:table-cell table:number-columns-repeated="4"/>
          <table:table-cell office:value-type="string">
            <text:p>new bbc director general</text:p>
          </table:table-cell>
          <table:table-cell office:value-type="string">
            <text:p>start</text:p>
          </table:table-cell>
          <table:table-cell office:value-type="string">
            <text:p>tomorrow</text:p>
          </table:table-cell>
          <table:table-cell office:value-type="string">
            <text:p>Right</text:p>
          </table:table-cell>
          <table:table-cell office:value-type="string">
            <text:p>New BBC director general starts tomorrow - considers challenges Tony Hall faces .</text:p>
          </table:table-cell>
        </table:table-row>
        <table:table-row table:style-name="ro1">
          <table:table-cell table:number-columns-repeated="4"/>
          <table:table-cell office:value-type="string">
            <text:p>tomorrow</text:p>
          </table:table-cell>
          <table:table-cell office:value-type="string">
            <text:p>consider</text:p>
          </table:table-cell>
          <table:table-cell office:value-type="string">
            <text:p>challenges tony hall</text:p>
          </table:table-cell>
          <table:table-cell office:value-type="string">
            <text:p>Wrong</text:p>
          </table:table-cell>
          <table:table-cell office:value-type="string">
            <text:p>New BBC director general starts tomorrow - considers challenges Tony Hall faces .</text:p>
          </table:table-cell>
        </table:table-row>
        <table:table-row table:style-name="ro1">
          <table:table-cell table:number-columns-repeated="4"/>
          <table:table-cell office:value-type="string">
            <text:p># bodies</text:p>
          </table:table-cell>
          <table:table-cell office:value-type="string">
            <text:p>recover from</text:p>
          </table:table-cell>
          <table:table-cell office:value-type="string">
            <text:p>landslide</text:p>
          </table:table-cell>
          <table:table-cell office:value-type="string">
            <text:p>Right</text:p>
          </table:table-cell>
          <table:table-cell office:value-type="string">
            <text:p>At least 21 bodies recovered from landslide in # Tibet , state media report - dozens of miners buried on Friday .</text:p>
          </table:table-cell>
        </table:table-row>
        <table:table-row table:style-name="ro1">
          <table:table-cell table:number-columns-repeated="4"/>
          <table:table-cell office:value-type="string">
            <text:p>dar es salaam</text:p>
          </table:table-cell>
          <table:table-cell office:value-type="string">
            <text:p>find at</text:p>
          </table:table-cell>
          <table:table-cell office:value-type="string">
            <text:p>least # bodies</text:p>
          </table:table-cell>
          <table:table-cell office:value-type="string">
            <text:p>Wrong</text:p>
          </table:table-cell>
          <table:table-cell office:value-type="string">
            <text:p>Emergency workers in Dar es Salaam find at least 30 bodies after building collapsed on Friday # Tanzania .</text:p>
          </table:table-cell>
        </table:table-row>
        <table:table-row table:style-name="ro1">
          <table:table-cell table:number-columns-repeated="4"/>
          <table:table-cell office:value-type="string">
            <text:p>suicide attacker</text:p>
          </table:table-cell>
          <table:table-cell office:value-type="string">
            <text:p>blow up</text:p>
          </table:table-cell>
          <table:table-cell office:value-type="string">
            <text:p>tanker lorry</text:p>
          </table:table-cell>
          <table:table-cell office:value-type="string">
            <text:p>Right</text:p>
          </table:table-cell>
          <table:table-cell office:value-type="string">
            <text:p>Suicide attacker blows up tanker lorry at police HQ in # Iraq city of # Tikrit , killing at least 5 people .</text:p>
          </table:table-cell>
        </table:table-row>
        <table:table-row table:style-name="ro1">
          <table:table-cell table:number-columns-repeated="4"/>
          <table:table-cell office:value-type="string">
            <text:p>new</text:p>
          </table:table-cell>
          <table:table-cell office:value-type="string">
            <text:p>show</text:p>
          </table:table-cell>
          <table:table-cell office:value-type="string">
            <text:p>the newsroom</text:p>
          </table:table-cell>
          <table:table-cell office:value-type="string">
            <text:p>Wrong</text:p>
          </table:table-cell>
          <table:table-cell office:value-type="string">
            <text:p>Exciting times for New show The Newsroom launches at 10GMT.</text:p>
          </table:table-cell>
        </table:table-row>
        <table:table-row table:style-name="ro1">
          <table:table-cell table:number-columns-repeated="4"/>
          <table:table-cell office:value-type="string">
            <text:p>me</text:p>
          </table:table-cell>
          <table:table-cell office:value-type="string">
            <text:p>be on</text:p>
          </table:table-cell>
          <table:table-cell office:value-type="string">
            <text:p>radio</text:p>
          </table:table-cell>
          <table:table-cell office:value-type="string">
            <text:p>Right</text:p>
          </table:table-cell>
          <table:table-cell office:value-type="string">
            <text:p>Exciting times for me - am back on radio at 1030GMT.</text:p>
          </table:table-cell>
        </table:table-row>
        <table:table-row table:style-name="ro1">
          <table:table-cell table:number-columns-repeated="4"/>
          <table:table-cell office:value-type="string">
            <text:p>nelson # mandela</text:p>
          </table:table-cell>
          <table:table-cell office:value-type="string">
            <text:p>spend day in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office:value-type="string">
            <text:p>Nelson # Mandela spends 6th day in hospital - on Sunday doctors reported \"further improvement \ " in his health .</text:p>
          </table:table-cell>
        </table:table-row>
        <table:table-row table:style-name="ro1">
          <table:table-cell table:number-columns-repeated="4"/>
          <table:table-cell office:value-type="string">
            <text:p>sunday doctors</text:p>
          </table:table-cell>
          <table:table-cell office:value-type="string">
            <text:p>report</text:p>
          </table:table-cell>
          <table:table-cell office:value-type="string">
            <text:p>\"further improvement</text:p>
          </table:table-cell>
          <table:table-cell office:value-type="string">
            <text:p>Right</text:p>
          </table:table-cell>
          <table:table-cell office:value-type="string">
            <text:p>Nelson # Mandela spends 6th day in hospital - on Sunday doctors reported \"further improvement \ " in his health .</text:p>
          </table:table-cell>
        </table:table-row>
        <table:table-row table:style-name="ro1">
          <table:table-cell table:number-columns-repeated="4"/>
          <table:table-cell office:value-type="string">
            <text:p>nhs changes</text:p>
          </table:table-cell>
          <table:table-cell office:value-type="string">
            <text:p>come into</text:p>
          </table:table-cell>
          <table:table-cell office:value-type="string">
            <text:p>force</text:p>
          </table:table-cell>
          <table:table-cell office:value-type="string">
            <text:p>Right</text:p>
          </table:table-cell>
          <table:table-cell office:value-type="string">
            <text:p>NHS changes come into force .</text:p>
          </table:table-cell>
        </table:table-row>
        <table:table-row table:style-name="ro1">
          <table:table-cell table:number-columns-repeated="4"/>
          <table:table-cell office:value-type="string">
            <text:p>american points</text:p>
          </table:table-cell>
          <table:table-cell office:value-type="string">
            <text:p>win</text:p>
          </table:table-cell>
          <table:table-cell office:value-type="string">
            <text:p>houston open</text:p>
          </table:table-cell>
          <table:table-cell office:value-type="string">
            <text:p>Right</text:p>
          </table:table-cell>
          <table:table-cell office:value-type="string">
            <text:p>American Points wins Houston Open .</text:p>
          </table:table-cell>
        </table:table-row>
        <table:table-row table:style-name="ro1">
          <table:table-cell table:number-columns-repeated="4"/>
          <table:table-cell office:value-type="string">
            <text:p>video</text:p>
          </table:table-cell>
          <table:table-cell office:value-type="string">
            <text:p>be next to lead</text:p>
          </table:table-cell>
          <table:table-cell office:value-type="string">
            <text:p>cuba</text:p>
          </table:table-cell>
          <table:table-cell office:value-type="string">
            <text:p>Wrong</text:p>
          </table:table-cell>
          <table:table-cell office:value-type="string">
            <text:p>VIDEO : Who will be next to lead Cuba ?</text:p>
          </table:table-cell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string">
            <text:p>send</text:p>
          </table:table-cell>
          <table:table-cell office:value-type="string">
            <text:p>jets</text:p>
          </table:table-cell>
          <table:table-cell office:value-type="string">
            <text:p>Right</text:p>
          </table:table-cell>
          <table:table-cell office:value-type="string">
            <text:p>US sends jets amid Korea tensions .</text:p>
          </table:table-cell>
        </table:table-row>
        <table:table-row table:style-name="ro1">
          <table:table-cell table:number-columns-repeated="4"/>
          <table:table-cell office:value-type="string">
            <text:p>gold</text:p>
          </table:table-cell>
          <table:table-cell office:value-type="string">
            <text:p>be in</text:p>
          </table:table-cell>
          <table:table-cell office:value-type="string">
            <text:p>the world</text:p>
          </table:table-cell>
          <table:table-cell office:value-type="string">
            <text:p>Right</text:p>
          </table:table-cell>
          <table:table-cell office:value-type="string">
            <text:p>How much gold is there in the world ?</text:p>
          </table:table-cell>
        </table:table-row>
        <table:table-row table:style-name="ro1">
          <table:table-cell table:number-columns-repeated="4"/>
          <table:table-cell office:value-type="string">
            <text:p>floods</text:p>
          </table:table-cell>
          <table:table-cell office:value-type="string">
            <text:p>wreak havoc in</text:p>
          </table:table-cell>
          <table:table-cell office:value-type="string">
            <text:p>mauritius</text:p>
          </table:table-cell>
          <table:table-cell office:value-type="string">
            <text:p>Right</text:p>
          </table:table-cell>
          <table:table-cell office:value-type="string">
            <text:p>VIDEO : Floods wreak havoc in Mauritius .</text:p>
          </table:table-cell>
        </table:table-row>
        <table:table-row table:style-name="ro1">
          <table:table-cell table:number-columns-repeated="4"/>
          <table:table-cell office:value-type="string">
            <text:p>private newspapers</text:p>
          </table:table-cell>
          <table:table-cell office:value-type="string">
            <text:p>return to</text:p>
          </table:table-cell>
          <table:table-cell office:value-type="string">
            <text:p>burma</text:p>
          </table:table-cell>
          <table:table-cell office:value-type="string">
            <text:p>Right</text:p>
          </table:table-cell>
          <table:table-cell office:value-type="string">
            <text:p>Private newspapers return to Burma .</text:p>
          </table:table-cell>
        </table:table-row>
        <table:table-row table:style-name="ro1">
          <table:table-cell table:number-columns-repeated="4"/>
          <table:table-cell office:value-type="string">
            <text:p>foreign tourist</text:p>
          </table:table-cell>
          <table:table-cell office:value-type="string">
            <text:p>rape on</text:p>
          </table:table-cell>
          <table:table-cell office:value-type="string">
            <text:p>rio minibus</text:p>
          </table:table-cell>
          <table:table-cell office:value-type="string">
            <text:p>Right</text:p>
          </table:table-cell>
          <table:table-cell office:value-type="string">
            <text:p>Foreign tourist raped on Rio minibus .</text:p>
          </table:table-cell>
        </table:table-row>
        <table:table-row table:style-name="ro1">
          <table:table-cell table:number-columns-repeated="4"/>
          <table:table-cell office:value-type="string">
            <text:p>no house survey</text:p>
          </table:table-cell>
          <table:table-cell office:value-type="string">
            <text:p>i</text:p>
          </table:table-cell>
          <table:table-cell office:value-type="string">
            <text:p>false economy</text:p>
          </table:table-cell>
          <table:table-cell office:value-type="string">
            <text:p>Wrong</text:p>
          </table:table-cell>
          <table:table-cell office:value-type="string">
            <text:p>No house survey 'is false economy ' .</text:p>
          </table:table-cell>
        </table:table-row>
        <table:table-row table:style-name="ro1">
          <table:table-cell table:number-columns-repeated="4"/>
          <table:table-cell office:value-type="string">
            <text:p>di canio</text:p>
          </table:table-cell>
          <table:table-cell office:value-type="string">
            <text:p>set for</text:p>
          </table:table-cell>
          <table:table-cell office:value-type="string">
            <text:p>sunderland talks</text:p>
          </table:table-cell>
          <table:table-cell office:value-type="string">
            <text:p>Right</text:p>
          </table:table-cell>
          <table:table-cell office:value-type="string">
            <text:p>Di Canio set for Sunderland talks .</text:p>
          </table:table-cell>
        </table:table-row>
        <table:table-row table:style-name="ro1">
          <table:table-cell table:number-columns-repeated="4"/>
          <table:table-cell office:value-type="string">
            <text:p>murray</text:p>
          </table:table-cell>
          <table:table-cell office:value-type="string">
            <text:p>climb second with</text:p>
          </table:table-cell>
          <table:table-cell office:value-type="string">
            <text:p>miami</text:p>
          </table:table-cell>
          <table:table-cell office:value-type="string">
            <text:p>Right</text:p>
          </table:table-cell>
          <table:table-cell office:value-type="string">
            <text:p>Murray climbs second with Miami win .</text:p>
          </table:table-cell>
        </table:table-row>
        <table:table-row table:style-name="ro1">
          <table:table-cell table:number-columns-repeated="4"/>
          <table:table-cell office:value-type="string">
            <text:p>nigerian troops</text:p>
          </table:table-cell>
          <table:table-cell office:value-type="string">
            <text:p>kill</text:p>
          </table:table-cell>
          <table:table-cell office:value-type="string">
            <text:p># militants</text:p>
          </table:table-cell>
          <table:table-cell office:value-type="string">
            <text:p>Right</text:p>
          </table:table-cell>
          <table:table-cell office:value-type="string">
            <text:p>Nigerian troops 'kill 14 militants ' .</text:p>
          </table:table-cell>
        </table:table-row>
        <table:table-row table:style-name="ro1">
          <table:table-cell table:number-columns-repeated="4"/>
          <table:table-cell office:value-type="string">
            <text:p>bolt</text:p>
          </table:table-cell>
          <table:table-cell office:value-type="string">
            <text:p>begin season with</text:p>
          </table:table-cell>
          <table:table-cell office:value-type="string">
            <text:p>150m rio</text:p>
          </table:table-cell>
          <table:table-cell office:value-type="string">
            <text:p>Right</text:p>
          </table:table-cell>
          <table:table-cell office:value-type="string">
            <text:p>Bolt begins season with 150m Rio win .</text:p>
          </table:table-cell>
        </table:table-row>
        <table:table-row table:style-name="ro1">
          <table:table-cell table:number-columns-repeated="4"/>
          <table:table-cell office:value-type="string">
            <text:p>floods</text:p>
          </table:table-cell>
          <table:table-cell office:value-type="string">
            <text:p>leave people in</text:p>
          </table:table-cell>
          <table:table-cell office:value-type="string">
            <text:p># portlouis</text:p>
          </table:table-cell>
          <table:table-cell office:value-type="string">
            <text:p>Wrong</text:p>
          </table:table-cell>
          <table:table-cell office:value-type="string">
            <text:p>In pictures : Floods leave several people dead in # PortLouis , # Mauritius .</text:p>
          </table:table-cell>
        </table:table-row>
        <table:table-row table:style-name="ro1">
          <table:table-cell table:number-columns-repeated="4"/>
          <table:table-cell office:value-type="string">
            <text:p>pope francis</text:p>
          </table:table-cell>
          <table:table-cell office:value-type="string">
            <text:p>deliver</text:p>
          </table:table-cell>
          <table:table-cell office:value-type="string">
            <text:p>easter mass</text:p>
          </table:table-cell>
          <table:table-cell office:value-type="string">
            <text:p>Right</text:p>
          </table:table-cell>
          <table:table-cell office:value-type="string">
            <text:p>Listen : Pope Francis delivers Easter Mass ; Karzai in Qatar for peace talks ; Maldives ' rape sentence .</text:p>
          </table:table-cell>
        </table:table-row>
        <table:table-row table:style-name="ro1">
          <table:table-cell table:number-columns-repeated="4"/>
          <table:table-cell office:value-type="string">
            <text:p>could virtual cash</text:p>
          </table:table-cell>
          <table:table-cell office:value-type="string">
            <text:p>replace</text:p>
          </table:table-cell>
          <table:table-cell office:value-type="string">
            <text:p>money</text:p>
          </table:table-cell>
          <table:table-cell office:value-type="string">
            <text:p>Right</text:p>
          </table:table-cell>
          <table:table-cell office:value-type="string">
            <text:p>VIDEO : Could virtual cash replace money ?</text:p>
          </table:table-cell>
        </table:table-row>
        <table:table-row table:style-name="ro1">
          <table:table-cell table:number-columns-repeated="4"/>
          <table:table-cell office:value-type="string">
            <text:p>laughter</text:p>
          </table:table-cell>
          <table:table-cell office:value-type="string">
            <text:p>be way to achieve</text:p>
          </table:table-cell>
          <table:table-cell office:value-type="string">
            <text:p>a happy marriage</text:p>
          </table:table-cell>
          <table:table-cell office:value-type="string">
            <text:p>Right</text:p>
          </table:table-cell>
          <table:table-cell office:value-type="string">
            <text:p>Laughter is the way to achieve a happy marriage , according to this article Do you agree ? .</text:p>
          </table:table-cell>
        </table:table-row>
        <table:table-row table:style-name="ro1">
          <table:table-cell table:number-columns-repeated="4"/>
          <table:table-cell office:value-type="string">
            <text:p>this article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Laughter is the way to achieve a happy marriage , according to this article Do you agree ? .</text:p>
          </table:table-cell>
        </table:table-row>
        <table:table-row table:style-name="ro1">
          <table:table-cell table:number-columns-repeated="4"/>
          <table:table-cell office:value-type="string">
            <text:p>rebels</text:p>
          </table:table-cell>
          <table:table-cell office:value-type="string">
            <text:p>attack</text:p>
          </table:table-cell>
          <table:table-cell office:value-type="string">
            <text:p>mali army</text:p>
          </table:table-cell>
          <table:table-cell office:value-type="string">
            <text:p>Right</text:p>
          </table:table-cell>
          <table:table-cell office:value-type="string">
            <text:p>Rebels attack Mali army in Timbuktu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accept</text:p>
          </table:table-cell>
          <table:table-cell office:value-type="string">
            <text:p>court 's validation of # kenyatta election</text:p>
          </table:table-cell>
          <table:table-cell office:value-type="string">
            <text:p>Right</text:p>
          </table:table-cell>
          <table:table-cell office:value-type="string">
            <text:p>AUDIO : # Kenya 's tells why he accepts court 's validation of # Kenyatta election win .</text:p>
          </table:table-cell>
        </table:table-row>
        <table:table-row table:style-name="ro1">
          <table:table-cell table:number-columns-repeated="4"/>
          <table:table-cell office:value-type="string">
            <text:p>russian tycoon boris # berezovsky</text:p>
          </table:table-cell>
          <table:table-cell office:value-type="string">
            <text:p>find dead in</text:p>
          </table:table-cell>
          <table:table-cell office:value-type="string">
            <text:p>uk</text:p>
          </table:table-cell>
          <table:table-cell office:value-type="string">
            <text:p>Right</text:p>
          </table:table-cell>
          <table:table-cell office:value-type="string">
            <text:p>Russian tycoon Boris # Berezovsky - found dead in UK last week - was \"an inspiration \" , daughter says .</text:p>
          </table:table-cell>
        </table:table-row>
        <table:table-row table:style-name="ro1">
          <table:table-cell table:number-columns-repeated="4"/>
          <table:table-cell office:value-type="string">
            <text:p>last week</text:p>
          </table:table-cell>
          <table:table-cell office:value-type="string">
            <text:p>be</text:p>
          </table:table-cell>
          <table:table-cell office:value-type="string">
            <text:p>\"an inspiration \"</text:p>
          </table:table-cell>
          <table:table-cell office:value-type="string">
            <text:p>Right</text:p>
          </table:table-cell>
          <table:table-cell office:value-type="string">
            <text:p>Russian tycoon Boris # Berezovsky - found dead in UK last week - was \"an inspiration \" , daughter says .</text:p>
          </table:table-cell>
        </table:table-row>
        <table:table-row table:style-name="ro1">
          <table:table-cell table:number-columns-repeated="4"/>
          <table:table-cell office:value-type="string">
            <text:p># people</text:p>
          </table:table-cell>
          <table:table-cell office:value-type="string">
            <text:p>die after</text:p>
          </table:table-cell>
          <table:table-cell office:value-type="string">
            <text:p>sudden rains</text:p>
          </table:table-cell>
          <table:table-cell office:value-type="string">
            <text:p>Right</text:p>
          </table:table-cell>
          <table:table-cell office:value-type="string">
            <text:p>At least 10 people die after sudden rains caused flooding in # Mauritius capital , # PortLouis .</text:p>
          </table:table-cell>
        </table:table-row>
        <table:table-row table:style-name="ro1">
          <table:table-cell table:number-columns-repeated="4"/>
          <table:table-cell office:value-type="string">
            <text:p>sudden rains</text:p>
          </table:table-cell>
          <table:table-cell office:value-type="string">
            <text:p>cause flooding in</text:p>
          </table:table-cell>
          <table:table-cell office:value-type="string">
            <text:p># mauritius capital</text:p>
          </table:table-cell>
          <table:table-cell office:value-type="string">
            <text:p>Right</text:p>
          </table:table-cell>
          <table:table-cell office:value-type="string">
            <text:p>At least 10 people die after sudden rains caused flooding in # Mauritius capital , # PortLouis .</text:p>
          </table:table-cell>
        </table:table-row>
        <table:table-row table:style-name="ro1">
          <table:table-cell table:number-columns-repeated="4"/>
          <table:table-cell office:value-type="string">
            <text:p>actor stephen # baldwin</text:p>
          </table:table-cell>
          <table:table-cell office:value-type="string">
            <text:p>avoid</text:p>
          </table:table-cell>
          <table:table-cell office:value-type="string">
            <text:p>jail</text:p>
          </table:table-cell>
          <table:table-cell office:value-type="string">
            <text:p>Right</text:p>
          </table:table-cell>
          <table:table-cell office:value-type="string">
            <text:p>Actor Stephen # Baldwin avoids jail after admitting income tax evasion . 2 men die in # Shanghai after contracting strain of #birdflu \"not previously known in humans \ " .</text:p>
          </table:table-cell>
        </table:table-row>
        <table:table-row table:style-name="ro1">
          <table:table-cell table:number-columns-repeated="4"/>
          <table:table-cell office:value-type="string">
            <text:p># men</text:p>
          </table:table-cell>
          <table:table-cell office:value-type="string">
            <text:p>die in</text:p>
          </table:table-cell>
          <table:table-cell office:value-type="string">
            <text:p># shanghai</text:p>
          </table:table-cell>
          <table:table-cell office:value-type="string">
            <text:p>Right</text:p>
          </table:table-cell>
          <table:table-cell office:value-type="string">
            <text:p>Actor Stephen # Baldwin avoids jail after admitting income tax evasion . 2 men die in # Shanghai after contracting strain of #birdflu \"not previously known in humans \ " .</text:p>
          </table:table-cell>
        </table:table-row>
        <table:table-row table:style-name="ro1">
          <table:table-cell table:number-columns-repeated="4"/>
          <table:table-cell office:value-type="string">
            <text:p>trio</text:p>
          </table:table-cell>
          <table:table-cell office:value-type="string">
            <text:p>begin</text:p>
          </table:table-cell>
          <table:table-cell office:value-type="string">
            <text:p>a challenge</text:p>
          </table:table-cell>
          <table:table-cell office:value-type="string">
            <text:p>Right</text:p>
          </table:table-cell>
          <table:table-cell office:value-type="string">
            <text:p>Trio begin a challenge to run in 39 marathons within a month through eastern Europe .</text:p>
          </table:table-cell>
        </table:table-row>
        <table:table-row table:style-name="ro1">
          <table:table-cell table:number-columns-repeated="4"/>
          <table:table-cell office:value-type="string">
            <text:p>prosecutors</text:p>
          </table:table-cell>
          <table:table-cell office:value-type="string">
            <text:p>question</text:p>
          </table:table-cell>
          <table:table-cell office:value-type="string">
            <text:p>#egypt satirist bassem youssef</text:p>
          </table:table-cell>
          <table:table-cell office:value-type="string">
            <text:p>Right</text:p>
          </table:table-cell>
          <table:table-cell office:value-type="string">
            <text:p>Prosecutors question #Egypt satirist Bassem Youssef .</text:p>
          </table:table-cell>
        </table:table-row>
        <table:table-row table:style-name="ro1">
          <table:table-cell table:number-columns-repeated="4"/>
          <table:table-cell office:value-type="string">
            <text:p>south africans</text:p>
          </table:table-cell>
          <table:table-cell office:value-type="string">
            <text:p>offer prayer for</text:p>
          </table:table-cell>
          <table:table-cell office:value-type="string">
            <text:p>nelson # mandela</text:p>
          </table:table-cell>
          <table:table-cell office:value-type="string">
            <text:p>Right</text:p>
          </table:table-cell>
          <table:table-cell office:value-type="string">
            <text:p>VIDEO : South Africans offer prayers for Nelson # Mandela .</text:p>
          </table:table-cell>
        </table:table-row>
        <table:table-row table:style-name="ro1">
          <table:table-cell table:number-columns-repeated="4"/>
          <table:table-cell office:value-type="string">
            <text:p># pope francis</text:p>
          </table:table-cell>
          <table:table-cell office:value-type="string">
            <text:p>give</text:p>
          </table:table-cell>
          <table:table-cell office:value-type="string">
            <text:p>\"urbi et orbi\ blessing</text:p>
          </table:table-cell>
          <table:table-cell office:value-type="string">
            <text:p>Right</text:p>
          </table:table-cell>
          <table:table-cell office:value-type="string">
            <text:p>LIVE NOW : # Pope Francis gives \"Urbi et Orbi\ " blessing for # Easter # Pasqua # Pascua # Paques # Ostern .</text:p>
          </table:table-cell>
        </table:table-row>
        <table:table-row table:style-name="ro1">
          <table:table-cell table:number-columns-repeated="4"/>
          <table:table-cell office:value-type="string">
            <text:p>raila odinga</text:p>
          </table:table-cell>
          <table:table-cell office:value-type="string">
            <text:p>tell</text:p>
          </table:table-cell>
          <table:table-cell office:value-type="string">
            <text:p>julian marshall \" kenya</text:p>
          </table:table-cell>
          <table:table-cell office:value-type="string">
            <text:p>Right</text:p>
          </table:table-cell>
          <table:table-cell office:value-type="string">
            <text:p>Raila Odinga tells Julian Marshall \" Kenya still needs a solution \ " and that ' Kenyatta confirmation leaves wounds '\n\nhttp ://tco/pEh4T8bOyP.</text:p>
          </table:table-cell>
        </table:table-row>
        <table:table-row table:style-name="ro1">
          <table:table-cell table:number-columns-repeated="4"/>
          <table:table-cell office:value-type="string">
            <text:p>julian marshall \" kenya</text:p>
          </table:table-cell>
          <table:table-cell office:value-type="string">
            <text:p>need</text:p>
          </table:table-cell>
          <table:table-cell office:value-type="string">
            <text:p>a solution</text:p>
          </table:table-cell>
          <table:table-cell office:value-type="string">
            <text:p>Wrong</text:p>
          </table:table-cell>
          <table:table-cell office:value-type="string">
            <text:p>Raila Odinga tells Julian Marshall \" Kenya still needs a solution \ " and that ' Kenyatta confirmation leaves wounds '\n\nhttp ://tco/pEh4T8bOyP.</text:p>
          </table:table-cell>
        </table:table-row>
        <table:table-row table:style-name="ro1">
          <table:table-cell table:number-columns-repeated="4"/>
          <table:table-cell office:value-type="string">
            <text:p>kenyatta confirmation</text:p>
          </table:table-cell>
          <table:table-cell office:value-type="string">
            <text:p>leave</text:p>
          </table:table-cell>
          <table:table-cell office:value-type="string">
            <text:p>wounds</text:p>
          </table:table-cell>
          <table:table-cell office:value-type="string">
            <text:p>Right</text:p>
          </table:table-cell>
          <table:table-cell office:value-type="string">
            <text:p>Raila Odinga tells Julian Marshall \" Kenya still needs a solution \ " and that ' Kenyatta confirmation leaves wounds '\n\nhttp ://tco/pEh4T8bOyP.</text:p>
          </table:table-cell>
        </table:table-row>
        <table:table-row table:style-name="ro1">
          <table:table-cell table:number-columns-repeated="4"/>
          <table:table-cell office:value-type="string">
            <text:p>dangerous infection</text:p>
          </table:table-cell>
          <table:table-cell office:value-type="string">
            <text:p>infect</text:p>
          </table:table-cell>
          <table:table-cell office:value-type="string">
            <text:p>#cysticfibrosis patients</text:p>
          </table:table-cell>
          <table:table-cell office:value-type="string">
            <text:p>Right</text:p>
          </table:table-cell>
          <table:table-cell office:value-type="string">
            <text:p>Dangerous infection which can infect #cysticfibrosis patients \" can now be spread between patients \ " .</text:p>
          </table:table-cell>
        </table:table-row>
        <table:table-row table:style-name="ro1">
          <table:table-cell table:number-columns-repeated="4"/>
          <table:table-cell office:value-type="string">
            <text:p>#cysticfibrosis patients</text:p>
          </table:table-cell>
          <table:table-cell office:value-type="string">
            <text:p>spread between</text:p>
          </table:table-cell>
          <table:table-cell office:value-type="string">
            <text:p>patients</text:p>
          </table:table-cell>
          <table:table-cell office:value-type="string">
            <text:p>Wrong</text:p>
          </table:table-cell>
          <table:table-cell office:value-type="string">
            <text:p>Dangerous infection which can infect #cysticfibrosis patients \" can now be spread between patients \ " .</text:p>
          </table:table-cell>
        </table:table-row>
        <table:table-row table:style-name="ro1">
          <table:table-cell table:number-columns-repeated="4"/>
          <table:table-cell office:value-type="string">
            <text:p># pope francis</text:p>
          </table:table-cell>
          <table:table-cell office:value-type="string">
            <text:p>lead</text:p>
          </table:table-cell>
          <table:table-cell office:value-type="string">
            <text:p># easter sunday mass</text:p>
          </table:table-cell>
          <table:table-cell office:value-type="string">
            <text:p>Right</text:p>
          </table:table-cell>
          <table:table-cell office:value-type="string">
            <text:p>WATCH LIVE : # Pope Francis leads # Easter Sunday Mass in the Vatican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kill in</text:p>
          </table:table-cell>
          <table:table-cell office:value-type="string">
            <text:p>house fire</text:p>
          </table:table-cell>
          <table:table-cell office:value-type="string">
            <text:p>Right</text:p>
          </table:table-cell>
          <table:table-cell office:value-type="string">
            <text:p>5 children aged between 2 &amp;amp; 10 are killed in house fire in northern France town of Saint-Quentin , officials say .</text:p>
          </table:table-cell>
        </table:table-row>
        <table:table-row table:style-name="ro1">
          <table:table-cell table:number-columns-repeated="4"/>
          <table:table-cell office:value-type="string">
            <text:p>kruger helicopter crash</text:p>
          </table:table-cell>
          <table:table-cell office:value-type="string">
            <text:p>kill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Kruger helicopter crash kills five .</text:p>
          </table:table-cell>
        </table:table-row>
        <table:table-row table:style-name="ro1">
          <table:table-cell table:number-columns-repeated="4"/>
          <table:table-cell office:value-type="string">
            <text:p>egypt 's satirist</text:p>
          </table:table-cell>
          <table:table-cell office:value-type="string">
            <text:p>stand up for</text:p>
          </table:table-cell>
          <table:table-cell office:value-type="string">
            <text:p>freedom</text:p>
          </table:table-cell>
          <table:table-cell office:value-type="string">
            <text:p>Right</text:p>
          </table:table-cell>
          <table:table-cell office:value-type="string">
            <text:p>VIDEO : Egypt 's satirist stands up for freedom .</text:p>
          </table:table-cell>
        </table:table-row>
        <table:table-row table:style-name="ro1">
          <table:table-cell table:number-columns-repeated="4"/>
          <table:table-cell office:value-type="string">
            <text:p>churches</text:p>
          </table:table-cell>
          <table:table-cell office:value-type="string">
            <text:p>say</text:p>
          </table:table-cell>
          <table:table-cell office:value-type="string">
            <text:p>welfare cuts</text:p>
          </table:table-cell>
          <table:table-cell office:value-type="string">
            <text:p>Wrong</text:p>
          </table:table-cell>
          <table:table-cell office:value-type="string">
            <text:p>Churches say welfare cuts 'unjust ' .</text:p>
          </table:table-cell>
        </table:table-row>
        <table:table-row table:style-name="ro1">
          <table:table-cell table:number-columns-repeated="4"/>
          <table:table-cell office:value-type="string">
            <text:p>elephant skeleton</text:p>
          </table:table-cell>
          <table:table-cell office:value-type="string">
            <text:p>lose</text:p>
          </table:table-cell>
          <table:table-cell office:value-type="string">
            <text:p>tusk</text:p>
          </table:table-cell>
          <table:table-cell office:value-type="string">
            <text:p>Right</text:p>
          </table:table-cell>
          <table:table-cell office:value-type="string">
            <text:p>VIDEO : Elephant skeleton loses tusk in theft .</text:p>
          </table:table-cell>
        </table:table-row>
        <table:table-row table:style-name="ro1">
          <table:table-cell table:number-columns-repeated="4"/>
          <table:table-cell office:value-type="string">
            <text:p>mitchell</text:p>
          </table:table-cell>
          <table:table-cell office:value-type="string">
            <text:p>complain to</text:p>
          </table:table-cell>
          <table:table-cell office:value-type="string">
            <text:p>ipcc</text:p>
          </table:table-cell>
          <table:table-cell office:value-type="string">
            <text:p>Right</text:p>
          </table:table-cell>
          <table:table-cell office:value-type="string">
            <text:p>Mitchell complains to IPCC over Met .</text:p>
          </table:table-cell>
        </table:table-row>
        <table:table-row table:style-name="ro1">
          <table:table-cell table:number-columns-repeated="4"/>
          <table:table-cell office:value-type="string">
            <text:p>jordanian king</text:p>
          </table:table-cell>
          <table:table-cell office:value-type="string">
            <text:p>swear in</text:p>
          </table:table-cell>
          <table:table-cell office:value-type="string">
            <text:p>government</text:p>
          </table:table-cell>
          <table:table-cell office:value-type="string">
            <text:p>Right</text:p>
          </table:table-cell>
          <table:table-cell office:value-type="string">
            <text:p>Jordanian king swears in government .</text:p>
          </table:table-cell>
        </table:table-row>
        <table:table-row table:style-name="ro1">
          <table:table-cell table:number-columns-repeated="4"/>
          <table:table-cell office:value-type="string">
            <text:p>eiffel tower</text:p>
          </table:table-cell>
          <table:table-cell office:value-type="string">
            <text:p>evacuate over</text:p>
          </table:table-cell>
          <table:table-cell office:value-type="string">
            <text:p>threat</text:p>
          </table:table-cell>
          <table:table-cell office:value-type="string">
            <text:p>Right</text:p>
          </table:table-cell>
          <table:table-cell office:value-type="string">
            <text:p>Eiffel Tower evacuated over 'threat ' .</text:p>
          </table:table-cell>
        </table:table-row>
        <table:table-row table:style-name="ro1">
          <table:table-cell table:number-columns-repeated="4"/>
          <table:table-cell office:value-type="string">
            <text:p>new rules</text:p>
          </table:table-cell>
          <table:table-cell office:value-type="string">
            <text:p>hit</text:p>
          </table:table-cell>
          <table:table-cell office:value-type="string">
            <text:p>italy 's race tracks</text:p>
          </table:table-cell>
          <table:table-cell office:value-type="string">
            <text:p>Right</text:p>
          </table:table-cell>
          <table:table-cell office:value-type="string">
            <text:p>VIDEO : New rules hit Italy 's race tracks .</text:p>
          </table:table-cell>
        </table:table-row>
        <table:table-row table:style-name="ro1">
          <table:table-cell table:number-columns-repeated="4"/>
          <table:table-cell office:value-type="string">
            <text:p>odinga</text:p>
          </table:table-cell>
          <table:table-cell office:value-type="string">
            <text:p>respect</text:p>
          </table:table-cell>
          <table:table-cell office:value-type="string">
            <text:p>election ruling</text:p>
          </table:table-cell>
          <table:table-cell office:value-type="string">
            <text:p>Wrong</text:p>
          </table:table-cell>
          <table:table-cell office:value-type="string">
            <text:p>VIDEO : Odinga 'respects election ruling '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fall from</text:p>
          </table:table-cell>
          <table:table-cell office:value-type="string">
            <text:p># march</text:p>
          </table:table-cell>
          <table:table-cell office:value-type="string">
            <text:p>Wrong</text:p>
          </table:table-cell>
          <table:table-cell office:value-type="string">
            <text:p>Find out why it falls anywhere from 22 March to 25 April .</text:p>
          </table:table-cell>
        </table:table-row>
        <table:table-row table:style-name="ro1">
          <table:table-cell table:number-columns-repeated="4"/>
          <table:table-cell office:value-type="string">
            <text:p># obama</text:p>
          </table:table-cell>
          <table:table-cell office:value-type="string">
            <text:p>wish</text:p>
          </table:table-cell>
          <table:table-cell office:value-type="string">
            <text:p>those</text:p>
          </table:table-cell>
          <table:table-cell office:value-type="string">
            <text:p>Wrong</text:p>
          </table:table-cell>
          <table:table-cell office:value-type="string">
            <text:p>VIDEO : US President # Obama wishes those who celebrate Easter \" a blessed &amp;amp; joyful \ " time .</text:p>
          </table:table-cell>
        </table:table-row>
        <table:table-row table:style-name="ro1">
          <table:table-cell table:number-columns-repeated="4"/>
          <table:table-cell office:value-type="string">
            <text:p>those</text:p>
          </table:table-cell>
          <table:table-cell office:value-type="string">
            <text:p>celebrate</text:p>
          </table:table-cell>
          <table:table-cell office:value-type="string">
            <text:p>easter</text:p>
          </table:table-cell>
          <table:table-cell office:value-type="string">
            <text:p>Right</text:p>
          </table:table-cell>
          <table:table-cell office:value-type="string">
            <text:p>VIDEO : US President # Obama wishes those who celebrate Easter \" a blessed &amp;amp; joyful \ " time .</text:p>
          </table:table-cell>
        </table:table-row>
        <table:table-row table:style-name="ro1">
          <table:table-cell table:number-columns-repeated="4"/>
          <table:table-cell office:value-type="string">
            <text:p>easter</text:p>
          </table:table-cell>
          <table:table-cell office:value-type="string">
            <text:p>\"</text:p>
          </table:table-cell>
          <table:table-cell office:value-type="string">
            <text:p>a blessed &amp;amp; joyful</text:p>
          </table:table-cell>
          <table:table-cell office:value-type="string">
            <text:p>Wrong</text:p>
          </table:table-cell>
          <table:table-cell office:value-type="string">
            <text:p>VIDEO : US President # Obama wishes those who celebrate Easter \" a blessed &amp;amp; joyful \ " time .</text:p>
          </table:table-cell>
        </table:table-row>
        <table:table-row table:style-name="ro1">
          <table:table-cell table:number-columns-repeated="4"/>
          <table:table-cell office:value-type="string">
            <text:p>egypt satirist</text:p>
          </table:table-cell>
          <table:table-cell office:value-type="string">
            <text:p>face</text:p>
          </table:table-cell>
          <table:table-cell office:value-type="string">
            <text:p>arrest warrant</text:p>
          </table:table-cell>
          <table:table-cell office:value-type="string">
            <text:p>Right</text:p>
          </table:table-cell>
          <table:table-cell office:value-type="string">
            <text:p>Egypt satirist faces arrest warrant .</text:p>
          </table:table-cell>
        </table:table-row>
        <table:table-row table:style-name="ro1">
          <table:table-cell table:number-columns-repeated="4"/>
          <table:table-cell office:value-type="string">
            <text:p>bank of #cyprus accounts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People with more than €100,000 in Bank of #Cyprus accounts will have 37 . 5 % of savings turned into bank shares , officials say .</text:p>
          </table:table-cell>
        </table:table-row>
        <table:table-row table:style-name="ro1">
          <table:table-cell table:number-columns-repeated="4"/>
          <table:table-cell office:value-type="string">
            <text:p># % of savings</text:p>
          </table:table-cell>
          <table:table-cell office:value-type="string">
            <text:p>turn into</text:p>
          </table:table-cell>
          <table:table-cell office:value-type="string">
            <text:p>bank shares</text:p>
          </table:table-cell>
          <table:table-cell office:value-type="string">
            <text:p>Right</text:p>
          </table:table-cell>
          <table:table-cell office:value-type="string">
            <text:p>People with more than €100,000 in Bank of #Cyprus accounts will have 37 . 5 % of savings turned into bank shares , officials say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end career in</text:p>
          </table:table-cell>
          <table:table-cell office:value-type="string">
            <text:p>#kenyan politics</text:p>
          </table:table-cell>
          <table:table-cell office:value-type="string">
            <text:p>Right</text:p>
          </table:table-cell>
          <table:table-cell office:value-type="string">
            <text:p>How Raila Odinga responds to ruling is critical and so too the question of whether he will now end a career in #kenyan politics .</text:p>
          </table:table-cell>
        </table:table-row>
        <table:table-row table:style-name="ro1">
          <table:table-cell table:number-columns-repeated="4"/>
          <table:table-cell office:value-type="string">
            <text:p>moscow</text:p>
          </table:table-cell>
          <table:table-cell office:value-type="string">
            <text:p>accuse us of</text:p>
          </table:table-cell>
          <table:table-cell office:value-type="string">
            <text:p>cynical , provocative remarks ' regarding checks</text:p>
          </table:table-cell>
          <table:table-cell office:value-type="string">
            <text:p>Right</text:p>
          </table:table-cell>
          <table:table-cell office:value-type="string">
            <text:p>Moscow accuses US of 'cynical , provocative remarks ' regarding checks on NGOs in Russia .</text:p>
          </table:table-cell>
        </table:table-row>
        <table:table-row table:style-name="ro1">
          <table:table-cell table:number-columns-repeated="4"/>
          <table:table-cell office:value-type="string">
            <text:p>nelson mandela</text:p>
          </table:table-cell>
          <table:table-cell office:value-type="string">
            <text:p>begin day in</text:p>
          </table:table-cell>
          <table:table-cell office:value-type="string">
            <text:p>south africa hospital</text:p>
          </table:table-cell>
          <table:table-cell office:value-type="string">
            <text:p>Right</text:p>
          </table:table-cell>
          <table:table-cell office:value-type="string">
            <text:p>Nelson Mandela begins third day in South Africa hospital .</text:p>
          </table:table-cell>
        </table:table-row>
        <table:table-row table:style-name="ro1">
          <table:table-cell table:number-columns-repeated="4"/>
          <table:table-cell office:value-type="string">
            <text:p>tanzania collapse</text:p>
          </table:table-cell>
          <table:table-cell office:value-type="string">
            <text:p>leave</text:p>
          </table:table-cell>
          <table:table-cell office:value-type="string">
            <text:p># dead</text:p>
          </table:table-cell>
          <table:table-cell office:value-type="string">
            <text:p>Right</text:p>
          </table:table-cell>
          <table:table-cell office:value-type="string">
            <text:p>Tanzania collapse 'leaves 17 dead ' .</text:p>
          </table:table-cell>
        </table:table-row>
        <table:table-row table:style-name="ro1">
          <table:table-cell table:number-columns-repeated="4"/>
          <table:table-cell office:value-type="string">
            <text:p>kenya</text:p>
          </table:table-cell>
          <table:table-cell office:value-type="string">
            <text:p>await</text:p>
          </table:table-cell>
          <table:table-cell office:value-type="string">
            <text:p>election ruling</text:p>
          </table:table-cell>
          <table:table-cell office:value-type="string">
            <text:p>Right</text:p>
          </table:table-cell>
          <table:table-cell office:value-type="string">
            <text:p>Kenya awaits election ruling .</text:p>
          </table:table-cell>
        </table:table-row>
        <table:table-row table:style-name="ro1">
          <table:table-cell table:number-columns-repeated="4"/>
          <table:table-cell office:value-type="string">
            <text:p>dying veteran 's parting</text:p>
          </table:table-cell>
          <table:table-cell office:value-type="string">
            <text:p>shoot at</text:p>
          </table:table-cell>
          <table:table-cell office:value-type="string">
            <text:p>bush</text:p>
          </table:table-cell>
          <table:table-cell office:value-type="string">
            <text:p>Wrong</text:p>
          </table:table-cell>
          <table:table-cell office:value-type="string">
            <text:p>Dying veteran 's parting shot at Bush .</text:p>
          </table:table-cell>
        </table:table-row>
        <table:table-row table:style-name="ro1">
          <table:table-cell table:number-columns-repeated="4"/>
          <table:table-cell office:value-type="string">
            <text:p>pm</text:p>
          </table:table-cell>
          <table:table-cell office:value-type="string">
            <text:p>attack over</text:p>
          </table:table-cell>
          <table:table-cell office:value-type="string">
            <text:p>christian</text:p>
          </table:table-cell>
          <table:table-cell office:value-type="string">
            <text:p>Right</text:p>
          </table:table-cell>
          <table:table-cell office:value-type="string">
            <text:p>PM attacked over Christian 'support ' .</text:p>
          </table:table-cell>
        </table:table-row>
        <table:table-row table:style-name="ro1">
          <table:table-cell table:number-columns-repeated="4"/>
          <table:table-cell office:value-type="string">
            <text:p>n korea</text:p>
          </table:table-cell>
          <table:table-cell office:value-type="string">
            <text:p>state of</text:p>
          </table:table-cell>
          <table:table-cell office:value-type="string">
            <text:p>war</text:p>
          </table:table-cell>
          <table:table-cell office:value-type="string">
            <text:p>Wrong</text:p>
          </table:table-cell>
          <table:table-cell office:value-type="string">
            <text:p>N Korea in 'state of war ' with South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learn from</text:p>
          </table:table-cell>
          <table:table-cell office:value-type="string">
            <text:p>each #</text:p>
          </table:table-cell>
          <table:table-cell office:value-type="string">
            <text:p>Right</text:p>
          </table:table-cell>
          <table:table-cell office:value-type="string">
            <text:p>Here 's a look back at some of the weirder moments of 2012 and what we learned from each one : .</text:p>
          </table:table-cell>
        </table:table-row>
        <table:table-row table:style-name="ro1">
          <table:table-cell table:number-columns-repeated="4"/>
          <table:table-cell office:value-type="string">
            <text:p>agreement</text:p>
          </table:table-cell>
          <table:table-cell office:value-type="string">
            <text:p>be thing to do for</text:p>
          </table:table-cell>
          <table:table-cell office:value-type="string">
            <text:p>our country</text:p>
          </table:table-cell>
          <table:table-cell office:value-type="string">
            <text:p>Right</text:p>
          </table:table-cell>
          <table:table-cell office:value-type="string">
            <text:p>BREAKING : Obama on Senate approval of fiscal cliff deal : Agreement is right thing to do for our country ; House should pass without delay .</text:p>
          </table:table-cell>
        </table:table-row>
        <table:table-row table:style-name="ro1">
          <table:table-cell table:number-columns-repeated="4"/>
          <table:table-cell office:value-type="string">
            <text:p>house</text:p>
          </table:table-cell>
          <table:table-cell office:value-type="string">
            <text:p>pass without</text:p>
          </table:table-cell>
          <table:table-cell office:value-type="string">
            <text:p>delay</text:p>
          </table:table-cell>
          <table:table-cell office:value-type="string">
            <text:p>Right</text:p>
          </table:table-cell>
          <table:table-cell office:value-type="string">
            <text:p>BREAKING : Obama on Senate approval of fiscal cliff deal : Agreement is right thing to do for our country ; House should pass without delay .</text:p>
          </table:table-cell>
        </table:table-row>
        <table:table-row table:style-name="ro1">
          <table:table-cell table:number-columns-repeated="4"/>
          <table:table-cell office:value-type="string">
            <text:p>senate</text:p>
          </table:table-cell>
          <table:table-cell office:value-type="string">
            <text:p>approve</text:p>
          </table:table-cell>
          <table:table-cell office:value-type="string">
            <text:p>fiscal cliff deal</text:p>
          </table:table-cell>
          <table:table-cell office:value-type="string">
            <text:p>Right</text:p>
          </table:table-cell>
          <table:table-cell office:value-type="string">
            <text:p>Senate approves fiscal cliff deal .</text:p>
          </table:table-cell>
        </table:table-row>
        <table:table-row table:style-name="ro1">
          <table:table-cell table:number-columns-repeated="4"/>
          <table:table-cell office:value-type="string">
            <text:p>senate</text:p>
          </table:table-cell>
          <table:table-cell office:value-type="string">
            <text:p>approve</text:p>
          </table:table-cell>
          <table:table-cell office:value-type="string">
            <text:p>budget deal</text:p>
          </table:table-cell>
          <table:table-cell office:value-type="string">
            <text:p>Right</text:p>
          </table:table-cell>
          <table:table-cell office:value-type="string">
            <text:p>BREAKING : Senate approves budget deal to avert fiscal cliff ; House of Representatives must still vote on deal .</text:p>
          </table:table-cell>
        </table:table-row>
        <table:table-row table:style-name="ro1">
          <table:table-cell table:number-columns-repeated="4"/>
          <table:table-cell office:value-type="string">
            <text:p>house of representatives</text:p>
          </table:table-cell>
          <table:table-cell office:value-type="string">
            <text:p>vote on</text:p>
          </table:table-cell>
          <table:table-cell office:value-type="string">
            <text:p>deal</text:p>
          </table:table-cell>
          <table:table-cell office:value-type="string">
            <text:p>Right</text:p>
          </table:table-cell>
          <table:table-cell office:value-type="string">
            <text:p>BREAKING : Senate approves budget deal to avert fiscal cliff ; House of Representatives must still vote on deal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be wish for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As 2012 leaves us and 2013 is about to arrive , here is wish for you : .</text:p>
          </table:table-cell>
        </table:table-row>
        <table:table-row table:style-name="ro1">
          <table:table-cell table:number-columns-repeated="4"/>
          <table:table-cell office:value-type="string">
            <text:p>doctors</text:p>
          </table:table-cell>
          <table:table-cell office:value-type="string">
            <text:p>treat</text:p>
          </table:table-cell>
          <table:table-cell office:value-type="string">
            <text:p>medicare patients</text:p>
          </table:table-cell>
          <table:table-cell office:value-type="string">
            <text:p>Right</text:p>
          </table:table-cell>
          <table:table-cell office:value-type="string">
            <text:p>Doctors who treat Medicare patients are bracing for what could be massive cuts for their practices : .</text:p>
          </table:table-cell>
        </table:table-row>
        <table:table-row table:style-name="ro1">
          <table:table-cell table:number-columns-repeated="4"/>
          <table:table-cell office:value-type="string">
            <text:p>medicare patients</text:p>
          </table:table-cell>
          <table:table-cell office:value-type="string">
            <text:p>be cut for</text:p>
          </table:table-cell>
          <table:table-cell office:value-type="string">
            <text:p>their practices</text:p>
          </table:table-cell>
          <table:table-cell office:value-type="string">
            <text:p>Right</text:p>
          </table:table-cell>
          <table:table-cell office:value-type="string">
            <text:p>Doctors who treat Medicare patients are bracing for what could be massive cuts for their practices : .</text:p>
          </table:table-cell>
        </table:table-row>
        <table:table-row table:style-name="ro1">
          <table:table-cell table:number-columns-repeated="4"/>
          <table:table-cell office:value-type="string">
            <text:p>gop</text:p>
          </table:table-cell>
          <table:table-cell office:value-type="string">
            <text:p>reach deal on</text:p>
          </table:table-cell>
          <table:table-cell office:value-type="string">
            <text:p>fiscal cliff</text:p>
          </table:table-cell>
          <table:table-cell office:value-type="string">
            <text:p>Right</text:p>
          </table:table-cell>
          <table:table-cell office:value-type="string">
            <text:p>BREAKING : Senate Democratic aide : White House and GOP reach deal on fiscal cliff .</text:p>
          </table:table-cell>
        </table:table-row>
        <table:table-row table:style-name="ro1">
          <table:table-cell table:number-columns-repeated="4"/>
          <table:table-cell office:value-type="string">
            <text:p>the great</text:p>
          </table:table-cell>
          <table:table-cell office:value-type="string">
            <text:p>clos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The great closed out 2012 with a look back at the funniest clips : What was your favorite moment ? .</text:p>
          </table:table-cell>
        </table:table-row>
        <table:table-row table:style-name="ro1">
          <table:table-cell table:number-columns-repeated="4"/>
          <table:table-cell office:value-type="string">
            <text:p>the funniest clips</text:p>
          </table:table-cell>
          <table:table-cell office:value-type="string">
            <text:p>be</text:p>
          </table:table-cell>
          <table:table-cell office:value-type="string">
            <text:p>your favorite moment</text:p>
          </table:table-cell>
          <table:table-cell office:value-type="string">
            <text:p>Wrong</text:p>
          </table:table-cell>
          <table:table-cell office:value-type="string">
            <text:p>The great closed out 2012 with a look back at the funniest clips : What was your favorite moment ? .</text:p>
          </table:table-cell>
        </table:table-row>
        <table:table-row table:style-name="ro1">
          <table:table-cell table:number-columns-repeated="4"/>
          <table:table-cell office:value-type="string">
            <text:p>cnbc 's senate democrats</text:p>
          </table:table-cell>
          <table:table-cell office:value-type="string">
            <text:p>trouble by</text:p>
          </table:table-cell>
          <table:table-cell office:value-type="string">
            <text:p>estate tax provisions</text:p>
          </table:table-cell>
          <table:table-cell office:value-type="string">
            <text:p>Right</text:p>
          </table:table-cell>
          <table:table-cell office:value-type="string">
            <text:p>CNBC 's Senate Democrats troubled by estate tax provisions in Senate 's potential fiscal cliff deal - source .</text:p>
          </table:table-cell>
        </table:table-row>
        <table:table-row table:style-name="ro1">
          <table:table-cell table:number-columns-repeated="4"/>
          <table:table-cell office:value-type="string">
            <text:p>fiscal cliff bill</text:p>
          </table:table-cell>
          <table:table-cell office:value-type="string">
            <text:p>bring to</text:p>
          </table:table-cell>
          <table:table-cell office:value-type="string">
            <text:p>a vote tonight</text:p>
          </table:table-cell>
          <table:table-cell office:value-type="string">
            <text:p>Right</text:p>
          </table:table-cell>
          <table:table-cell office:value-type="string">
            <text:p>BREAKING : Sen. Corker says 'highly likely ' that fiscal cliff bill will be brought to a vote tonight - Reuters .</text:p>
          </table:table-cell>
        </table:table-row>
        <table:table-row table:style-name="ro1">
          <table:table-cell table:number-columns-repeated="4"/>
          <table:table-cell office:value-type="string">
            <text:p>sen. mccain</text:p>
          </table:table-cell>
          <table:table-cell office:value-type="string">
            <text:p>say</text:p>
          </table:table-cell>
          <table:table-cell office:value-type="string">
            <text:p>automatic spending cuts</text:p>
          </table:table-cell>
          <table:table-cell office:value-type="string">
            <text:p>Wrong</text:p>
          </table:table-cell>
          <table:table-cell office:value-type="string">
            <text:p>Sen. McCain says automatic spending cuts to be delayed for 2 months under deal - Reuters .</text:p>
          </table:table-cell>
        </table:table-row>
        <table:table-row table:style-name="ro1">
          <table:table-cell table:number-columns-repeated="4"/>
          <table:table-cell office:value-type="string">
            <text:p>the federal reserve</text:p>
          </table:table-cell>
          <table:table-cell office:value-type="string">
            <text:p>lose</text:p>
          </table:table-cell>
          <table:table-cell office:value-type="string">
            <text:p>its power</text:p>
          </table:table-cell>
          <table:table-cell office:value-type="string">
            <text:p>Right</text:p>
          </table:table-cell>
          <table:table-cell office:value-type="string">
            <text:p>Here 's how the Federal Reserve may finally lose its power : (via # FiscalCliff .</text:p>
          </table:table-cell>
        </table:table-row>
        <table:table-row table:style-name="ro1">
          <table:table-cell table:number-columns-repeated="4"/>
          <table:table-cell office:value-type="string">
            <text:p>senate democrats</text:p>
          </table:table-cell>
          <table:table-cell office:value-type="string">
            <text:p>ask</text:p>
          </table:table-cell>
          <table:table-cell office:value-type="string">
            <text:p>biden</text:p>
          </table:table-cell>
          <table:table-cell office:value-type="string">
            <text:p>Right</text:p>
          </table:table-cell>
          <table:table-cell office:value-type="string">
            <text:p>Senate Democrats ask Biden to come to Capitol Hill to sell deal to Democratic lawmakers - DJ. ALERT : House Republicans to caucus at 5p ET tonight - DJ. Stocks end up 1 % on 'fiscal cliff ' progress ; S&amp;amp;P soars 13 % in 2012 .</text:p>
          </table:table-cell>
        </table:table-row>
        <table:table-row table:style-name="ro1">
          <table:table-cell table:number-columns-repeated="4"/>
          <table:table-cell office:value-type="string">
            <text:p>dj. stocks</text:p>
          </table:table-cell>
          <table:table-cell office:value-type="string">
            <text:p>end up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office:value-type="string">
            <text:p>Senate Democrats ask Biden to come to Capitol Hill to sell deal to Democratic lawmakers - DJ. ALERT : House Republicans to caucus at 5p ET tonight - DJ. Stocks end up 1 % on 'fiscal cliff ' progress ; S&amp;amp;P soars 13 % in 2012 .</text:p>
          </table:table-cell>
        </table:table-row>
        <table:table-row table:style-name="ro1">
          <table:table-cell table:number-columns-repeated="4"/>
          <table:table-cell office:value-type="string">
            <text:p>s&amp;amp;p</text:p>
          </table:table-cell>
          <table:table-cell office:value-type="string">
            <text:p>soar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office:value-type="string">
            <text:p>Senate Democrats ask Biden to come to Capitol Hill to sell deal to Democratic lawmakers - DJ. ALERT : House Republicans to caucus at 5p ET tonight - DJ. Stocks end up 1 % on 'fiscal cliff ' progress ; S&amp;amp;P soars 13 % in 2012 .</text:p>
          </table:table-cell>
        </table:table-row>
        <table:table-row table:style-name="ro1">
          <table:table-cell table:number-columns-repeated="4"/>
          <table:table-cell office:value-type="string">
            <text:p>the us.</text:p>
          </table:table-cell>
          <table:table-cell office:value-type="string">
            <text:p>go over</text:p>
          </table:table-cell>
          <table:table-cell office:value-type="string">
            <text:p>the fiscal cliff tonight</text:p>
          </table:table-cell>
          <table:table-cell office:value-type="string">
            <text:p>Right</text:p>
          </table:table-cell>
          <table:table-cell office:value-type="string">
            <text:p>BREAKING : The US. will go over the fiscal cliff tonight .</text:p>
          </table:table-cell>
        </table:table-row>
        <table:table-row table:style-name="ro1">
          <table:table-cell table:number-columns-repeated="4"/>
          <table:table-cell office:value-type="string">
            <text:p>senate floor</text:p>
          </table:table-cell>
          <table:table-cell office:value-type="string">
            <text:p>say talk with</text:p>
          </table:table-cell>
          <table:table-cell office:value-type="string">
            <text:p>vp biden</text:p>
          </table:table-cell>
          <table:table-cell office:value-type="string">
            <text:p>Wrong</text:p>
          </table:table-cell>
          <table:table-cell office:value-type="string">
            <text:p>ALERT : Live Nation Executive Chairman Irving Azoff to step down - DJ. BREAKING : Sen. McConnell on Senate floor says talks with VP Biden were successful ; agreements reached on all tax issues .</text:p>
          </table:table-cell>
        </table:table-row>
        <table:table-row table:style-name="ro1">
          <table:table-cell table:number-columns-repeated="4"/>
          <table:table-cell office:value-type="string">
            <text:p>agreements</text:p>
          </table:table-cell>
          <table:table-cell office:value-type="string">
            <text:p>reach on</text:p>
          </table:table-cell>
          <table:table-cell office:value-type="string">
            <text:p>all tax issues</text:p>
          </table:table-cell>
          <table:table-cell office:value-type="string">
            <text:p>Right</text:p>
          </table:table-cell>
          <table:table-cell office:value-type="string">
            <text:p>ALERT : Live Nation Executive Chairman Irving Azoff to step down - DJ. BREAKING : Sen. McConnell on Senate floor says talks with VP Biden were successful ; agreements reached on all tax issues .</text:p>
          </table:table-cell>
        </table:table-row>
        <table:table-row table:style-name="ro1">
          <table:table-cell table:number-columns-repeated="4"/>
          <table:table-cell office:value-type="string">
            <text:p>sen. mitch mcconnell</text:p>
          </table:table-cell>
          <table:table-cell office:value-type="string">
            <text:p>speak on</text:p>
          </table:table-cell>
          <table:table-cell office:value-type="string">
            <text:p>the senate floor</text:p>
          </table:table-cell>
          <table:table-cell office:value-type="string">
            <text:p>Right</text:p>
          </table:table-cell>
          <table:table-cell office:value-type="string">
            <text:p>Sen. Mitch McConnell is speaking on the Senate floor now .</text:p>
          </table:table-cell>
        </table:table-row>
        <table:table-row table:style-name="ro1">
          <table:table-cell table:number-columns-repeated="4"/>
          <table:table-cell office:value-type="string">
            <text:p>potential new deal</text:p>
          </table:table-cell>
          <table:table-cell office:value-type="string">
            <text:p>include</text:p>
          </table:table-cell>
          <table:table-cell office:value-type="string">
            <text:p>phase-outs</text:p>
          </table:table-cell>
          <table:table-cell office:value-type="string">
            <text:p>Right</text:p>
          </table:table-cell>
          <table:table-cell office:value-type="string">
            <text:p>BREAKING : Potential new deal could include phase-outs for deductions .</text:p>
          </table:table-cell>
        </table:table-row>
        <table:table-row table:style-name="ro1">
          <table:table-cell table:number-columns-repeated="4"/>
          <table:table-cell office:value-type="string">
            <text:p>potential deal</text:p>
          </table:table-cell>
          <table:table-cell office:value-type="string">
            <text:p>make</text:p>
          </table:table-cell>
          <table:table-cell office:value-type="string">
            <text:p>sure taxes</text:p>
          </table:table-cell>
          <table:table-cell office:value-type="string">
            <text:p>Wrong</text:p>
          </table:table-cell>
          <table:table-cell office:value-type="string">
            <text:p>Obama : Potential deal would make sure taxes do n't go up on middle class families , extend unemployment insurance , other tax credits .</text:p>
          </table:table-cell>
        </table:table-row>
        <table:table-row table:style-name="ro1">
          <table:table-cell table:number-columns-repeated="4"/>
          <table:table-cell office:value-type="string">
            <text:p>sure taxes</text:p>
          </table:table-cell>
          <table:table-cell office:value-type="string">
            <text:p>go up on</text:p>
          </table:table-cell>
          <table:table-cell office:value-type="string">
            <text:p>middle class families</text:p>
          </table:table-cell>
          <table:table-cell office:value-type="string">
            <text:p>Wrong</text:p>
          </table:table-cell>
          <table:table-cell office:value-type="string">
            <text:p>Obama : Potential deal would make sure taxes do n't go up on middle class families , extend unemployment insurance , other tax credits .</text:p>
          </table:table-cell>
        </table:table-row>
        <table:table-row table:style-name="ro1">
          <table:table-cell table:number-columns-repeated="4"/>
          <table:table-cell office:value-type="string">
            <text:p>sure taxes</text:p>
          </table:table-cell>
          <table:table-cell office:value-type="string">
            <text:p>extend</text:p>
          </table:table-cell>
          <table:table-cell office:value-type="string">
            <text:p>unemployment insurance</text:p>
          </table:table-cell>
          <table:table-cell office:value-type="string">
            <text:p>Wrong</text:p>
          </table:table-cell>
          <table:table-cell office:value-type="string">
            <text:p>Obama : Potential deal would make sure taxes do n't go up on middle class families , extend unemployment insurance , other tax credits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appear</text:p>
          </table:table-cell>
          <table:table-cell office:value-type="string">
            <text:p>an agreement</text:p>
          </table:table-cell>
          <table:table-cell office:value-type="string">
            <text:p>Right</text:p>
          </table:table-cell>
          <table:table-cell office:value-type="string">
            <text:p>Obama : It appears an agreement to prevent 'fiscal cliff ' is \"within sight .</text:p>
          </table:table-cell>
        </table:table-row>
        <table:table-row table:style-name="ro1">
          <table:table-cell table:number-columns-repeated="4"/>
          <table:table-cell office:value-type="string">
            <text:p>fiscal cliff</text:p>
          </table:table-cell>
          <table:table-cell office:value-type="string">
            <text:p>be</text:p>
          </table:table-cell>
          <table:table-cell office:value-type="string">
            <text:p>\"within sight</text:p>
          </table:table-cell>
          <table:table-cell office:value-type="string">
            <text:p>Wrong</text:p>
          </table:table-cell>
          <table:table-cell office:value-type="string">
            <text:p>Obama : It appears an agreement to prevent 'fiscal cliff ' is \"within sight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do</text:p>
          </table:table-cell>
          <table:table-cell office:value-type="string">
            <text:p>\"</text:p>
          </table:table-cell>
          <table:table-cell office:value-type="string">
            <text:p>Wrong</text:p>
          </table:table-cell>
          <table:table-cell office:value-type="string">
            <text:p>But it 's not done \" .</text:p>
          </table:table-cell>
        </table:table-row>
        <table:table-row table:style-name="ro1">
          <table:table-cell table:number-columns-repeated="4"/>
          <table:table-cell office:value-type="string">
            <text:p>biden-mcconnell</text:p>
          </table:table-cell>
          <table:table-cell office:value-type="string">
            <text:p>reach deal on</text:p>
          </table:table-cell>
          <table:table-cell office:value-type="string">
            <text:p># % tax</text:p>
          </table:table-cell>
          <table:table-cell office:value-type="string">
            <text:p>Right</text:p>
          </table:table-cell>
          <table:table-cell office:value-type="string">
            <text:p>Sr . GOP aide : Biden-McConnell also reach tentative deal on 40 % tax on estates over $ 5M , 20 % cap gains/dividend tax above top rate threshold .</text:p>
          </table:table-cell>
        </table:table-row>
        <table:table-row table:style-name="ro1">
          <table:table-cell table:number-columns-repeated="4"/>
          <table:table-cell office:value-type="string">
            <text:p>biden-mcconnell</text:p>
          </table:table-cell>
          <table:table-cell office:value-type="string">
            <text:p>agree on</text:p>
          </table:table-cell>
          <table:table-cell office:value-type="string">
            <text:p>biggest cliff-talks issue</text:p>
          </table:table-cell>
          <table:table-cell office:value-type="string">
            <text:p>Right</text:p>
          </table:table-cell>
          <table:table-cell office:value-type="string">
            <text:p>Senior GOP aide : Biden-McConnell agree on biggest cliff-talks issue : Clinton-era 39 . 6 % top rate for indiv above $ 400K , couples above $ 450K.</text:p>
          </table:table-cell>
        </table:table-row>
        <table:table-row table:style-name="ro1">
          <table:table-cell table:number-columns-repeated="4"/>
          <table:table-cell office:value-type="string">
            <text:p>the # sides</text:p>
          </table:table-cell>
          <table:table-cell office:value-type="string">
            <text:p>have agreement on</text:p>
          </table:table-cell>
          <table:table-cell office:value-type="string">
            <text:p>middle class tax rates</text:p>
          </table:table-cell>
          <table:table-cell office:value-type="string">
            <text:p>Right</text:p>
          </table:table-cell>
          <table:table-cell office:value-type="string">
            <text:p>ALERT : The two sides have an agreement on middle class tax rates and thresholds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speak at</text:p>
          </table:table-cell>
          <table:table-cell office:value-type="string">
            <text:p>1:30pm et</text:p>
          </table:table-cell>
          <table:table-cell office:value-type="string">
            <text:p>Right</text:p>
          </table:table-cell>
          <table:table-cell office:value-type="string">
            <text:p>Dow , S&amp;amp;P 500 turn positive for December on word that President Obama will speak at 1:30pm ET on the fiscal cliff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deliver</text:p>
          </table:table-cell>
          <table:table-cell office:value-type="string">
            <text:p>remarks</text:p>
          </table:table-cell>
          <table:table-cell office:value-type="string">
            <text:p>Right</text:p>
          </table:table-cell>
          <table:table-cell office:value-type="string">
            <text:p>At 1:30pm ET , President Obama will deliver remarks about the fiscal cliff at a White House event with middle class Americans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a record-high $ # #</text:p>
          </table:table-cell>
          <table:table-cell office:value-type="string">
            <text:p>Wrong</text:p>
          </table:table-cell>
          <table:table-cell office:value-type="string">
            <text:p>The avg US. gas price in 2012 was a record-high $ 3. 60 a gallon , topping the previous high of $ 3. 51 in 2011 – AAA . 12 hours and counting until the US.</text:p>
          </table:table-cell>
        </table:table-row>
        <table:table-row table:style-name="ro1">
          <table:table-cell table:number-columns-repeated="4"/>
          <table:table-cell office:value-type="string">
            <text:p>fda</text:p>
          </table:table-cell>
          <table:table-cell office:value-type="string">
            <text:p>approve</text:p>
          </table:table-cell>
          <table:table-cell office:value-type="string">
            <text:p>tuberculosis drug</text:p>
          </table:table-cell>
          <table:table-cell office:value-type="string">
            <text:p>Right</text:p>
          </table:table-cell>
          <table:table-cell office:value-type="string">
            <text:p>FDA approves tuberculosis drug that is the first new medicine to fight the deadly infection in more than 40 years : $ JNJ.</text:p>
          </table:table-cell>
        </table:table-row>
        <table:table-row table:style-name="ro1">
          <table:table-cell table:number-columns-repeated="4"/>
          <table:table-cell office:value-type="string">
            <text:p>tuberculosis drug</text:p>
          </table:table-cell>
          <table:table-cell office:value-type="string">
            <text:p>be</text:p>
          </table:table-cell>
          <table:table-cell office:value-type="string">
            <text:p>the first new medicine</text:p>
          </table:table-cell>
          <table:table-cell office:value-type="string">
            <text:p>Right</text:p>
          </table:table-cell>
          <table:table-cell office:value-type="string">
            <text:p>FDA approves tuberculosis drug that is the first new medicine to fight the deadly infection in more than 40 years : $ JNJ.</text:p>
          </table:table-cell>
        </table:table-row>
        <table:table-row table:style-name="ro1">
          <table:table-cell table:number-columns-repeated="4"/>
          <table:table-cell office:value-type="string">
            <text:p>us. auto industry</text:p>
          </table:table-cell>
          <table:table-cell office:value-type="string">
            <text:p>close out</text:p>
          </table:table-cell>
          <table:table-cell office:value-type="string">
            <text:p>a robust #</text:p>
          </table:table-cell>
          <table:table-cell office:value-type="string">
            <text:p>Right</text:p>
          </table:table-cell>
          <table:table-cell office:value-type="string">
            <text:p>US. auto industry should close out a robust 2012 in which Americans bought 14 % more vehicles than 2011 .</text:p>
          </table:table-cell>
        </table:table-row>
        <table:table-row table:style-name="ro1">
          <table:table-cell table:number-columns-repeated="4"/>
          <table:table-cell office:value-type="string">
            <text:p>americans</text:p>
          </table:table-cell>
          <table:table-cell office:value-type="string">
            <text:p>buy</text:p>
          </table:table-cell>
          <table:table-cell office:value-type="string">
            <text:p># %</text:p>
          </table:table-cell>
          <table:table-cell office:value-type="string">
            <text:p>Wrong</text:p>
          </table:table-cell>
          <table:table-cell office:value-type="string">
            <text:p>US. auto industry should close out a robust 2012 in which Americans bought 14 % more vehicles than 2011 .</text:p>
          </table:table-cell>
        </table:table-row>
        <table:table-row table:style-name="ro1">
          <table:table-cell table:number-columns-repeated="4"/>
          <table:table-cell office:value-type="string">
            <text:p>senator corker</text:p>
          </table:table-cell>
          <table:table-cell office:value-type="string">
            <text:p>express</text:p>
          </table:table-cell>
          <table:table-cell office:value-type="string">
            <text:p>optimism</text:p>
          </table:table-cell>
          <table:table-cell office:value-type="string">
            <text:p>Right</text:p>
          </table:table-cell>
          <table:table-cell office:value-type="string">
            <text:p>Futures higher on final trading day of 2012 after Senator Corker expressed optimism that budget deal could be reached : .</text:p>
          </table:table-cell>
        </table:table-row>
        <table:table-row table:style-name="ro1">
          <table:table-cell table:number-columns-repeated="4"/>
          <table:table-cell office:value-type="string">
            <text:p>north america</text:p>
          </table:table-cell>
          <table:table-cell office:value-type="string">
            <text:p>be</text:p>
          </table:table-cell>
          <table:table-cell office:value-type="string">
            <text:p>$ #</text:p>
          </table:table-cell>
          <table:table-cell office:value-type="string">
            <text:p>Wrong</text:p>
          </table:table-cell>
          <table:table-cell office:value-type="string">
            <text:p>Estimated dollar figure for 2012 movie ticket sales in North America will be $ 10.</text:p>
          </table:table-cell>
        </table:table-row>
        <table:table-row table:style-name="ro1">
          <table:table-cell table:number-columns-repeated="4"/>
          <table:table-cell office:value-type="string">
            <text:p>us. secretary of state hillary clinton</text:p>
          </table:table-cell>
          <table:table-cell office:value-type="string">
            <text:p>admit to</text:p>
          </table:table-cell>
          <table:table-cell office:value-type="string">
            <text:p>a ny</text:p>
          </table:table-cell>
          <table:table-cell office:value-type="string">
            <text:p>Right</text:p>
          </table:table-cell>
          <table:table-cell office:value-type="string">
            <text:p>US. Secretary of State Hillary Clinton was admitted to a NY .</text:p>
          </table:table-cell>
        </table:table-row>
        <table:table-row table:style-name="ro1">
          <table:table-cell table:number-columns-repeated="4"/>
          <table:table-cell office:value-type="string">
            <text:p>concerns</text:p>
          </table:table-cell>
          <table:table-cell office:value-type="string">
            <text:p>spur</text:p>
          </table:table-cell>
          <table:table-cell office:value-type="string">
            <text:p>social media companies</text:p>
          </table:table-cell>
          <table:table-cell office:value-type="string">
            <text:p>Right</text:p>
          </table:table-cell>
          <table:table-cell office:value-type="string">
            <text:p>After Instagram 's mess , growing concerns may spur social media companies to rethink advertising-based revenue models :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say</text:p>
          </table:table-cell>
          <table:table-cell office:value-type="string">
            <text:p>key factors bode</text:p>
          </table:table-cell>
          <table:table-cell office:value-type="string">
            <text:p>Right</text:p>
          </table:table-cell>
          <table:table-cell office:value-type="string">
            <text:p>They say key factors bode for more gains in 2013 : .</text:p>
          </table:table-cell>
        </table:table-row>
        <table:table-row table:style-name="ro1">
          <table:table-cell table:number-columns-repeated="4"/>
          <table:table-cell office:value-type="string">
            <text:p>state hillary clinton</text:p>
          </table:table-cell>
          <table:table-cell office:value-type="string">
            <text:p>admit to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office:value-type="string">
            <text:p>BREAKING : Secretary of State Hillary Clinton admitted to hospital with blood clot following concussion - AP. 10 minutes away on We 're LIVE with the latest on the fiscal cliff negotiations , and what it all means for your money and the economy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be live with</text:p>
          </table:table-cell>
          <table:table-cell office:value-type="string">
            <text:p>the latest</text:p>
          </table:table-cell>
          <table:table-cell office:value-type="string">
            <text:p>Right</text:p>
          </table:table-cell>
          <table:table-cell office:value-type="string">
            <text:p>BREAKING : Secretary of State Hillary Clinton admitted to hospital with blood clot following concussion - AP. 10 minutes away on We 're LIVE with the latest on the fiscal cliff negotiations , and what it all means for your money and the economy .</text:p>
          </table:table-cell>
        </table:table-row>
        <table:table-row table:style-name="ro1">
          <table:table-cell table:number-columns-repeated="4"/>
          <table:table-cell office:value-type="string">
            <text:p>all</text:p>
          </table:table-cell>
          <table:table-cell office:value-type="string">
            <text:p>mean for</text:p>
          </table:table-cell>
          <table:table-cell office:value-type="string">
            <text:p>your money</text:p>
          </table:table-cell>
          <table:table-cell office:value-type="string">
            <text:p>Right</text:p>
          </table:table-cell>
          <table:table-cell office:value-type="string">
            <text:p>BREAKING : Secretary of State Hillary Clinton admitted to hospital with blood clot following concussion - AP. 10 minutes away on We 're LIVE with the latest on the fiscal cliff negotiations , and what it all means for your money and the economy .</text:p>
          </table:table-cell>
        </table:table-row>
        <table:table-row table:style-name="ro1">
          <table:table-cell table:number-columns-repeated="4"/>
          <table:table-cell office:value-type="string">
            <text:p>sen. mccain</text:p>
          </table:table-cell>
          <table:table-cell office:value-type="string">
            <text:p>say</text:p>
          </table:table-cell>
          <table:table-cell office:value-type="string">
            <text:p>senate republicans</text:p>
          </table:table-cell>
          <table:table-cell office:value-type="string">
            <text:p>Wrong</text:p>
          </table:table-cell>
          <table:table-cell office:value-type="string">
            <text:p>BREAKING : Sen. McCain says Senate Republicans to take 'chained CPI' off the table .</text:p>
          </table:table-cell>
        </table:table-row>
        <table:table-row table:style-name="ro1">
          <table:table-cell table:number-columns-repeated="4"/>
          <table:table-cell office:value-type="string">
            <text:p>fiscal cliff talks</text:p>
          </table:table-cell>
          <table:table-cell office:value-type="string">
            <text:p>hit</text:p>
          </table:table-cell>
          <table:table-cell office:value-type="string">
            <text:p>a \"major setback \"</text:p>
          </table:table-cell>
          <table:table-cell office:value-type="string">
            <text:p>Right</text:p>
          </table:table-cell>
          <table:table-cell office:value-type="string">
            <text:p>Fiscal cliff talks have hit a \"major setback \" .</text:p>
          </table:table-cell>
        </table:table-row>
        <table:table-row table:style-name="ro1">
          <table:table-cell table:number-columns-repeated="4"/>
          <table:table-cell office:value-type="string">
            <text:p>\"</text:p>
          </table:table-cell>
          <table:table-cell office:value-type="string">
            <text:p>be tonight at</text:p>
          </table:table-cell>
          <table:table-cell office:value-type="string">
            <text:p>8p et</text:p>
          </table:table-cell>
          <table:table-cell office:value-type="string">
            <text:p>Wrong</text:p>
          </table:table-cell>
          <table:table-cell office:value-type="string">
            <text:p>Our special report , \" America 's Economy Held Hostage , \" is LIVE tonight at 8p ET on .</text:p>
          </table:table-cell>
        </table:table-row>
        <table:table-row table:style-name="ro1">
          <table:table-cell table:number-columns-repeated="4"/>
          <table:table-cell office:value-type="string">
            <text:p>democrats</text:p>
          </table:table-cell>
          <table:table-cell office:value-type="string">
            <text:p>report</text:p>
          </table:table-cell>
          <table:table-cell office:value-type="string">
            <text:p>\"major setback</text:p>
          </table:table-cell>
          <table:table-cell office:value-type="string">
            <text:p>Right</text:p>
          </table:table-cell>
          <table:table-cell office:value-type="string">
            <text:p>Democrats report \"major setback \ " in fiscal cliff negotiations ; Reid to tell fellow Democrats they are in worse place than 24 hours ago - NBC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be in</text:p>
          </table:table-cell>
          <table:table-cell office:value-type="string">
            <text:p>worse place</text:p>
          </table:table-cell>
          <table:table-cell office:value-type="string">
            <text:p>Right</text:p>
          </table:table-cell>
          <table:table-cell office:value-type="string">
            <text:p>Democrats report \"major setback \ " in fiscal cliff negotiations ; Reid to tell fellow Democrats they are in worse place than 24 hours ago - NBC .</text:p>
          </table:table-cell>
        </table:table-row>
        <table:table-row table:style-name="ro1">
          <table:table-cell table:number-columns-repeated="4"/>
          <table:table-cell office:value-type="string">
            <text:p>roughly 28m families</text:p>
          </table:table-cell>
          <table:table-cell office:value-type="string">
            <text:p>owe</text:p>
          </table:table-cell>
          <table:table-cell office:value-type="string">
            <text:p>irs $ #</text:p>
          </table:table-cell>
          <table:table-cell office:value-type="string">
            <text:p>Right</text:p>
          </table:table-cell>
          <table:table-cell office:value-type="string">
            <text:p>Roughly 28M families would owe IRS $ 86B more than they anticipated for 2012 should country plunge off fiscal cliff :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anticipate for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Roughly 28M families would owe IRS $ 86B more than they anticipated for 2012 should country plunge off fiscal cliff :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plunge off</text:p>
          </table:table-cell>
          <table:table-cell office:value-type="string">
            <text:p>fiscal cliff</text:p>
          </table:table-cell>
          <table:table-cell office:value-type="string">
            <text:p>Wrong</text:p>
          </table:table-cell>
          <table:table-cell office:value-type="string">
            <text:p>Roughly 28M families would owe IRS $ 86B more than they anticipated for 2012 should country plunge off fiscal cliff :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come with</text:p>
          </table:table-cell>
          <table:table-cell office:value-type="string">
            <text:p>new congress and first bill</text:p>
          </table:table-cell>
          <table:table-cell office:value-type="string">
            <text:p>Right</text:p>
          </table:table-cell>
          <table:table-cell office:value-type="string">
            <text:p>POTUS on tax rates &amp;amp; fiscal cliff : \" If taxes on middle class go up , we 'll come back with new Congress and first bill will be to cut taxes \" .</text:p>
          </table:table-cell>
        </table:table-row>
        <table:table-row table:style-name="ro1">
          <table:table-cell table:number-columns-repeated="4"/>
          <table:table-cell office:value-type="string">
            <text:p>new congress and first bill</text:p>
          </table:table-cell>
          <table:table-cell office:value-type="string">
            <text:p>be to cut</text:p>
          </table:table-cell>
          <table:table-cell office:value-type="string">
            <text:p>taxes</text:p>
          </table:table-cell>
          <table:table-cell office:value-type="string">
            <text:p>Right</text:p>
          </table:table-cell>
          <table:table-cell office:value-type="string">
            <text:p>POTUS on tax rates &amp;amp; fiscal cliff : \" If taxes on middle class go up , we 'll come back with new Congress and first bill will be to cut taxes \" .</text:p>
          </table:table-cell>
        </table:table-row>
        <table:table-row table:style-name="ro1">
          <table:table-cell table:number-columns-repeated="4"/>
          <table:table-cell office:value-type="string">
            <text:p>more use mobile devices</text:p>
          </table:table-cell>
          <table:table-cell office:value-type="string">
            <text:p>make</text:p>
          </table:table-cell>
          <table:table-cell office:value-type="string">
            <text:p>payments</text:p>
          </table:table-cell>
          <table:table-cell office:value-type="string">
            <text:p>Wrong</text:p>
          </table:table-cell>
          <table:table-cell office:value-type="string">
            <text:p>As more use mobile devices to access bank accounts , make payments and store financial data , cyber attacks on upswing : .</text:p>
          </table:table-cell>
        </table:table-row>
        <table:table-row table:style-name="ro1">
          <table:table-cell table:number-columns-repeated="4"/>
          <table:table-cell office:value-type="string">
            <text:p># percent of workers</text:p>
          </table:table-cell>
          <table:table-cell office:value-type="string">
            <text:p>say let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57 Percent of Workers Say Let Us Choose Health Plans : .</text:p>
          </table:table-cell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string">
            <text:p>choose</text:p>
          </table:table-cell>
          <table:table-cell office:value-type="string">
            <text:p>health plans</text:p>
          </table:table-cell>
          <table:table-cell office:value-type="string">
            <text:p>Right</text:p>
          </table:table-cell>
          <table:table-cell office:value-type="string">
            <text:p>57 Percent of Workers Say Let Us Choose Health Plans : .</text:p>
          </table:table-cell>
        </table:table-row>
        <table:table-row table:style-name="ro1">
          <table:table-cell table:number-columns-repeated="4"/>
          <table:table-cell office:value-type="string">
            <text:p>reality tv</text:p>
          </table:table-cell>
          <table:table-cell office:value-type="string">
            <text:p>come to on</text:p>
          </table:table-cell>
          <table:table-cell office:value-type="string">
            <text:p>march 5th # et</text:p>
          </table:table-cell>
          <table:table-cell office:value-type="string">
            <text:p>Wrong</text:p>
          </table:table-cell>
          <table:table-cell office:value-type="string">
            <text:p>Reality TV is coming to On March 5th 10p ET , tune-in for the premiere of \" The Car Chasers .</text:p>
          </table:table-cell>
        </table:table-row>
        <table:table-row table:style-name="ro1">
          <table:table-cell table:number-columns-repeated="4"/>
          <table:table-cell office:value-type="string">
            <text:p>an agreement</text:p>
          </table:table-cell>
          <table:table-cell office:value-type="string">
            <text:p>reach by</text:p>
          </table:table-cell>
          <table:table-cell office:value-type="string">
            <text:p>sen</text:p>
          </table:table-cell>
          <table:table-cell office:value-type="string">
            <text:p>Wrong</text:p>
          </table:table-cell>
          <table:table-cell office:value-type="string">
            <text:p>Obama : if an agreement ca n't be reached by Sen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urge</text:p>
          </table:table-cell>
          <table:table-cell office:value-type="string">
            <text:p>sen reid</text:p>
          </table:table-cell>
          <table:table-cell office:value-type="string">
            <text:p>Right</text:p>
          </table:table-cell>
          <table:table-cell office:value-type="string">
            <text:p>Reid and McConnell I will urge Sen Reid to bring a basic package to the floor for a vote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be time for</text:p>
          </table:table-cell>
          <table:table-cell office:value-type="string">
            <text:p>action</text:p>
          </table:table-cell>
          <table:table-cell office:value-type="string">
            <text:p>Wrong</text:p>
          </table:table-cell>
          <table:table-cell office:value-type="string">
            <text:p>BREAKING : Obama : Now is the time for action ; Senator Reid &amp;amp; Senator McConnell working on a package .</text:p>
          </table:table-cell>
        </table:table-row>
        <table:table-row table:style-name="ro1">
          <table:table-cell table:number-columns-repeated="4"/>
          <table:table-cell office:value-type="string">
            <text:p>source</text:p>
          </table:table-cell>
          <table:table-cell office:value-type="string">
            <text:p>say</text:p>
          </table:table-cell>
          <table:table-cell office:value-type="string">
            <text:p>president obama</text:p>
          </table:table-cell>
          <table:table-cell office:value-type="string">
            <text:p>Wrong</text:p>
          </table:table-cell>
          <table:table-cell office:value-type="string">
            <text:p>BREAKING : Source says President Obama not making new budget offer today .</text:p>
          </table:table-cell>
        </table:table-row>
        <table:table-row table:style-name="ro1">
          <table:table-cell table:number-columns-repeated="4"/>
          <table:table-cell office:value-type="string">
            <text:p>poor 's</text:p>
          </table:table-cell>
          <table:table-cell office:value-type="string">
            <text:p>expect</text:p>
          </table:table-cell>
          <table:table-cell office:value-type="string">
            <text:p>negotiations</text:p>
          </table:table-cell>
          <table:table-cell office:value-type="string">
            <text:p>Wrong</text:p>
          </table:table-cell>
          <table:table-cell office:value-type="string">
            <text:p>Standard &amp;amp; Poor 's does not expect negotiations over the fiscal cliff to have an impact on its 'AA+/A-1+ ' ratings on the US.</text:p>
          </table:table-cell>
        </table:table-row>
        <table:table-row table:style-name="ro1">
          <table:table-cell table:number-columns-repeated="4"/>
          <table:table-cell office:value-type="string">
            <text:p>high-end display after\nsamsung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pple to withdraw patent claims against new Samsung phone with high-end display after\nSamsung said it wo n't sell product in US. - Reuters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sell product in</text:p>
          </table:table-cell>
          <table:table-cell office:value-type="string">
            <text:p>us.</text:p>
          </table:table-cell>
          <table:table-cell office:value-type="string">
            <text:p>Wrong</text:p>
          </table:table-cell>
          <table:table-cell office:value-type="string">
            <text:p>Apple to withdraw patent claims against new Samsung phone with high-end display after\nSamsung said it wo n't sell product in US. - Reuters .</text:p>
          </table:table-cell>
        </table:table-row>
        <table:table-row table:style-name="ro1">
          <table:table-cell table:number-columns-repeated="4"/>
          <table:table-cell office:value-type="string">
            <text:p>fcc</text:p>
          </table:table-cell>
          <table:table-cell office:value-type="string">
            <text:p>adopt</text:p>
          </table:table-cell>
          <table:table-cell office:value-type="string">
            <text:p>rules</text:p>
          </table:table-cell>
          <table:table-cell office:value-type="string">
            <text:p>Right</text:p>
          </table:table-cell>
          <table:table-cell office:value-type="string">
            <text:p>FCC adopts rules to help speed deployment of Internet services onboard aircraft ; broadband providers to meet increasing consumer demands .</text:p>
          </table:table-cell>
        </table:table-row>
        <table:table-row table:style-name="ro1">
          <table:table-cell table:number-columns-repeated="4"/>
          <table:table-cell office:value-type="string">
            <text:p>president george h. w. bush</text:p>
          </table:table-cell>
          <table:table-cell office:value-type="string">
            <text:p>remain in</text:p>
          </table:table-cell>
          <table:table-cell office:value-type="string">
            <text:p>icu</text:p>
          </table:table-cell>
          <table:table-cell office:value-type="string">
            <text:p>Right</text:p>
          </table:table-cell>
          <table:table-cell office:value-type="string">
            <text:p>Family Spokesman : President George H. W. Bush remains in ICU ; continues to improve , alert &amp;amp; in good spirits ; family thanks all for prayers .</text:p>
          </table:table-cell>
        </table:table-row>
        <table:table-row table:style-name="ro1">
          <table:table-cell table:number-columns-repeated="4"/>
          <table:table-cell office:value-type="string">
            <text:p>facebook</text:p>
          </table:table-cell>
          <table:table-cell office:value-type="string">
            <text:p>say datum from</text:p>
          </table:table-cell>
          <table:table-cell office:value-type="string">
            <text:p>appdata</text:p>
          </table:table-cell>
          <table:table-cell office:value-type="string">
            <text:p>Wrong</text:p>
          </table:table-cell>
          <table:table-cell office:value-type="string">
            <text:p>Facebook says data from AppData is inaccurate : \" We cont .</text:p>
          </table:table-cell>
        </table:table-row>
        <table:table-row table:style-name="ro1">
          <table:table-cell table:number-columns-repeated="4"/>
          <table:table-cell office:value-type="string">
            <text:p>any other day</text:p>
          </table:table-cell>
          <table:table-cell office:value-type="string">
            <text:p>say</text:p>
          </table:table-cell>
          <table:table-cell office:value-type="string">
            <text:p>analytics firm</text:p>
          </table:table-cell>
          <table:table-cell office:value-type="string">
            <text:p>Wrong</text:p>
          </table:table-cell>
          <table:table-cell office:value-type="string">
            <text:p>More Android &amp;amp; Apple iOS devices activated on Christmas Day than on any other day in history , says analytics firm : .</text:p>
          </table:table-cell>
        </table:table-row>
        <table:table-row table:style-name="ro1">
          <table:table-cell table:number-columns-repeated="4"/>
          <table:table-cell office:value-type="string">
            <text:p>cliff</text:p>
          </table:table-cell>
          <table:table-cell office:value-type="string">
            <text:p>include</text:p>
          </table:table-cell>
          <table:table-cell office:value-type="string">
            <text:p>$ 400k cap</text:p>
          </table:table-cell>
          <table:table-cell office:value-type="string">
            <text:p>Wrong</text:p>
          </table:table-cell>
          <table:table-cell office:value-type="string">
            <text:p>GOP budget source : 60-90 day potential mini-deal on cliff discussed ; could include $ 400k cap , AMT patch , unemployment fix , sequester turnoff .</text:p>
          </table:table-cell>
        </table:table-row>
        <table:table-row table:style-name="ro1">
          <table:table-cell table:number-columns-repeated="4"/>
          <table:table-cell office:value-type="string">
            <text:p>baby boomers</text:p>
          </table:table-cell>
          <table:table-cell office:value-type="string">
            <text:p>stand to gain most from</text:p>
          </table:table-cell>
          <table:table-cell office:value-type="string">
            <text:p>obamacare</text:p>
          </table:table-cell>
          <table:table-cell office:value-type="string">
            <text:p>Right</text:p>
          </table:table-cell>
          <table:table-cell office:value-type="string">
            <text:p>Baby Boomers stand to gain the most from Obamacare : .</text:p>
          </table:table-cell>
        </table:table-row>
        <table:table-row table:style-name="ro1">
          <table:table-cell table:number-columns-repeated="4"/>
          <table:table-cell office:value-type="string">
            <text:p>federal mediator</text:p>
          </table:table-cell>
          <table:table-cell office:value-type="string">
            <text:p>say</text:p>
          </table:table-cell>
          <table:table-cell office:value-type="string">
            <text:p>maritime alliance</text:p>
          </table:table-cell>
          <table:table-cell office:value-type="string">
            <text:p>Wrong</text:p>
          </table:table-cell>
          <table:table-cell office:value-type="string">
            <text:p>BREAKING : Federal mediator says Maritime Alliance , Longshoremen 's Association have reached agreement on port dispute .</text:p>
          </table:table-cell>
        </table:table-row>
        <table:table-row table:style-name="ro1">
          <table:table-cell table:number-columns-repeated="4"/>
          <table:table-cell office:value-type="string">
            <text:p>longshoremen 's association</text:p>
          </table:table-cell>
          <table:table-cell office:value-type="string">
            <text:p>reach agreement on</text:p>
          </table:table-cell>
          <table:table-cell office:value-type="string">
            <text:p>port dispute</text:p>
          </table:table-cell>
          <table:table-cell office:value-type="string">
            <text:p>Right</text:p>
          </table:table-cell>
          <table:table-cell office:value-type="string">
            <text:p>BREAKING : Federal mediator says Maritime Alliance , Longshoremen 's Association have reached agreement on port dispute .</text:p>
          </table:table-cell>
        </table:table-row>
        <table:table-row table:style-name="ro1">
          <table:table-cell table:number-columns-repeated="4"/>
          <table:table-cell office:value-type="string">
            <text:p>november</text:p>
          </table:table-cell>
          <table:table-cell office:value-type="string">
            <text:p>rise by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Pending home sales in November rose by 1 . 7 percent , slightly beating expectations : .</text:p>
          </table:table-cell>
        </table:table-row>
        <table:table-row table:style-name="ro1">
          <table:table-cell table:number-columns-repeated="4"/>
          <table:table-cell office:value-type="string">
            <text:p>britain 's pearson</text:p>
          </table:table-cell>
          <table:table-cell office:value-type="string">
            <text:p>invest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Barnes and Noble up 7 % on news from Reuters that Britain 's Pearson will invest $ 89 .</text:p>
          </table:table-cell>
        </table:table-row>
        <table:table-row table:style-name="ro1">
          <table:table-cell table:number-columns-repeated="4"/>
          <table:table-cell office:value-type="string">
            <text:p>stocks</text:p>
          </table:table-cell>
          <table:table-cell office:value-type="string">
            <text:p>open in</text:p>
          </table:table-cell>
          <table:table-cell office:value-type="string">
            <text:p>negative territory</text:p>
          </table:table-cell>
          <table:table-cell office:value-type="string">
            <text:p>Right</text:p>
          </table:table-cell>
          <table:table-cell office:value-type="string">
            <text:p>Stocks opened in negative territory across the board as the fiscal cliff deadline looms : .</text:p>
          </table:table-cell>
        </table:table-row>
        <table:table-row table:style-name="ro1">
          <table:table-cell table:number-columns-repeated="4"/>
          <table:table-cell office:value-type="string">
            <text:p>burger king</text:p>
          </table:table-cell>
          <table:table-cell office:value-type="string">
            <text:p>strike agreement with</text:p>
          </table:table-cell>
          <table:table-cell office:value-type="string">
            <text:p>long-time franchisee beboca</text:p>
          </table:table-cell>
          <table:table-cell office:value-type="string">
            <text:p>Right</text:p>
          </table:table-cell>
          <table:table-cell office:value-type="string">
            <text:p>Burger King strikes joint-venture agreement with long-time franchisee Beboca to help expand the fast-food chain in Central America .</text:p>
          </table:table-cell>
        </table:table-row>
        <table:table-row table:style-name="ro1">
          <table:table-cell table:number-columns-repeated="4"/>
          <table:table-cell office:value-type="string">
            <text:p>directtv</text:p>
          </table:table-cell>
          <table:table-cell office:value-type="string">
            <text:p>say</text:p>
          </table:table-cell>
          <table:table-cell office:value-type="string">
            <text:p>its service fees</text:p>
          </table:table-cell>
          <table:table-cell office:value-type="string">
            <text:p>Wrong</text:p>
          </table:table-cell>
          <table:table-cell office:value-type="string">
            <text:p>DirectTV says its service fees will rise by average of 4 . 5 % on Feb. 7 due to increasing programming costs .</text:p>
          </table:table-cell>
        </table:table-row>
        <table:table-row table:style-name="ro1">
          <table:table-cell table:number-columns-repeated="4"/>
          <table:table-cell office:value-type="string">
            <text:p>its service fees</text:p>
          </table:table-cell>
          <table:table-cell office:value-type="string">
            <text:p>rise by</text:p>
          </table:table-cell>
          <table:table-cell office:value-type="string">
            <text:p>average of #</text:p>
          </table:table-cell>
          <table:table-cell office:value-type="string">
            <text:p>Right</text:p>
          </table:table-cell>
          <table:table-cell office:value-type="string">
            <text:p>DirectTV says its service fees will rise by average of 4 . 5 % on Feb. 7 due to increasing programming costs .</text:p>
          </table:table-cell>
        </table:table-row>
        <table:table-row table:style-name="ro1">
          <table:table-cell table:number-columns-repeated="4"/>
          <table:table-cell office:value-type="string">
            <text:p>congressional leaders</text:p>
          </table:table-cell>
          <table:table-cell office:value-type="string">
            <text:p>&amp;amp;</text:p>
          </table:table-cell>
          <table:table-cell office:value-type="string">
            <text:p>the pres</text:p>
          </table:table-cell>
          <table:table-cell office:value-type="string">
            <text:p>Wrong</text:p>
          </table:table-cell>
          <table:table-cell office:value-type="string">
            <text:p>Today 's meeting among congressional leaders &amp;amp; the pres .</text:p>
          </table:table-cell>
        </table:table-row>
        <table:table-row table:style-name="ro1">
          <table:table-cell table:number-columns-repeated="4"/>
          <table:table-cell office:value-type="string">
            <text:p>apple</text:p>
          </table:table-cell>
          <table:table-cell office:value-type="string">
            <text:p>fine</text:p>
          </table:table-cell>
          <table:table-cell office:value-type="string">
            <text:p># #</text:p>
          </table:table-cell>
          <table:table-cell office:value-type="string">
            <text:p>Right</text:p>
          </table:table-cell>
          <table:table-cell office:value-type="string">
            <text:p>Apple fined ¥1 million by Chinese court for hosting 3rd-party apps in App Store that were selling pirated electronic books .</text:p>
          </table:table-cell>
        </table:table-row>
        <table:table-row table:style-name="ro1">
          <table:table-cell table:number-columns-repeated="4"/>
          <table:table-cell office:value-type="string">
            <text:p>report</text:p>
          </table:table-cell>
          <table:table-cell office:value-type="string">
            <text:p>say lose</text:p>
          </table:table-cell>
          <table:table-cell office:value-type="string">
            <text:p># % of its users</text:p>
          </table:table-cell>
          <table:table-cell office:value-type="string">
            <text:p>Wrong</text:p>
          </table:table-cell>
          <table:table-cell office:value-type="string">
            <text:p>Report says may have lost nearly 25 % of its users after a change to its terms of service : $ FB.</text:p>
          </table:table-cell>
        </table:table-row>
        <table:table-row table:style-name="ro1">
          <table:table-cell table:number-columns-repeated="4"/>
          <table:table-cell office:value-type="string">
            <text:p>the east coast</text:p>
          </table:table-cell>
          <table:table-cell office:value-type="string">
            <text:p>cost</text:p>
          </table:table-cell>
          <table:table-cell office:value-type="string">
            <text:p>a # dollars</text:p>
          </table:table-cell>
          <table:table-cell office:value-type="string">
            <text:p>Wrong</text:p>
          </table:table-cell>
          <table:table-cell office:value-type="string">
            <text:p>The port strike on the East Coast could cost a billion dollars a day : (via .</text:p>
          </table:table-cell>
        </table:table-row>
        <table:table-row table:style-name="ro1">
          <table:table-cell table:number-columns-repeated="4"/>
          <table:table-cell office:value-type="string">
            <text:p>congress</text:p>
          </table:table-cell>
          <table:table-cell office:value-type="string">
            <text:p>reach deal on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office:value-type="string">
            <text:p>If Congress reaches a deal on the fiscal cliff , it would send stocks up like a rocket , a strategist tells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send</text:p>
          </table:table-cell>
          <table:table-cell office:value-type="string">
            <text:p>stocks</text:p>
          </table:table-cell>
          <table:table-cell office:value-type="string">
            <text:p>Right</text:p>
          </table:table-cell>
          <table:table-cell office:value-type="string">
            <text:p>If Congress reaches a deal on the fiscal cliff , it would send stocks up like a rocket , a strategist tells .</text:p>
          </table:table-cell>
        </table:table-row>
        <table:table-row table:style-name="ro1">
          <table:table-cell table:number-columns-repeated="4"/>
          <table:table-cell office:value-type="string">
            <text:p>the auto industry</text:p>
          </table:table-cell>
          <table:table-cell office:value-type="string">
            <text:p>lead</text:p>
          </table:table-cell>
          <table:table-cell office:value-type="string">
            <text:p>some traders</text:p>
          </table:table-cell>
          <table:table-cell office:value-type="string">
            <text:p>Wrong</text:p>
          </table:table-cell>
          <table:table-cell office:value-type="string">
            <text:p>Increasing demand in the auto industry is leading some traders to place bets on 1 of the less familiar precious metals : .</text:p>
          </table:table-cell>
        </table:table-row>
        <table:table-row table:style-name="ro1">
          <table:table-cell table:number-columns-repeated="4"/>
          <table:table-cell office:value-type="string">
            <text:p>jon najaria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With US. poised to go over the fiscal cliff , Jon Najarian says he has exited all his positions :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exit</text:p>
          </table:table-cell>
          <table:table-cell office:value-type="string">
            <text:p>all his positions</text:p>
          </table:table-cell>
          <table:table-cell office:value-type="string">
            <text:p>Right</text:p>
          </table:table-cell>
          <table:table-cell office:value-type="string">
            <text:p>With US. poised to go over the fiscal cliff , Jon Najarian says he has exited all his positions :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like to see from</text:p>
          </table:table-cell>
          <table:table-cell office:value-type="string">
            <text:p>in #</text:p>
          </table:table-cell>
          <table:table-cell office:value-type="string">
            <text:p>Right</text:p>
          </table:table-cell>
          <table:table-cell office:value-type="string">
            <text:p>Changes we 'd like to see from in 2013 : Changes we 'd like to see from .</text:p>
          </table:table-cell>
        </table:table-row>
        <table:table-row table:style-name="ro1">
          <table:table-cell table:number-columns-repeated="4"/>
          <table:table-cell office:value-type="string">
            <text:p>retired general norman schwarzkopf</text:p>
          </table:table-cell>
          <table:table-cell office:value-type="string">
            <text:p>die in</text:p>
          </table:table-cell>
          <table:table-cell office:value-type="string">
            <text:p>tampa</text:p>
          </table:table-cell>
          <table:table-cell office:value-type="string">
            <text:p>Right</text:p>
          </table:table-cell>
          <table:table-cell office:value-type="string">
            <text:p>BREAKING : Retired General Norman Schwarzkopf has died in Tampa , Florida - AP. White House official : Obama will host fiscal cliff meeting of bipartisan Congressional leaders tomorrow afternoon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host</text:p>
          </table:table-cell>
          <table:table-cell office:value-type="string">
            <text:p>fiscal cliff meeting of bipartisan congressional leaders</text:p>
          </table:table-cell>
          <table:table-cell office:value-type="string">
            <text:p>Right</text:p>
          </table:table-cell>
          <table:table-cell office:value-type="string">
            <text:p>BREAKING : Retired General Norman Schwarzkopf has died in Tampa , Florida - AP. White House official : Obama will host fiscal cliff meeting of bipartisan Congressional leaders tomorrow afternoon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value</text:p>
          </table:table-cell>
          <table:table-cell office:value-type="string">
            <text:p>most</text:p>
          </table:table-cell>
          <table:table-cell office:value-type="string">
            <text:p>Wrong</text:p>
          </table:table-cell>
          <table:table-cell office:value-type="string">
            <text:p>What CEOs of major corporations do off the clock , and what they value most may surprise you : ( h/t .</text:p>
          </table:table-cell>
        </table:table-row>
        <table:table-row table:style-name="ro1">
          <table:table-cell table:number-columns-repeated="4"/>
          <table:table-cell office:value-type="string">
            <text:p>most</text:p>
          </table:table-cell>
          <table:table-cell office:value-type="string">
            <text:p>surpris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What CEOs of major corporations do off the clock , and what they value most may surprise you : ( h/t .</text:p>
          </table:table-cell>
        </table:table-row>
        <table:table-row table:style-name="ro1">
          <table:table-cell table:number-columns-repeated="4"/>
          <table:table-cell office:value-type="string">
            <text:p>hp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BREAKING : HP says it was notified on Nov. 21 , 2012 that the Dept . of Justice had opened an investigation relating to Autonomy - filing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notify on</text:p>
          </table:table-cell>
          <table:table-cell office:value-type="string">
            <text:p>nov. # , #</text:p>
          </table:table-cell>
          <table:table-cell office:value-type="string">
            <text:p>Right</text:p>
          </table:table-cell>
          <table:table-cell office:value-type="string">
            <text:p>BREAKING : HP says it was notified on Nov. 21 , 2012 that the Dept . of Justice had opened an investigation relating to Autonomy - filing .</text:p>
          </table:table-cell>
        </table:table-row>
        <table:table-row table:style-name="ro1">
          <table:table-cell table:number-columns-repeated="4"/>
          <table:table-cell office:value-type="string">
            <text:p>justice</text:p>
          </table:table-cell>
          <table:table-cell office:value-type="string">
            <text:p>open</text:p>
          </table:table-cell>
          <table:table-cell office:value-type="string">
            <text:p>an investigation</text:p>
          </table:table-cell>
          <table:table-cell office:value-type="string">
            <text:p>Right</text:p>
          </table:table-cell>
          <table:table-cell office:value-type="string">
            <text:p>BREAKING : HP says it was notified on Nov. 21 , 2012 that the Dept . of Justice had opened an investigation relating to Autonomy - filing .</text:p>
          </table:table-cell>
        </table:table-row>
        <table:table-row table:style-name="ro1">
          <table:table-cell table:number-columns-repeated="4"/>
          <table:table-cell office:value-type="string">
            <text:p>citi</text:p>
          </table:table-cell>
          <table:table-cell office:value-type="string">
            <text:p>say experience</text:p>
          </table:table-cell>
          <table:table-cell office:value-type="string">
            <text:p>interruptions</text:p>
          </table:table-cell>
          <table:table-cell office:value-type="string">
            <text:p>Wrong</text:p>
          </table:table-cell>
          <table:table-cell office:value-type="string">
            <text:p>ALERT : Citi says experiencing interruptions in availability of some Citi websites ; company says it 's actively working to resolve situation .</text:p>
          </table:table-cell>
        </table:table-row>
        <table:table-row table:style-name="ro1">
          <table:table-cell table:number-columns-repeated="4"/>
          <table:table-cell office:value-type="string">
            <text:p>company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LERT : Citi says experiencing interruptions in availability of some Citi websites ; company says it 's actively working to resolve situation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work to resolve</text:p>
          </table:table-cell>
          <table:table-cell office:value-type="string">
            <text:p>situation</text:p>
          </table:table-cell>
          <table:table-cell office:value-type="string">
            <text:p>Right</text:p>
          </table:table-cell>
          <table:table-cell office:value-type="string">
            <text:p>ALERT : Citi says experiencing interruptions in availability of some Citi websites ; company says it 's actively working to resolve situation .</text:p>
          </table:table-cell>
        </table:table-row>
        <table:table-row table:style-name="ro1">
          <table:table-cell table:number-columns-repeated="4"/>
          <table:table-cell office:value-type="string">
            <text:p>chicago</text:p>
          </table:table-cell>
          <table:table-cell office:value-type="string">
            <text:p>have</text:p>
          </table:table-cell>
          <table:table-cell office:value-type="string">
            <text:p>the nation 's</text:p>
          </table:table-cell>
          <table:table-cell office:value-type="string">
            <text:p>Wrong</text:p>
          </table:table-cell>
          <table:table-cell office:value-type="string">
            <text:p>Chicago soon will have the nation 's most expensive downtown parking meters .</text:p>
          </table:table-cell>
        </table:table-row>
        <table:table-row table:style-name="ro1">
          <table:table-cell table:number-columns-repeated="4"/>
          <table:table-cell office:value-type="string">
            <text:p>meters</text:p>
          </table:table-cell>
          <table:table-cell office:value-type="string">
            <text:p>charge</text:p>
          </table:table-cell>
          <table:table-cell office:value-type="string">
            <text:p>$ 6.</text:p>
          </table:table-cell>
          <table:table-cell office:value-type="string">
            <text:p>Right</text:p>
          </table:table-cell>
          <table:table-cell office:value-type="string">
            <text:p>On New Year 's Day , meters there will charge $ 6.</text:p>
          </table:table-cell>
        </table:table-row>
        <table:table-row table:style-name="ro1">
          <table:table-cell table:number-columns-repeated="4"/>
          <table:table-cell office:value-type="string">
            <text:p>stocks</text:p>
          </table:table-cell>
          <table:table-cell office:value-type="string">
            <text:p>end off</text:p>
          </table:table-cell>
          <table:table-cell office:value-type="string">
            <text:p>their lows</text:p>
          </table:table-cell>
          <table:table-cell office:value-type="string">
            <text:p>Right</text:p>
          </table:table-cell>
          <table:table-cell office:value-type="string">
            <text:p>Stocks end off their lows on news the House of Representatives will reconvene Sunday night .</text:p>
          </table:table-cell>
        </table:table-row>
        <table:table-row table:style-name="ro1">
          <table:table-cell table:number-columns-repeated="4"/>
          <table:table-cell office:value-type="string">
            <text:p>the house of representatives</text:p>
          </table:table-cell>
          <table:table-cell office:value-type="string">
            <text:p>reconvene</text:p>
          </table:table-cell>
          <table:table-cell office:value-type="string">
            <text:p>sunday night</text:p>
          </table:table-cell>
          <table:table-cell office:value-type="string">
            <text:p>Right</text:p>
          </table:table-cell>
          <table:table-cell office:value-type="string">
            <text:p>Stocks end off their lows on news the House of Representatives will reconvene Sunday night .</text:p>
          </table:table-cell>
        </table:table-row>
        <table:table-row table:style-name="ro1">
          <table:table-cell table:number-columns-repeated="4"/>
          <table:table-cell office:value-type="string">
            <text:p>official</text:p>
          </table:table-cell>
          <table:table-cell office:value-type="string">
            <text:p>te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r . WH official tells me that , contrary to reports from Repubs , president will NOT be sending a fiscal cliff proposal to Capitol Hill .</text:p>
          </table:table-cell>
        </table:table-row>
        <table:table-row table:style-name="ro1">
          <table:table-cell table:number-columns-repeated="4"/>
          <table:table-cell office:value-type="string">
            <text:p>president</text:p>
          </table:table-cell>
          <table:table-cell office:value-type="string">
            <text:p>send</text:p>
          </table:table-cell>
          <table:table-cell office:value-type="string">
            <text:p>a fiscal cliff proposal</text:p>
          </table:table-cell>
          <table:table-cell office:value-type="string">
            <text:p>Wrong</text:p>
          </table:table-cell>
          <table:table-cell office:value-type="string">
            <text:p>Sr . WH official tells me that , contrary to reports from Repubs , president will NOT be sending a fiscal cliff proposal to Capitol Hill .</text:p>
          </table:table-cell>
        </table:table-row>
        <table:table-row table:style-name="ro1">
          <table:table-cell table:number-columns-repeated="4"/>
          <table:table-cell office:value-type="string">
            <text:p>americans</text:p>
          </table:table-cell>
          <table:table-cell office:value-type="string">
            <text:p>have</text:p>
          </table:table-cell>
          <table:table-cell office:value-type="string">
            <text:p>jobs</text:p>
          </table:table-cell>
          <table:table-cell office:value-type="string">
            <text:p>Right</text:p>
          </table:table-cell>
          <table:table-cell office:value-type="string">
            <text:p>With the labor market still on the ropes , Americans who have jobs are hunkering down and staying at them longer : .</text:p>
          </table:table-cell>
        </table:table-row>
        <table:table-row table:style-name="ro1">
          <table:table-cell table:number-columns-repeated="4"/>
          <table:table-cell office:value-type="string">
            <text:p>report</text:p>
          </table:table-cell>
          <table:table-cell office:value-type="string">
            <text:p>say</text:p>
          </table:table-cell>
          <table:table-cell office:value-type="string">
            <text:p>hybrids</text:p>
          </table:table-cell>
          <table:table-cell office:value-type="string">
            <text:p>Wrong</text:p>
          </table:table-cell>
          <table:table-cell office:value-type="string">
            <text:p>Report says hybrids offer the best value for those buying a new vehicle .</text:p>
          </table:table-cell>
        </table:table-row>
        <table:table-row table:style-name="ro1">
          <table:table-cell table:number-columns-repeated="4"/>
          <table:table-cell office:value-type="string">
            <text:p>hybrids</text:p>
          </table:table-cell>
          <table:table-cell office:value-type="string">
            <text:p>offer best value for</text:p>
          </table:table-cell>
          <table:table-cell office:value-type="string">
            <text:p>those buying</text:p>
          </table:table-cell>
          <table:table-cell office:value-type="string">
            <text:p>Right</text:p>
          </table:table-cell>
          <table:table-cell office:value-type="string">
            <text:p>Report says hybrids offer the best value for those buying a new vehicle .</text:p>
          </table:table-cell>
        </table:table-row>
        <table:table-row table:style-name="ro1">
          <table:table-cell table:number-columns-repeated="4"/>
          <table:table-cell office:value-type="string">
            <text:p>spanish lender bankia</text:p>
          </table:table-cell>
          <table:table-cell office:value-type="string">
            <text:p>wipe out</text:p>
          </table:table-cell>
          <table:table-cell office:value-type="string">
            <text:p># shareholders</text:p>
          </table:table-cell>
          <table:table-cell office:value-type="string">
            <text:p>Right</text:p>
          </table:table-cell>
          <table:table-cell office:value-type="string">
            <text:p>Spanish lender Bankia will wipe out 350,000 shareholders : .</text:p>
          </table:table-cell>
        </table:table-row>
        <table:table-row table:style-name="ro1">
          <table:table-cell table:number-columns-repeated="4"/>
          <table:table-cell office:value-type="string">
            <text:p>new home sales</text:p>
          </table:table-cell>
          <table:table-cell office:value-type="string">
            <text:p>ris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New home sales rise 4 . 4 % in November , while consumer confidence drops .</text:p>
          </table:table-cell>
        </table:table-row>
        <table:table-row table:style-name="ro1">
          <table:table-cell table:number-columns-repeated="4"/>
          <table:table-cell office:value-type="string">
            <text:p>apple ceo tim cook</text:p>
          </table:table-cell>
          <table:table-cell office:value-type="string">
            <text:p>receive compensation of</text:p>
          </table:table-cell>
          <table:table-cell office:value-type="string">
            <text:p>$ 4. # #</text:p>
          </table:table-cell>
          <table:table-cell office:value-type="string">
            <text:p>Right</text:p>
          </table:table-cell>
          <table:table-cell office:value-type="string">
            <text:p>Apple CEO Tim Cook will receive total compensation of $ 4. 17 million in 2012 , down from a $ 378 million pay package in 2011 .</text:p>
          </table:table-cell>
        </table:table-row>
        <table:table-row table:style-name="ro1">
          <table:table-cell table:number-columns-repeated="4"/>
          <table:table-cell office:value-type="string">
            <text:p>house</text:p>
          </table:table-cell>
          <table:table-cell office:value-type="string">
            <text:p>pass</text:p>
          </table:table-cell>
          <table:table-cell office:value-type="string">
            <text:p>legislation</text:p>
          </table:table-cell>
          <table:table-cell office:value-type="string">
            <text:p>Right</text:p>
          </table:table-cell>
          <table:table-cell office:value-type="string">
            <text:p>House has passed legislation to avoid cliff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make phone call on</text:p>
          </table:table-cell>
          <table:table-cell office:value-type="string">
            <text:p>wednesday</text:p>
          </table:table-cell>
          <table:table-cell office:value-type="string">
            <text:p>Right</text:p>
          </table:table-cell>
          <table:table-cell office:value-type="string">
            <text:p>Obama made phone calls on Wednesday from Hawaii to Congressional Leaders Reid , Boehner , McConnell , Pelosi .</text:p>
          </table:table-cell>
        </table:table-row>
        <table:table-row table:style-name="ro1">
          <table:table-cell table:number-columns-repeated="4"/>
          <table:table-cell office:value-type="string">
            <text:p>senator harry reid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Senator Harry Reid says he does n't see how fiscal cliff can be avoided now : .</text:p>
          </table:table-cell>
        </table:table-row>
        <table:table-row table:style-name="ro1">
          <table:table-cell table:number-columns-repeated="4"/>
          <table:table-cell office:value-type="string">
            <text:p>ford</text:p>
          </table:table-cell>
          <table:table-cell office:value-type="string">
            <text:p>spend about</text:p>
          </table:table-cell>
          <table:table-cell office:value-type="string">
            <text:p>$ 773m</text:p>
          </table:table-cell>
          <table:table-cell office:value-type="string">
            <text:p>Right</text:p>
          </table:table-cell>
          <table:table-cell office:value-type="string">
            <text:p>Ford is spending about $ 773m to expand 6 Michigan manufacturing plants while adding 2,350 factory jobs in the state : $ F.</text:p>
          </table:table-cell>
        </table:table-row>
        <table:table-row table:style-name="ro1">
          <table:table-cell table:number-columns-repeated="4"/>
          <table:table-cell office:value-type="string">
            <text:p>obamacare</text:p>
          </table:table-cell>
          <table:table-cell office:value-type="string">
            <text:p>double</text:p>
          </table:table-cell>
          <table:table-cell office:value-type="string">
            <text:p>health care premiums</text:p>
          </table:table-cell>
          <table:table-cell office:value-type="string">
            <text:p>Right</text:p>
          </table:table-cell>
          <table:table-cell office:value-type="string">
            <text:p>Aetna CEO tells that Obamacare could double health care premiums : .</text:p>
          </table:table-cell>
        </table:table-row>
        <table:table-row table:style-name="ro1">
          <table:table-cell table:number-columns-repeated="4"/>
          <table:table-cell office:value-type="string">
            <text:p>bush</text:p>
          </table:table-cell>
          <table:table-cell office:value-type="string">
            <text:p>be in</text:p>
          </table:table-cell>
          <table:table-cell office:value-type="string">
            <text:p>the intensive care unit</text:p>
          </table:table-cell>
          <table:table-cell office:value-type="string">
            <text:p>Right</text:p>
          </table:table-cell>
          <table:table-cell office:value-type="string">
            <text:p>Bush is in the intensive care unit at a Houston hospital following a series of setbacks : .</text:p>
          </table:table-cell>
        </table:table-row>
        <table:table-row table:style-name="ro1">
          <table:table-cell table:number-columns-repeated="4"/>
          <table:table-cell office:value-type="string">
            <text:p>jc penney</text:p>
          </table:table-cell>
          <table:table-cell office:value-type="string">
            <text:p>suffer</text:p>
          </table:table-cell>
          <table:table-cell office:value-type="string">
            <text:p>largest drop</text:p>
          </table:table-cell>
          <table:table-cell office:value-type="string">
            <text:p>Right</text:p>
          </table:table-cell>
          <table:table-cell office:value-type="string">
            <text:p>Survey : Amazon still best site for shopping online ; JC Penney suffers largest drop in customer satisfaction : $ AMZN $ JCP.</text:p>
          </table:table-cell>
        </table:table-row>
        <table:table-row table:style-name="ro1">
          <table:table-cell table:number-columns-repeated="4"/>
          <table:table-cell office:value-type="string">
            <text:p>continuing claims</text:p>
          </table:table-cell>
          <table:table-cell office:value-type="string">
            <text:p>fall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Weekly jobless claims drop to 350,000 vs. 360,000 estimated ; continuing claims fall 32,000 .</text:p>
          </table:table-cell>
        </table:table-row>
        <table:table-row table:style-name="ro1">
          <table:table-cell table:number-columns-repeated="4"/>
          <table:table-cell office:value-type="string">
            <text:p>toyota</text:p>
          </table:table-cell>
          <table:table-cell office:value-type="string">
            <text:p>agree to spend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office:value-type="string">
            <text:p>Toyota agrees to spend $ 1. 1B to settle lawsuit that claims that millions of vehicles accelerate unintentionally : $ TM.</text:p>
          </table:table-cell>
        </table:table-row>
        <table:table-row table:style-name="ro1">
          <table:table-cell table:number-columns-repeated="4"/>
          <table:table-cell office:value-type="string">
            <text:p>the us.</text:p>
          </table:table-cell>
          <table:table-cell office:value-type="string">
            <text:p>go to hit</text:p>
          </table:table-cell>
          <table:table-cell office:value-type="string">
            <text:p>the debt ceiling</text:p>
          </table:table-cell>
          <table:table-cell office:value-type="string">
            <text:p>Right</text:p>
          </table:table-cell>
          <table:table-cell office:value-type="string">
            <text:p>Treasury Secretary Timothy Geithner warns that the US. is going to hit the debt ceiling on New Year 's Eve : .</text:p>
          </table:table-cell>
        </table:table-row>
        <table:table-row table:style-name="ro1">
          <table:table-cell table:number-columns-repeated="4"/>
          <table:table-cell office:value-type="string">
            <text:p>ipo of up to $ # #</text:p>
          </table:table-cell>
          <table:table-cell office:value-type="string">
            <text:p>intend to list</text:p>
          </table:table-cell>
          <table:table-cell office:value-type="string">
            <text:p>the common stock</text:p>
          </table:table-cell>
          <table:table-cell office:value-type="string">
            <text:p>Wrong</text:p>
          </table:table-cell>
          <table:table-cell office:value-type="string">
            <text:p>SeaWorld files for IPO of up to $ 100 million ; intends to list the common stock under the symbol $ SEAS.</text:p>
          </table:table-cell>
        </table:table-row>
        <table:table-row table:style-name="ro1">
          <table:table-cell table:number-columns-repeated="4"/>
          <table:table-cell office:value-type="string">
            <text:p>the grinch</text:p>
          </table:table-cell>
          <table:table-cell office:value-type="string">
            <text:p>steal</text:p>
          </table:table-cell>
          <table:table-cell office:value-type="string">
            <text:p>the holiday shopping season</text:p>
          </table:table-cell>
          <table:table-cell office:value-type="string">
            <text:p>Right</text:p>
          </table:table-cell>
          <table:table-cell office:value-type="string">
            <text:p>Did the Grinch steal the holiday shopping season ?</text:p>
          </table:table-cell>
        </table:table-row>
        <table:table-row table:style-name="ro1">
          <table:table-cell table:number-columns-repeated="4"/>
          <table:table-cell office:value-type="string">
            <text:p>single-family home prices</text:p>
          </table:table-cell>
          <table:table-cell office:value-type="string">
            <text:p>rise in</text:p>
          </table:table-cell>
          <table:table-cell office:value-type="string">
            <text:p>october</text:p>
          </table:table-cell>
          <table:table-cell office:value-type="string">
            <text:p>Right</text:p>
          </table:table-cell>
          <table:table-cell office:value-type="string">
            <text:p>Single-family home prices rose in October , reinforcing the view the domestic real estate market is improving : .</text:p>
          </table:table-cell>
        </table:table-row>
        <table:table-row table:style-name="ro1">
          <table:table-cell table:number-columns-repeated="4"/>
          <table:table-cell office:value-type="string">
            <text:p>japan 's nikkei</text:p>
          </table:table-cell>
          <table:table-cell office:value-type="string">
            <text:p>rise to</text:p>
          </table:table-cell>
          <table:table-cell office:value-type="string">
            <text:p>highest level</text:p>
          </table:table-cell>
          <table:table-cell office:value-type="string">
            <text:p>Right</text:p>
          </table:table-cell>
          <table:table-cell office:value-type="string">
            <text:p>ALERT : Japan 's Nikkei rises to highest level since March 2011 .</text:p>
          </table:table-cell>
        </table:table-row>
        <table:table-row table:style-name="ro1">
          <table:table-cell table:number-columns-repeated="4"/>
          <table:table-cell office:value-type="string">
            <text:p>government</text:p>
          </table:table-cell>
          <table:table-cell office:value-type="string">
            <text:p>reach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BREAKING : Treasury : Government will reach $ 16 .</text:p>
          </table:table-cell>
        </table:table-row>
        <table:table-row table:style-name="ro1">
          <table:table-cell table:number-columns-repeated="4"/>
          <table:table-cell office:value-type="string">
            <text:p>emergency measures</text:p>
          </table:table-cell>
          <table:table-cell office:value-type="string">
            <text:p>buy</text:p>
          </table:table-cell>
          <table:table-cell office:value-type="string">
            <text:p>additional $ #</text:p>
          </table:table-cell>
          <table:table-cell office:value-type="string">
            <text:p>Wrong</text:p>
          </table:table-cell>
          <table:table-cell office:value-type="string">
            <text:p>394T debt ceiling on Monday ; emergency measures will buy additional $ 200B in flexibility - WSJ. Stocks log 3-day decline on 'fiscal cliff ' fears .</text:p>
          </table:table-cell>
        </table:table-row>
        <table:table-row table:style-name="ro1">
          <table:table-cell table:number-columns-repeated="4"/>
          <table:table-cell office:value-type="string">
            <text:p>wsj. stocks</text:p>
          </table:table-cell>
          <table:table-cell office:value-type="string">
            <text:p>log</text:p>
          </table:table-cell>
          <table:table-cell office:value-type="string">
            <text:p>3-day decline</text:p>
          </table:table-cell>
          <table:table-cell office:value-type="string">
            <text:p>Right</text:p>
          </table:table-cell>
          <table:table-cell office:value-type="string">
            <text:p>394T debt ceiling on Monday ; emergency measures will buy additional $ 200B in flexibility - WSJ. Stocks log 3-day decline on 'fiscal cliff ' fears .</text:p>
          </table:table-cell>
        </table:table-row>
        <table:table-row table:style-name="ro1">
          <table:table-cell table:number-columns-repeated="4"/>
          <table:table-cell office:value-type="string">
            <text:p>pimco ceo mohamed a. el-erian</text:p>
          </table:table-cell>
          <table:table-cell office:value-type="string">
            <text:p>name chairman of</text:p>
          </table:table-cell>
          <table:table-cell office:value-type="string">
            <text:p>president obama 's global development council</text:p>
          </table:table-cell>
          <table:table-cell office:value-type="string">
            <text:p>Right</text:p>
          </table:table-cell>
          <table:table-cell office:value-type="string">
            <text:p>Pimco CEO Mohamed A. El-Erian has been named chairman of President Obama 's Global Development Council :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e hard for</text:p>
          </table:table-cell>
          <table:table-cell office:value-type="string">
            <text:p>republicans</text:p>
          </table:table-cell>
          <table:table-cell office:value-type="string">
            <text:p>Right</text:p>
          </table:table-cell>
          <table:table-cell office:value-type="string">
            <text:p>Why it 's hard for Republicans &amp;amp; Democrats to compromise on matters of taxes &amp;amp; spending , and what happens if they fail : .</text:p>
          </table:table-cell>
        </table:table-row>
        <table:table-row table:style-name="ro1">
          <table:table-cell table:number-columns-repeated="4"/>
          <table:table-cell office:value-type="string">
            <text:p>japan 's nikkei</text:p>
          </table:table-cell>
          <table:table-cell office:value-type="string">
            <text:p>hit 9-month high on</text:p>
          </table:table-cell>
          <table:table-cell office:value-type="string">
            <text:p>wednesday</text:p>
          </table:table-cell>
          <table:table-cell office:value-type="string">
            <text:p>Right</text:p>
          </table:table-cell>
          <table:table-cell office:value-type="string">
            <text:p>Japan 's Nikkei hit a 9-month high on Wednesday after the yen fell to a 20-month low as new Prime Minister takes helm : .</text:p>
          </table:table-cell>
        </table:table-row>
        <table:table-row table:style-name="ro1">
          <table:table-cell table:number-columns-repeated="4"/>
          <table:table-cell office:value-type="string">
            <text:p>the yen</text:p>
          </table:table-cell>
          <table:table-cell office:value-type="string">
            <text:p>fall to</text:p>
          </table:table-cell>
          <table:table-cell office:value-type="string">
            <text:p>a 20-month low</text:p>
          </table:table-cell>
          <table:table-cell office:value-type="string">
            <text:p>Right</text:p>
          </table:table-cell>
          <table:table-cell office:value-type="string">
            <text:p>Japan 's Nikkei hit a 9-month high on Wednesday after the yen fell to a 20-month low as new Prime Minister takes helm : .</text:p>
          </table:table-cell>
        </table:table-row>
        <table:table-row table:style-name="ro1">
          <table:table-cell table:number-columns-repeated="4"/>
          <table:table-cell office:value-type="string">
            <text:p>new prime minister</text:p>
          </table:table-cell>
          <table:table-cell office:value-type="string">
            <text:p>take</text:p>
          </table:table-cell>
          <table:table-cell office:value-type="string">
            <text:p>helm</text:p>
          </table:table-cell>
          <table:table-cell office:value-type="string">
            <text:p>Right</text:p>
          </table:table-cell>
          <table:table-cell office:value-type="string">
            <text:p>Japan 's Nikkei hit a 9-month high on Wednesday after the yen fell to a 20-month low as new Prime Minister takes helm : .</text:p>
          </table:table-cell>
        </table:table-row>
        <table:table-row table:style-name="ro1">
          <table:table-cell table:number-columns-repeated="4"/>
          <table:table-cell office:value-type="string">
            <text:p>samsung</text:p>
          </table:table-cell>
          <table:table-cell office:value-type="string">
            <text:p>seek</text:p>
          </table:table-cell>
          <table:table-cell office:value-type="string">
            <text:p>a us.</text:p>
          </table:table-cell>
          <table:table-cell office:value-type="string">
            <text:p>Wrong</text:p>
          </table:table-cell>
          <table:table-cell office:value-type="string">
            <text:p>Samsung is seeking a US.</text:p>
          </table:table-cell>
        </table:table-row>
        <table:table-row table:style-name="ro1">
          <table:table-cell table:number-columns-repeated="4"/>
          <table:table-cell office:value-type="string">
            <text:p>facebook 's privacy settings</text:p>
          </table:table-cell>
          <table:table-cell office:value-type="string">
            <text:p>be</text:p>
          </table:table-cell>
          <table:table-cell office:value-type="string">
            <text:p>confusing —</text:p>
          </table:table-cell>
          <table:table-cell office:value-type="string">
            <text:p>Right</text:p>
          </table:table-cell>
          <table:table-cell office:value-type="string">
            <text:p>Facebook 's privacy settings can be confusing — just ask Mark Zuckerberg 's sister , (via .</text:p>
          </table:table-cell>
        </table:table-row>
        <table:table-row table:style-name="ro1">
          <table:table-cell table:number-columns-repeated="4"/>
          <table:table-cell office:value-type="string">
            <text:p>confusing —</text:p>
          </table:table-cell>
          <table:table-cell office:value-type="string">
            <text:p>ask</text:p>
          </table:table-cell>
          <table:table-cell office:value-type="string">
            <text:p>mark zuckerberg 's sister</text:p>
          </table:table-cell>
          <table:table-cell office:value-type="string">
            <text:p>Wrong</text:p>
          </table:table-cell>
          <table:table-cell office:value-type="string">
            <text:p>Facebook 's privacy settings can be confusing — just ask Mark Zuckerberg 's sister , (via .</text:p>
          </table:table-cell>
        </table:table-row>
        <table:table-row table:style-name="ro1">
          <table:table-cell table:number-columns-repeated="4"/>
          <table:table-cell office:value-type="string">
            <text:p>starbucks</text:p>
          </table:table-cell>
          <table:table-cell office:value-type="string">
            <text:p>use</text:p>
          </table:table-cell>
          <table:table-cell office:value-type="string">
            <text:p>its coffee cups</text:p>
          </table:table-cell>
          <table:table-cell office:value-type="string">
            <text:p>Right</text:p>
          </table:table-cell>
          <table:table-cell office:value-type="string">
            <text:p>Starbucks is using its coffee cups to tell US. lawmakers to come up with a deal to avoid going over the fiscal cliff : .</text:p>
          </table:table-cell>
        </table:table-row>
        <table:table-row table:style-name="ro1">
          <table:table-cell table:number-columns-repeated="4"/>
          <table:table-cell office:value-type="string">
            <text:p>report</text:p>
          </table:table-cell>
          <table:table-cell office:value-type="string">
            <text:p>say</text:p>
          </table:table-cell>
          <table:table-cell office:value-type="string">
            <text:p>the us.</text:p>
          </table:table-cell>
          <table:table-cell office:value-type="string">
            <text:p>Wrong</text:p>
          </table:table-cell>
          <table:table-cell office:value-type="string">
            <text:p>Report says the US.</text:p>
          </table:table-cell>
        </table:table-row>
        <table:table-row table:style-name="ro1">
          <table:table-cell table:number-columns-repeated="4"/>
          <table:table-cell office:value-type="string">
            <text:p>tea party</text:p>
          </table:table-cell>
          <table:table-cell office:value-type="string">
            <text:p>turn to</text:p>
          </table:table-cell>
          <table:table-cell office:value-type="string">
            <text:p>narrower issues</text:p>
          </table:table-cell>
          <table:table-cell office:value-type="string">
            <text:p>Right</text:p>
          </table:table-cell>
          <table:table-cell office:value-type="string">
            <text:p>With its clout diminished , Tea Party turns to narrower issues : .</text:p>
          </table:table-cell>
        </table:table-row>
        <table:table-row table:style-name="ro1">
          <table:table-cell table:number-columns-repeated="4"/>
          <table:table-cell office:value-type="string">
            <text:p>facebook 's instagram</text:p>
          </table:table-cell>
          <table:table-cell office:value-type="string">
            <text:p>hit with</text:p>
          </table:table-cell>
          <table:table-cell office:value-type="string">
            <text:p>first civil lawsuit</text:p>
          </table:table-cell>
          <table:table-cell office:value-type="string">
            <text:p>Right</text:p>
          </table:table-cell>
          <table:table-cell office:value-type="string">
            <text:p>Facebook 's Instagram has been hit with first civil lawsuit to result from its changed service terms : $ FB.</text:p>
          </table:table-cell>
        </table:table-row>
        <table:table-row table:style-name="ro1">
          <table:table-cell table:number-columns-repeated="4"/>
          <table:table-cell office:value-type="string">
            <text:p>this year</text:p>
          </table:table-cell>
          <table:table-cell office:value-type="string">
            <text:p>be weakest since</text:p>
          </table:table-cell>
          <table:table-cell office:value-type="string">
            <text:p>a deep recession</text:p>
          </table:table-cell>
          <table:table-cell office:value-type="string">
            <text:p>Wrong</text:p>
          </table:table-cell>
          <table:table-cell office:value-type="string">
            <text:p>US. holiday retail sales this year were the weakest since a deep recession in 2008 , according to a report : .</text:p>
          </table:table-cell>
        </table:table-row>
        <table:table-row table:style-name="ro1">
          <table:table-cell table:number-columns-repeated="4"/>
          <table:table-cell office:value-type="string">
            <text:p>netflix 's streaming video service</text:p>
          </table:table-cell>
          <table:table-cell office:value-type="string">
            <text:p>experience</text:p>
          </table:table-cell>
          <table:table-cell office:value-type="string">
            <text:p>an outage</text:p>
          </table:table-cell>
          <table:table-cell office:value-type="string">
            <text:p>Right</text:p>
          </table:table-cell>
          <table:table-cell office:value-type="string">
            <text:p>Netflix 's streaming video service experienced an outage on Christmas Eve .</text:p>
          </table:table-cell>
        </table:table-row>
        <table:table-row table:style-name="ro1">
          <table:table-cell table:number-columns-repeated="4"/>
          <table:table-cell office:value-type="string">
            <text:p>netflix</text:p>
          </table:table-cell>
          <table:table-cell office:value-type="string">
            <text:p>blam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Netflix is blaming it on Amazon : $ NFLX $ AMZN.</text:p>
          </table:table-cell>
        </table:table-row>
        <table:table-row table:style-name="ro1">
          <table:table-cell table:number-columns-repeated="4"/>
          <table:table-cell office:value-type="string">
            <text:p>an enormous storm system</text:p>
          </table:table-cell>
          <table:table-cell office:value-type="string">
            <text:p>begin punch</text:p>
          </table:table-cell>
          <table:table-cell office:value-type="string">
            <text:p>its way</text:p>
          </table:table-cell>
          <table:table-cell office:value-type="string">
            <text:p>Right</text:p>
          </table:table-cell>
          <table:table-cell office:value-type="string">
            <text:p>An enormous storm system has begun punching its way toward the Northeast , slowing holiday travel : .</text:p>
          </table:table-cell>
        </table:table-row>
        <table:table-row table:style-name="ro1">
          <table:table-cell table:number-columns-repeated="4"/>
          <table:table-cell office:value-type="string">
            <text:p>his hawaiian holiday</text:p>
          </table:table-cell>
          <table:table-cell office:value-type="string">
            <text:p>&amp;amp;</text:p>
          </table:table-cell>
          <table:table-cell office:value-type="string">
            <text:p>heads</text:p>
          </table:table-cell>
          <table:table-cell office:value-type="string">
            <text:p>Wrong</text:p>
          </table:table-cell>
          <table:table-cell office:value-type="string">
            <text:p>President Obama cuts short his Hawaiian holiday &amp;amp; heads to Washington to address the unfinished #fiscalcliff talks : .</text:p>
          </table:table-cell>
        </table:table-row>
        <table:table-row table:style-name="ro1">
          <table:table-cell table:number-columns-repeated="4"/>
          <table:table-cell office:value-type="string">
            <text:p>bikes</text:p>
          </table:table-cell>
          <table:table-cell office:value-type="string">
            <text:p>be means of</text:p>
          </table:table-cell>
          <table:table-cell office:value-type="string">
            <text:p>transport</text:p>
          </table:table-cell>
          <table:table-cell office:value-type="string">
            <text:p>Right</text:p>
          </table:table-cell>
          <table:table-cell office:value-type="string">
            <text:p>Nostalgia for the days when bikes were the primary means of transport has Chinese buying bicycles that cost $ 35,000+ : .</text:p>
          </table:table-cell>
        </table:table-row>
        <table:table-row table:style-name="ro1">
          <table:table-cell table:number-columns-repeated="4"/>
          <table:table-cell office:value-type="string">
            <text:p>the primary means of transport</text:p>
          </table:table-cell>
          <table:table-cell office:value-type="string">
            <text:p>have</text:p>
          </table:table-cell>
          <table:table-cell office:value-type="string">
            <text:p>chinese buying bicycles</text:p>
          </table:table-cell>
          <table:table-cell office:value-type="string">
            <text:p>Wrong</text:p>
          </table:table-cell>
          <table:table-cell office:value-type="string">
            <text:p>Nostalgia for the days when bikes were the primary means of transport has Chinese buying bicycles that cost $ 35,000+ : .</text:p>
          </table:table-cell>
        </table:table-row>
        <table:table-row table:style-name="ro1">
          <table:table-cell table:number-columns-repeated="4"/>
          <table:table-cell office:value-type="string">
            <text:p>chinese buying bicycles</text:p>
          </table:table-cell>
          <table:table-cell office:value-type="string">
            <text:p>cost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Nostalgia for the days when bikes were the primary means of transport has Chinese buying bicycles that cost $ 35,000+ : .</text:p>
          </table:table-cell>
        </table:table-row>
        <table:table-row table:style-name="ro1">
          <table:table-cell table:number-columns-repeated="4"/>
          <table:table-cell office:value-type="string">
            <text:p>3-d printing</text:p>
          </table:table-cell>
          <table:table-cell office:value-type="string">
            <text:p>become more accessible to</text:p>
          </table:table-cell>
          <table:table-cell office:value-type="string">
            <text:p>small companies</text:p>
          </table:table-cell>
          <table:table-cell office:value-type="string">
            <text:p>Right</text:p>
          </table:table-cell>
          <table:table-cell office:value-type="string">
            <text:p>3-D printing is becoming more accessible to small companies .</text:p>
          </table:table-cell>
        </table:table-row>
        <table:table-row table:style-name="ro1">
          <table:table-cell table:number-columns-repeated="4"/>
          <table:table-cell office:value-type="string">
            <text:p>the trend</text:p>
          </table:table-cell>
          <table:table-cell office:value-type="string">
            <text:p>be</text:p>
          </table:table-cell>
          <table:table-cell office:value-type="string">
            <text:p>a potential game changer</text:p>
          </table:table-cell>
          <table:table-cell office:value-type="string">
            <text:p>Right</text:p>
          </table:table-cell>
          <table:table-cell office:value-type="string">
            <text:p>See why the trend is a potential game changer for many : .</text:p>
          </table:table-cell>
        </table:table-row>
        <table:table-row table:style-name="ro1">
          <table:table-cell table:number-columns-repeated="4"/>
          <table:table-cell office:value-type="string">
            <text:p>this year 's business newsmakers</text:p>
          </table:table-cell>
          <table:table-cell office:value-type="string">
            <text:p>include number of</text:p>
          </table:table-cell>
          <table:table-cell office:value-type="string">
            <text:p>\" turnaround ceos</text:p>
          </table:table-cell>
          <table:table-cell office:value-type="string">
            <text:p>Right</text:p>
          </table:table-cell>
          <table:table-cell office:value-type="string">
            <text:p>This year 's business newsmakers included a number of \" Turnaround CEOs .</text:p>
          </table:table-cell>
        </table:table-row>
        <table:table-row table:style-name="ro1">
          <table:table-cell table:number-columns-repeated="4"/>
          <table:table-cell office:value-type="string">
            <text:p>amazon</text:p>
          </table:table-cell>
          <table:table-cell office:value-type="string">
            <text:p>invest in</text:p>
          </table:table-cell>
          <table:table-cell office:value-type="string">
            <text:p>original shows</text:p>
          </table:table-cell>
          <table:table-cell office:value-type="string">
            <text:p>Right</text:p>
          </table:table-cell>
          <table:table-cell office:value-type="string">
            <text:p>Amazon is investing in original shows with six comedy pilots for its Amazon Instant Video streaming service : $ AMZN.</text:p>
          </table:table-cell>
        </table:table-row>
        <table:table-row table:style-name="ro1">
          <table:table-cell table:number-columns-repeated="4"/>
          <table:table-cell office:value-type="string">
            <text:p>a gunman</text:p>
          </table:table-cell>
          <table:table-cell office:value-type="string">
            <text:p>kill</text:p>
          </table:table-cell>
          <table:table-cell office:value-type="string">
            <text:p># firefighters</text:p>
          </table:table-cell>
          <table:table-cell office:value-type="string">
            <text:p>Right</text:p>
          </table:table-cell>
          <table:table-cell office:value-type="string">
            <text:p>A gunman killed 2 firefighters in an ambush in Webster , NY ; 2 other firefighters &amp;amp; a police officer were injured : .</text:p>
          </table:table-cell>
        </table:table-row>
        <table:table-row table:style-name="ro1">
          <table:table-cell table:number-columns-repeated="4"/>
          <table:table-cell office:value-type="string">
            <text:p>bernie madoff</text:p>
          </table:table-cell>
          <table:table-cell office:value-type="string">
            <text:p>say</text:p>
          </table:table-cell>
          <table:table-cell office:value-type="string">
            <text:p>insider trading</text:p>
          </table:table-cell>
          <table:table-cell office:value-type="string">
            <text:p>Wrong</text:p>
          </table:table-cell>
          <table:table-cell office:value-type="string">
            <text:p>In an exclusive Christmas Eve letter to CNBC , Bernie Madoff says insider trading has gone on \"forever \" .</text:p>
          </table:table-cell>
        </table:table-row>
        <table:table-row table:style-name="ro1">
          <table:table-cell table:number-columns-repeated="4"/>
          <table:table-cell office:value-type="string">
            <text:p>insider trading</text:p>
          </table:table-cell>
          <table:table-cell office:value-type="string">
            <text:p>go on</text:p>
          </table:table-cell>
          <table:table-cell office:value-type="string">
            <text:p>\"forever \"</text:p>
          </table:table-cell>
          <table:table-cell office:value-type="string">
            <text:p>Right</text:p>
          </table:table-cell>
          <table:table-cell office:value-type="string">
            <text:p>In an exclusive Christmas Eve letter to CNBC , Bernie Madoff says insider trading has gone on \"forever \"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avoid impact of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office:value-type="string">
            <text:p>Yes ladies , you can avoid the financial impact of the fiscal cliff , but only if you 're good-looking .</text:p>
          </table:table-cell>
        </table:table-row>
        <table:table-row table:style-name="ro1">
          <table:table-cell table:number-columns-repeated="4"/>
          <table:table-cell office:value-type="string">
            <text:p>experts</text:p>
          </table:table-cell>
          <table:table-cell office:value-type="string">
            <text:p>have way to fix</text:p>
          </table:table-cell>
          <table:table-cell office:value-type="string">
            <text:p>social security</text:p>
          </table:table-cell>
          <table:table-cell office:value-type="string">
            <text:p>Right</text:p>
          </table:table-cell>
          <table:table-cell office:value-type="string">
            <text:p>Experts have ways to fix Social Security .</text:p>
          </table:table-cell>
        </table:table-row>
        <table:table-row table:style-name="ro1">
          <table:table-cell table:number-columns-repeated="4"/>
          <table:table-cell office:value-type="string">
            <text:p>south korean defense officials</text:p>
          </table:table-cell>
          <table:table-cell office:value-type="string">
            <text:p>say</text:p>
          </table:table-cell>
          <table:table-cell office:value-type="string">
            <text:p>north korea</text:p>
          </table:table-cell>
          <table:table-cell office:value-type="string">
            <text:p>Wrong</text:p>
          </table:table-cell>
          <table:table-cell office:value-type="string">
            <text:p>South Korean defense officials say North Korea is building a missile that could reach the United States : .</text:p>
          </table:table-cell>
        </table:table-row>
        <table:table-row table:style-name="ro1">
          <table:table-cell table:number-columns-repeated="4"/>
          <table:table-cell office:value-type="string">
            <text:p>north korea</text:p>
          </table:table-cell>
          <table:table-cell office:value-type="string">
            <text:p>build</text:p>
          </table:table-cell>
          <table:table-cell office:value-type="string">
            <text:p>a missile</text:p>
          </table:table-cell>
          <table:table-cell office:value-type="string">
            <text:p>Right</text:p>
          </table:table-cell>
          <table:table-cell office:value-type="string">
            <text:p>South Korean defense officials say North Korea is building a missile that could reach the United States : .</text:p>
          </table:table-cell>
        </table:table-row>
        <table:table-row table:style-name="ro1">
          <table:table-cell table:number-columns-repeated="4"/>
          <table:table-cell office:value-type="string">
            <text:p>a missile</text:p>
          </table:table-cell>
          <table:table-cell office:value-type="string">
            <text:p>reach</text:p>
          </table:table-cell>
          <table:table-cell office:value-type="string">
            <text:p>the united states</text:p>
          </table:table-cell>
          <table:table-cell office:value-type="string">
            <text:p>Right</text:p>
          </table:table-cell>
          <table:table-cell office:value-type="string">
            <text:p>South Korean defense officials say North Korea is building a missile that could reach the United States : .</text:p>
          </table:table-cell>
        </table:table-row>
        <table:table-row table:style-name="ro1">
          <table:table-cell table:number-columns-repeated="4"/>
          <table:table-cell office:value-type="string">
            <text:p>acer</text:p>
          </table:table-cell>
          <table:table-cell office:value-type="string">
            <text:p>plan to launch</text:p>
          </table:table-cell>
          <table:table-cell office:value-type="string">
            <text:p>an android tablet</text:p>
          </table:table-cell>
          <table:table-cell office:value-type="string">
            <text:p>Right</text:p>
          </table:table-cell>
          <table:table-cell office:value-type="string">
            <text:p>WSJ : Acer , the world’s fourth-largest PC maker , is planning to launch an Android tablet priced around $ 99 early next year .</text:p>
          </table:table-cell>
        </table:table-row>
        <table:table-row table:style-name="ro1">
          <table:table-cell table:number-columns-repeated="4"/>
          <table:table-cell office:value-type="string">
            <text:p>atlanta</text:p>
          </table:table-cell>
          <table:table-cell office:value-type="string">
            <text:p>have</text:p>
          </table:table-cell>
          <table:table-cell office:value-type="string">
            <text:p>world 's busiest airport</text:p>
          </table:table-cell>
          <table:table-cell office:value-type="string">
            <text:p>Right</text:p>
          </table:table-cell>
          <table:table-cell office:value-type="string">
            <text:p>JetBlue CEO to Atlanta has world 's busiest airport ; Beijing Airport is set to overtake Atlanta Hartsfield-Jackson , though .</text:p>
          </table:table-cell>
        </table:table-row>
        <table:table-row table:style-name="ro1">
          <table:table-cell table:number-columns-repeated="4"/>
          <table:table-cell office:value-type="string">
            <text:p>fiscal cliff ' woes</text:p>
          </table:table-cell>
          <table:table-cell office:value-type="string">
            <text:p>weigh</text:p>
          </table:table-cell>
          <table:table-cell office:value-type="string">
            <text:p>details</text:p>
          </table:table-cell>
          <table:table-cell office:value-type="string">
            <text:p>Wrong</text:p>
          </table:table-cell>
          <table:table-cell office:value-type="string">
            <text:p>Stocks end lower in shortened holiday trading session as 'fiscal cliff ' woes weigh DETAILS : .</text:p>
          </table:table-cell>
        </table:table-row>
        <table:table-row table:style-name="ro1">
          <table:table-cell table:number-columns-repeated="4"/>
          <table:table-cell office:value-type="string">
            <text:p>a child</text:p>
          </table:table-cell>
          <table:table-cell office:value-type="string">
            <text:p>be up to</text:p>
          </table:table-cell>
          <table:table-cell office:value-type="string">
            <text:p>$ #</text:p>
          </table:table-cell>
          <table:table-cell office:value-type="string">
            <text:p>Wrong</text:p>
          </table:table-cell>
          <table:table-cell office:value-type="string">
            <text:p>The cost of raising a child is now up to $ 235,000 .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office:value-type="string">
            <text:p>workers</text:p>
          </table:table-cell>
          <table:table-cell office:value-type="string">
            <text:p>feel brunt of</text:p>
          </table:table-cell>
          <table:table-cell office:value-type="string">
            <text:p>next year 's tax increases</text:p>
          </table:table-cell>
          <table:table-cell office:value-type="string">
            <text:p>Wrong</text:p>
          </table:table-cell>
          <table:table-cell office:value-type="string">
            <text:p>Workers probably wo n't feel the full brunt of next year 's tax increases in January paychecks , but do n't be fooled : .</text:p>
          </table:table-cell>
        </table:table-row>
        <table:table-row table:style-name="ro1">
          <table:table-cell table:number-columns-repeated="4"/>
          <table:table-cell office:value-type="string">
            <text:p>the us.</text:p>
          </table:table-cell>
          <table:table-cell office:value-type="string">
            <text:p>fall to</text:p>
          </table:table-cell>
          <table:table-cell office:value-type="string">
            <text:p>the lowest level</text:p>
          </table:table-cell>
          <table:table-cell office:value-type="string">
            <text:p>Wrong</text:p>
          </table:table-cell>
          <table:table-cell office:value-type="string">
            <text:p>The average price for a gallon of regular gasoline in the US. fell to the lowest level in more than a year : .</text:p>
          </table:table-cell>
        </table:table-row>
        <table:table-row table:style-name="ro1">
          <table:table-cell table:number-columns-repeated="4"/>
          <table:table-cell office:value-type="string">
            <text:p>latest edition of $ msft software</text:p>
          </table:table-cell>
          <table:table-cell office:value-type="string">
            <text:p>bring</text:p>
          </table:table-cell>
          <table:table-cell office:value-type="string">
            <text:p>usual sales pop</text:p>
          </table:table-cell>
          <table:table-cell office:value-type="string">
            <text:p>Wrong</text:p>
          </table:table-cell>
          <table:table-cell office:value-type="string">
            <text:p>Latest edition of $ MSFT software has n't brought usual sales pop : .</text:p>
          </table:table-cell>
        </table:table-row>
        <table:table-row table:style-name="ro1">
          <table:table-cell table:number-columns-repeated="4"/>
          <table:table-cell office:value-type="string">
            <text:p>nymex</text:p>
          </table:table-cell>
          <table:table-cell office:value-type="string">
            <text:p>close at</text:p>
          </table:table-cell>
          <table:table-cell table:style-name="ce1" office:value-type="string">
            <text:p>1:30pm</text:p>
          </table:table-cell>
          <table:table-cell office:value-type="string">
            <text:p>Right</text:p>
          </table:table-cell>
          <table:table-cell office:value-type="string">
            <text:p>FYI : NYSE , NASDAQ closing at 1pm ET today , while NYMEX closes at 1:30pm ET.</text:p>
          </table:table-cell>
        </table:table-row>
        <table:table-row table:style-name="ro1">
          <table:table-cell table:number-columns-repeated="4"/>
          <table:table-cell office:value-type="string">
            <text:p>lives</text:p>
          </table:table-cell>
          <table:table-cell office:value-type="string">
            <text:p>say be</text:p>
          </table:table-cell>
          <table:table-cell office:value-type="string">
            <text:p># stocks</text:p>
          </table:table-cell>
          <table:table-cell office:value-type="string">
            <text:p>Wrong</text:p>
          </table:table-cell>
          <table:table-cell office:value-type="string">
            <text:p>He who knows to run away , lives to trade another day , says Here are 3 stocks Cramer says to run away from : .</text:p>
          </table:table-cell>
        </table:table-row>
        <table:table-row table:style-name="ro1">
          <table:table-cell table:number-columns-repeated="4"/>
          <table:table-cell office:value-type="string">
            <text:p>app-makers</text:p>
          </table:table-cell>
          <table:table-cell office:value-type="string">
            <text:p>offer</text:p>
          </table:table-cell>
          <table:table-cell office:value-type="string">
            <text:p>holiday-themed games</text:p>
          </table:table-cell>
          <table:table-cell office:value-type="string">
            <text:p>Right</text:p>
          </table:table-cell>
          <table:table-cell office:value-type="string">
            <text:p>App-makers are offering holiday-themed games , treats , &amp;amp; tools for phone &amp;amp; tablet owners .</text:p>
          </table:table-cell>
        </table:table-row>
        <table:table-row table:style-name="ro1">
          <table:table-cell table:number-columns-repeated="4"/>
          <table:table-cell office:value-type="string">
            <text:p>gold 's sell-off</text:p>
          </table:table-cell>
          <table:table-cell office:value-type="string">
            <text:p>be</text:p>
          </table:table-cell>
          <table:table-cell office:value-type="string">
            <text:p>temporary &amp;amp; investors</text:p>
          </table:table-cell>
          <table:table-cell office:value-type="string">
            <text:p>Wrong</text:p>
          </table:table-cell>
          <table:table-cell office:value-type="string">
            <text:p>Analyst tells that gold 's sell-off is temporary &amp;amp; investors should be patient enough to ride it out : .</text:p>
          </table:table-cell>
        </table:table-row>
        <table:table-row table:style-name="ro1">
          <table:table-cell table:number-columns-repeated="4"/>
          <table:table-cell office:value-type="string">
            <text:p>european union</text:p>
          </table:table-cell>
          <table:table-cell office:value-type="string">
            <text:p>impose sanction against</text:p>
          </table:table-cell>
          <table:table-cell office:value-type="string">
            <text:p>iran 's banking , shipping and industrial sectors</text:p>
          </table:table-cell>
          <table:table-cell office:value-type="string">
            <text:p>Right</text:p>
          </table:table-cell>
          <table:table-cell office:value-type="string">
            <text:p>European Union imposes rigorous new sanctions against Iran 's banking , shipping and industrial sectors : .</text:p>
          </table:table-cell>
        </table:table-row>
        <table:table-row table:style-name="ro1">
          <table:table-cell table:number-columns-repeated="4"/>
          <table:table-cell office:value-type="string">
            <text:p>the same execs</text:p>
          </table:table-cell>
          <table:table-cell office:value-type="string">
            <text:p>add</text:p>
          </table:table-cell>
          <table:table-cell office:value-type="string">
            <text:p>$ # manolo blahniks</text:p>
          </table:table-cell>
          <table:table-cell office:value-type="string">
            <text:p>Wrong</text:p>
          </table:table-cell>
          <table:table-cell office:value-type="string">
            <text:p>The same execs who hope you add $ 595 Manolo Blahniks to your shopping list offer $ 9 designer milk : (via .</text:p>
          </table:table-cell>
        </table:table-row>
        <table:table-row table:style-name="ro1">
          <table:table-cell table:number-columns-repeated="4"/>
          <table:table-cell office:value-type="string">
            <text:p>your shopping list</text:p>
          </table:table-cell>
          <table:table-cell office:value-type="string">
            <text:p>offer</text:p>
          </table:table-cell>
          <table:table-cell office:value-type="string">
            <text:p>$ # designer milk</text:p>
          </table:table-cell>
          <table:table-cell office:value-type="string">
            <text:p>Right</text:p>
          </table:table-cell>
          <table:table-cell office:value-type="string">
            <text:p>The same execs who hope you add $ 595 Manolo Blahniks to your shopping list offer $ 9 designer milk : (via .</text:p>
          </table:table-cell>
        </table:table-row>
        <table:table-row table:style-name="ro1">
          <table:table-cell table:number-columns-repeated="4"/>
          <table:table-cell office:value-type="string">
            <text:p>\" most television</text:p>
          </table:table-cell>
          <table:table-cell office:value-type="string">
            <text:p>stream over</text:p>
          </table:table-cell>
          <table:table-cell office:value-type="string">
            <text:p>the internet</text:p>
          </table:table-cell>
          <table:table-cell office:value-type="string">
            <text:p>Right</text:p>
          </table:table-cell>
          <table:table-cell office:value-type="string">
            <text:p>Roku CEO : \" Most television will be streamed over the Internet in the coming years .</text:p>
          </table:table-cell>
        </table:table-row>
        <table:table-row table:style-name="ro1">
          <table:table-cell table:number-columns-repeated="4"/>
          <table:table-cell office:value-type="string">
            <text:p>the housing recovery</text:p>
          </table:table-cell>
          <table:table-cell office:value-type="string">
            <text:p>appear to be gain</text:p>
          </table:table-cell>
          <table:table-cell office:value-type="string">
            <text:p>steam</text:p>
          </table:table-cell>
          <table:table-cell office:value-type="string">
            <text:p>Right</text:p>
          </table:table-cell>
          <table:table-cell office:value-type="string">
            <text:p>Home prices &amp;amp; home buyer confidence are rising , as the housing recovery appears to be gaining steam : (via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set to be</text:p>
          </table:table-cell>
          <table:table-cell office:value-type="string">
            <text:p>tough year</text:p>
          </table:table-cell>
          <table:table-cell office:value-type="string">
            <text:p>Right</text:p>
          </table:table-cell>
          <table:table-cell office:value-type="string">
            <text:p>With gloomy economic forecasts adding to concerns over talk of UK leaving EU , 2013 is set to be tough year for country :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e start to</text:p>
          </table:table-cell>
          <table:table-cell office:value-type="string">
            <text:p>the busy holiday travel period</text:p>
          </table:table-cell>
          <table:table-cell office:value-type="string">
            <text:p>Right</text:p>
          </table:table-cell>
          <table:table-cell office:value-type="string">
            <text:p>With a storm causing flight delays and cancellations , it 's a rough start to the busy holiday travel period .</text:p>
          </table:table-cell>
        </table:table-row>
        <table:table-row table:style-name="ro1">
          <table:table-cell table:number-columns-repeated="4"/>
          <table:table-cell office:value-type="string">
            <text:p>east coast</text:p>
          </table:table-cell>
          <table:table-cell office:value-type="string">
            <text:p>face</text:p>
          </table:table-cell>
          <table:table-cell office:value-type="string">
            <text:p>a devastating port strike</text:p>
          </table:table-cell>
          <table:table-cell office:value-type="string">
            <text:p>Right</text:p>
          </table:table-cell>
          <table:table-cell office:value-type="string">
            <text:p>East Coast is facing a devastating port strike :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next year</text:p>
          </table:table-cell>
          <table:table-cell office:value-type="string">
            <text:p>Right</text:p>
          </table:table-cell>
          <table:table-cell office:value-type="string">
            <text:p>Obama : I want next year to be a year of strong economic growth .</text:p>
          </table:table-cell>
        </table:table-row>
        <table:table-row table:style-name="ro1">
          <table:table-cell table:number-columns-repeated="4"/>
          <table:table-cell office:value-type="string">
            <text:p>this</text:p>
          </table:table-cell>
          <table:table-cell office:value-type="string">
            <text:p>be contest between</text:p>
          </table:table-cell>
          <table:table-cell office:value-type="string">
            <text:p>parties \"</text:p>
          </table:table-cell>
          <table:table-cell office:value-type="string">
            <text:p>Wrong</text:p>
          </table:table-cell>
          <table:table-cell office:value-type="string">
            <text:p>Obama : \" Nobody can get 100 % of what they want , and this is not a contest between parties \"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speak with</text:p>
          </table:table-cell>
          <table:table-cell office:value-type="string">
            <text:p>speaker boehner &amp;amp;</text:p>
          </table:table-cell>
          <table:table-cell office:value-type="string">
            <text:p>Right</text:p>
          </table:table-cell>
          <table:table-cell office:value-type="string">
            <text:p>Obama : Just spoke with Speaker Boehner &amp;amp; met with Sen. Reid ; have asked Congress to take action on the 'fiscal cliff ' .</text:p>
          </table:table-cell>
        </table:table-row>
        <table:table-row table:style-name="ro1">
          <table:table-cell table:number-columns-repeated="4"/>
          <table:table-cell office:value-type="string">
            <text:p>speaker boehner &amp;amp;</text:p>
          </table:table-cell>
          <table:table-cell office:value-type="string">
            <text:p>meet with</text:p>
          </table:table-cell>
          <table:table-cell office:value-type="string">
            <text:p>sen. reid</text:p>
          </table:table-cell>
          <table:table-cell office:value-type="string">
            <text:p>Wrong</text:p>
          </table:table-cell>
          <table:table-cell office:value-type="string">
            <text:p>Obama : Just spoke with Speaker Boehner &amp;amp; met with Sen. Reid ; have asked Congress to take action on the 'fiscal cliff ' .</text:p>
          </table:table-cell>
        </table:table-row>
        <table:table-row table:style-name="ro1">
          <table:table-cell table:number-columns-repeated="4"/>
          <table:table-cell office:value-type="string">
            <text:p>sen. reid</text:p>
          </table:table-cell>
          <table:table-cell office:value-type="string">
            <text:p>ask</text:p>
          </table:table-cell>
          <table:table-cell office:value-type="string">
            <text:p>congress</text:p>
          </table:table-cell>
          <table:table-cell office:value-type="string">
            <text:p>Wrong</text:p>
          </table:table-cell>
          <table:table-cell office:value-type="string">
            <text:p>Obama : Just spoke with Speaker Boehner &amp;amp; met with Sen. Reid ; have asked Congress to take action on the 'fiscal cliff ' .</text:p>
          </table:table-cell>
        </table:table-row>
        <table:table-row table:style-name="ro1">
          <table:table-cell table:number-columns-repeated="4"/>
          <table:table-cell office:value-type="string">
            <text:p># et. stocks</text:p>
          </table:table-cell>
          <table:table-cell office:value-type="string">
            <text:p>tumble</text:p>
          </table:table-cell>
          <table:table-cell office:value-type="string">
            <text:p># %</text:p>
          </table:table-cell>
          <table:table-cell office:value-type="string">
            <text:p>Right</text:p>
          </table:table-cell>
          <table:table-cell office:value-type="string">
            <text:p>BREAKING : President Obama to deliver a statement on the fiscal cliff at 5p ET. Stocks tumble 1 % as hopes for 'fiscal cliff ' deal diminish .</text:p>
          </table:table-cell>
        </table:table-row>
        <table:table-row table:style-name="ro1">
          <table:table-cell table:number-columns-repeated="4"/>
          <table:table-cell office:value-type="string">
            <text:p>steve jobs ' yacht</text:p>
          </table:table-cell>
          <table:table-cell office:value-type="string">
            <text:p>impound in</text:p>
          </table:table-cell>
          <table:table-cell office:value-type="string">
            <text:p>amsterdam</text:p>
          </table:table-cell>
          <table:table-cell office:value-type="string">
            <text:p>Right</text:p>
          </table:table-cell>
          <table:table-cell office:value-type="string">
            <text:p>Steve Jobs ' yacht has been impounded in Amsterdam : .</text:p>
          </table:table-cell>
        </table:table-row>
        <table:table-row table:style-name="ro1">
          <table:table-cell table:number-columns-repeated="4"/>
          <table:table-cell office:value-type="string">
            <text:p># % of those</text:p>
          </table:table-cell>
          <table:table-cell office:value-type="string">
            <text:p>make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A new survey found that 67 % of those who make $ 400,000 and above support higher income taxes : (via .</text:p>
          </table:table-cell>
        </table:table-row>
        <table:table-row table:style-name="ro1">
          <table:table-cell table:number-columns-repeated="4"/>
          <table:table-cell office:value-type="string">
            <text:p>capitol hill</text:p>
          </table:table-cell>
          <table:table-cell office:value-type="string">
            <text:p>re</text:p>
          </table:table-cell>
          <table:table-cell office:value-type="string">
            <text:p># guns inamerica</text:p>
          </table:table-cell>
          <table:table-cell office:value-type="string">
            <text:p>Wrong</text:p>
          </table:table-cell>
          <table:table-cell office:value-type="string">
            <text:p>Live in 5ms , a highly-charged day on Capitol Hill re # Guns InAmerica - plus latest on cannibal cop + Jodi Arias trials .</text:p>
          </table:table-cell>
        </table:table-row>
        <table:table-row table:style-name="ro1">
          <table:table-cell table:number-columns-repeated="4"/>
          <table:table-cell office:value-type="string">
            <text:p>senior white house official</text:p>
          </table:table-cell>
          <table:table-cell office:value-type="string">
            <text:p>regret do</text:p>
          </table:table-cell>
          <table:table-cell office:value-type="string">
            <text:p>this</text:p>
          </table:table-cell>
          <table:table-cell office:value-type="string">
            <text:p>Wrong</text:p>
          </table:table-cell>
          <table:table-cell office:value-type="string">
            <text:p>Senior White House official emailed 'you will regret doing this , ' Woodward says .</text:p>
          </table:table-cell>
        </table:table-row>
        <table:table-row table:style-name="ro1">
          <table:table-cell table:number-columns-repeated="4"/>
          <table:table-cell office:value-type="string">
            <text:p>church officials</text:p>
          </table:table-cell>
          <table:table-cell office:value-type="string">
            <text:p>avoid</text:p>
          </table:table-cell>
          <table:table-cell office:value-type="string">
            <text:p>law enforcement 8pm</text:p>
          </table:table-cell>
          <table:table-cell office:value-type="string">
            <text:p>Wrong</text:p>
          </table:table-cell>
          <table:table-cell office:value-type="string">
            <text:p>An incredible story of an alleged serial child predator priest and how church officials helped him avoid law enforcement 8pm .</text:p>
          </table:table-cell>
        </table:table-row>
        <table:table-row table:style-name="ro1">
          <table:table-cell table:number-columns-repeated="4"/>
          <table:table-cell office:value-type="string">
            <text:p>nj gov. chris christie</text:p>
          </table:table-cell>
          <table:table-cell office:value-type="string">
            <text:p>diss by</text:p>
          </table:table-cell>
          <table:table-cell office:value-type="string">
            <text:p>cpac</text:p>
          </table:table-cell>
          <table:table-cell office:value-type="string">
            <text:p>Right</text:p>
          </table:table-cell>
          <table:table-cell office:value-type="string">
            <text:p>7p ET : NJ Gov. Chris Christie dissed by CPAC ?</text:p>
          </table:table-cell>
        </table:table-row>
        <table:table-row table:style-name="ro1">
          <table:table-cell table:number-columns-repeated="4"/>
          <table:table-cell office:value-type="string">
            <text:p>connecticut</text:p>
          </table:table-cell>
          <table:table-cell office:value-type="string">
            <text:p>kill</text:p>
          </table:table-cell>
          <table:table-cell office:value-type="string">
            <text:p>her # grandsons</text:p>
          </table:table-cell>
          <table:table-cell office:value-type="string">
            <text:p>Wrong</text:p>
          </table:table-cell>
          <table:table-cell office:value-type="string">
            <text:p>Woman in Connecticut kills her two grandsons , then herself , police say : .</text:p>
          </table:table-cell>
        </table:table-row>
        <table:table-row table:style-name="ro1">
          <table:table-cell table:number-columns-repeated="4"/>
          <table:table-cell office:value-type="string">
            <text:p>maldives</text:p>
          </table:table-cell>
          <table:table-cell office:value-type="string">
            <text:p>face</text:p>
          </table:table-cell>
          <table:table-cell office:value-type="string">
            <text:p># lashes</text:p>
          </table:table-cell>
          <table:table-cell office:value-type="string">
            <text:p>Wrong</text:p>
          </table:table-cell>
          <table:table-cell office:value-type="string">
            <text:p>15-year-old girl in Maldives faces 100 lashes for fornication : .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office:value-type="string">
            <text:p>lew</text:p>
          </table:table-cell>
          <table:table-cell office:value-type="string">
            <text:p>confirm as</text:p>
          </table:table-cell>
          <table:table-cell office:value-type="string">
            <text:p>treasury secretary</text:p>
          </table:table-cell>
          <table:table-cell office:value-type="string">
            <text:p>Right</text:p>
          </table:table-cell>
          <table:table-cell office:value-type="string">
            <text:p>Lew confirmed as Treasury secretary -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be</text:p>
          </table:table-cell>
          <table:table-cell office:value-type="string">
            <text:p>profiling saul griffith engineer</text:p>
          </table:table-cell>
          <table:table-cell office:value-type="string">
            <text:p>Right</text:p>
          </table:table-cell>
          <table:table-cell office:value-type="string">
            <text:p>This week we 're profiling Saul Griffith engineer &amp;amp; inventor of soft machines &amp;amp; low cost solar .</text:p>
          </table:table-cell>
        </table:table-row>
        <table:table-row table:style-name="ro1">
          <table:table-cell table:number-columns-repeated="4"/>
          <table:table-cell office:value-type="string">
            <text:p>inventor of soft machines</text:p>
          </table:table-cell>
          <table:table-cell office:value-type="string">
            <text:p>&amp;amp;</text:p>
          </table:table-cell>
          <table:table-cell office:value-type="string">
            <text:p>low cost solar</text:p>
          </table:table-cell>
          <table:table-cell office:value-type="string">
            <text:p>Wrong</text:p>
          </table:table-cell>
          <table:table-cell office:value-type="string">
            <text:p>This week we 're profiling Saul Griffith engineer &amp;amp; inventor of soft machines &amp;amp; low cost solar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be at</text:p>
          </table:table-cell>
          <table:table-cell table:style-name="ce1" office:value-type="string">
            <text:p>7pm</text:p>
          </table:table-cell>
          <table:table-cell office:value-type="string">
            <text:p>Right</text:p>
          </table:table-cell>
          <table:table-cell office:value-type="string">
            <text:p>I 'll be on tonight at 7pm ET to talk with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take</text:p>
          </table:table-cell>
          <table:table-cell office:value-type="string">
            <text:p>500+ days</text:p>
          </table:table-cell>
          <table:table-cell office:value-type="string">
            <text:p>Wrong</text:p>
          </table:table-cell>
          <table:table-cell office:value-type="string">
            <text:p>Group aims to send two humans on Mars mission in 2018 - would take 500+ days : .</text:p>
          </table:table-cell>
        </table:table-row>
        <table:table-row table:style-name="ro1">
          <table:table-cell table:number-columns-repeated="4"/>
          <table:table-cell office:value-type="string">
            <text:p>pimps</text:p>
          </table:table-cell>
          <table:table-cell office:value-type="string">
            <text:p>use</text:p>
          </table:table-cell>
          <table:table-cell office:value-type="string">
            <text:p>social media</text:p>
          </table:table-cell>
          <table:table-cell office:value-type="string">
            <text:p>Right</text:p>
          </table:table-cell>
          <table:table-cell office:value-type="string">
            <text:p>Pimps use social media to recruit underage sex workers : .</text:p>
          </table:table-cell>
        </table:table-row>
        <table:table-row table:style-name="ro1">
          <table:table-cell table:number-columns-repeated="4"/>
          <table:table-cell office:value-type="string">
            <text:p>a pizza shop owner</text:p>
          </table:table-cell>
          <table:table-cell office:value-type="string">
            <text:p>give discount to</text:p>
          </table:table-cell>
          <table:table-cell office:value-type="string">
            <text:p>customers</text:p>
          </table:table-cell>
          <table:table-cell office:value-type="string">
            <text:p>Right</text:p>
          </table:table-cell>
          <table:table-cell office:value-type="string">
            <text:p>A pizza shop owner is giving discounts to customers with guns ( from What do you think ? . Pres .</text:p>
          </table:table-cell>
        </table:table-row>
        <table:table-row table:style-name="ro1">
          <table:table-cell table:number-columns-repeated="4"/>
          <table:table-cell office:value-type="string">
            <text:p>guns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A pizza shop owner is giving discounts to customers with guns ( from What do you think ? . Pres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speak at</text:p>
          </table:table-cell>
          <table:table-cell office:value-type="string">
            <text:p>the unveiling of a rosa parks statue</text:p>
          </table:table-cell>
          <table:table-cell office:value-type="string">
            <text:p>Right</text:p>
          </table:table-cell>
          <table:table-cell office:value-type="string">
            <text:p>Obama is speaking now at the unveiling of a Rosa Parks statue at the US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air in</text:p>
          </table:table-cell>
          <table:table-cell office:value-type="string">
            <text:p>4pm et</text:p>
          </table:table-cell>
          <table:table-cell office:value-type="string">
            <text:p>Right</text:p>
          </table:table-cell>
          <table:table-cell office:value-type="string">
            <text:p>It airs in 4PM ET .</text:p>
          </table:table-cell>
        </table:table-row>
        <table:table-row table:style-name="ro1">
          <table:table-cell table:number-columns-repeated="4"/>
          <table:table-cell office:value-type="string">
            <text:p>tech execs</text:p>
          </table:table-cell>
          <table:table-cell office:value-type="string">
            <text:p>question</text:p>
          </table:table-cell>
          <table:table-cell office:value-type="string">
            <text:p>yahoo 's work-from-the-office edict</text:p>
          </table:table-cell>
          <table:table-cell office:value-type="string">
            <text:p>Right</text:p>
          </table:table-cell>
          <table:table-cell office:value-type="string">
            <text:p>Tech execs question Yahoo 's work-from-the-office edict : What do you think ? . Forced spending cuts : it 's about to get weird ( from .</text:p>
          </table:table-cell>
        </table:table-row>
        <table:table-row table:style-name="ro1">
          <table:table-cell table:number-columns-repeated="4"/>
          <table:table-cell office:value-type="string">
            <text:p>yahoo 's work-from-the-office edict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ech execs question Yahoo 's work-from-the-office edict : What do you think ? . Forced spending cuts : it 's about to get weird ( from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office:value-type="string">
            <text:p>Tech execs question Yahoo 's work-from-the-office edict : What do you think ? . Forced spending cuts : it 's about to get weird ( from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e about to get</text:p>
          </table:table-cell>
          <table:table-cell office:value-type="string">
            <text:p>weird from</text:p>
          </table:table-cell>
          <table:table-cell office:value-type="string">
            <text:p>Wrong</text:p>
          </table:table-cell>
          <table:table-cell office:value-type="string">
            <text:p>Tech execs question Yahoo 's work-from-the-office edict : What do you think ? . Forced spending cuts : it 's about to get weird ( from .</text:p>
          </table:table-cell>
        </table:table-row>
        <table:table-row table:style-name="ro1">
          <table:table-cell table:number-columns-repeated="4"/>
          <table:table-cell office:value-type="string">
            <text:p>vatican analyst john allen</text:p>
          </table:table-cell>
          <table:table-cell office:value-type="string">
            <text:p>tell on</text:p>
          </table:table-cell>
          <table:table-cell office:value-type="string">
            <text:p>#vatican</text:p>
          </table:table-cell>
          <table:table-cell office:value-type="string">
            <text:p>Right</text:p>
          </table:table-cell>
          <table:table-cell office:value-type="string">
            <text:p>Pope Benedict XVI a great teaching pope , Vatican analyst John Allen tells on #vatican .</text:p>
          </table:table-cell>
        </table:table-row>
        <table:table-row table:style-name="ro1">
          <table:table-cell table:number-columns-repeated="4"/>
          <table:table-cell office:value-type="string">
            <text:p>pope benedict xvi</text:p>
          </table:table-cell>
          <table:table-cell office:value-type="string">
            <text:p>make way in</text:p>
          </table:table-cell>
          <table:table-cell office:value-type="string">
            <text:p>the popemobile</text:p>
          </table:table-cell>
          <table:table-cell office:value-type="string">
            <text:p>Right</text:p>
          </table:table-cell>
          <table:table-cell office:value-type="string">
            <text:p>LIVE NOW : Pope Benedict XVI makes his way in the popemobile as he tours around St . Peter 's Square for his final general audience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tour around</text:p>
          </table:table-cell>
          <table:table-cell office:value-type="string">
            <text:p>st . peter 's square</text:p>
          </table:table-cell>
          <table:table-cell office:value-type="string">
            <text:p>Right</text:p>
          </table:table-cell>
          <table:table-cell office:value-type="string">
            <text:p>LIVE NOW : Pope Benedict XVI makes his way in the popemobile as he tours around St . Peter 's Square for his final general audience .</text:p>
          </table:table-cell>
        </table:table-row>
        <table:table-row table:style-name="ro1">
          <table:table-cell table:number-columns-repeated="4"/>
          <table:table-cell office:value-type="string">
            <text:p>mexico</text:p>
          </table:table-cell>
          <table:table-cell office:value-type="string">
            <text:p>report more than</text:p>
          </table:table-cell>
          <table:table-cell office:value-type="string">
            <text:p># missing</text:p>
          </table:table-cell>
          <table:table-cell office:value-type="string">
            <text:p>Right</text:p>
          </table:table-cell>
          <table:table-cell office:value-type="string">
            <text:p>Mexico reports more than 26,000 missing .</text:p>
          </table:table-cell>
        </table:table-row>
        <table:table-row table:style-name="ro1">
          <table:table-cell table:number-columns-repeated="4"/>
          <table:table-cell office:value-type="string">
            <text:p>coast guard</text:p>
          </table:table-cell>
          <table:table-cell office:value-type="string">
            <text:p>suspend search for miss</text:p>
          </table:table-cell>
          <table:table-cell office:value-type="string">
            <text:p>boaters</text:p>
          </table:table-cell>
          <table:table-cell office:value-type="string">
            <text:p>Right</text:p>
          </table:table-cell>
          <table:table-cell office:value-type="string">
            <text:p>Coast Guard suspends search for missing boaters , citing possible hoax .</text:p>
          </table:table-cell>
        </table:table-row>
        <table:table-row table:style-name="ro1">
          <table:table-cell table:number-columns-repeated="4"/>
          <table:table-cell office:value-type="string">
            <text:p>peru okay</text:p>
          </table:table-cell>
          <table:table-cell office:value-type="string">
            <text:p>know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American couple in Peru okay ; did n't know they were considered 'missing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hear be</text:p>
          </table:table-cell>
          <table:table-cell office:value-type="string">
            <text:p>\"brothels</text:p>
          </table:table-cell>
          <table:table-cell office:value-type="string">
            <text:p>Right</text:p>
          </table:table-cell>
          <table:table-cell office:value-type="string">
            <text:p>3 days until forced spending cuts and all we hear is \"brothels \ " and \"posterior .</text:p>
          </table:table-cell>
        </table:table-row>
        <table:table-row table:style-name="ro1">
          <table:table-cell table:number-columns-repeated="4"/>
          <table:table-cell office:value-type="string">
            <text:p>chuck hagel</text:p>
          </table:table-cell>
          <table:table-cell office:value-type="string">
            <text:p>confirm by</text:p>
          </table:table-cell>
          <table:table-cell office:value-type="string">
            <text:p>the senate</text:p>
          </table:table-cell>
          <table:table-cell office:value-type="string">
            <text:p>Right</text:p>
          </table:table-cell>
          <table:table-cell office:value-type="string">
            <text:p>Chuck Hagel has been confirmed by the Senate as the next Secretary of Defense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retire on</text:p>
          </table:table-cell>
          <table:table-cell office:value-type="string">
            <text:p>thursday from</text:p>
          </table:table-cell>
          <table:table-cell office:value-type="string">
            <text:p>Right</text:p>
          </table:table-cell>
          <table:table-cell office:value-type="string">
            <text:p>What to expect from the pope after he retires on Thursday ( from .</text:p>
          </table:table-cell>
        </table:table-row>
        <table:table-row table:style-name="ro1">
          <table:table-cell table:number-columns-repeated="4"/>
          <table:table-cell office:value-type="string">
            <text:p>the office</text:p>
          </table:table-cell>
          <table:table-cell office:value-type="string">
            <text:p>agree w/</text:p>
          </table:table-cell>
          <table:table-cell office:value-type="string">
            <text:p>her decision</text:p>
          </table:table-cell>
          <table:table-cell office:value-type="string">
            <text:p>Wrong</text:p>
          </table:table-cell>
          <table:table-cell office:value-type="string">
            <text:p>ICYMI : Yahoo CEO : Work from the office or quit -- Do you agree w/ her decision ?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need to know about</text:p>
          </table:table-cell>
          <table:table-cell office:value-type="string">
            <text:p>the # jodiarias trial</text:p>
          </table:table-cell>
          <table:table-cell office:value-type="string">
            <text:p>Right</text:p>
          </table:table-cell>
          <table:table-cell office:value-type="string">
            <text:p>All you need to know about the # JodiArias trial : sex , lies , and scandal !</text:p>
          </table:table-cell>
        </table:table-row>
        <table:table-row table:style-name="ro1">
          <table:table-cell table:number-columns-repeated="4"/>
          <table:table-cell office:value-type="string">
            <text:p>top senate republican</text:p>
          </table:table-cell>
          <table:table-cell office:value-type="string">
            <text:p>doubt</text:p>
          </table:table-cell>
          <table:table-cell office:value-type="string">
            <text:p>damage</text:p>
          </table:table-cell>
          <table:table-cell office:value-type="string">
            <text:p>Right</text:p>
          </table:table-cell>
          <table:table-cell office:value-type="string">
            <text:p>Top Senate Republican doubts damage from defense cuts : What do you think ? . Blizzard batters US. heartland - follow the CNN storm tracker : . 2 of hagels biggest critics , and just voted to break the gop filibuster and let the nomination go thru .</text:p>
          </table:table-cell>
        </table:table-row>
        <table:table-row table:style-name="ro1">
          <table:table-cell table:number-columns-repeated="4"/>
          <table:table-cell office:value-type="string">
            <text:p>defense cuts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op Senate Republican doubts damage from defense cuts : What do you think ? . Blizzard batters US. heartland - follow the CNN storm tracker : . 2 of hagels biggest critics , and just voted to break the gop filibuster and let the nomination go thru .</text:p>
          </table:table-cell>
        </table:table-row>
        <table:table-row table:style-name="ro1">
          <table:table-cell table:number-columns-repeated="4"/>
          <table:table-cell office:value-type="string">
            <text:p>us. heartland</text:p>
          </table:table-cell>
          <table:table-cell office:value-type="string">
            <text:p>follow</text:p>
          </table:table-cell>
          <table:table-cell office:value-type="string">
            <text:p>the cnn storm tracker</text:p>
          </table:table-cell>
          <table:table-cell office:value-type="string">
            <text:p>Wrong</text:p>
          </table:table-cell>
          <table:table-cell office:value-type="string">
            <text:p>Top Senate Republican doubts damage from defense cuts : What do you think ? . Blizzard batters US. heartland - follow the CNN storm tracker : . 2 of hagels biggest critics , and just voted to break the gop filibuster and let the nomination go thru .</text:p>
          </table:table-cell>
        </table:table-row>
        <table:table-row table:style-name="ro1">
          <table:table-cell table:number-columns-repeated="4"/>
          <table:table-cell office:value-type="string">
            <text:p>. # of hagels biggest critics</text:p>
          </table:table-cell>
          <table:table-cell office:value-type="string">
            <text:p>let</text:p>
          </table:table-cell>
          <table:table-cell office:value-type="string">
            <text:p>the nomination</text:p>
          </table:table-cell>
          <table:table-cell office:value-type="string">
            <text:p>Wrong</text:p>
          </table:table-cell>
          <table:table-cell office:value-type="string">
            <text:p>Top Senate Republican doubts damage from defense cuts : What do you think ? . Blizzard batters US. heartland - follow the CNN storm tracker : . 2 of hagels biggest critics , and just voted to break the gop filibuster and let the nomination go thru .</text:p>
          </table:table-cell>
        </table:table-row>
        <table:table-row table:style-name="ro1">
          <table:table-cell table:number-columns-repeated="4"/>
          <table:table-cell office:value-type="string">
            <text:p>the nomination</text:p>
          </table:table-cell>
          <table:table-cell office:value-type="string">
            <text:p>go</text:p>
          </table:table-cell>
          <table:table-cell office:value-type="string">
            <text:p>thru</text:p>
          </table:table-cell>
          <table:table-cell office:value-type="string">
            <text:p>Right</text:p>
          </table:table-cell>
          <table:table-cell office:value-type="string">
            <text:p>Top Senate Republican doubts damage from defense cuts : What do you think ? . Blizzard batters US. heartland - follow the CNN storm tracker : . 2 of hagels biggest critics , and just voted to break the gop filibuster and let the nomination go thru .</text:p>
          </table:table-cell>
        </table:table-row>
        <table:table-row table:style-name="ro1">
          <table:table-cell table:number-columns-repeated="4"/>
          <table:table-cell office:value-type="string">
            <text:p>an uninvited guest</text:p>
          </table:table-cell>
          <table:table-cell office:value-type="string">
            <text:p>say</text:p>
          </table:table-cell>
          <table:table-cell office:value-type="string">
            <text:p>guest donny deutsch</text:p>
          </table:table-cell>
          <table:table-cell office:value-type="string">
            <text:p>Wrong</text:p>
          </table:table-cell>
          <table:table-cell office:value-type="string">
            <text:p>Michelle Obama \"was an uninvited guest \ " at the Oscars , says guest Donny Deutsch : What do you think ? .</text:p>
          </table:table-cell>
        </table:table-row>
        <table:table-row table:style-name="ro1">
          <table:table-cell table:number-columns-repeated="4"/>
          <table:table-cell office:value-type="string">
            <text:p>guest donny deutsch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Michelle Obama \"was an uninvited guest \ " at the Oscars , says guest Donny Deutsch : What do you think ?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office:value-type="string">
            <text:p>Michelle Obama \"was an uninvited guest \ " at the Oscars , says guest Donny Deutsch : What do you think ? .</text:p>
          </table:table-cell>
        </table:table-row>
        <table:table-row table:style-name="ro1">
          <table:table-cell table:number-columns-repeated="4"/>
          <table:table-cell office:value-type="string">
            <text:p>the italians</text:p>
          </table:table-cell>
          <table:table-cell office:value-type="string">
            <text:p>mess with</text:p>
          </table:table-cell>
          <table:table-cell office:value-type="string">
            <text:p>everyone 's markets</text:p>
          </table:table-cell>
          <table:table-cell office:value-type="string">
            <text:p>Right</text:p>
          </table:table-cell>
          <table:table-cell office:value-type="string">
            <text:p>The Italians are messing with everyone 's markets although the US. could rebound today .</text:p>
          </table:table-cell>
        </table:table-row>
        <table:table-row table:style-name="ro1">
          <table:table-cell table:number-columns-repeated="4"/>
          <table:table-cell office:value-type="string">
            <text:p>the us.</text:p>
          </table:table-cell>
          <table:table-cell office:value-type="string">
            <text:p>rebind</text:p>
          </table:table-cell>
          <table:table-cell office:value-type="string">
            <text:p>today</text:p>
          </table:table-cell>
          <table:table-cell office:value-type="string">
            <text:p>Right</text:p>
          </table:table-cell>
          <table:table-cell office:value-type="string">
            <text:p>The Italians are messing with everyone 's markets although the US. could rebound today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miss of</text:p>
          </table:table-cell>
          <table:table-cell office:value-type="string">
            <text:p>interviews</text:p>
          </table:table-cell>
          <table:table-cell office:value-type="string">
            <text:p>Right</text:p>
          </table:table-cell>
          <table:table-cell office:value-type="string">
            <text:p>In case you missed any of interviews on red carpet last night , you can catch them all here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catc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In case you missed any of interviews on red carpet last night , you can catch them all here .</text:p>
          </table:table-cell>
        </table:table-row>
        <table:table-row table:style-name="ro1">
          <table:table-cell table:number-columns-repeated="4"/>
          <table:table-cell office:value-type="string">
            <text:p>she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nitially # jodiarias lied about killing her ex - now she says it 's because she was ashamed .</text:p>
          </table:table-cell>
        </table:table-row>
        <table:table-row table:style-name="ro1">
          <table:table-cell table:number-columns-repeated="4"/>
          <table:table-cell office:value-type="string">
            <text:p>our legal experts</text:p>
          </table:table-cell>
          <table:table-cell office:value-type="string">
            <text:p>weigh in at</text:p>
          </table:table-cell>
          <table:table-cell office:value-type="string">
            <text:p># , #</text:p>
          </table:table-cell>
          <table:table-cell office:value-type="string">
            <text:p>Right</text:p>
          </table:table-cell>
          <table:table-cell office:value-type="string">
            <text:p>Our legal experts weigh in at 8 , 10p .</text:p>
          </table:table-cell>
        </table:table-row>
        <table:table-row table:style-name="ro1">
          <table:table-cell table:number-columns-repeated="4"/>
          <table:table-cell office:value-type="string">
            <text:p>all</text:p>
          </table:table-cell>
          <table:table-cell office:value-type="string">
            <text:p>blame</text:p>
          </table:table-cell>
          <table:table-cell office:value-type="string">
            <text:p>&amp;amp; little action</text:p>
          </table:table-cell>
          <table:table-cell office:value-type="string">
            <text:p>Wrong</text:p>
          </table:table-cell>
          <table:table-cell office:value-type="string">
            <text:p>All blame &amp;amp; little action in Washington on averting 'brutal ' spending cuts -- White House Econ .</text:p>
          </table:table-cell>
        </table:table-row>
        <table:table-row table:style-name="ro1">
          <table:table-cell table:number-columns-repeated="4"/>
          <table:table-cell office:value-type="string">
            <text:p>adviser</text:p>
          </table:table-cell>
          <table:table-cell office:value-type="string">
            <text:p>join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Adviser joins # Out Front 7p ET. \" Washington is a study in juvenile petulance , \" writes for Do you agree ? .</text:p>
          </table:table-cell>
        </table:table-row>
        <table:table-row table:style-name="ro1">
          <table:table-cell table:number-columns-repeated="4"/>
          <table:table-cell office:value-type="string">
            <text:p>front 7p et. \" washington</text:p>
          </table:table-cell>
          <table:table-cell office:value-type="string">
            <text:p>be study in</text:p>
          </table:table-cell>
          <table:table-cell office:value-type="string">
            <text:p>juvenile petulance</text:p>
          </table:table-cell>
          <table:table-cell office:value-type="string">
            <text:p>Right</text:p>
          </table:table-cell>
          <table:table-cell office:value-type="string">
            <text:p>Adviser joins # Out Front 7p ET. \" Washington is a study in juvenile petulance , \" writes for Do you agree ? .</text:p>
          </table:table-cell>
        </table:table-row>
        <table:table-row table:style-name="ro1">
          <table:table-cell table:number-columns-repeated="4"/>
          <table:table-cell office:value-type="string">
            <text:p>former surgeon general c. everett # koop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Former Surgeon General C. Everett # Koop dies at 96 . Marijuana dealers get slammed by taxes (via .</text:p>
          </table:table-cell>
        </table:table-row>
        <table:table-row table:style-name="ro1">
          <table:table-cell table:number-columns-repeated="4"/>
          <table:table-cell office:value-type="string">
            <text:p>marijuana dealers</text:p>
          </table:table-cell>
          <table:table-cell office:value-type="string">
            <text:p>get slam by</text:p>
          </table:table-cell>
          <table:table-cell office:value-type="string">
            <text:p>taxes (via</text:p>
          </table:table-cell>
          <table:table-cell office:value-type="string">
            <text:p>Right</text:p>
          </table:table-cell>
          <table:table-cell office:value-type="string">
            <text:p>Former Surgeon General C. Everett # Koop dies at 96 . Marijuana dealers get slammed by taxes (via .</text:p>
          </table:table-cell>
        </table:table-row>
        <table:table-row table:style-name="ro1">
          <table:table-cell table:number-columns-repeated="4"/>
          <table:table-cell office:value-type="string">
            <text:p>hagman</text:p>
          </table:table-cell>
          <table:table-cell office:value-type="string">
            <text:p>leave out of</text:p>
          </table:table-cell>
          <table:table-cell office:value-type="string">
            <text:p>the oscars \"</text:p>
          </table:table-cell>
          <table:table-cell office:value-type="string">
            <text:p>Right</text:p>
          </table:table-cell>
          <table:table-cell office:value-type="string">
            <text:p>Diller , Griffith , Hagman - who was left out of the Oscars \" In Memoriam \ " montage this year ?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abuse</text:p>
          </table:table-cell>
          <table:table-cell office:value-type="string">
            <text:p># men</text:p>
          </table:table-cell>
          <table:table-cell office:value-type="string">
            <text:p>Right</text:p>
          </table:table-cell>
          <table:table-cell office:value-type="string">
            <text:p>Catholic cardinal resigns amid allegations he abused four men studying to be priests in the 1980s : .</text:p>
          </table:table-cell>
        </table:table-row>
        <table:table-row table:style-name="ro1">
          <table:table-cell table:number-columns-repeated="4"/>
          <table:table-cell office:value-type="string">
            <text:p>shocking scandals</text:p>
          </table:table-cell>
          <table:table-cell office:value-type="string">
            <text:p>continue to rock</text:p>
          </table:table-cell>
          <table:table-cell office:value-type="string">
            <text:p>rc church</text:p>
          </table:table-cell>
          <table:table-cell office:value-type="string">
            <text:p>Right</text:p>
          </table:table-cell>
          <table:table-cell office:value-type="string">
            <text:p>Shocking scandals continue to rock RC Church : .</text:p>
          </table:table-cell>
        </table:table-row>
        <table:table-row table:style-name="ro1">
          <table:table-cell table:number-columns-repeated="4"/>
          <table:table-cell office:value-type="string">
            <text:p>the # oscars</text:p>
          </table:table-cell>
          <table:table-cell office:value-type="string">
            <text:p>flip to</text:p>
          </table:table-cell>
          <table:table-cell office:value-type="string">
            <text:p>as hosts</text:p>
          </table:table-cell>
          <table:table-cell office:value-type="string">
            <text:p>Wrong</text:p>
          </table:table-cell>
          <table:table-cell office:value-type="string">
            <text:p>When the # Oscars come to an end , flip over to as hosts the post-show special .</text:p>
          </table:table-cell>
        </table:table-row>
        <table:table-row table:style-name="ro1">
          <table:table-cell table:number-columns-repeated="4"/>
          <table:table-cell office:value-type="string">
            <text:p>the world</text:p>
          </table:table-cell>
          <table:table-cell office:value-type="string">
            <text:p>know</text:p>
          </table:table-cell>
          <table:table-cell office:value-type="string">
            <text:p># oscars winners</text:p>
          </table:table-cell>
          <table:table-cell office:value-type="string">
            <text:p>Wrong</text:p>
          </table:table-cell>
          <table:table-cell office:value-type="string">
            <text:p>The ONLY 2 men in the world that know tonight’s # Oscars winners .</text:p>
          </table:table-cell>
        </table:table-row>
        <table:table-row table:style-name="ro1">
          <table:table-cell table:number-columns-repeated="4"/>
          <table:table-cell office:value-type="string">
            <text:p>the pwc accountants</text:p>
          </table:table-cell>
          <table:table-cell office:value-type="string">
            <text:p>have to say</text:p>
          </table:table-cell>
          <table:table-cell office:value-type="string">
            <text:p>? video</text:p>
          </table:table-cell>
          <table:table-cell office:value-type="string">
            <text:p>Wrong</text:p>
          </table:table-cell>
          <table:table-cell office:value-type="string">
            <text:p>What do the PWC accountants have to say ? VIDEO .</text:p>
          </table:table-cell>
        </table:table-row>
        <table:table-row table:style-name="ro1">
          <table:table-cell table:number-columns-repeated="4"/>
          <table:table-cell office:value-type="string">
            <text:p>a sprint</text:p>
          </table:table-cell>
          <table:table-cell office:value-type="string">
            <text:p>let</text:p>
          </table:table-cell>
          <table:table-cell office:value-type="string">
            <text:p>s</text:p>
          </table:table-cell>
          <table:table-cell office:value-type="string">
            <text:p>Wrong</text:p>
          </table:table-cell>
          <table:table-cell office:value-type="string">
            <text:p>After a sprint out of the gates , let 's reset : your host from the red carpet , w/ #CNN.</text:p>
          </table:table-cell>
        </table:table-row>
        <table:table-row table:style-name="ro1">
          <table:table-cell table:number-columns-repeated="4"/>
          <table:table-cell office:value-type="string">
            <text:p>scotland 's archbishop</text:p>
          </table:table-cell>
          <table:table-cell office:value-type="string">
            <text:p>contest</text:p>
          </table:table-cell>
          <table:table-cell office:value-type="string">
            <text:p>\"inappropriate behavior</text:p>
          </table:table-cell>
          <table:table-cell office:value-type="string">
            <text:p>Right</text:p>
          </table:table-cell>
          <table:table-cell office:value-type="string">
            <text:p>Scotland 's archbishop contests \"inappropriate behavior \ " claim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anchor</text:p>
          </table:table-cell>
          <table:table-cell office:value-type="string">
            <text:p>cnn 's live oscars red carpet coverage</text:p>
          </table:table-cell>
          <table:table-cell office:value-type="string">
            <text:p>Right</text:p>
          </table:table-cell>
          <table:table-cell office:value-type="string">
            <text:p>REMINDER : I 'm anchoring CNN 's live Oscars red carpet coverage from 6-7. 30pm ET , then again , live , for 1hr after the show ends .</text:p>
          </table:table-cell>
        </table:table-row>
        <table:table-row table:style-name="ro1">
          <table:table-cell table:number-columns-repeated="4"/>
          <table:table-cell office:value-type="string">
            <text:p>’ brother carl</text:p>
          </table:table-cell>
          <table:table-cell office:value-type="string">
            <text:p>accuse in</text:p>
          </table:table-cell>
          <table:table-cell office:value-type="string">
            <text:p># death</text:p>
          </table:table-cell>
          <table:table-cell office:value-type="string">
            <text:p>Right</text:p>
          </table:table-cell>
          <table:table-cell office:value-type="string">
            <text:p>Pistorius ’ brother Carl accused in 2010 death .</text:p>
          </table:table-cell>
        </table:table-row>
        <table:table-row table:style-name="ro1">
          <table:table-cell table:number-columns-repeated="4"/>
          <table:table-cell office:value-type="string">
            <text:p>police</text:p>
          </table:table-cell>
          <table:table-cell office:value-type="string">
            <text:p>identify</text:p>
          </table:table-cell>
          <table:table-cell office:value-type="string">
            <text:p>las vegas shooting suspect</text:p>
          </table:table-cell>
          <table:table-cell office:value-type="string">
            <text:p>Right</text:p>
          </table:table-cell>
          <table:table-cell office:value-type="string">
            <text:p>Police identify Las Vegas shooting suspect : .</text:p>
          </table:table-cell>
        </table:table-row>
        <table:table-row table:style-name="ro1">
          <table:table-cell table:number-columns-repeated="4"/>
          <table:table-cell office:value-type="string">
            <text:p>debris</text:p>
          </table:table-cell>
          <table:table-cell office:value-type="string">
            <text:p>fly into</text:p>
          </table:table-cell>
          <table:table-cell office:value-type="string">
            <text:p>daytona</text:p>
          </table:table-cell>
          <table:table-cell office:value-type="string">
            <text:p>Right</text:p>
          </table:table-cell>
          <table:table-cell office:value-type="string">
            <text:p>Injuries as debris flies into Daytona stands during fiery NASCAR crash .</text:p>
          </table:table-cell>
        </table:table-row>
        <table:table-row table:style-name="ro1">
          <table:table-cell table:number-columns-repeated="4"/>
          <table:table-cell office:value-type="string">
            <text:p>daytona</text:p>
          </table:table-cell>
          <table:table-cell office:value-type="string">
            <text:p>stand during</text:p>
          </table:table-cell>
          <table:table-cell office:value-type="string">
            <text:p>fiery nascar crash</text:p>
          </table:table-cell>
          <table:table-cell office:value-type="string">
            <text:p>Wrong</text:p>
          </table:table-cell>
          <table:table-cell office:value-type="string">
            <text:p>Injuries as debris flies into Daytona stands during fiery NASCAR crash .</text:p>
          </table:table-cell>
        </table:table-row>
        <table:table-row table:style-name="ro1">
          <table:table-cell table:number-columns-repeated="4"/>
          <table:table-cell office:value-type="string">
            <text:p>donations</text:p>
          </table:table-cell>
          <table:table-cell office:value-type="string">
            <text:p>pour in for</text:p>
          </table:table-cell>
          <table:table-cell office:value-type="string">
            <text:p>homeless man</text:p>
          </table:table-cell>
          <table:table-cell office:value-type="string">
            <text:p>Right</text:p>
          </table:table-cell>
          <table:table-cell office:value-type="string">
            <text:p>Donations pour in for homeless man who returned diamond ring : .</text:p>
          </table:table-cell>
        </table:table-row>
        <table:table-row table:style-name="ro1">
          <table:table-cell table:number-columns-repeated="4"/>
          <table:table-cell office:value-type="string">
            <text:p>homeless man</text:p>
          </table:table-cell>
          <table:table-cell office:value-type="string">
            <text:p>return</text:p>
          </table:table-cell>
          <table:table-cell office:value-type="string">
            <text:p>diamond ring</text:p>
          </table:table-cell>
          <table:table-cell office:value-type="string">
            <text:p>Right</text:p>
          </table:table-cell>
          <table:table-cell office:value-type="string">
            <text:p>Donations pour in for homeless man who returned diamond ring : .</text:p>
          </table:table-cell>
        </table:table-row>
        <table:table-row table:style-name="ro1">
          <table:table-cell table:number-columns-repeated="4"/>
          <table:table-cell office:value-type="string">
            <text:p>mississippi politician</text:p>
          </table:table-cell>
          <table:table-cell office:value-type="string">
            <text:p>urge</text:p>
          </table:table-cell>
          <table:table-cell office:value-type="string">
            <text:p>gunmakers</text:p>
          </table:table-cell>
          <table:table-cell office:value-type="string">
            <text:p>Right</text:p>
          </table:table-cell>
          <table:table-cell office:value-type="string">
            <text:p>Mississippi politician urges gunmakers in Connecticut , elsewhere to relocate : .</text:p>
          </table:table-cell>
        </table:table-row>
        <table:table-row table:style-name="ro1">
          <table:table-cell table:number-columns-repeated="4"/>
          <table:table-cell office:value-type="string">
            <text:p>jimmy fallon</text:p>
          </table:table-cell>
          <table:table-cell office:value-type="string">
            <text:p>show off</text:p>
          </table:table-cell>
          <table:table-cell office:value-type="string">
            <text:p>their 'mom dancing '</text:p>
          </table:table-cell>
          <table:table-cell office:value-type="string">
            <text:p>Right</text:p>
          </table:table-cell>
          <table:table-cell office:value-type="string">
            <text:p>Michelle Obama , Jimmy Fallon show off their 'mom dancing ' : .</text:p>
          </table:table-cell>
        </table:table-row>
        <table:table-row table:style-name="ro1">
          <table:table-cell table:number-columns-repeated="4"/>
          <table:table-cell office:value-type="string">
            <text:p>serial killers</text:p>
          </table:table-cell>
          <table:table-cell office:value-type="string">
            <text:p>call</text:p>
          </table:table-cell>
          <table:table-cell office:value-type="string">
            <text:p>hotel home\nhttp ://t</text:p>
          </table:table-cell>
          <table:table-cell office:value-type="string">
            <text:p>Right</text:p>
          </table:table-cell>
          <table:table-cell office:value-type="string">
            <text:p>Cecil Hotel 's dark history : Woman dead in water tank ; serial killers called hotel home\nhttp ://t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What would you ask him ? .</text:p>
          </table:table-cell>
        </table:table-row>
        <table:table-row table:style-name="ro1">
          <table:table-cell table:number-columns-repeated="4"/>
          <table:table-cell office:value-type="string">
            <text:p>department of justice</text:p>
          </table:table-cell>
          <table:table-cell office:value-type="string">
            <text:p>join lawsuit against</text:p>
          </table:table-cell>
          <table:table-cell office:value-type="string">
            <text:p>lance armstrong</text:p>
          </table:table-cell>
          <table:table-cell office:value-type="string">
            <text:p>Right</text:p>
          </table:table-cell>
          <table:table-cell office:value-type="string">
            <text:p>Department of Justice joins lawsuit against Lance Armstrong : .</text:p>
          </table:table-cell>
        </table:table-row>
        <table:table-row table:style-name="ro1">
          <table:table-cell table:number-columns-repeated="4"/>
          <table:table-cell office:value-type="string">
            <text:p>fbi misconduct</text:p>
          </table:table-cell>
          <table:table-cell office:value-type="string">
            <text:p>include</text:p>
          </table:table-cell>
          <table:table-cell office:value-type="string">
            <text:p>\"rash</text:p>
          </table:table-cell>
          <table:table-cell office:value-type="string">
            <text:p>Wrong</text:p>
          </table:table-cell>
          <table:table-cell office:value-type="string">
            <text:p>FBI misconduct includes \"rash of sexting cases \ " involving employees ( from .</text:p>
          </table:table-cell>
        </table:table-row>
        <table:table-row table:style-name="ro1">
          <table:table-cell table:number-columns-repeated="4"/>
          <table:table-cell office:value-type="string">
            <text:p>cnn hero michael carter</text:p>
          </table:table-cell>
          <table:table-cell office:value-type="string">
            <text:p>unlock door to</text:p>
          </table:table-cell>
          <table:table-cell office:value-type="string">
            <text:p>higher #education</text:p>
          </table:table-cell>
          <table:table-cell office:value-type="string">
            <text:p>Right</text:p>
          </table:table-cell>
          <table:table-cell office:value-type="string">
            <text:p>CNN Hero Michael Carter unlocks doors to higher #education for low-income HS students w/ #college dreams #CNNHeroes .</text:p>
          </table:table-cell>
        </table:table-row>
        <table:table-row table:style-name="ro1">
          <table:table-cell table:number-columns-repeated="4"/>
          <table:table-cell office:value-type="string">
            <text:p>low-income hs students</text:p>
          </table:table-cell>
          <table:table-cell office:value-type="string">
            <text:p>w/</text:p>
          </table:table-cell>
          <table:table-cell office:value-type="string">
            <text:p>#college</text:p>
          </table:table-cell>
          <table:table-cell office:value-type="string">
            <text:p>Wrong</text:p>
          </table:table-cell>
          <table:table-cell office:value-type="string">
            <text:p>CNN Hero Michael Carter unlocks doors to higher #education for low-income HS students w/ #college dreams #CNNHeroes .</text:p>
          </table:table-cell>
        </table:table-row>
        <table:table-row table:style-name="ro1">
          <table:table-cell table:number-columns-repeated="4"/>
          <table:table-cell office:value-type="string">
            <text:p>#college</text:p>
          </table:table-cell>
          <table:table-cell office:value-type="string">
            <text:p>dream</text:p>
          </table:table-cell>
          <table:table-cell office:value-type="string">
            <text:p>#cnnheroes</text:p>
          </table:table-cell>
          <table:table-cell office:value-type="string">
            <text:p>Wrong</text:p>
          </table:table-cell>
          <table:table-cell office:value-type="string">
            <text:p>CNN Hero Michael Carter unlocks doors to higher #education for low-income HS students w/ #college dreams #CNNHeroes .</text:p>
          </table:table-cell>
        </table:table-row>
        <table:table-row table:style-name="ro1">
          <table:table-cell table:number-columns-repeated="4"/>
          <table:table-cell office:value-type="string">
            <text:p>your</text:p>
          </table:table-cell>
          <table:table-cell office:value-type="string">
            <text:p>take on</text:p>
          </table:table-cell>
          <table:table-cell office:value-type="string">
            <text:p>the # oscarpistorius murder case</text:p>
          </table:table-cell>
          <table:table-cell office:value-type="string">
            <text:p>Right</text:p>
          </table:table-cell>
          <table:table-cell office:value-type="string">
            <text:p>What’s your take on the # OscarPistorius murder case ?</text:p>
          </table:table-cell>
        </table:table-row>
        <table:table-row table:style-name="ro1">
          <table:table-cell table:number-columns-repeated="4"/>
          <table:table-cell office:value-type="string">
            <text:p>case of woman</text:p>
          </table:table-cell>
          <table:table-cell office:value-type="string">
            <text:p>find dead in</text:p>
          </table:table-cell>
          <table:table-cell office:value-type="string">
            <text:p>hotel water tank</text:p>
          </table:table-cell>
          <table:table-cell office:value-type="string">
            <text:p>Right</text:p>
          </table:table-cell>
          <table:table-cell office:value-type="string">
            <text:p>New twist in case of woman found dead in hotel water tank - surveillance video of her in elevator ( from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wan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Carter on the key discrepancy in \" Argo \ " - and if he wants it to win the Oscar ( from .</text:p>
          </table:table-cell>
        </table:table-row>
        <table:table-row table:style-name="ro1">
          <table:table-cell table:number-columns-repeated="4"/>
          <table:table-cell office:value-type="string">
            <text:p>oscar pistorius</text:p>
          </table:table-cell>
          <table:table-cell office:value-type="string">
            <text:p>grant</text:p>
          </table:table-cell>
          <table:table-cell office:value-type="string">
            <text:p>bail</text:p>
          </table:table-cell>
          <table:table-cell office:value-type="string">
            <text:p>Right</text:p>
          </table:table-cell>
          <table:table-cell office:value-type="string">
            <text:p>Oscar Pistorius has been granted bail .</text:p>
          </table:table-cell>
        </table:table-row>
        <table:table-row table:style-name="ro1">
          <table:table-cell table:number-columns-repeated="4"/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tv and</text:p>
          </table:table-cell>
          <table:table-cell office:value-type="string">
            <text:p>Right</text:p>
          </table:table-cell>
          <table:table-cell office:value-type="string">
            <text:p>Details live on TV and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We 'll have it live on when it happens .</text:p>
          </table:table-cell>
        </table:table-row>
        <table:table-row table:style-name="ro1">
          <table:table-cell table:number-columns-repeated="4"/>
          <table:table-cell office:value-type="string">
            <text:p>friend and roommate of pistorius ' model girlfriend</text:p>
          </table:table-cell>
          <table:table-cell office:value-type="string">
            <text:p>tell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COMING UP : Friend and roommate of Pistorius ' model girlfriend joins and tells us her story .</text:p>
          </table:table-cell>
        </table:table-row>
        <table:table-row table:style-name="ro1">
          <table:table-cell table:number-columns-repeated="4"/>
          <table:table-cell office:value-type="string">
            <text:p>congress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8 days til forced spending cuts : Obama , Congress say it will be 'brutal ' &amp;amp; painful -- but are they ?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brutal &amp;amp; painful</text:p>
          </table:table-cell>
          <table:table-cell office:value-type="string">
            <text:p>Right</text:p>
          </table:table-cell>
          <table:table-cell office:value-type="string">
            <text:p>8 days til forced spending cuts : Obama , Congress say it will be 'brutal ' &amp;amp; painful -- but are they ?</text:p>
          </table:table-cell>
        </table:table-row>
        <table:table-row table:style-name="ro1">
          <table:table-cell table:number-columns-repeated="4"/>
          <table:table-cell office:value-type="string">
            <text:p>brutal &amp;amp; painful</text:p>
          </table:table-cell>
          <table:table-cell office:value-type="string">
            <text:p>be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8 days til forced spending cuts : Obama , Congress say it will be 'brutal ' &amp;amp; painful -- but are they ?</text:p>
          </table:table-cell>
        </table:table-row>
        <table:table-row table:style-name="ro1">
          <table:table-cell table:number-columns-repeated="4"/>
          <table:table-cell office:value-type="string">
            <text:p>carter</text:p>
          </table:table-cell>
          <table:table-cell office:value-type="string">
            <text:p>say</text:p>
          </table:table-cell>
          <table:table-cell office:value-type="string">
            <text:p>his grandson</text:p>
          </table:table-cell>
          <table:table-cell office:value-type="string">
            <text:p>Wrong</text:p>
          </table:table-cell>
          <table:table-cell office:value-type="string">
            <text:p>Carter say his grandson was \"pivotal \ " to the 2012 race : More with Carter on 9 pm .</text:p>
          </table:table-cell>
        </table:table-row>
        <table:table-row table:style-name="ro1">
          <table:table-cell table:number-columns-repeated="4"/>
          <table:table-cell office:value-type="string">
            <text:p>drew peterson</text:p>
          </table:table-cell>
          <table:table-cell office:value-type="string">
            <text:p>sentence to</text:p>
          </table:table-cell>
          <table:table-cell office:value-type="string">
            <text:p># years</text:p>
          </table:table-cell>
          <table:table-cell office:value-type="string">
            <text:p>Right</text:p>
          </table:table-cell>
          <table:table-cell office:value-type="string">
            <text:p>Drew Peterson sentenced to 38 years in prison for murder of third wife :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thank</text:p>
          </table:table-cell>
          <table:table-cell office:value-type="string">
            <text:p>my grandson</text:p>
          </table:table-cell>
          <table:table-cell office:value-type="string">
            <text:p>Right</text:p>
          </table:table-cell>
          <table:table-cell office:value-type="string">
            <text:p>Carter : Obama thanked my grandson for '47 % ' tape - .</text:p>
          </table:table-cell>
        </table:table-row>
        <table:table-row table:style-name="ro1">
          <table:table-cell table:number-columns-repeated="4"/>
          <table:table-cell office:value-type="string">
            <text:p>tim tebow</text:p>
          </table:table-cell>
          <table:table-cell office:value-type="string">
            <text:p>cancel speech at</text:p>
          </table:table-cell>
          <table:table-cell office:value-type="string">
            <text:p>dallas church</text:p>
          </table:table-cell>
          <table:table-cell office:value-type="string">
            <text:p>Right</text:p>
          </table:table-cell>
          <table:table-cell office:value-type="string">
            <text:p>Tim Tebow cancels speech at Dallas church - cites \"new information .</text:p>
          </table:table-cell>
        </table:table-row>
        <table:table-row table:style-name="ro1">
          <table:table-cell table:number-columns-repeated="4"/>
          <table:table-cell office:value-type="string">
            <text:p>dallas church</text:p>
          </table:table-cell>
          <table:table-cell office:value-type="string">
            <text:p>cite</text:p>
          </table:table-cell>
          <table:table-cell office:value-type="string">
            <text:p>\"new information</text:p>
          </table:table-cell>
          <table:table-cell office:value-type="string">
            <text:p>Wrong</text:p>
          </table:table-cell>
          <table:table-cell office:value-type="string">
            <text:p>Tim Tebow cancels speech at Dallas church - cites \"new information .</text:p>
          </table:table-cell>
        </table:table-row>
        <table:table-row table:style-name="ro1">
          <table:table-cell table:number-columns-repeated="4"/>
          <table:table-cell office:value-type="string">
            <text:p># gop senators</text:p>
          </table:table-cell>
          <table:table-cell office:value-type="string">
            <text:p>call for</text:p>
          </table:table-cell>
          <table:table-cell office:value-type="string">
            <text:p>withdrawal of his nom</text:p>
          </table:table-cell>
          <table:table-cell office:value-type="string">
            <text:p>Right</text:p>
          </table:table-cell>
          <table:table-cell office:value-type="string">
            <text:p>Leading the 4p hour : The latest from on Hagel’s future , as 15 GOP Senators call for withdrawal of his nom as Defense Secy #CNN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anchor</text:p>
          </table:table-cell>
          <table:table-cell office:value-type="string">
            <text:p>cnn 's oscars coverage</text:p>
          </table:table-cell>
          <table:table-cell office:value-type="string">
            <text:p>Right</text:p>
          </table:table-cell>
          <table:table-cell office:value-type="string">
            <text:p>UPDATE : I 'll be anchoring CNN 's Oscars coverage on Sunday - live from the red carpet from 6-7. 30pm ET , then live after show from 12-1am ET.</text:p>
          </table:table-cell>
        </table:table-row>
        <table:table-row table:style-name="ro1">
          <table:table-cell table:number-columns-repeated="4"/>
          <table:table-cell office:value-type="string">
            <text:p>sunday</text:p>
          </table:table-cell>
          <table:table-cell office:value-type="string">
            <text:p>live from</text:p>
          </table:table-cell>
          <table:table-cell office:value-type="string">
            <text:p>the red carpet</text:p>
          </table:table-cell>
          <table:table-cell office:value-type="string">
            <text:p>Wrong</text:p>
          </table:table-cell>
          <table:table-cell office:value-type="string">
            <text:p>UPDATE : I 'll be anchoring CNN 's Oscars coverage on Sunday - live from the red carpet from 6-7. 30pm ET , then live after show from 12-1am ET.</text:p>
          </table:table-cell>
        </table:table-row>
        <table:table-row table:style-name="ro1">
          <table:table-cell table:number-columns-repeated="4"/>
          <table:table-cell office:value-type="string">
            <text:p>the red carpet</text:p>
          </table:table-cell>
          <table:table-cell office:value-type="string">
            <text:p>live after</text:p>
          </table:table-cell>
          <table:table-cell office:value-type="string">
            <text:p>show</text:p>
          </table:table-cell>
          <table:table-cell office:value-type="string">
            <text:p>Wrong</text:p>
          </table:table-cell>
          <table:table-cell office:value-type="string">
            <text:p>UPDATE : I 'll be anchoring CNN 's Oscars coverage on Sunday - live from the red carpet from 6-7. 30pm ET , then live after show from 12-1am ET.</text:p>
          </table:table-cell>
        </table:table-row>
        <table:table-row table:style-name="ro1">
          <table:table-cell table:number-columns-repeated="4"/>
          <table:table-cell office:value-type="string">
            <text:p>pistorius case</text:p>
          </table:table-cell>
          <table:table-cell office:value-type="string">
            <text:p>face attempt</text:p>
          </table:table-cell>
          <table:table-cell office:value-type="string">
            <text:p>murder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4"/>
          <table:table-cell office:value-type="string">
            <text:p>attempted murder</text:p>
          </table:table-cell>
          <table:table-cell office:value-type="string">
            <text:p>charge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be dead in</text:p>
          </table:table-cell>
          <table:table-cell office:value-type="string">
            <text:p>las vegas shooting and car crash</text:p>
          </table:table-cell>
          <table:table-cell office:value-type="string">
            <text:p>Right</text:p>
          </table:table-cell>
          <table:table-cell office:value-type="string">
            <text:p>Three are dead in Las Vegas shooting and car crash .</text:p>
          </table:table-cell>
        </table:table-row>
        <table:table-row table:style-name="ro1">
          <table:table-cell table:number-columns-repeated="4"/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tv and</text:p>
          </table:table-cell>
          <table:table-cell office:value-type="string">
            <text:p>Right</text:p>
          </table:table-cell>
          <table:table-cell office:value-type="string">
            <text:p>Details live on TV and .</text:p>
          </table:table-cell>
        </table:table-row>
        <table:table-row table:style-name="ro1">
          <table:table-cell table:number-columns-repeated="4"/>
          <table:table-cell office:value-type="string">
            <text:p>former president jimmy carter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office:value-type="string">
            <text:p>On my way to San Diego to interview former President Jimmy Carter - what would YOU ask him ? .</text:p>
          </table:table-cell>
        </table:table-row>
        <table:table-row table:style-name="ro1">
          <table:table-cell table:number-columns-repeated="4"/>
          <table:table-cell office:value-type="string">
            <text:p>corpse of young woman</text:p>
          </table:table-cell>
          <table:table-cell office:value-type="string">
            <text:p>find in</text:p>
          </table:table-cell>
          <table:table-cell office:value-type="string">
            <text:p>la</text:p>
          </table:table-cell>
          <table:table-cell office:value-type="string">
            <text:p>Right</text:p>
          </table:table-cell>
          <table:table-cell office:value-type="string">
            <text:p>Corpse of young woman found in LA . hotel 's water tank - water \"did have a funny taste , \" said one guest : .</text:p>
          </table:table-cell>
        </table:table-row>
        <table:table-row table:style-name="ro1">
          <table:table-cell table:number-columns-repeated="4"/>
          <table:table-cell office:value-type="string">
            <text:p>water \"did</text:p>
          </table:table-cell>
          <table:table-cell office:value-type="string">
            <text:p>have</text:p>
          </table:table-cell>
          <table:table-cell office:value-type="string">
            <text:p>a funny taste</text:p>
          </table:table-cell>
          <table:table-cell office:value-type="string">
            <text:p>Wrong</text:p>
          </table:table-cell>
          <table:table-cell office:value-type="string">
            <text:p>Corpse of young woman found in LA . hotel 's water tank - water \"did have a funny taste , \" said one guest : .</text:p>
          </table:table-cell>
        </table:table-row>
        <table:table-row table:style-name="ro1">
          <table:table-cell table:number-columns-repeated="4"/>
          <table:table-cell office:value-type="string">
            <text:p>\"</text:p>
          </table:table-cell>
          <table:table-cell office:value-type="string">
            <text:p>say</text:p>
          </table:table-cell>
          <table:table-cell office:value-type="string">
            <text:p># guest</text:p>
          </table:table-cell>
          <table:table-cell office:value-type="string">
            <text:p>Wrong</text:p>
          </table:table-cell>
          <table:table-cell office:value-type="string">
            <text:p>Corpse of young woman found in LA . hotel 's water tank - water \"did have a funny taste , \" said one guest : .</text:p>
          </table:table-cell>
        </table:table-row>
        <table:table-row table:style-name="ro1">
          <table:table-cell table:number-columns-repeated="4"/>
          <table:table-cell office:value-type="string">
            <text:p>pistorius case</text:p>
          </table:table-cell>
          <table:table-cell office:value-type="string">
            <text:p>face attempt</text:p>
          </table:table-cell>
          <table:table-cell office:value-type="string">
            <text:p>murder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4"/>
          <table:table-cell office:value-type="string">
            <text:p>attempted murder</text:p>
          </table:table-cell>
          <table:table-cell office:value-type="string">
            <text:p>charge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be dead in</text:p>
          </table:table-cell>
          <table:table-cell office:value-type="string">
            <text:p>las vegas shooting and car crash</text:p>
          </table:table-cell>
          <table:table-cell office:value-type="string">
            <text:p>Right</text:p>
          </table:table-cell>
          <table:table-cell office:value-type="string">
            <text:p>Three are dead in Las Vegas shooting and car crash .</text:p>
          </table:table-cell>
        </table:table-row>
        <table:table-row table:style-name="ro1">
          <table:table-cell table:number-columns-repeated="4"/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tv and</text:p>
          </table:table-cell>
          <table:table-cell office:value-type="string">
            <text:p>Right</text:p>
          </table:table-cell>
          <table:table-cell office:value-type="string">
            <text:p>Details live on TV and .</text:p>
          </table:table-cell>
        </table:table-row>
        <table:table-row table:style-name="ro1">
          <table:table-cell table:number-columns-repeated="4"/>
          <table:table-cell office:value-type="string">
            <text:p>former president jimmy carter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office:value-type="string">
            <text:p>On my way to San Diego to interview former President Jimmy Carter - what would YOU ask him ? .</text:p>
          </table:table-cell>
        </table:table-row>
        <table:table-row table:style-name="ro1">
          <table:table-cell table:number-columns-repeated="4"/>
          <table:table-cell office:value-type="string">
            <text:p>corpse of young woman</text:p>
          </table:table-cell>
          <table:table-cell office:value-type="string">
            <text:p>find in</text:p>
          </table:table-cell>
          <table:table-cell office:value-type="string">
            <text:p>la</text:p>
          </table:table-cell>
          <table:table-cell office:value-type="string">
            <text:p>Right</text:p>
          </table:table-cell>
          <table:table-cell office:value-type="string">
            <text:p>Corpse of young woman found in LA . hotel 's water tank - water \"did have a funny taste , \" said one guest : .</text:p>
          </table:table-cell>
        </table:table-row>
        <table:table-row table:style-name="ro1">
          <table:table-cell table:number-columns-repeated="4"/>
          <table:table-cell office:value-type="string">
            <text:p>water \"did</text:p>
          </table:table-cell>
          <table:table-cell office:value-type="string">
            <text:p>have</text:p>
          </table:table-cell>
          <table:table-cell office:value-type="string">
            <text:p>a funny taste</text:p>
          </table:table-cell>
          <table:table-cell office:value-type="string">
            <text:p>Wrong</text:p>
          </table:table-cell>
          <table:table-cell office:value-type="string">
            <text:p>Corpse of young woman found in LA . hotel 's water tank - water \"did have a funny taste , \" said one guest : .</text:p>
          </table:table-cell>
        </table:table-row>
        <table:table-row table:style-name="ro1">
          <table:table-cell table:number-columns-repeated="4"/>
          <table:table-cell office:value-type="string">
            <text:p>\"</text:p>
          </table:table-cell>
          <table:table-cell office:value-type="string">
            <text:p>say</text:p>
          </table:table-cell>
          <table:table-cell office:value-type="string">
            <text:p># guest</text:p>
          </table:table-cell>
          <table:table-cell office:value-type="string">
            <text:p>Wrong</text:p>
          </table:table-cell>
          <table:table-cell office:value-type="string">
            <text:p>Corpse of young woman found in LA . hotel 's water tank - water \"did have a funny taste , \" said one guest : .</text:p>
          </table:table-cell>
        </table:table-row>
        <table:table-row table:style-name="ro1">
          <table:table-cell table:number-columns-repeated="4"/>
          <table:table-cell office:value-type="string">
            <text:p>murder case</text:p>
          </table:table-cell>
          <table:table-cell office:value-type="string">
            <text:p>face attempt</text:p>
          </table:table-cell>
          <table:table-cell office:value-type="string">
            <text:p>murder charges</text:p>
          </table:table-cell>
          <table:table-cell office:value-type="string">
            <text:p>Wrong</text:p>
          </table:table-cell>
          <table:table-cell office:value-type="string">
            <text:p>Lead investigator in Oscar Pistorius ' murder case is facing attempted murder charges , from 2009 , police say .</text:p>
          </table:table-cell>
        </table:table-row>
        <table:table-row table:style-name="ro1">
          <table:table-cell table:number-columns-repeated="4"/>
          <table:table-cell office:value-type="string">
            <text:p>postal service</text:p>
          </table:table-cell>
          <table:table-cell office:value-type="string">
            <text:p>launch</text:p>
          </table:table-cell>
          <table:table-cell office:value-type="string">
            <text:p>new clothing line</text:p>
          </table:table-cell>
          <table:table-cell office:value-type="string">
            <text:p>Right</text:p>
          </table:table-cell>
          <table:table-cell office:value-type="string">
            <text:p>Postal Service launches new clothing line called \" Rain , Heat &amp;amp; Snow .</text:p>
          </table:table-cell>
        </table:table-row>
        <table:table-row table:style-name="ro1">
          <table:table-cell table:number-columns-repeated="4"/>
          <table:table-cell office:value-type="string">
            <text:p>a kansas city restaurant</text:p>
          </table:table-cell>
          <table:table-cell office:value-type="string">
            <text:p>be on</text:p>
          </table:table-cell>
          <table:table-cell office:value-type="string">
            <text:p>the scene</text:p>
          </table:table-cell>
          <table:table-cell office:value-type="string">
            <text:p>Wrong</text:p>
          </table:table-cell>
          <table:table-cell office:value-type="string">
            <text:p>Next on #CNN : Extraordinary new footage of the devastating explosion at a Kansas City restaurant . is on the scene .</text:p>
          </table:table-cell>
        </table:table-row>
        <table:table-row table:style-name="ro1">
          <table:table-cell table:number-columns-repeated="4"/>
          <table:table-cell office:value-type="string">
            <text:p>colorado college</text:p>
          </table:table-cell>
          <table:table-cell office:value-type="string">
            <text:p>tell</text:p>
          </table:table-cell>
          <table:table-cell office:value-type="string">
            <text:p>women</text:p>
          </table:table-cell>
          <table:table-cell office:value-type="string">
            <text:p>Wrong</text:p>
          </table:table-cell>
          <table:table-cell office:value-type="string">
            <text:p>Colorado college tells women to urinate or vomit to deter a rapist , later apologizes : .</text:p>
          </table:table-cell>
        </table:table-row>
        <table:table-row table:style-name="ro1">
          <table:table-cell table:number-columns-repeated="4"/>
          <table:table-cell office:value-type="string">
            <text:p>cyclist lance armstrong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Cyclist Lance Armstrong says he wo n't cooperate with USADA drug probe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cooperate with</text:p>
          </table:table-cell>
          <table:table-cell office:value-type="string">
            <text:p>usada drug probe</text:p>
          </table:table-cell>
          <table:table-cell office:value-type="string">
            <text:p>Wrong</text:p>
          </table:table-cell>
          <table:table-cell office:value-type="string">
            <text:p>Cyclist Lance Armstrong says he wo n't cooperate with USADA drug probe .</text:p>
          </table:table-cell>
        </table:table-row>
        <table:table-row table:style-name="ro1">
          <table:table-cell table:number-columns-repeated="4"/>
          <table:table-cell office:value-type="string">
            <text:p>mark zuckerberg</text:p>
          </table:table-cell>
          <table:table-cell office:value-type="string">
            <text:p>&amp;amp;</text:p>
          </table:table-cell>
          <table:table-cell office:value-type="string">
            <text:p>anne wojcicki</text:p>
          </table:table-cell>
          <table:table-cell office:value-type="string">
            <text:p>Wrong</text:p>
          </table:table-cell>
          <table:table-cell office:value-type="string">
            <text:p>Mark Zuckerberg &amp;amp; Anne Wojcicki , wife of Google Founder Sergey Brin , live on right now w/@alivelshi .</text:p>
          </table:table-cell>
        </table:table-row>
        <table:table-row table:style-name="ro1">
          <table:table-cell table:number-columns-repeated="4"/>
          <table:table-cell office:value-type="string">
            <text:p>my live intvw</text:p>
          </table:table-cell>
          <table:table-cell office:value-type="string">
            <text:p>w/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My LIVE intvw w/ them 3pET #CNN.</text:p>
          </table:table-cell>
        </table:table-row>
        <table:table-row table:style-name="ro1">
          <table:table-cell table:number-columns-repeated="4"/>
          <table:table-cell office:value-type="string">
            <text:p># thieves</text:p>
          </table:table-cell>
          <table:table-cell office:value-type="string">
            <text:p>steal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office:value-type="string">
            <text:p>How did eight thieves steal $ 50 million in diamonds in minutes ?</text:p>
          </table:table-cell>
        </table:table-row>
        <table:table-row table:style-name="ro1">
          <table:table-cell table:number-columns-repeated="4"/>
          <table:table-cell office:value-type="string">
            <text:p>anti-whaling activists</text:p>
          </table:table-cell>
          <table:table-cell office:value-type="string">
            <text:p>say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Anti-whaling activists say they were attacked by Japanese ships :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attack by</text:p>
          </table:table-cell>
          <table:table-cell office:value-type="string">
            <text:p>japanese ships</text:p>
          </table:table-cell>
          <table:table-cell office:value-type="string">
            <text:p>Right</text:p>
          </table:table-cell>
          <table:table-cell office:value-type="string">
            <text:p>Anti-whaling activists say they were attacked by Japanese ships : .</text:p>
          </table:table-cell>
        </table:table-row>
        <table:table-row table:style-name="ro1">
          <table:table-cell table:number-columns-repeated="4"/>
          <table:table-cell office:value-type="string">
            <text:p>man</text:p>
          </table:table-cell>
          <table:table-cell office:value-type="string">
            <text:p>kill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Man kills three people and himself in Southern California shooting spree , according to police : .</text:p>
          </table:table-cell>
        </table:table-row>
        <table:table-row table:style-name="ro1">
          <table:table-cell table:number-columns-repeated="4"/>
          <table:table-cell office:value-type="string">
            <text:p>new testimony</text:p>
          </table:table-cell>
          <table:table-cell office:value-type="string">
            <text:p>affec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Will new testimony affect # Pistorius defense arguments ?</text:p>
          </table:table-cell>
        </table:table-row>
        <table:table-row table:style-name="ro1">
          <table:table-cell table:number-columns-repeated="4"/>
          <table:table-cell office:value-type="string">
            <text:p>airports</text:p>
          </table:table-cell>
          <table:table-cell office:value-type="string">
            <text:p>try to beat</text:p>
          </table:table-cell>
          <table:table-cell office:value-type="string">
            <text:p>bad weather</text:p>
          </table:table-cell>
          <table:table-cell office:value-type="string">
            <text:p>Right</text:p>
          </table:table-cell>
          <table:table-cell office:value-type="string">
            <text:p>Pulling back the curtain : How airports try to beat bad weather .</text:p>
          </table:table-cell>
        </table:table-row>
        <table:table-row table:style-name="ro1">
          <table:table-cell table:number-columns-repeated="4"/>
          <table:table-cell office:value-type="string">
            <text:p>georgia inmate</text:p>
          </table:table-cell>
          <table:table-cell office:value-type="string">
            <text:p>grant stay of</text:p>
          </table:table-cell>
          <table:table-cell office:value-type="string">
            <text:p>execution</text:p>
          </table:table-cell>
          <table:table-cell office:value-type="string">
            <text:p>Right</text:p>
          </table:table-cell>
          <table:table-cell office:value-type="string">
            <text:p>Georgia inmate granted last-minute stay of execution :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have intention to kill</text:p>
          </table:table-cell>
          <table:table-cell office:value-type="string">
            <text:p>my girlfriend</text:p>
          </table:table-cell>
          <table:table-cell office:value-type="string">
            <text:p>Wrong</text:p>
          </table:table-cell>
          <table:table-cell office:value-type="string">
            <text:p>AHEAD : \" I had no intention to kill my girlfriend , \" - Olympian Oscar Pistorius ' affidavit ; has the latest # Out Front .</text:p>
          </table:table-cell>
        </table:table-row>
        <table:table-row table:style-name="ro1">
          <table:table-cell table:number-columns-repeated="4"/>
          <table:table-cell office:value-type="string">
            <text:p>affidavit</text:p>
          </table:table-cell>
          <table:table-cell office:value-type="string">
            <text:p>have</text:p>
          </table:table-cell>
          <table:table-cell office:value-type="string">
            <text:p>the latest #</text:p>
          </table:table-cell>
          <table:table-cell office:value-type="string">
            <text:p>Wrong</text:p>
          </table:table-cell>
          <table:table-cell office:value-type="string">
            <text:p>AHEAD : \" I had no intention to kill my girlfriend , \" - Olympian Oscar Pistorius ' affidavit ; has the latest # Out Front .</text:p>
          </table:table-cell>
        </table:table-row>
        <table:table-row table:style-name="ro1">
          <table:table-cell table:number-columns-repeated="4"/>
          <table:table-cell office:value-type="string">
            <text:p>gun makers</text:p>
          </table:table-cell>
          <table:table-cell office:value-type="string">
            <text:p>take aim at</text:p>
          </table:table-cell>
          <table:table-cell office:value-type="string">
            <text:p>a new target</text:p>
          </table:table-cell>
          <table:table-cell office:value-type="string">
            <text:p>Right</text:p>
          </table:table-cell>
          <table:table-cell office:value-type="string">
            <text:p>Gun makers are now taking aim at a new target : Women -- Find out how NEXT -- Our has the story # Out Front w/ .</text:p>
          </table:table-cell>
        </table:table-row>
        <table:table-row table:style-name="ro1">
          <table:table-cell table:number-columns-repeated="4"/>
          <table:table-cell office:value-type="string">
            <text:p>our</text:p>
          </table:table-cell>
          <table:table-cell office:value-type="string">
            <text:p>have</text:p>
          </table:table-cell>
          <table:table-cell office:value-type="string">
            <text:p>the story #</text:p>
          </table:table-cell>
          <table:table-cell office:value-type="string">
            <text:p>Right</text:p>
          </table:table-cell>
          <table:table-cell office:value-type="string">
            <text:p>Gun makers are now taking aim at a new target : Women -- Find out how NEXT -- Our has the story # Out Front w/ .</text:p>
          </table:table-cell>
        </table:table-row>
        <table:table-row table:style-name="ro1">
          <table:table-cell table:number-columns-repeated="4"/>
          <table:table-cell office:value-type="string">
            <text:p>hilary mantel</text:p>
          </table:table-cell>
          <table:table-cell office:value-type="string">
            <text:p>take lot of</text:p>
          </table:table-cell>
          <table:table-cell office:value-type="string">
            <text:p>heat</text:p>
          </table:table-cell>
          <table:table-cell office:value-type="string">
            <text:p>Right</text:p>
          </table:table-cell>
          <table:table-cell office:value-type="string">
            <text:p>Hilary Mantel is taking a lot of heat for criticizing #kate .</text:p>
          </table:table-cell>
        </table:table-row>
        <table:table-row table:style-name="ro1">
          <table:table-cell table:number-columns-repeated="4"/>
          <table:table-cell office:value-type="string">
            <text:p>her critics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But her critics may have it wrong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profile</text:p>
          </table:table-cell>
          <table:table-cell office:value-type="string">
            <text:p>a fashion designer</text:p>
          </table:table-cell>
          <table:table-cell office:value-type="string">
            <text:p>Right</text:p>
          </table:table-cell>
          <table:table-cell office:value-type="string">
            <text:p>This week we profile a fashion designer who incorporates technology into her work \nhttp ://tco/jR98pKuN.</text:p>
          </table:table-cell>
        </table:table-row>
        <table:table-row table:style-name="ro1">
          <table:table-cell table:number-columns-repeated="4"/>
          <table:table-cell office:value-type="string">
            <text:p>a fashion designer</text:p>
          </table:table-cell>
          <table:table-cell office:value-type="string">
            <text:p>incorporate technology into</text:p>
          </table:table-cell>
          <table:table-cell office:value-type="string">
            <text:p>her work \nhttp</text:p>
          </table:table-cell>
          <table:table-cell office:value-type="string">
            <text:p>Right</text:p>
          </table:table-cell>
          <table:table-cell office:value-type="string">
            <text:p>This week we profile a fashion designer who incorporates technology into her work \nhttp ://tco/jR98pKuN.</text:p>
          </table:table-cell>
        </table:table-row>
        <table:table-row table:style-name="ro1">
          <table:table-cell table:number-columns-repeated="4"/>
          <table:table-cell office:value-type="string">
            <text:p>man</text:p>
          </table:table-cell>
          <table:table-cell office:value-type="string">
            <text:p>rape</text:p>
          </table:table-cell>
          <table:table-cell office:value-type="string">
            <text:p>woman</text:p>
          </table:table-cell>
          <table:table-cell office:value-type="string">
            <text:p>Right</text:p>
          </table:table-cell>
          <table:table-cell office:value-type="string">
            <text:p>Man raped woman he met on Christian dating website , police say :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meet on</text:p>
          </table:table-cell>
          <table:table-cell office:value-type="string">
            <text:p>christian dating website</text:p>
          </table:table-cell>
          <table:table-cell office:value-type="string">
            <text:p>Right</text:p>
          </table:table-cell>
          <table:table-cell office:value-type="string">
            <text:p>Man raped woman he met on Christian dating website , police say :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call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He called her weeks before her death :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speak about</text:p>
          </table:table-cell>
          <table:table-cell office:value-type="string">
            <text:p>the possibility of forced spending cuts</text:p>
          </table:table-cell>
          <table:table-cell office:value-type="string">
            <text:p>Right</text:p>
          </table:table-cell>
          <table:table-cell office:value-type="string">
            <text:p>President Obama is speaking now about the possibility of forced spending cuts .</text:p>
          </table:table-cell>
        </table:table-row>
        <table:table-row table:style-name="ro1">
          <table:table-cell table:number-columns-repeated="4"/>
          <table:table-cell office:value-type="string">
            <text:p># key question</text:p>
          </table:table-cell>
          <table:table-cell office:value-type="string">
            <text:p>put</text:p>
          </table:table-cell>
          <table:table-cell office:value-type="string">
            <text:p>his legs</text:p>
          </table:table-cell>
          <table:table-cell office:value-type="string">
            <text:p>Wrong</text:p>
          </table:table-cell>
          <table:table-cell office:value-type="string">
            <text:p>One key question in Pistorius hearing - did he put his legs on before shooting girlfriend ?</text:p>
          </table:table-cell>
        </table:table-row>
        <table:table-row table:style-name="ro1">
          <table:table-cell table:number-columns-repeated="4"/>
          <table:table-cell office:value-type="string">
            <text:p>robbers</text:p>
          </table:table-cell>
          <table:table-cell office:value-type="string">
            <text:p>steal</text:p>
          </table:table-cell>
          <table:table-cell office:value-type="string">
            <text:p>$ # #</text:p>
          </table:table-cell>
          <table:table-cell office:value-type="string">
            <text:p>Right</text:p>
          </table:table-cell>
          <table:table-cell office:value-type="string">
            <text:p>Robbers steal $ 50 million in diamonds in three minutes at Belgian airport : .</text:p>
          </table:table-cell>
        </table:table-row>
        <table:table-row table:style-name="ro1">
          <table:table-cell table:number-columns-repeated="4"/>
          <table:table-cell office:value-type="string">
            <text:p>mccready 5'th celebrity rehab ' cast member</text:p>
          </table:table-cell>
          <table:table-cell office:value-type="string">
            <text:p>fear</text:p>
          </table:table-cell>
          <table:table-cell office:value-type="string">
            <text:p>mental health stigma</text:p>
          </table:table-cell>
          <table:table-cell office:value-type="string">
            <text:p>Wrong</text:p>
          </table:table-cell>
          <table:table-cell office:value-type="string">
            <text:p>Dr. Drew : McCready 5'th ' Celebrity Rehab ' cast member to die , feared mental health stigma .</text:p>
          </table:table-cell>
        </table:table-row>
        <table:table-row table:style-name="ro1">
          <table:table-cell table:number-columns-repeated="4"/>
          <table:table-cell office:value-type="string">
            <text:p>police</text:p>
          </table:table-cell>
          <table:table-cell office:value-type="string">
            <text:p>say</text:p>
          </table:table-cell>
          <table:table-cell office:value-type="string">
            <text:p>naked scammers</text:p>
          </table:table-cell>
          <table:table-cell office:value-type="string">
            <text:p>Wrong</text:p>
          </table:table-cell>
          <table:table-cell office:value-type="string">
            <text:p>Police say naked scammers seduce , blackmail men on Web.</text:p>
          </table:table-cell>
        </table:table-row>
        <table:table-row table:style-name="ro1">
          <table:table-cell table:number-columns-repeated="4"/>
          <table:table-cell office:value-type="string">
            <text:p>state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Pistorius sobs in court ; State says he armed himself , attached legs , shot 4 times , thus is premeditated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shoot</text:p>
          </table:table-cell>
          <table:table-cell office:value-type="string">
            <text:p># times</text:p>
          </table:table-cell>
          <table:table-cell office:value-type="string">
            <text:p>Right</text:p>
          </table:table-cell>
          <table:table-cell office:value-type="string">
            <text:p>Pistorius sobs in court ; State says he armed himself , attached legs , shot 4 times , thus is premeditated .</text:p>
          </table:table-cell>
        </table:table-row>
        <table:table-row table:style-name="ro1">
          <table:table-cell table:number-columns-repeated="4"/>
          <table:table-cell office:value-type="string">
            <text:p>country star mindy mccready</text:p>
          </table:table-cell>
          <table:table-cell office:value-type="string">
            <text:p>find dead at</text:p>
          </table:table-cell>
          <table:table-cell office:value-type="string">
            <text:p>age #</text:p>
          </table:table-cell>
          <table:table-cell office:value-type="string">
            <text:p>Right</text:p>
          </table:table-cell>
          <table:table-cell office:value-type="string">
            <text:p>Country star Mindy McCready found dead at age 37 . talked to her 10 days ago .</text:p>
          </table:table-cell>
        </table:table-row>
        <table:table-row table:style-name="ro1">
          <table:table-cell table:number-columns-repeated="4"/>
          <table:table-cell office:value-type="string">
            <text:p>age #</text:p>
          </table:table-cell>
          <table:table-cell office:value-type="string">
            <text:p>talk to</text:p>
          </table:table-cell>
          <table:table-cell office:value-type="string">
            <text:p>her # days</text:p>
          </table:table-cell>
          <table:table-cell office:value-type="string">
            <text:p>Wrong</text:p>
          </table:table-cell>
          <table:table-cell office:value-type="string">
            <text:p>Country star Mindy McCready found dead at age 37 . talked to her 10 days ago .</text:p>
          </table:table-cell>
        </table:table-row>
        <table:table-row table:style-name="ro1">
          <table:table-cell table:number-columns-repeated="4"/>
          <table:table-cell office:value-type="string">
            <text:p>the parents</text:p>
          </table:table-cell>
          <table:table-cell office:value-type="string">
            <text:p>speak out on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The parents are speaking out on #AC360 at 8 and 10pm ET. \" I 've never seen him show an angry side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The parents are speaking out on #AC360 at 8 and 10pm ET. \" I 've never seen him show an angry side .</text:p>
          </table:table-cell>
        </table:table-row>
        <table:table-row table:style-name="ro1">
          <table:table-cell table:number-columns-repeated="4"/>
          <table:table-cell office:value-type="string">
            <text:p>him</text:p>
          </table:table-cell>
          <table:table-cell office:value-type="string">
            <text:p>show</text:p>
          </table:table-cell>
          <table:table-cell office:value-type="string">
            <text:p>an angry side</text:p>
          </table:table-cell>
          <table:table-cell office:value-type="string">
            <text:p>Right</text:p>
          </table:table-cell>
          <table:table-cell office:value-type="string">
            <text:p>The parents are speaking out on #AC360 at 8 and 10pm ET. \" I 've never seen him show an angry side .</text:p>
          </table:table-cell>
        </table:table-row>
        <table:table-row table:style-name="ro1">
          <table:table-cell table:number-columns-repeated="4"/>
          <table:table-cell office:value-type="string">
            <text:p>dog</text:p>
          </table:table-cell>
          <table:table-cell office:value-type="string">
            <text:p>belong to</text:p>
          </table:table-cell>
          <table:table-cell office:value-type="string">
            <text:p>her late boyfriend</text:p>
          </table:table-cell>
          <table:table-cell office:value-type="string">
            <text:p>Right</text:p>
          </table:table-cell>
          <table:table-cell office:value-type="string">
            <text:p>Mindy McCready shot and killed dog that belonged to her late boyfriend before killing herself , sheriff says :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incredibly kind and gentle</text:p>
          </table:table-cell>
          <table:table-cell office:value-type="string">
            <text:p>Right</text:p>
          </table:table-cell>
          <table:table-cell office:value-type="string">
            <text:p>Friend of Oscar Pistorius speaks out , saying he 's 'incredibly kind and gentle .</text:p>
          </table:table-cell>
        </table:table-row>
        <table:table-row table:style-name="ro1">
          <table:table-cell table:number-columns-repeated="4"/>
          <table:table-cell office:value-type="string">
            <text:p>returns</text:p>
          </table:table-cell>
          <table:table-cell office:value-type="string">
            <text:p>w/</text:p>
          </table:table-cell>
          <table:table-cell office:value-type="string">
            <text:p>a special holiday edition of the program</text:p>
          </table:table-cell>
          <table:table-cell office:value-type="string">
            <text:p>Wrong</text:p>
          </table:table-cell>
          <table:table-cell office:value-type="string">
            <text:p>Tonight at 9 , returns w/ a special holiday edition of the program , complete w/ a live presidential panel :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Los Angeles Lakers owner Jerry Buss has died - he was 80 : .</text:p>
          </table:table-cell>
        </table:table-row>
        <table:table-row table:style-name="ro1">
          <table:table-cell table:number-columns-repeated="4"/>
          <table:table-cell office:value-type="string">
            <text:p>russian lawmaker</text:p>
          </table:table-cell>
          <table:table-cell office:value-type="string">
            <text:p>find dead in</text:p>
          </table:table-cell>
          <table:table-cell office:value-type="string">
            <text:p>barrel of cement</text:p>
          </table:table-cell>
          <table:table-cell office:value-type="string">
            <text:p>Right</text:p>
          </table:table-cell>
          <table:table-cell office:value-type="string">
            <text:p>Russian lawmaker found dead in barrel of cement : .</text:p>
          </table:table-cell>
        </table:table-row>
        <table:table-row table:style-name="ro1">
          <table:table-cell table:number-columns-repeated="4"/>
          <table:table-cell office:value-type="string">
            <text:p>today</text:p>
          </table:table-cell>
          <table:table-cell office:value-type="string">
            <text:p>welcome</text:p>
          </table:table-cell>
          <table:table-cell office:value-type="string">
            <text:p>my new co-anchor</text:p>
          </table:table-cell>
          <table:table-cell office:value-type="string">
            <text:p>Wrong</text:p>
          </table:table-cell>
          <table:table-cell office:value-type="string">
            <text:p>Be sure to watch today at 12pET and welcome my new co-anchor a warm welcome .</text:p>
          </table:table-cell>
        </table:table-row>
        <table:table-row table:style-name="ro1">
          <table:table-cell table:number-columns-repeated="4"/>
          <table:table-cell office:value-type="string">
            <text:p>gas prices</text:p>
          </table:table-cell>
          <table:table-cell office:value-type="string">
            <text:p>rise for</text:p>
          </table:table-cell>
          <table:table-cell office:value-type="string">
            <text:p># days</text:p>
          </table:table-cell>
          <table:table-cell office:value-type="string">
            <text:p>Right</text:p>
          </table:table-cell>
          <table:table-cell office:value-type="string">
            <text:p>Gas prices have risen for 32 days straight - average price now $ 3.</text:p>
          </table:table-cell>
        </table:table-row>
        <table:table-row table:style-name="ro1">
          <table:table-cell table:number-columns-repeated="4"/>
          <table:table-cell office:value-type="string">
            <text:p>oscar pistorius girlfriend</text:p>
          </table:table-cell>
          <table:table-cell office:value-type="string">
            <text:p>shoot</text:p>
          </table:table-cell>
          <table:table-cell office:value-type="string">
            <text:p># times</text:p>
          </table:table-cell>
          <table:table-cell office:value-type="string">
            <text:p>Right</text:p>
          </table:table-cell>
          <table:table-cell office:value-type="string">
            <text:p>Official : Oscar Pistorius ' girlfriend shot 4 times through bathroom door .</text:p>
          </table:table-cell>
        </table:table-row>
        <table:table-row table:style-name="ro1">
          <table:table-cell table:number-columns-repeated="4"/>
          <table:table-cell office:value-type="string">
            <text:p>country singer mindy mccready</text:p>
          </table:table-cell>
          <table:table-cell office:value-type="string">
            <text:p>find dead of</text:p>
          </table:table-cell>
          <table:table-cell office:value-type="string">
            <text:p>apparent self-inflicted gunshot wound</text:p>
          </table:table-cell>
          <table:table-cell office:value-type="string">
            <text:p>Right</text:p>
          </table:table-cell>
          <table:table-cell office:value-type="string">
            <text:p>Sheriff : Country singer Mindy McCready found dead of apparent self-inflicted gunshot wound .</text:p>
          </table:table-cell>
        </table:table-row>
        <table:table-row table:style-name="ro1">
          <table:table-cell table:number-columns-repeated="4"/>
          <table:table-cell office:value-type="string">
            <text:p>she</text:p>
          </table:table-cell>
          <table:table-cell office:value-type="string">
            <text:p>win</text:p>
          </table:table-cell>
          <table:table-cell office:value-type="string">
            <text:p>the pole position</text:p>
          </table:table-cell>
          <table:table-cell office:value-type="string">
            <text:p>Right</text:p>
          </table:table-cell>
          <table:table-cell office:value-type="string">
            <text:p>Today she won the pole position at the # Daytona500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think of</text:p>
          </table:table-cell>
          <table:table-cell office:value-type="string">
            <text:p>those jordan comparisons</text:p>
          </table:table-cell>
          <table:table-cell office:value-type="string">
            <text:p>Right</text:p>
          </table:table-cell>
          <table:table-cell office:value-type="string">
            <text:p>My All-Star sitdown w/LeBron James : What he really thinks of those Jordan comparisons , &amp;amp; how more fun = better ball .</text:p>
          </table:table-cell>
        </table:table-row>
        <table:table-row table:style-name="ro1">
          <table:table-cell table:number-columns-repeated="4"/>
          <table:table-cell office:value-type="string">
            <text:p><text:s/>teen player 's mom</text:p>
          </table:table-cell>
          <table:table-cell office:value-type="string">
            <text:p>have stroke in</text:p>
          </table:table-cell>
          <table:table-cell office:value-type="string">
            <text:p>stands</text:p>
          </table:table-cell>
          <table:table-cell office:value-type="string">
            <text:p>Right</text:p>
          </table:table-cell>
          <table:table-cell office:value-type="string">
            <text:p><text:s/>Tears of joy to utter heartbreak : ' Teen player 's mom has stroke in stands .</text:p>
          </table:table-cell>
        </table:table-row>
        <table:table-row table:style-name="ro1">
          <table:table-cell table:number-columns-repeated="4"/>
          <table:table-cell office:value-type="string">
            <text:p>a former astronaut</text:p>
          </table:table-cell>
          <table:table-cell office:value-type="string">
            <text:p>want to build</text:p>
          </table:table-cell>
          <table:table-cell office:value-type="string">
            <text:p>a telescope</text:p>
          </table:table-cell>
          <table:table-cell office:value-type="string">
            <text:p>Right</text:p>
          </table:table-cell>
          <table:table-cell office:value-type="string">
            <text:p>A former astronaut wants to build a telescope to protect Earth from asteroids : profile 2:30 pm .</text:p>
          </table:table-cell>
        </table:table-row>
        <table:table-row table:style-name="ro1">
          <table:table-cell table:number-columns-repeated="4"/>
          <table:table-cell office:value-type="string">
            <text:p>snake hunt</text:p>
          </table:table-cell>
          <table:table-cell office:value-type="string">
            <text:p>be</text:p>
          </table:table-cell>
          <table:table-cell office:value-type="string">
            <text:p># pythons</text:p>
          </table:table-cell>
          <table:table-cell office:value-type="string">
            <text:p>Right</text:p>
          </table:table-cell>
          <table:table-cell office:value-type="string">
            <text:p>Plenty more where those came from -- final take in Fla . snake hunt is 68 pythons .</text:p>
          </table:table-cell>
        </table:table-row>
        <table:table-row table:style-name="ro1">
          <table:table-cell table:number-columns-repeated="4"/>
          <table:table-cell office:value-type="string">
            <text:p>snowmobiler caleb moore</text:p>
          </table:table-cell>
          <table:table-cell office:value-type="string">
            <text:p>die after</text:p>
          </table:table-cell>
          <table:table-cell office:value-type="string">
            <text:p>x games crash</text:p>
          </table:table-cell>
          <table:table-cell office:value-type="string">
            <text:p>Right</text:p>
          </table:table-cell>
          <table:table-cell office:value-type="string">
            <text:p>Snowmobiler Caleb Moore dies after X Games crash #XGames .</text:p>
          </table:table-cell>
        </table:table-row>
        <table:table-row table:style-name="ro1">
          <table:table-cell table:number-columns-repeated="4"/>
          <table:table-cell office:value-type="string">
            <text:p>body</text:p>
          </table:table-cell>
          <table:table-cell office:value-type="string">
            <text:p>find in</text:p>
          </table:table-cell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Body found in car belonging to suspected gunman in # Phoenix office complex shooting :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conduct within</text:p>
          </table:table-cell>
          <table:table-cell office:value-type="string">
            <text:p>syrian borders</text:p>
          </table:table-cell>
          <table:table-cell office:value-type="string">
            <text:p>Right</text:p>
          </table:table-cell>
          <table:table-cell office:value-type="string">
            <text:p>Syria and Iran vow to retaliate against Israel for an airstrike it conducted within Syrian borders : .</text:p>
          </table:table-cell>
        </table:table-row>
        <table:table-row table:style-name="ro1">
          <table:table-cell table:number-columns-repeated="4"/>
          <table:table-cell office:value-type="string">
            <text:p>inhofe</text:p>
          </table:table-cell>
          <table:table-cell office:value-type="string">
            <text:p>accuse</text:p>
          </table:table-cell>
          <table:table-cell office:value-type="string">
            <text:p>hagel of worldview</text:p>
          </table:table-cell>
          <table:table-cell office:value-type="string">
            <text:p>Right</text:p>
          </table:table-cell>
          <table:table-cell office:value-type="string">
            <text:p>At hearing , Inhofe accuses Hagel of worldview of 'appeasing our adversaries ' .</text:p>
          </table:table-cell>
        </table:table-row>
        <table:table-row table:style-name="ro1">
          <table:table-cell table:number-columns-repeated="4"/>
          <table:table-cell office:value-type="string">
            <text:p>new england fishermen</text:p>
          </table:table-cell>
          <table:table-cell office:value-type="string">
            <text:p>say</text:p>
          </table:table-cell>
          <table:table-cell office:value-type="string">
            <text:p>new regulations</text:p>
          </table:table-cell>
          <table:table-cell office:value-type="string">
            <text:p>Wrong</text:p>
          </table:table-cell>
          <table:table-cell office:value-type="string">
            <text:p>New England fishermen say new regulations may lead to collapse of the industry .</text:p>
          </table:table-cell>
        </table:table-row>
        <table:table-row table:style-name="ro1">
          <table:table-cell table:number-columns-repeated="4"/>
          <table:table-cell office:value-type="string">
            <text:p>new regulations</text:p>
          </table:table-cell>
          <table:table-cell office:value-type="string">
            <text:p>lead to</text:p>
          </table:table-cell>
          <table:table-cell office:value-type="string">
            <text:p>collapse of the industry</text:p>
          </table:table-cell>
          <table:table-cell office:value-type="string">
            <text:p>Right</text:p>
          </table:table-cell>
          <table:table-cell office:value-type="string">
            <text:p>New England fishermen say new regulations may lead to collapse of the industry .</text:p>
          </table:table-cell>
        </table:table-row>
        <table:table-row table:style-name="ro1">
          <table:table-cell table:number-columns-repeated="4"/>
          <table:table-cell office:value-type="string">
            <text:p>the new york times</text:p>
          </table:table-cell>
          <table:table-cell office:value-type="string">
            <text:p>say</text:p>
          </table:table-cell>
          <table:table-cell office:value-type="string">
            <text:p>its computer networks</text:p>
          </table:table-cell>
          <table:table-cell office:value-type="string">
            <text:p>Wrong</text:p>
          </table:table-cell>
          <table:table-cell office:value-type="string">
            <text:p>The New York Times says its computer networks were repeatedly infiltrated by Chinese hackers .</text:p>
          </table:table-cell>
        </table:table-row>
        <table:table-row table:style-name="ro1">
          <table:table-cell table:number-columns-repeated="4"/>
          <table:table-cell office:value-type="string">
            <text:p>its computer networks</text:p>
          </table:table-cell>
          <table:table-cell office:value-type="string">
            <text:p>infiltrate by</text:p>
          </table:table-cell>
          <table:table-cell office:value-type="string">
            <text:p>chinese hackers</text:p>
          </table:table-cell>
          <table:table-cell office:value-type="string">
            <text:p>Right</text:p>
          </table:table-cell>
          <table:table-cell office:value-type="string">
            <text:p>The New York Times says its computer networks were repeatedly infiltrated by Chinese hackers .</text:p>
          </table:table-cell>
        </table:table-row>
        <table:table-row table:style-name="ro1">
          <table:table-cell table:number-columns-repeated="4"/>
          <table:table-cell office:value-type="string">
            <text:p>last surviving andrews sisters member patty andrews</text:p>
          </table:table-cell>
          <table:table-cell office:value-type="string">
            <text:p>die at</text:p>
          </table:table-cell>
          <table:table-cell office:value-type="string">
            <text:p># via</text:p>
          </table:table-cell>
          <table:table-cell office:value-type="string">
            <text:p>Right</text:p>
          </table:table-cell>
          <table:table-cell office:value-type="string">
            <text:p>Last surviving Andrews Sisters member Patty Andrews dies at 94 via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report dead in</text:p>
          </table:table-cell>
          <table:table-cell office:value-type="string">
            <text:p>office shooting</text:p>
          </table:table-cell>
          <table:table-cell office:value-type="string">
            <text:p>Right</text:p>
          </table:table-cell>
          <table:table-cell office:value-type="string">
            <text:p>UPDATE : 3 shot , 1 reported dead in office shooting as # Phoenix police surround suspect 's home .</text:p>
          </table:table-cell>
        </table:table-row>
        <table:table-row table:style-name="ro1">
          <table:table-cell table:number-columns-repeated="4"/>
          <table:table-cell office:value-type="string">
            <text:p># phoenix police</text:p>
          </table:table-cell>
          <table:table-cell office:value-type="string">
            <text:p>surround</text:p>
          </table:table-cell>
          <table:table-cell office:value-type="string">
            <text:p>suspect 's home</text:p>
          </table:table-cell>
          <table:table-cell office:value-type="string">
            <text:p>Right</text:p>
          </table:table-cell>
          <table:table-cell office:value-type="string">
            <text:p>UPDATE : 3 shot , 1 reported dead in office shooting as # Phoenix police surround suspect 's home .</text:p>
          </table:table-cell>
        </table:table-row>
        <table:table-row table:style-name="ro1">
          <table:table-cell table:number-columns-repeated="4"/>
          <table:table-cell office:value-type="string">
            <text:p>lawmaker</text:p>
          </table:table-cell>
          <table:table-cell office:value-type="string">
            <text:p>call on</text:p>
          </table:table-cell>
          <table:table-cell office:value-type="string">
            <text:p>state department</text:p>
          </table:table-cell>
          <table:table-cell office:value-type="string">
            <text:p>Right</text:p>
          </table:table-cell>
          <table:table-cell office:value-type="string">
            <text:p>Lawmaker calls on State Department , # Turkey to use 'all resources necessary ' in hunt for missing American : .</text:p>
          </table:table-cell>
        </table:table-row>
        <table:table-row table:style-name="ro1">
          <table:table-cell table:number-columns-repeated="4"/>
          <table:table-cell office:value-type="string">
            <text:p>states</text:p>
          </table:table-cell>
          <table:table-cell office:value-type="string">
            <text:p>make</text:p>
          </table:table-cell>
          <table:table-cell office:value-type="string">
            <text:p>the cut</text:p>
          </table:table-cell>
          <table:table-cell office:value-type="string">
            <text:p>Wrong</text:p>
          </table:table-cell>
          <table:table-cell office:value-type="string">
            <text:p>My latest For millionaire athletes , states with highest tax rates may not make the cut .</text:p>
          </table:table-cell>
        </table:table-row>
        <table:table-row table:style-name="ro1">
          <table:table-cell table:number-columns-repeated="4"/>
          <table:table-cell office:value-type="string">
            <text:p>america</text:p>
          </table:table-cell>
          <table:table-cell office:value-type="string">
            <text:p>do about</text:p>
          </table:table-cell>
          <table:table-cell office:value-type="string">
            <text:p>#gunviolence</text:p>
          </table:table-cell>
          <table:table-cell office:value-type="string">
            <text:p>Right</text:p>
          </table:table-cell>
          <table:table-cell office:value-type="string">
            <text:p>What should America do about #gunviolence ?</text:p>
          </table:table-cell>
        </table:table-row>
        <table:table-row table:style-name="ro1">
          <table:table-cell table:number-columns-repeated="4"/>
          <table:table-cell office:value-type="string">
            <text:p>their flow experience</text:p>
          </table:table-cell>
          <table:table-cell office:value-type="string">
            <text:p>flow between</text:p>
          </table:table-cell>
          <table:table-cell office:value-type="string">
            <text:p>apps</text:p>
          </table:table-cell>
          <table:table-cell office:value-type="string">
            <text:p>Wrong</text:p>
          </table:table-cell>
          <table:table-cell office:value-type="string">
            <text:p>Demonstrating their flow experience which lets you flow between apps .</text:p>
          </table:table-cell>
        </table:table-row>
        <table:table-row table:style-name="ro1">
          <table:table-cell table:number-columns-repeated="4"/>
          <table:table-cell office:value-type="string">
            <text:p>the blackberry # launch</text:p>
          </table:table-cell>
          <table:table-cell office:value-type="string">
            <text:p>be</text:p>
          </table:table-cell>
          <table:table-cell office:value-type="string">
            <text:p>the new blackberry 's</text:p>
          </table:table-cell>
          <table:table-cell office:value-type="string">
            <text:p>Wrong</text:p>
          </table:table-cell>
          <table:table-cell office:value-type="string">
            <text:p>Fox News ' Clayton Morris is livetweeting the Blackberry 10 launch - Here are the new Blackberry 's .</text:p>
          </table:table-cell>
        </table:table-row>
        <table:table-row table:style-name="ro1">
          <table:table-cell table:number-columns-repeated="4"/>
          <table:table-cell office:value-type="string">
            <text:p>massachusetts governor</text:p>
          </table:table-cell>
          <table:table-cell office:value-type="string">
            <text:p>pick</text:p>
          </table:table-cell>
          <table:table-cell office:value-type="string">
            <text:p>former aide</text:p>
          </table:table-cell>
          <table:table-cell office:value-type="string">
            <text:p>Right</text:p>
          </table:table-cell>
          <table:table-cell office:value-type="string">
            <text:p>Massachusetts governor picks former aide to fill Senate seat left vacant by Secretary of State designate John # Kerry : .</text:p>
          </table:table-cell>
        </table:table-row>
        <table:table-row table:style-name="ro1">
          <table:table-cell table:number-columns-repeated="4"/>
          <table:table-cell office:value-type="string">
            <text:p>state</text:p>
          </table:table-cell>
          <table:table-cell office:value-type="string">
            <text:p>designate</text:p>
          </table:table-cell>
          <table:table-cell office:value-type="string">
            <text:p>john # kerry</text:p>
          </table:table-cell>
          <table:table-cell office:value-type="string">
            <text:p>Right</text:p>
          </table:table-cell>
          <table:table-cell office:value-type="string">
            <text:p>Massachusetts governor picks former aide to fill Senate seat left vacant by Secretary of State designate John # Kerry :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do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Gabrielle # Giffords on gun violence : ' We must do something ' .</text:p>
          </table:table-cell>
        </table:table-row>
        <table:table-row table:style-name="ro1">
          <table:table-cell table:number-columns-repeated="4"/>
          <table:table-cell office:value-type="string">
            <text:p>damage</text:p>
          </table:table-cell>
          <table:table-cell office:value-type="string">
            <text:p>report to</text:p>
          </table:table-cell>
          <table:table-cell office:value-type="string">
            <text:p>homes</text:p>
          </table:table-cell>
          <table:table-cell office:value-type="string">
            <text:p>Right</text:p>
          </table:table-cell>
          <table:table-cell office:value-type="string">
            <text:p>UPDATE : Damage reported to homes , businesses as tornadoes and strong thunderstorms roll through Mississippi Valley .</text:p>
          </table:table-cell>
        </table:table-row>
        <table:table-row table:style-name="ro1">
          <table:table-cell table:number-columns-repeated="4"/>
          <table:table-cell office:value-type="string">
            <text:p>strong thunderstorms</text:p>
          </table:table-cell>
          <table:table-cell office:value-type="string">
            <text:p>roll through</text:p>
          </table:table-cell>
          <table:table-cell office:value-type="string">
            <text:p>mississippi valley</text:p>
          </table:table-cell>
          <table:table-cell office:value-type="string">
            <text:p>Right</text:p>
          </table:table-cell>
          <table:table-cell office:value-type="string">
            <text:p>UPDATE : Damage reported to homes , businesses as tornadoes and strong thunderstorms roll through Mississippi Valley .</text:p>
          </table:table-cell>
        </table:table-row>
        <table:table-row table:style-name="ro1">
          <table:table-cell table:number-columns-repeated="4"/>
          <table:table-cell office:value-type="string">
            <text:p>ticketmaster ceo</text:p>
          </table:table-cell>
          <table:table-cell office:value-type="string">
            <text:p>give</text:p>
          </table:table-cell>
          <table:table-cell office:value-type="string">
            <text:p>super bowl tickets</text:p>
          </table:table-cell>
          <table:table-cell office:value-type="string">
            <text:p>Right</text:p>
          </table:table-cell>
          <table:table-cell office:value-type="string">
            <text:p>Ticketmaster CEO gives Super Bowl tickets to 49ers fans scammed out of $ 6,000 .</text:p>
          </table:table-cell>
        </table:table-row>
        <table:table-row table:style-name="ro1">
          <table:table-cell table:number-columns-repeated="4"/>
          <table:table-cell office:value-type="string">
            <text:p>49ers fans</text:p>
          </table:table-cell>
          <table:table-cell office:value-type="string">
            <text:p>scam out of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Ticketmaster CEO gives Super Bowl tickets to 49ers fans scammed out of $ 6,000 .</text:p>
          </table:table-cell>
        </table:table-row>
        <table:table-row table:style-name="ro1">
          <table:table-cell table:number-columns-repeated="4"/>
          <table:table-cell office:value-type="string">
            <text:p>no damage</text:p>
          </table:table-cell>
          <table:table-cell office:value-type="string">
            <text:p>report after</text:p>
          </table:table-cell>
          <table:table-cell office:value-type="string">
            <text:p>tornado</text:p>
          </table:table-cell>
          <table:table-cell office:value-type="string">
            <text:p>Right</text:p>
          </table:table-cell>
          <table:table-cell office:value-type="string">
            <text:p>No damage reported after tornado reportedly touches down in Mississippi , tornado warning issued for region .</text:p>
          </table:table-cell>
        </table:table-row>
        <table:table-row table:style-name="ro1">
          <table:table-cell table:number-columns-repeated="4"/>
          <table:table-cell office:value-type="string">
            <text:p>tornado</text:p>
          </table:table-cell>
          <table:table-cell office:value-type="string">
            <text:p>touch down in</text:p>
          </table:table-cell>
          <table:table-cell office:value-type="string">
            <text:p>mississippi</text:p>
          </table:table-cell>
          <table:table-cell office:value-type="string">
            <text:p>Right</text:p>
          </table:table-cell>
          <table:table-cell office:value-type="string">
            <text:p>No damage reported after tornado reportedly touches down in Mississippi , tornado warning issued for region .</text:p>
          </table:table-cell>
        </table:table-row>
        <table:table-row table:style-name="ro1">
          <table:table-cell table:number-columns-repeated="4"/>
          <table:table-cell office:value-type="string">
            <text:p>medical intervention</text:p>
          </table:table-cell>
          <table:table-cell office:value-type="string">
            <text:p>save</text:p>
          </table:table-cell>
          <table:table-cell office:value-type="string">
            <text:p>whale</text:p>
          </table:table-cell>
          <table:table-cell office:value-type="string">
            <text:p>Wrong</text:p>
          </table:table-cell>
          <table:table-cell office:value-type="string">
            <text:p>Medical intervention would not have saved whale , dolphin stranded in NYC waters \n .</text:p>
          </table:table-cell>
        </table:table-row>
        <table:table-row table:style-name="ro1">
          <table:table-cell table:number-columns-repeated="4"/>
          <table:table-cell office:value-type="string">
            <text:p>man</text:p>
          </table:table-cell>
          <table:table-cell office:value-type="string">
            <text:p>shoot</text:p>
          </table:table-cell>
          <table:table-cell office:value-type="string">
            <text:p>school bus driver</text:p>
          </table:table-cell>
          <table:table-cell office:value-type="string">
            <text:p>Right</text:p>
          </table:table-cell>
          <table:table-cell office:value-type="string">
            <text:p>Man fatally shoots school bus driver in Alabama , snatches 6-year-old child .</text:p>
          </table:table-cell>
        </table:table-row>
        <table:table-row table:style-name="ro1">
          <table:table-cell table:number-columns-repeated="4"/>
          <table:table-cell office:value-type="string">
            <text:p>school bus driver</text:p>
          </table:table-cell>
          <table:table-cell office:value-type="string">
            <text:p>snatch</text:p>
          </table:table-cell>
          <table:table-cell office:value-type="string">
            <text:p>6-year-old child</text:p>
          </table:table-cell>
          <table:table-cell office:value-type="string">
            <text:p>Wrong</text:p>
          </table:table-cell>
          <table:table-cell office:value-type="string">
            <text:p>Man fatally shoots school bus driver in Alabama , snatches 6-year-old child .</text:p>
          </table:table-cell>
        </table:table-row>
        <table:table-row table:style-name="ro1">
          <table:table-cell table:number-columns-repeated="4"/>
          <table:table-cell office:value-type="string">
            <text:p>senate</text:p>
          </table:table-cell>
          <table:table-cell office:value-type="string">
            <text:p>confirm</text:p>
          </table:table-cell>
          <table:table-cell office:value-type="string">
            <text:p># kerry</text:p>
          </table:table-cell>
          <table:table-cell office:value-type="string">
            <text:p>Right</text:p>
          </table:table-cell>
          <table:table-cell office:value-type="string">
            <text:p>Senate confirms # Kerry as Obama 's secretary of state via .</text:p>
          </table:table-cell>
        </table:table-row>
        <table:table-row table:style-name="ro1">
          <table:table-cell table:number-columns-repeated="4"/>
          <table:table-cell office:value-type="string">
            <text:p>senate panel</text:p>
          </table:table-cell>
          <table:table-cell office:value-type="string">
            <text:p>approve</text:p>
          </table:table-cell>
          <table:table-cell office:value-type="string">
            <text:p>kerry nomination</text:p>
          </table:table-cell>
          <table:table-cell office:value-type="string">
            <text:p>Right</text:p>
          </table:table-cell>
          <table:table-cell office:value-type="string">
            <text:p>Senate panel approves Kerry nomination for secretary of state .</text:p>
          </table:table-cell>
        </table:table-row>
        <table:table-row table:style-name="ro1">
          <table:table-cell table:number-columns-repeated="4"/>
          <table:table-cell office:value-type="string">
            <text:p>senators</text:p>
          </table:table-cell>
          <table:table-cell office:value-type="string">
            <text:p>draft</text:p>
          </table:table-cell>
          <table:table-cell office:value-type="string">
            <text:p>new overhaul</text:p>
          </table:table-cell>
          <table:table-cell office:value-type="string">
            <text:p>Right</text:p>
          </table:table-cell>
          <table:table-cell office:value-type="string">
            <text:p>Obama presses immigration agenda as senators draft new overhaul .</text:p>
          </table:table-cell>
        </table:table-row>
        <table:table-row table:style-name="ro1">
          <table:table-cell table:number-columns-repeated="4"/>
          <table:table-cell office:value-type="string">
            <text:p>naval academy graduate</text:p>
          </table:table-cell>
          <table:table-cell office:value-type="string">
            <text:p>find murder in</text:p>
          </table:table-cell>
          <table:table-cell office:value-type="string">
            <text:p>san diego apartment</text:p>
          </table:table-cell>
          <table:table-cell office:value-type="string">
            <text:p>Right</text:p>
          </table:table-cell>
          <table:table-cell office:value-type="string">
            <text:p>Brother arrested after Naval Academy graduate found murdered in San Diego apartment .</text:p>
          </table:table-cell>
        </table:table-row>
        <table:table-row table:style-name="ro1">
          <table:table-cell table:number-columns-repeated="4"/>
          <table:table-cell office:value-type="string">
            <text:p>state department</text:p>
          </table:table-cell>
          <table:table-cell office:value-type="string">
            <text:p>close</text:p>
          </table:table-cell>
          <table:table-cell office:value-type="string">
            <text:p>office working</text:p>
          </table:table-cell>
          <table:table-cell office:value-type="string">
            <text:p>Right</text:p>
          </table:table-cell>
          <table:table-cell office:value-type="string">
            <text:p>State Department closes office working on shutting Guantanamo Bay prison .</text:p>
          </table:table-cell>
        </table:table-row>
        <table:table-row table:style-name="ro1">
          <table:table-cell table:number-columns-repeated="4"/>
          <table:table-cell office:value-type="string">
            <text:p>climate report</text:p>
          </table:table-cell>
          <table:table-cell office:value-type="string">
            <text:p>show</text:p>
          </table:table-cell>
          <table:table-cell office:value-type="string">
            <text:p># years of overestimated global warming</text:p>
          </table:table-cell>
          <table:table-cell office:value-type="string">
            <text:p>Right</text:p>
          </table:table-cell>
          <table:table-cell office:value-type="string">
            <text:p>Draft UN climate report shows 20 years of overestimated global warming , skeptics warn .</text:p>
          </table:table-cell>
        </table:table-row>
        <table:table-row table:style-name="ro1">
          <table:table-cell table:number-columns-repeated="4"/>
          <table:table-cell office:value-type="string">
            <text:p>california woman</text:p>
          </table:table-cell>
          <table:table-cell office:value-type="string">
            <text:p>pass</text:p>
          </table:table-cell>
          <table:table-cell office:value-type="string">
            <text:p>road test</text:p>
          </table:table-cell>
          <table:table-cell office:value-type="string">
            <text:p>Right</text:p>
          </table:table-cell>
          <table:table-cell office:value-type="string">
            <text:p>California woman passes road test at the age of 105 : .</text:p>
          </table:table-cell>
        </table:table-row>
        <table:table-row table:style-name="ro1">
          <table:table-cell table:number-columns-repeated="4"/>
          <table:table-cell office:value-type="string">
            <text:p>police</text:p>
          </table:table-cell>
          <table:table-cell office:value-type="string">
            <text:p>bar from</text:p>
          </table:table-cell>
          <table:table-cell office:value-type="string">
            <text:p># vermont #gun range</text:p>
          </table:table-cell>
          <table:table-cell office:value-type="string">
            <text:p>Right</text:p>
          </table:table-cell>
          <table:table-cell office:value-type="string">
            <text:p>Police barred from # Vermont #gun range after city advances measure banning semi-automatic rifles : .</text:p>
          </table:table-cell>
        </table:table-row>
        <table:table-row table:style-name="ro1">
          <table:table-cell table:number-columns-repeated="4"/>
          <table:table-cell office:value-type="string">
            <text:p>police</text:p>
          </table:table-cell>
          <table:table-cell office:value-type="string">
            <text:p>bar from</text:p>
          </table:table-cell>
          <table:table-cell office:value-type="string">
            <text:p># vermont gun range</text:p>
          </table:table-cell>
          <table:table-cell office:value-type="string">
            <text:p>Right</text:p>
          </table:table-cell>
          <table:table-cell office:value-type="string">
            <text:p>Police barred from # Vermont gun range over proposed semi-automatic rifle ban : .</text:p>
          </table:table-cell>
        </table:table-row>
        <table:table-row table:style-name="ro1">
          <table:table-cell table:number-columns-repeated="4"/>
          <table:table-cell office:value-type="string">
            <text:p>skinny models</text:p>
          </table:table-cell>
          <table:table-cell office:value-type="string">
            <text:p>look</text:p>
          </table:table-cell>
          <table:table-cell office:value-type="string">
            <text:p>fatter</text:p>
          </table:table-cell>
          <table:table-cell office:value-type="string">
            <text:p>Right</text:p>
          </table:table-cell>
          <table:table-cell office:value-type="string">
            <text:p>Magazines airbrushing to make skinny models look fatter ?</text:p>
          </table:table-cell>
        </table:table-row>
        <table:table-row table:style-name="ro1">
          <table:table-cell table:number-columns-repeated="4"/>
          <table:table-cell office:value-type="string">
            <text:p>tennessee lawmaker</text:p>
          </table:table-cell>
          <table:table-cell office:value-type="string">
            <text:p>want to tie</text:p>
          </table:table-cell>
          <table:table-cell office:value-type="string">
            <text:p>welfare benefits</text:p>
          </table:table-cell>
          <table:table-cell office:value-type="string">
            <text:p>Right</text:p>
          </table:table-cell>
          <table:table-cell office:value-type="string">
            <text:p>Tennessee lawmaker wants to tie welfare benefits to good grades .</text:p>
          </table:table-cell>
        </table:table-row>
        <table:table-row table:style-name="ro1">
          <table:table-cell table:number-columns-repeated="4"/>
          <table:table-cell office:value-type="string">
            <text:p>congress</text:p>
          </table:table-cell>
          <table:table-cell office:value-type="string">
            <text:p>push for</text:p>
          </table:table-cell>
          <table:table-cell office:value-type="string">
            <text:p>tougher #gun laws</text:p>
          </table:table-cell>
          <table:table-cell office:value-type="string">
            <text:p>Right</text:p>
          </table:table-cell>
          <table:table-cell office:value-type="string">
            <text:p>LIVE - – Congress pushes for tougher #gun laws , # Senate’s plans to tackle #immigration .</text:p>
          </table:table-cell>
        </table:table-row>
        <table:table-row table:style-name="ro1">
          <table:table-cell table:number-columns-repeated="4"/>
          <table:table-cell office:value-type="string">
            <text:p># senate’s</text:p>
          </table:table-cell>
          <table:table-cell office:value-type="string">
            <text:p>plan to tackle</text:p>
          </table:table-cell>
          <table:table-cell office:value-type="string">
            <text:p>#immigration</text:p>
          </table:table-cell>
          <table:table-cell office:value-type="string">
            <text:p>Right</text:p>
          </table:table-cell>
          <table:table-cell office:value-type="string">
            <text:p>LIVE - – Congress pushes for tougher #gun laws , # Senate’s plans to tackle #immigration .</text:p>
          </table:table-cell>
        </table:table-row>
        <table:table-row table:style-name="ro1">
          <table:table-cell table:number-columns-repeated="4"/>
          <table:table-cell office:value-type="string">
            <text:p>milwaukee sheriff</text:p>
          </table:table-cell>
          <table:table-cell office:value-type="string">
            <text:p>urge</text:p>
          </table:table-cell>
          <table:table-cell office:value-type="string">
            <text:p>residents</text:p>
          </table:table-cell>
          <table:table-cell office:value-type="string">
            <text:p>Right</text:p>
          </table:table-cell>
          <table:table-cell office:value-type="string">
            <text:p>Milwaukee sheriff who urged residents to learn how to use firearms blasts mayor 's ' Dirty Harry ' criticism : .</text:p>
          </table:table-cell>
        </table:table-row>
        <table:table-row table:style-name="ro1">
          <table:table-cell table:number-columns-repeated="4"/>
          <table:table-cell office:value-type="string">
            <text:p>bipartisan group of # senators</text:p>
          </table:table-cell>
          <table:table-cell office:value-type="string">
            <text:p>reach deal on</text:p>
          </table:table-cell>
          <table:table-cell office:value-type="string">
            <text:p>immigration changes</text:p>
          </table:table-cell>
          <table:table-cell office:value-type="string">
            <text:p>Right</text:p>
          </table:table-cell>
          <table:table-cell office:value-type="string">
            <text:p>Bipartisan group of 8 senators reach deal on immigration changes .</text:p>
          </table:table-cell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string">
            <text:p>launch</text:p>
          </table:table-cell>
          <table:table-cell office:value-type="string">
            <text:p>missile interceptor</text:p>
          </table:table-cell>
          <table:table-cell office:value-type="string">
            <text:p>Right</text:p>
          </table:table-cell>
          <table:table-cell office:value-type="string">
            <text:p>US military successfully launches missile interceptor on test flight .</text:p>
          </table:table-cell>
        </table:table-row>
        <table:table-row table:style-name="ro1">
          <table:table-cell table:number-columns-repeated="4"/>
          <table:table-cell office:value-type="string">
            <text:p>obama birth control mandate</text:p>
          </table:table-cell>
          <table:table-cell office:value-type="string">
            <text:p>loosen</text:p>
          </table:table-cell>
          <table:table-cell office:value-type="string">
            <text:p>lawsuits</text:p>
          </table:table-cell>
          <table:table-cell office:value-type="string">
            <text:p>Right</text:p>
          </table:table-cell>
          <table:table-cell office:value-type="string">
            <text:p>Obama birth control mandate loosens lawsuits .</text:p>
          </table:table-cell>
        </table:table-row>
        <table:table-row table:style-name="ro1">
          <table:table-cell table:number-columns-repeated="4"/>
          <table:table-cell office:value-type="string">
            <text:p>clinton</text:p>
          </table:table-cell>
          <table:table-cell office:value-type="string">
            <text:p>push for</text:p>
          </table:table-cell>
          <table:table-cell office:value-type="string">
            <text:p>more broadcasting of pro-us message</text:p>
          </table:table-cell>
          <table:table-cell office:value-type="string">
            <text:p>Right</text:p>
          </table:table-cell>
          <table:table-cell office:value-type="string">
            <text:p>Clinton pushes for more broadcasting of pro-US message , raising questions about agency 's mission via .</text:p>
          </table:table-cell>
        </table:table-row>
        <table:table-row table:style-name="ro1">
          <table:table-cell table:number-columns-repeated="4"/>
          <table:table-cell office:value-type="string">
            <text:p>tenn . city</text:p>
          </table:table-cell>
          <table:table-cell office:value-type="string">
            <text:p>turn</text:p>
          </table:table-cell>
          <table:table-cell office:value-type="string">
            <text:p>internet</text:p>
          </table:table-cell>
          <table:table-cell office:value-type="string">
            <text:p>Wrong</text:p>
          </table:table-cell>
          <table:table-cell office:value-type="string">
            <text:p>Tenn . city turns Internet speeds into jobs via .</text:p>
          </table:table-cell>
        </table:table-row>
        <table:table-row table:style-name="ro1">
          <table:table-cell table:number-columns-repeated="4"/>
          <table:table-cell office:value-type="string">
            <text:p>internet</text:p>
          </table:table-cell>
          <table:table-cell office:value-type="string">
            <text:p>speed into</text:p>
          </table:table-cell>
          <table:table-cell office:value-type="string">
            <text:p>jobs</text:p>
          </table:table-cell>
          <table:table-cell office:value-type="string">
            <text:p>Wrong</text:p>
          </table:table-cell>
          <table:table-cell office:value-type="string">
            <text:p>Tenn . city turns Internet speeds into jobs via .</text:p>
          </table:table-cell>
        </table:table-row>
        <table:table-row table:style-name="ro1">
          <table:table-cell table:number-columns-repeated="4"/>
          <table:table-cell office:value-type="string">
            <text:p>iowa sen. tom harki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Iowa Sen. Tom Harkin says he will not seek re-election in 2014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seek re-election in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Iowa Sen. Tom Harkin says he will not seek re-election in 2014 .</text:p>
          </table:table-cell>
        </table:table-row>
        <table:table-row table:style-name="ro1">
          <table:table-cell table:number-columns-repeated="4"/>
          <table:table-cell office:value-type="string">
            <text:p>fan</text:p>
          </table:table-cell>
          <table:table-cell office:value-type="string">
            <text:p>win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WATCH : Miami Heat’s Lebron James celebrates big when fan wins $ 75,000 after sinking half-court shot .</text:p>
          </table:table-cell>
        </table:table-row>
        <table:table-row table:style-name="ro1">
          <table:table-cell table:number-columns-repeated="4"/>
          <table:table-cell office:value-type="string">
            <text:p>social security 's disability trust fund</text:p>
          </table:table-cell>
          <table:table-cell office:value-type="string">
            <text:p>fail to cover</text:p>
          </table:table-cell>
          <table:table-cell office:value-type="string">
            <text:p>all benefits</text:p>
          </table:table-cell>
          <table:table-cell office:value-type="string">
            <text:p>Right</text:p>
          </table:table-cell>
          <table:table-cell office:value-type="string">
            <text:p>Social Security 's disability trust fund could fail to cover all benefits early as 2016 \n@JimAngleFox .</text:p>
          </table:table-cell>
        </table:table-row>
        <table:table-row table:style-name="ro1">
          <table:table-cell table:number-columns-repeated="4"/>
          <table:table-cell office:value-type="string">
            <text:p>satellite images</text:p>
          </table:table-cell>
          <table:table-cell office:value-type="string">
            <text:p>reveal</text:p>
          </table:table-cell>
          <table:table-cell office:value-type="string">
            <text:p>north korea ready</text:p>
          </table:table-cell>
          <table:table-cell office:value-type="string">
            <text:p>Right</text:p>
          </table:table-cell>
          <table:table-cell office:value-type="string">
            <text:p>Satellite images reveal North Korea ready for underground nuclear test .</text:p>
          </table:table-cell>
        </table:table-row>
        <table:table-row table:style-name="ro1">
          <table:table-cell table:number-columns-repeated="4"/>
          <table:table-cell office:value-type="string">
            <text:p>web of environmental rules</text:p>
          </table:table-cell>
          <table:table-cell office:value-type="string">
            <text:p>threaten</text:p>
          </table:table-cell>
          <table:table-cell office:value-type="string">
            <text:p>gulf coast businesses</text:p>
          </table:table-cell>
          <table:table-cell office:value-type="string">
            <text:p>Right</text:p>
          </table:table-cell>
          <table:table-cell office:value-type="string">
            <text:p>Web of environmental rules threatens Gulf Coast businesses with jail , steep fines via .</text:p>
          </table:table-cell>
        </table:table-row>
        <table:table-row table:style-name="ro1">
          <table:table-cell table:number-columns-repeated="4"/>
          <table:table-cell office:value-type="string">
            <text:p>california family</text:p>
          </table:table-cell>
          <table:table-cell office:value-type="string">
            <text:p>claim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California family claims they 're unable to rebuild home after fire because of FEMA regulation via .</text:p>
          </table:table-cell>
        </table:table-row>
        <table:table-row table:style-name="ro1">
          <table:table-cell table:number-columns-repeated="4"/>
          <table:table-cell office:value-type="string">
            <text:p>woman</text:p>
          </table:table-cell>
          <table:table-cell office:value-type="string">
            <text:p>freeze</text:p>
          </table:table-cell>
          <table:table-cell office:value-type="string">
            <text:p>her brain</text:p>
          </table:table-cell>
          <table:table-cell office:value-type="string">
            <text:p>Right</text:p>
          </table:table-cell>
          <table:table-cell office:value-type="string">
            <text:p>Woman freezes her brain , hopes to be reborn once brain #cancer cure found #wow .</text:p>
          </table:table-cell>
        </table:table-row>
        <table:table-row table:style-name="ro1">
          <table:table-cell table:number-columns-repeated="4"/>
          <table:table-cell office:value-type="string">
            <text:p>once brain #cancer cure</text:p>
          </table:table-cell>
          <table:table-cell office:value-type="string">
            <text:p>find</text:p>
          </table:table-cell>
          <table:table-cell office:value-type="string">
            <text:p>#wow</text:p>
          </table:table-cell>
          <table:table-cell office:value-type="string">
            <text:p>Wrong</text:p>
          </table:table-cell>
          <table:table-cell office:value-type="string">
            <text:p>Woman freezes her brain , hopes to be reborn once brain #cancer cure found #wow .</text:p>
          </table:table-cell>
        </table:table-row>
        <table:table-row table:style-name="ro1">
          <table:table-cell table:number-columns-repeated="4"/>
          <table:table-cell office:value-type="string">
            <text:p># iran</text:p>
          </table:table-cell>
          <table:table-cell office:value-type="string">
            <text:p>be</text:p>
          </table:table-cell>
          <table:table-cell office:value-type="string">
            <text:p>state department</text:p>
          </table:table-cell>
          <table:table-cell office:value-type="string">
            <text:p>Wrong</text:p>
          </table:table-cell>
          <table:table-cell office:value-type="string">
            <text:p>Family of # Christian pastor held in # Iran asks : Where is State Department ?</text:p>
          </table:table-cell>
        </table:table-row>
        <table:table-row table:style-name="ro1">
          <table:table-cell table:number-columns-repeated="4"/>
          <table:table-cell office:value-type="string">
            <text:p>supreme court</text:p>
          </table:table-cell>
          <table:table-cell office:value-type="string">
            <text:p>reject</text:p>
          </table:table-cell>
          <table:table-cell office:value-type="string">
            <text:p>atheist 's appeal</text:p>
          </table:table-cell>
          <table:table-cell office:value-type="string">
            <text:p>Right</text:p>
          </table:table-cell>
          <table:table-cell office:value-type="string">
            <text:p>Supreme Court rejects atheist 's appeal over 11-story # Illinois #cross .</text:p>
          </table:table-cell>
        </table:table-row>
        <table:table-row table:style-name="ro1">
          <table:table-cell table:number-columns-repeated="4"/>
          <table:table-cell office:value-type="string">
            <text:p>mom</text:p>
          </table:table-cell>
          <table:table-cell office:value-type="string">
            <text:p>drown</text:p>
          </table:table-cell>
          <table:table-cell office:value-type="string">
            <text:p>daughter</text:p>
          </table:table-cell>
          <table:table-cell office:value-type="string">
            <text:p>Right</text:p>
          </table:table-cell>
          <table:table-cell office:value-type="string">
            <text:p>Mom who drowned daughter released from jail after being deemed sane .</text:p>
          </table:table-cell>
        </table:table-row>
        <table:table-row table:style-name="ro1">
          <table:table-cell table:number-columns-repeated="4"/>
          <table:table-cell office:value-type="string">
            <text:p>ntsb</text:p>
          </table:table-cell>
          <table:table-cell office:value-type="string">
            <text:p>say</text:p>
          </table:table-cell>
          <table:table-cell office:value-type="string">
            <text:p>boeing # battery shows</text:p>
          </table:table-cell>
          <table:table-cell office:value-type="string">
            <text:p>Wrong</text:p>
          </table:table-cell>
          <table:table-cell office:value-type="string">
            <text:p>NTSB says Boeing 787 battery shows short-circuiting .</text:p>
          </table:table-cell>
        </table:table-row>
        <table:table-row table:style-name="ro1">
          <table:table-cell table:number-columns-repeated="4"/>
          <table:table-cell office:value-type="string">
            <text:p>christian #pastor</text:p>
          </table:table-cell>
          <table:table-cell office:value-type="string">
            <text:p>hold in</text:p>
          </table:table-cell>
          <table:table-cell office:value-type="string">
            <text:p># iran</text:p>
          </table:table-cell>
          <table:table-cell office:value-type="string">
            <text:p>Right</text:p>
          </table:table-cell>
          <table:table-cell office:value-type="string">
            <text:p>Christian #pastor held in # Iran missing from jail , says family .</text:p>
          </table:table-cell>
        </table:table-row>
        <table:table-row table:style-name="ro1">
          <table:table-cell table:number-columns-repeated="4"/>
          <table:table-cell office:value-type="string">
            <text:p># iran</text:p>
          </table:table-cell>
          <table:table-cell office:value-type="string">
            <text:p>say</text:p>
          </table:table-cell>
          <table:table-cell office:value-type="string">
            <text:p>family</text:p>
          </table:table-cell>
          <table:table-cell office:value-type="string">
            <text:p>Wrong</text:p>
          </table:table-cell>
          <table:table-cell office:value-type="string">
            <text:p>Christian #pastor held in # Iran missing from jail , says family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be for</text:p>
          </table:table-cell>
          <table:table-cell office:value-type="string">
            <text:p>women</text:p>
          </table:table-cell>
          <table:table-cell office:value-type="string">
            <text:p>Right</text:p>
          </table:table-cell>
          <table:table-cell office:value-type="string">
            <text:p>Chat live ‏@ktmcfarland at 12N RT : I 'm all for women in combat roles if they can meet the standards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meet</text:p>
          </table:table-cell>
          <table:table-cell office:value-type="string">
            <text:p>the standards</text:p>
          </table:table-cell>
          <table:table-cell office:value-type="string">
            <text:p>Right</text:p>
          </table:table-cell>
          <table:table-cell office:value-type="string">
            <text:p>Chat live ‏@ktmcfarland at 12N RT : I 'm all for women in combat roles if they can meet the standards .</text:p>
          </table:table-cell>
        </table:table-row>
        <table:table-row table:style-name="ro1">
          <table:table-cell table:number-columns-repeated="4"/>
          <table:table-cell office:value-type="string">
            <text:p>u</text:p>
          </table:table-cell>
          <table:table-cell office:value-type="string">
            <text:p>think</text:p>
          </table:table-cell>
          <table:table-cell office:value-type="string">
            <text:p>?</text:p>
          </table:table-cell>
          <table:table-cell office:value-type="string">
            <text:p>Wrong</text:p>
          </table:table-cell>
          <table:table-cell office:value-type="string">
            <text:p>What do u think ? .</text:p>
          </table:table-cell>
        </table:table-row>
        <table:table-row table:style-name="ro1">
          <table:table-cell table:number-columns-repeated="4"/>
          <table:table-cell office:value-type="string">
            <text:p>republicans</text:p>
          </table:table-cell>
          <table:table-cell office:value-type="string">
            <text:p>challenge</text:p>
          </table:table-cell>
          <table:table-cell office:value-type="string">
            <text:p>claims</text:p>
          </table:table-cell>
          <table:table-cell office:value-type="string">
            <text:p>Right</text:p>
          </table:table-cell>
          <table:table-cell office:value-type="string">
            <text:p>Republicans challenge claims that Secretary of State # Clinton , other Dems made during hearing on the # Benghazi attack : .</text:p>
          </table:table-cell>
        </table:table-row>
        <table:table-row table:style-name="ro1">
          <table:table-cell table:number-columns-repeated="4"/>
          <table:table-cell office:value-type="string">
            <text:p>veteran los angeles elementary school teacher</text:p>
          </table:table-cell>
          <table:table-cell office:value-type="string">
            <text:p>accuse of</text:p>
          </table:table-cell>
          <table:table-cell office:value-type="string">
            <text:p>sex abuse of up to # kids</text:p>
          </table:table-cell>
          <table:table-cell office:value-type="string">
            <text:p>Right</text:p>
          </table:table-cell>
          <table:table-cell office:value-type="string">
            <text:p>Veteran Los Angeles elementary school teacher accused of sex abuse of up to 20 kids .</text:p>
          </table:table-cell>
        </table:table-row>
        <table:table-row table:style-name="ro1">
          <table:table-cell table:number-columns-repeated="4"/>
          <table:table-cell office:value-type="string">
            <text:p>north korea</text:p>
          </table:table-cell>
          <table:table-cell office:value-type="string">
            <text:p>vow</text:p>
          </table:table-cell>
          <table:table-cell office:value-type="string">
            <text:p>nuclear test</text:p>
          </table:table-cell>
          <table:table-cell office:value-type="string">
            <text:p>Right</text:p>
          </table:table-cell>
          <table:table-cell office:value-type="string">
            <text:p>North Korea vows nuclear test , rocket launches after new UN sanctions .</text:p>
          </table:table-cell>
        </table:table-row>
        <table:table-row table:style-name="ro1">
          <table:table-cell table:number-columns-repeated="4"/>
          <table:table-cell office:value-type="string">
            <text:p>te</text:p>
          </table:table-cell>
          <table:table-cell office:value-type="string">
            <text:p>admit to</text:p>
          </table:table-cell>
          <table:table-cell office:value-type="string">
            <text:p>couric</text:p>
          </table:table-cell>
          <table:table-cell office:value-type="string">
            <text:p>Right</text:p>
          </table:table-cell>
          <table:table-cell office:value-type="string">
            <text:p><text:s/>What would you do ? ' Te 'o admits to Couric keeping quiet after learning of girlfriend hoax .</text:p>
          </table:table-cell>
        </table:table-row>
        <table:table-row table:style-name="ro1">
          <table:table-cell table:number-columns-repeated="4"/>
          <table:table-cell office:value-type="string">
            <text:p>measure</text:p>
          </table:table-cell>
          <table:table-cell office:value-type="string">
            <text:p>go to</text:p>
          </table:table-cell>
          <table:table-cell office:value-type="string">
            <text:p>senate</text:p>
          </table:table-cell>
          <table:table-cell office:value-type="string">
            <text:p>Right</text:p>
          </table:table-cell>
          <table:table-cell office:value-type="string">
            <text:p>BREAKING NEWS : House Passes Short-Term Debt Ceiling Fix , Measure Goes to Senate .</text:p>
          </table:table-cell>
        </table:table-row>
        <table:table-row table:style-name="ro1">
          <table:table-cell table:number-columns-repeated="4"/>
          <table:table-cell office:value-type="string">
            <text:p>residents and businesses</text:p>
          </table:table-cell>
          <table:table-cell office:value-type="string">
            <text:p>consider leave</text:p>
          </table:table-cell>
          <table:table-cell office:value-type="string">
            <text:p>the state</text:p>
          </table:table-cell>
          <table:table-cell office:value-type="string">
            <text:p>Right</text:p>
          </table:table-cell>
          <table:table-cell office:value-type="string">
            <text:p>Residents and businesses are considering leaving the state : .</text:p>
          </table:table-cell>
        </table:table-row>
        <table:table-row table:style-name="ro1">
          <table:table-cell table:number-columns-repeated="4"/>
          <table:table-cell office:value-type="string">
            <text:p>clinton</text:p>
          </table:table-cell>
          <table:table-cell office:value-type="string">
            <text:p>lash out at</text:p>
          </table:table-cell>
          <table:table-cell office:value-type="string">
            <text:p>senator</text:p>
          </table:table-cell>
          <table:table-cell office:value-type="string">
            <text:p>Right</text:p>
          </table:table-cell>
          <table:table-cell office:value-type="string">
            <text:p>Clinton lashes out at senator over Benghazi questioning .</text:p>
          </table:table-cell>
        </table:table-row>
        <table:table-row table:style-name="ro1">
          <table:table-cell table:number-columns-repeated="4"/>
          <table:table-cell office:value-type="string">
            <text:p># clinton</text:p>
          </table:table-cell>
          <table:table-cell office:value-type="string">
            <text:p>testify before</text:p>
          </table:table-cell>
          <table:table-cell office:value-type="string">
            <text:p>senate committee</text:p>
          </table:table-cell>
          <table:table-cell office:value-type="string">
            <text:p>Right</text:p>
          </table:table-cell>
          <table:table-cell office:value-type="string">
            <text:p>Secretary of State # Clinton testifies before Senate committee on # Benghazi terror attack .</text:p>
          </table:table-cell>
        </table:table-row>
        <table:table-row table:style-name="ro1">
          <table:table-cell table:number-columns-repeated="4"/>
          <table:table-cell office:value-type="string">
            <text:p>lawmaker</text:p>
          </table:table-cell>
          <table:table-cell office:value-type="string">
            <text:p>say sale of</text:p>
          </table:table-cell>
          <table:table-cell office:value-type="string">
            <text:p>us battery maker</text:p>
          </table:table-cell>
          <table:table-cell office:value-type="string">
            <text:p>Wrong</text:p>
          </table:table-cell>
          <table:table-cell office:value-type="string">
            <text:p>Lawmaker says sale of US battery maker is the 'first test ' for the # Obama administration 's second term .</text:p>
          </table:table-cell>
        </table:table-row>
        <table:table-row table:style-name="ro1">
          <table:table-cell table:number-columns-repeated="4"/>
          <table:table-cell office:value-type="string">
            <text:p>sale of us battery maker</text:p>
          </table:table-cell>
          <table:table-cell office:value-type="string">
            <text:p>be</text:p>
          </table:table-cell>
          <table:table-cell office:value-type="string">
            <text:p>the 'first test</text:p>
          </table:table-cell>
          <table:table-cell office:value-type="string">
            <text:p>Right</text:p>
          </table:table-cell>
          <table:table-cell office:value-type="string">
            <text:p>Lawmaker says sale of US battery maker is the 'first test ' for the # Obama administration 's second term .</text:p>
          </table:table-cell>
        </table:table-row>
        <table:table-row table:style-name="ro1">
          <table:table-cell table:number-columns-repeated="4"/>
          <table:table-cell office:value-type="string">
            <text:p>college students</text:p>
          </table:table-cell>
          <table:table-cell office:value-type="string">
            <text:p>affect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College students , what national issues are affecting you ?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win</text:p>
          </table:table-cell>
          <table:table-cell office:value-type="string">
            <text:p>great prizes</text:p>
          </table:table-cell>
          <table:table-cell office:value-type="string">
            <text:p>Right</text:p>
          </table:table-cell>
          <table:table-cell office:value-type="string">
            <text:p>Show us in a news video and you can win great prizes .</text:p>
          </table:table-cell>
        </table:table-row>
        <table:table-row table:style-name="ro1">
          <table:table-cell table:number-columns-repeated="4"/>
          <table:table-cell office:value-type="string">
            <text:p>exposure</text:p>
          </table:table-cell>
          <table:table-cell office:value-type="string">
            <text:p>suspect in</text:p>
          </table:table-cell>
          <table:table-cell office:value-type="string">
            <text:p>at least # deaths</text:p>
          </table:table-cell>
          <table:table-cell office:value-type="string">
            <text:p>Right</text:p>
          </table:table-cell>
          <table:table-cell office:value-type="string">
            <text:p>Exposure suspected in at least 4 deaths amid dangerously low Midwest temperatures .</text:p>
          </table:table-cell>
        </table:table-row>
        <table:table-row table:style-name="ro1">
          <table:table-cell table:number-columns-repeated="4"/>
          <table:table-cell office:value-type="string">
            <text:p>multiple shots</text:p>
          </table:table-cell>
          <table:table-cell office:value-type="string">
            <text:p>fire at</text:p>
          </table:table-cell>
          <table:table-cell office:value-type="string">
            <text:p>lone star college</text:p>
          </table:table-cell>
          <table:table-cell office:value-type="string">
            <text:p>Right</text:p>
          </table:table-cell>
          <table:table-cell office:value-type="string">
            <text:p>Multiple shots reportedly fired at Lone Star College in Houston , Texas # LoneStarCollege .</text:p>
          </table:table-cell>
        </table:table-row>
        <table:table-row table:style-name="ro1">
          <table:table-cell table:number-columns-repeated="4"/>
          <table:table-cell office:value-type="string">
            <text:p>pakistan</text:p>
          </table:table-cell>
          <table:table-cell office:value-type="string">
            <text:p>pull</text:p>
          </table:table-cell>
          <table:table-cell office:value-type="string">
            <text:p>call of duty and medal of honor games</text:p>
          </table:table-cell>
          <table:table-cell office:value-type="string">
            <text:p>Right</text:p>
          </table:table-cell>
          <table:table-cell office:value-type="string">
            <text:p>Pakistan pulls Call of Duty and Medal of Honor games off shelves for depicting country as a terrorist haven : .</text:p>
          </table:table-cell>
        </table:table-row>
        <table:table-row table:style-name="ro1">
          <table:table-cell table:number-columns-repeated="4"/>
          <table:table-cell office:value-type="string">
            <text:p>nebraska governor</text:p>
          </table:table-cell>
          <table:table-cell office:value-type="string">
            <text:p>approve revise</text:p>
          </table:table-cell>
          <table:table-cell office:value-type="string">
            <text:p>keystone pipeline route</text:p>
          </table:table-cell>
          <table:table-cell office:value-type="string">
            <text:p>Right</text:p>
          </table:table-cell>
          <table:table-cell office:value-type="string">
            <text:p>Nebraska governor approves revised Keystone pipeline route .</text:p>
          </table:table-cell>
        </table:table-row>
        <table:table-row table:style-name="ro1">
          <table:table-cell table:number-columns-repeated="4"/>
          <table:table-cell office:value-type="string">
            <text:p># fighters</text:p>
          </table:table-cell>
          <table:table-cell office:value-type="string">
            <text:p>head to</text:p>
          </table:table-cell>
          <table:table-cell office:value-type="string">
            <text:p>egypt</text:p>
          </table:table-cell>
          <table:table-cell office:value-type="string">
            <text:p>Right</text:p>
          </table:table-cell>
          <table:table-cell office:value-type="string">
            <text:p>F-16 fighters are headed to Egypt , despite Morsi 's harsh comments against Obama and Jews : .</text:p>
          </table:table-cell>
        </table:table-row>
        <table:table-row table:style-name="ro1">
          <table:table-cell table:number-columns-repeated="4"/>
          <table:table-cell office:value-type="string">
            <text:p>court</text:p>
          </table:table-cell>
          <table:table-cell office:value-type="string">
            <text:p>tell</text:p>
          </table:table-cell>
          <table:table-cell office:value-type="string">
            <text:p>auto writer</text:p>
          </table:table-cell>
          <table:table-cell office:value-type="string">
            <text:p>Right</text:p>
          </table:table-cell>
          <table:table-cell office:value-type="string">
            <text:p>This is why we are careful -- Court tells auto writer to pay $ 176G for wrecked Porsche test car : .</text:p>
          </table:table-cell>
        </table:table-row>
        <table:table-row table:style-name="ro1">
          <table:table-cell table:number-columns-repeated="4"/>
          <table:table-cell office:value-type="string">
            <text:p>phil mickelso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Phil Mickelson says he regrets publicly commenting on taxes after speaking out over high rate .</text:p>
          </table:table-cell>
        </table:table-row>
        <table:table-row table:style-name="ro1">
          <table:table-cell table:number-columns-repeated="4"/>
          <table:table-cell office:value-type="string">
            <text:p># obama</text:p>
          </table:table-cell>
          <table:table-cell office:value-type="string">
            <text:p>begin</text:p>
          </table:table-cell>
          <table:table-cell office:value-type="string">
            <text:p>second term</text:p>
          </table:table-cell>
          <table:table-cell office:value-type="string">
            <text:p>Right</text:p>
          </table:table-cell>
          <table:table-cell office:value-type="string">
            <text:p>Tough confirmation hearings ahead as # Obama begins second term via # Inaug2013 .</text:p>
          </table:table-cell>
        </table:table-row>
        <table:table-row table:style-name="ro1">
          <table:table-cell table:number-columns-repeated="4"/>
          <table:table-cell office:value-type="string">
            <text:p>lawmakers</text:p>
          </table:table-cell>
          <table:table-cell office:value-type="string">
            <text:p>call</text:p>
          </table:table-cell>
          <table:table-cell office:value-type="string">
            <text:p>house # gops ' 'no budget</text:p>
          </table:table-cell>
          <table:table-cell office:value-type="string">
            <text:p>Right</text:p>
          </table:table-cell>
          <table:table-cell office:value-type="string">
            <text:p>Lawmakers call House # GOPs ' 'no budget , no pay ' plan 'unconstitutional ' via .</text:p>
          </table:table-cell>
        </table:table-row>
        <table:table-row table:style-name="ro1">
          <table:table-cell table:number-columns-repeated="4"/>
          <table:table-cell office:value-type="string">
            <text:p>facebook game</text:p>
          </table:table-cell>
          <table:table-cell office:value-type="string">
            <text:p>combine</text:p>
          </table:table-cell>
          <table:table-cell office:value-type="string">
            <text:p>gameplay w</text:p>
          </table:table-cell>
          <table:table-cell office:value-type="string">
            <text:p>Right</text:p>
          </table:table-cell>
          <table:table-cell office:value-type="string">
            <text:p>Facebook game combines gameplay w giving + helps orphans in Africa .</text:p>
          </table:table-cell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string">
            <text:p>help orphan in</text:p>
          </table:table-cell>
          <table:table-cell office:value-type="string">
            <text:p>africa</text:p>
          </table:table-cell>
          <table:table-cell office:value-type="string">
            <text:p>Wrong</text:p>
          </table:table-cell>
          <table:table-cell office:value-type="string">
            <text:p>Facebook game combines gameplay w giving + helps orphans in Africa .</text:p>
          </table:table-cell>
        </table:table-row>
        <table:table-row table:style-name="ro1">
          <table:table-cell table:number-columns-repeated="4"/>
          <table:table-cell office:value-type="string">
            <text:p>wife of jailed american pastor</text:p>
          </table:table-cell>
          <table:table-cell office:value-type="string">
            <text:p>say</text:p>
          </table:table-cell>
          <table:table-cell office:value-type="string">
            <text:p>iran report ' all a lie</text:p>
          </table:table-cell>
          <table:table-cell office:value-type="string">
            <text:p>Right</text:p>
          </table:table-cell>
          <table:table-cell office:value-type="string">
            <text:p>NOT SO FAST : Wife of Jailed American Pastor Says Iran Report ' All a Lie '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take oath of</text:p>
          </table:table-cell>
          <table:table-cell office:value-type="string">
            <text:p>office</text:p>
          </table:table-cell>
          <table:table-cell office:value-type="string">
            <text:p>Right</text:p>
          </table:table-cell>
          <table:table-cell office:value-type="string">
            <text:p>Obama takes public oath of office , enters second term #inaug2013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enter</text:p>
          </table:table-cell>
          <table:table-cell office:value-type="string">
            <text:p>second term #inaug2013</text:p>
          </table:table-cell>
          <table:table-cell office:value-type="string">
            <text:p>Right</text:p>
          </table:table-cell>
          <table:table-cell office:value-type="string">
            <text:p>Obama takes public oath of office , enters second term #inaug2013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a second term</text:p>
          </table:table-cell>
          <table:table-cell office:value-type="string">
            <text:p>Right</text:p>
          </table:table-cell>
          <table:table-cell office:value-type="string">
            <text:p>President Obama is sworn in for a second term , then delivers his official inaugural address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deliver</text:p>
          </table:table-cell>
          <table:table-cell office:value-type="string">
            <text:p>his official inaugural address</text:p>
          </table:table-cell>
          <table:table-cell office:value-type="string">
            <text:p>Right</text:p>
          </table:table-cell>
          <table:table-cell office:value-type="string">
            <text:p>President Obama is sworn in for a second term , then delivers his official inaugural address .</text:p>
          </table:table-cell>
        </table:table-row>
        <table:table-row table:style-name="ro1">
          <table:table-cell table:number-columns-repeated="4"/>
          <table:table-cell office:value-type="string">
            <text:p>golf star phil mickelson</text:p>
          </table:table-cell>
          <table:table-cell office:value-type="string">
            <text:p>bolt</text:p>
          </table:table-cell>
          <table:table-cell office:value-type="string">
            <text:p>california</text:p>
          </table:table-cell>
          <table:table-cell office:value-type="string">
            <text:p>Right</text:p>
          </table:table-cell>
          <table:table-cell office:value-type="string">
            <text:p>Teed off : Golf star Phil Mickelson may bolt California over taxes .</text:p>
          </table:table-cell>
        </table:table-row>
        <table:table-row table:style-name="ro1">
          <table:table-cell table:number-columns-repeated="4"/>
          <table:table-cell office:value-type="string">
            <text:p>#</text:p>
          </table:table-cell>
          <table:table-cell office:value-type="string">
            <text:p>watch</text:p>
          </table:table-cell>
          <table:table-cell office:value-type="string">
            <text:p>the 57th presidential inauguration ceremonies</text:p>
          </table:table-cell>
          <table:table-cell office:value-type="string">
            <text:p>Wrong</text:p>
          </table:table-cell>
          <table:table-cell office:value-type="string">
            <text:p>LIVE : Watch the 57th Presidential Inauguration Ceremonies .</text:p>
          </table:table-cell>
        </table:table-row>
        <table:table-row table:style-name="ro1">
          <table:table-cell table:number-columns-repeated="4"/>
          <table:table-cell office:value-type="string">
            <text:p># canadian</text:p>
          </table:table-cell>
          <table:table-cell office:value-type="string">
            <text:p>be among</text:p>
          </table:table-cell>
          <table:table-cell office:value-type="string">
            <text:p>the islamist fighters</text:p>
          </table:table-cell>
          <table:table-cell office:value-type="string">
            <text:p>Right</text:p>
          </table:table-cell>
          <table:table-cell office:value-type="string">
            <text:p>At least one Canadian was among the Islamist fighters who took hundreds hostage in Algeria : .</text:p>
          </table:table-cell>
        </table:table-row>
        <table:table-row table:style-name="ro1">
          <table:table-cell table:number-columns-repeated="4"/>
          <table:table-cell office:value-type="string">
            <text:p>the islamist fighters</text:p>
          </table:table-cell>
          <table:table-cell office:value-type="string">
            <text:p>take</text:p>
          </table:table-cell>
          <table:table-cell office:value-type="string">
            <text:p>hundreds hostage</text:p>
          </table:table-cell>
          <table:table-cell office:value-type="string">
            <text:p>Right</text:p>
          </table:table-cell>
          <table:table-cell office:value-type="string">
            <text:p>At least one Canadian was among the Islamist fighters who took hundreds hostage in Algeria : .</text:p>
          </table:table-cell>
        </table:table-row>
        <table:table-row table:style-name="ro1">
          <table:table-cell table:number-columns-repeated="4"/>
          <table:table-cell office:value-type="string">
            <text:p>texas mom</text:p>
          </table:table-cell>
          <table:table-cell office:value-type="string">
            <text:p>lose</text:p>
          </table:table-cell>
          <table:table-cell office:value-type="string">
            <text:p>legs</text:p>
          </table:table-cell>
          <table:table-cell office:value-type="string">
            <text:p>Right</text:p>
          </table:table-cell>
          <table:table-cell office:value-type="string">
            <text:p>Texas mom loses legs , fingers after contracting rare infection from minor dog bite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second term</text:p>
          </table:table-cell>
          <table:table-cell office:value-type="string">
            <text:p>Right</text:p>
          </table:table-cell>
          <table:table-cell office:value-type="string">
            <text:p>PHOTOS : President Obama is sworn in for second term .</text:p>
          </table:table-cell>
        </table:table-row>
        <table:table-row table:style-name="ro1">
          <table:table-cell table:number-columns-repeated="4"/>
          <table:table-cell office:value-type="string">
            <text:p>fruit-throwing vandal</text:p>
          </table:table-cell>
          <table:table-cell office:value-type="string">
            <text:p>damage over</text:p>
          </table:table-cell>
          <table:table-cell office:value-type="string">
            <text:p>a dozen cars</text:p>
          </table:table-cell>
          <table:table-cell office:value-type="string">
            <text:p>Right</text:p>
          </table:table-cell>
          <table:table-cell office:value-type="string">
            <text:p>New York town baffled by fruit-throwing vandal who has damaged over a dozen cars .</text:p>
          </table:table-cell>
        </table:table-row>
        <table:table-row table:style-name="ro1">
          <table:table-cell table:number-columns-repeated="4"/>
          <table:table-cell office:value-type="string">
            <text:p>falcons fan 's throat</text:p>
          </table:table-cell>
          <table:table-cell office:value-type="string">
            <text:p>slash in</text:p>
          </table:table-cell>
          <table:table-cell office:value-type="string">
            <text:p>parking lot</text:p>
          </table:table-cell>
          <table:table-cell office:value-type="string">
            <text:p>Right</text:p>
          </table:table-cell>
          <table:table-cell office:value-type="string">
            <text:p>Falcons fan 's throat slashed in parking lot after NFC Championship game .</text:p>
          </table:table-cell>
        </table:table-row>
        <table:table-row table:style-name="ro1">
          <table:table-cell table:number-columns-repeated="4"/>
          <table:table-cell office:value-type="string">
            <text:p>wife of christian</text:p>
          </table:table-cell>
          <table:table-cell office:value-type="string">
            <text:p>hold in</text:p>
          </table:table-cell>
          <table:table-cell office:value-type="string">
            <text:p># iran waits</text:p>
          </table:table-cell>
          <table:table-cell office:value-type="string">
            <text:p>Right</text:p>
          </table:table-cell>
          <table:table-cell office:value-type="string">
            <text:p>Wife of Christian held in # Iran waits as trial , possible death sentence looms .</text:p>
          </table:table-cell>
        </table:table-row>
        <table:table-row table:style-name="ro1">
          <table:table-cell table:number-columns-repeated="4"/>
          <table:table-cell office:value-type="string">
            <text:p>congress</text:p>
          </table:table-cell>
          <table:table-cell office:value-type="string">
            <text:p>pass</text:p>
          </table:table-cell>
          <table:table-cell office:value-type="string">
            <text:p>significant new gun control laws</text:p>
          </table:table-cell>
          <table:table-cell office:value-type="string">
            <text:p>Right</text:p>
          </table:table-cell>
          <table:table-cell office:value-type="string">
            <text:p>Top Democrats are optimistic that Congress will pass significant new gun control laws : .</text:p>
          </table:table-cell>
        </table:table-row>
        <table:table-row table:style-name="ro1">
          <table:table-cell table:number-columns-repeated="4"/>
          <table:table-cell office:value-type="string">
            <text:p>everyone</text:p>
          </table:table-cell>
          <table:table-cell office:value-type="string">
            <text:p>help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A big THANK YOU from the family to everyone who helped us reached 25,000 followers on # Latism .</text:p>
          </table:table-cell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string">
            <text:p>reach</text:p>
          </table:table-cell>
          <table:table-cell office:value-type="string">
            <text:p># followers</text:p>
          </table:table-cell>
          <table:table-cell office:value-type="string">
            <text:p>Right</text:p>
          </table:table-cell>
          <table:table-cell office:value-type="string">
            <text:p>A big THANK YOU from the family to everyone who helped us reached 25,000 followers on # Latism .</text:p>
          </table:table-cell>
        </table:table-row>
        <table:table-row table:style-name="ro1">
          <table:table-cell table:number-columns-repeated="4"/>
          <table:table-cell office:value-type="string">
            <text:p>spanier</text:p>
          </table:table-cell>
          <table:table-cell office:value-type="string">
            <text:p>attend</text:p>
          </table:table-cell>
          <table:table-cell office:value-type="string">
            <text:p>game</text:p>
          </table:table-cell>
          <table:table-cell office:value-type="string">
            <text:p>Right</text:p>
          </table:table-cell>
          <table:table-cell office:value-type="string">
            <text:p>Former Penn State president Spanier attends game -- believed to be his first Penn State sporting event since fired . 1 injured in shooting during parade honoring Martin Luther King Jr. in Mississippi .</text:p>
          </table:table-cell>
        </table:table-row>
        <table:table-row table:style-name="ro1">
          <table:table-cell table:number-columns-repeated="4"/>
          <table:table-cell office:value-type="string">
            <text:p>game</text:p>
          </table:table-cell>
          <table:table-cell office:value-type="string">
            <text:p>believe to be</text:p>
          </table:table-cell>
          <table:table-cell office:value-type="string">
            <text:p>his first penn state sporting event</text:p>
          </table:table-cell>
          <table:table-cell office:value-type="string">
            <text:p>Wrong</text:p>
          </table:table-cell>
          <table:table-cell office:value-type="string">
            <text:p>Former Penn State president Spanier attends game -- believed to be his first Penn State sporting event since fired . 1 injured in shooting during parade honoring Martin Luther King Jr. in Mississippi .</text:p>
          </table:table-cell>
        </table:table-row>
        <table:table-row table:style-name="ro1">
          <table:table-cell table:number-columns-repeated="4"/>
          <table:table-cell office:value-type="string">
            <text:p>islamists</text:p>
          </table:table-cell>
          <table:table-cell office:value-type="string">
            <text:p>leave</text:p>
          </table:table-cell>
          <table:table-cell office:value-type="string">
            <text:p># mali town of diabaly</text:p>
          </table:table-cell>
          <table:table-cell office:value-type="string">
            <text:p>Right</text:p>
          </table:table-cell>
          <table:table-cell office:value-type="string">
            <text:p>Islamists leave # Mali town of Diabaly , residents say .</text:p>
          </table:table-cell>
        </table:table-row>
        <table:table-row table:style-name="ro1">
          <table:table-cell table:number-columns-repeated="4"/>
          <table:table-cell office:value-type="string">
            <text:p>3-d sonar</text:p>
          </table:table-cell>
          <table:table-cell office:value-type="string">
            <text:p>provide</text:p>
          </table:table-cell>
          <table:table-cell office:value-type="string">
            <text:p>a 'look no diver</text:p>
          </table:table-cell>
          <table:table-cell office:value-type="string">
            <text:p>Right</text:p>
          </table:table-cell>
          <table:table-cell office:value-type="string">
            <text:p>3-D sonar provides a 'look no diver could get ' of Civil War shipwreck .</text:p>
          </table:table-cell>
        </table:table-row>
        <table:table-row table:style-name="ro1">
          <table:table-cell table:number-columns-repeated="4"/>
          <table:table-cell office:value-type="string">
            <text:p>a gas pistol</text:p>
          </table:table-cell>
          <table:table-cell office:value-type="string">
            <text:p>point at</text:p>
          </table:table-cell>
          <table:table-cell office:value-type="string">
            <text:p>an ethnic turkish party leader</text:p>
          </table:table-cell>
          <table:table-cell office:value-type="string">
            <text:p>Right</text:p>
          </table:table-cell>
          <table:table-cell office:value-type="string">
            <text:p>Assassination Scare : Photo of the moment a gas pistol is pointed at an ethnic Turkish party leader .</text:p>
          </table:table-cell>
        </table:table-row>
        <table:table-row table:style-name="ro1">
          <table:table-cell table:number-columns-repeated="4"/>
          <table:table-cell office:value-type="string">
            <text:p>algeria hostage situation</text:p>
          </table:table-cell>
          <table:table-cell office:value-type="string">
            <text:p>come to</text:p>
          </table:table-cell>
          <table:table-cell office:value-type="string">
            <text:p>violent end</text:p>
          </table:table-cell>
          <table:table-cell office:value-type="string">
            <text:p>Right</text:p>
          </table:table-cell>
          <table:table-cell office:value-type="string">
            <text:p>Algeria hostage situation reportedly comes to violent end .</text:p>
          </table:table-cell>
        </table:table-row>
        <table:table-row table:style-name="ro1">
          <table:table-cell table:number-columns-repeated="4"/>
          <table:table-cell office:value-type="string">
            <text:p>pink toy gun</text:p>
          </table:table-cell>
          <table:table-cell office:value-type="string">
            <text:p>blow</text:p>
          </table:table-cell>
          <table:table-cell office:value-type="string">
            <text:p>soapy bubbles</text:p>
          </table:table-cell>
          <table:table-cell office:value-type="string">
            <text:p>Right</text:p>
          </table:table-cell>
          <table:table-cell office:value-type="string">
            <text:p>Pennsylvania girl , 5 , suspended for threatening to shoot girl with pink toy gun that blows soapy bubbles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be part of</text:p>
          </table:table-cell>
          <table:table-cell office:value-type="string">
            <text:p>this -notre dame linebacker manti te</text:p>
          </table:table-cell>
          <table:table-cell office:value-type="string">
            <text:p>Right</text:p>
          </table:table-cell>
          <table:table-cell office:value-type="string">
            <text:p><text:s/>There is no way I could be a part of this ' -Notre Dame linebacker Manti Te 'o .</text:p>
          </table:table-cell>
        </table:table-row>
        <table:table-row table:style-name="ro1">
          <table:table-cell table:number-columns-repeated="4"/>
          <table:table-cell office:value-type="string">
            <text:p>clinton</text:p>
          </table:table-cell>
          <table:table-cell office:value-type="string">
            <text:p>call</text:p>
          </table:table-cell>
          <table:table-cell office:value-type="string">
            <text:p>hostage siege ‘act of terror</text:p>
          </table:table-cell>
          <table:table-cell office:value-type="string">
            <text:p>Right</text:p>
          </table:table-cell>
          <table:table-cell office:value-type="string">
            <text:p>Clinton calls hostage siege ‘act of terror , ’ after American dies in Algerian raid # Algeria .</text:p>
          </table:table-cell>
        </table:table-row>
        <table:table-row table:style-name="ro1">
          <table:table-cell table:number-columns-repeated="4"/>
          <table:table-cell office:value-type="string">
            <text:p>american</text:p>
          </table:table-cell>
          <table:table-cell office:value-type="string">
            <text:p>die in</text:p>
          </table:table-cell>
          <table:table-cell office:value-type="string">
            <text:p>algerian raid # algeria</text:p>
          </table:table-cell>
          <table:table-cell office:value-type="string">
            <text:p>Right</text:p>
          </table:table-cell>
          <table:table-cell office:value-type="string">
            <text:p>Clinton calls hostage siege ‘act of terror , ’ after American dies in Algerian raid # Algeria .</text:p>
          </table:table-cell>
        </table:table-row>
        <table:table-row table:style-name="ro1">
          <table:table-cell table:number-columns-repeated="4"/>
          <table:table-cell office:value-type="string">
            <text:p>health officials</text:p>
          </table:table-cell>
          <table:table-cell office:value-type="string">
            <text:p>determine</text:p>
          </table:table-cell>
          <table:table-cell office:value-type="string">
            <text:p>the viruses</text:p>
          </table:table-cell>
          <table:table-cell office:value-type="string">
            <text:p>Right</text:p>
          </table:table-cell>
          <table:table-cell office:value-type="string">
            <text:p>How health officials determine the viruses used in the #flu vaccine .</text:p>
          </table:table-cell>
        </table:table-row>
        <table:table-row table:style-name="ro1">
          <table:table-cell table:number-columns-repeated="4"/>
          <table:table-cell office:value-type="string">
            <text:p>lance # armstrong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Lance # Armstrong said he finally cracked after he saw his son defending him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crack after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Lance # Armstrong said he finally cracked after he saw his son defending him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see</text:p>
          </table:table-cell>
          <table:table-cell office:value-type="string">
            <text:p>his son</text:p>
          </table:table-cell>
          <table:table-cell office:value-type="string">
            <text:p>Right</text:p>
          </table:table-cell>
          <table:table-cell office:value-type="string">
            <text:p>Lance # Armstrong said he finally cracked after he saw his son defending him .</text:p>
          </table:table-cell>
        </table:table-row>
        <table:table-row table:style-name="ro1">
          <table:table-cell table:number-columns-repeated="4"/>
          <table:table-cell office:value-type="string">
            <text:p># % of voters</text:p>
          </table:table-cell>
          <table:table-cell office:value-type="string">
            <text:p>say</text:p>
          </table:table-cell>
          <table:table-cell office:value-type="string">
            <text:p>govt spending</text:p>
          </table:table-cell>
          <table:table-cell office:value-type="string">
            <text:p>Wrong</text:p>
          </table:table-cell>
          <table:table-cell office:value-type="string">
            <text:p>Fox poll : 83 % of voters say govt spending is “out of control” - including 98 % of Rs , 91 % ind and 66 % of Ds - full poll : .</text:p>
          </table:table-cell>
        </table:table-row>
        <table:table-row table:style-name="ro1">
          <table:table-cell table:number-columns-repeated="4"/>
          <table:table-cell office:value-type="string">
            <text:p>website</text:p>
          </table:table-cell>
          <table:table-cell office:value-type="string">
            <text:p>say</text:p>
          </table:table-cell>
          <table:table-cell office:value-type="string">
            <text:p># days</text:p>
          </table:table-cell>
          <table:table-cell office:value-type="string">
            <text:p>Wrong</text:p>
          </table:table-cell>
          <table:table-cell office:value-type="string">
            <text:p>NY paper drops gun permit database from website after outcry , says 27 days was enough .</text:p>
          </table:table-cell>
        </table:table-row>
        <table:table-row table:style-name="ro1">
          <table:table-cell table:number-columns-repeated="4"/>
          <table:table-cell office:value-type="string">
            <text:p>wife of us christian #pastor</text:p>
          </table:table-cell>
          <table:table-cell office:value-type="string">
            <text:p>hold in</text:p>
          </table:table-cell>
          <table:table-cell office:value-type="string">
            <text:p># iran waits</text:p>
          </table:table-cell>
          <table:table-cell office:value-type="string">
            <text:p>Right</text:p>
          </table:table-cell>
          <table:table-cell office:value-type="string">
            <text:p>Wife of US Christian #pastor held in # Iran waits as trial , possible death sentence looms .</text:p>
          </table:table-cell>
        </table:table-row>
        <table:table-row table:style-name="ro1">
          <table:table-cell table:number-columns-repeated="4"/>
          <table:table-cell office:value-type="string">
            <text:p>manti te</text:p>
          </table:table-cell>
          <table:table-cell office:value-type="string">
            <text:p>suffer from</text:p>
          </table:table-cell>
          <table:table-cell office:value-type="string">
            <text:p>the 'delusional disease</text:p>
          </table:table-cell>
          <table:table-cell office:value-type="string">
            <text:p>Right</text:p>
          </table:table-cell>
          <table:table-cell office:value-type="string">
            <text:p>Does Manti Te 'o suffer from the 'delusional disease ' ?</text:p>
          </table:table-cell>
        </table:table-row>
        <table:table-row table:style-name="ro1">
          <table:table-cell table:number-columns-repeated="4"/>
          <table:table-cell office:value-type="string">
            <text:p>questions</text:p>
          </table:table-cell>
          <table:table-cell office:value-type="string">
            <text:p>begin fall for</text:p>
          </table:table-cell>
          <table:table-cell office:value-type="string">
            <text:p>teammates of notre dame 's # manti # te 'o \nhttp ://t</text:p>
          </table:table-cell>
          <table:table-cell office:value-type="string">
            <text:p>Right</text:p>
          </table:table-cell>
          <table:table-cell office:value-type="string">
            <text:p>Questions reportedly began last fall for teammates of Notre Dame 's # Manti # Te 'o \nhttp ://t .</text:p>
          </table:table-cell>
        </table:table-row>
        <table:table-row table:style-name="ro1">
          <table:table-cell table:number-columns-repeated="4"/>
          <table:table-cell office:value-type="string">
            <text:p>attacker</text:p>
          </table:table-cell>
          <table:table-cell office:value-type="string">
            <text:p>throw</text:p>
          </table:table-cell>
          <table:table-cell office:value-type="string">
            <text:p>woman</text:p>
          </table:table-cell>
          <table:table-cell office:value-type="string">
            <text:p>Right</text:p>
          </table:table-cell>
          <table:table-cell office:value-type="string">
            <text:p>Attacker throws woman onto subway tracks in Philadelphia .</text:p>
          </table:table-cell>
        </table:table-row>
        <table:table-row table:style-name="ro1">
          <table:table-cell table:number-columns-repeated="4"/>
          <table:table-cell office:value-type="string">
            <text:p>defense cuts</text:p>
          </table:table-cell>
          <table:table-cell office:value-type="string">
            <text:p>have</text:p>
          </table:table-cell>
          <table:table-cell office:value-type="string">
            <text:p>contractors</text:p>
          </table:table-cell>
          <table:table-cell office:value-type="string">
            <text:p>Wrong</text:p>
          </table:table-cell>
          <table:table-cell office:value-type="string">
            <text:p>Looming defense cuts already have contractors shedding # jobs via .</text:p>
          </table:table-cell>
        </table:table-row>
        <table:table-row table:style-name="ro1">
          <table:table-cell table:number-columns-repeated="4"/>
          <table:table-cell office:value-type="string">
            <text:p>nj mayor</text:p>
          </table:table-cell>
          <table:table-cell office:value-type="string">
            <text:p>live on</text:p>
          </table:table-cell>
          <table:table-cell office:value-type="string">
            <text:p>food stamps</text:p>
          </table:table-cell>
          <table:table-cell office:value-type="string">
            <text:p>Right</text:p>
          </table:table-cell>
          <table:table-cell office:value-type="string">
            <text:p>Newark , NJ mayor will live on food stamps starting next week .</text:p>
          </table:table-cell>
        </table:table-row>
        <table:table-row table:style-name="ro1">
          <table:table-cell table:number-columns-repeated="4"/>
          <table:table-cell office:value-type="string">
            <text:p>the retirement ceremony of the uss enterprise</text:p>
          </table:table-cell>
          <table:table-cell office:value-type="string">
            <text:p>include</text:p>
          </table:table-cell>
          <table:table-cell office:value-type="string">
            <text:p>the commander of the other enterprise</text:p>
          </table:table-cell>
          <table:table-cell office:value-type="string">
            <text:p>Wrong</text:p>
          </table:table-cell>
          <table:table-cell office:value-type="string">
            <text:p>The retirement ceremony of the USS Enterprise wo n't include the commander of the other Enterprise .</text:p>
          </table:table-cell>
        </table:table-row>
        <table:table-row table:style-name="ro1">
          <table:table-cell table:number-columns-repeated="4"/>
          <table:table-cell office:value-type="string">
            <text:p>some</text:p>
          </table:table-cell>
          <table:table-cell office:value-type="string">
            <text:p>eliminate</text:p>
          </table:table-cell>
          <table:table-cell office:value-type="string">
            <text:p>the tax deduction</text:p>
          </table:table-cell>
          <table:table-cell office:value-type="string">
            <text:p>Right</text:p>
          </table:table-cell>
          <table:table-cell office:value-type="string">
            <text:p>Some want to cap or eliminate the tax deduction for mortgage interest as part of a \"fiscal cliff \ " compromise .</text:p>
          </table:table-cell>
        </table:table-row>
        <table:table-row table:style-name="ro1">
          <table:table-cell table:number-columns-repeated="4"/>
          <table:table-cell office:value-type="string">
            <text:p>powerball winners</text:p>
          </table:table-cell>
          <table:table-cell office:value-type="string">
            <text:p>pay</text:p>
          </table:table-cell>
          <table:table-cell office:value-type="string">
            <text:p>$ 17. # # more</text:p>
          </table:table-cell>
          <table:table-cell office:value-type="string">
            <text:p>Right</text:p>
          </table:table-cell>
          <table:table-cell office:value-type="string">
            <text:p>Powerball winners would have paid $ 17. 7 million more in taxes if they won after a dive over the \"fiscal cliff \" :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win after</text:p>
          </table:table-cell>
          <table:table-cell office:value-type="string">
            <text:p>a dive</text:p>
          </table:table-cell>
          <table:table-cell office:value-type="string">
            <text:p>Right</text:p>
          </table:table-cell>
          <table:table-cell office:value-type="string">
            <text:p>Powerball winners would have paid $ 17. 7 million more in taxes if they won after a dive over the \"fiscal cliff \" : .</text:p>
          </table:table-cell>
        </table:table-row>
        <table:table-row table:style-name="ro1">
          <table:table-cell table:number-columns-repeated="4"/>
          <table:table-cell office:value-type="string">
            <text:p>general assembly</text:p>
          </table:table-cell>
          <table:table-cell office:value-type="string">
            <text:p>vote by</text:p>
          </table:table-cell>
          <table:table-cell office:value-type="string">
            <text:p>a more</text:p>
          </table:table-cell>
          <table:table-cell office:value-type="string">
            <text:p>Wrong</text:p>
          </table:table-cell>
          <table:table-cell office:value-type="string">
            <text:p>General Assembly voted by a more than two-thirds majority to upgrade Palestine to a \"nonmember observer state \ " .</text:p>
          </table:table-cell>
        </table:table-row>
        <table:table-row table:style-name="ro1">
          <table:table-cell table:number-columns-repeated="4"/>
          <table:table-cell office:value-type="string">
            <text:p>obama and romney</text:p>
          </table:table-cell>
          <table:table-cell office:value-type="string">
            <text:p>meet for</text:p>
          </table:table-cell>
          <table:table-cell office:value-type="string">
            <text:p>lunch</text:p>
          </table:table-cell>
          <table:table-cell office:value-type="string">
            <text:p>Right</text:p>
          </table:table-cell>
          <table:table-cell office:value-type="string">
            <text:p>PHOTO : Obama and Romney meet for lunch at the Oval Office via .</text:p>
          </table:table-cell>
        </table:table-row>
        <table:table-row table:style-name="ro1">
          <table:table-cell table:number-columns-repeated="4"/>
          <table:table-cell office:value-type="string">
            <text:p>nasa 's cassini orbiter</text:p>
          </table:table-cell>
          <table:table-cell office:value-type="string">
            <text:p>reveal</text:p>
          </table:table-cell>
          <table:table-cell office:value-type="string">
            <text:p>monster storm</text:p>
          </table:table-cell>
          <table:table-cell office:value-type="string">
            <text:p>Right</text:p>
          </table:table-cell>
          <table:table-cell office:value-type="string">
            <text:p>PHOTOS : Images from NASA 's Cassini orbiter reveal monster storm raging on Saturn : .</text:p>
          </table:table-cell>
        </table:table-row>
        <table:table-row table:style-name="ro1">
          <table:table-cell table:number-columns-repeated="4"/>
          <table:table-cell office:value-type="string">
            <text:p>the #leveson announcement</text:p>
          </table:table-cell>
          <table:table-cell office:value-type="string">
            <text:p>give</text:p>
          </table:table-cell>
          <table:table-cell office:value-type="string">
            <text:p>live updates</text:p>
          </table:table-cell>
          <table:table-cell office:value-type="string">
            <text:p>Wrong</text:p>
          </table:table-cell>
          <table:table-cell office:value-type="string">
            <text:p>News tweeting live from inside the #leveson announcement : will be giving live updates &amp;amp; reaction .</text:p>
          </table:table-cell>
        </table:table-row>
        <table:table-row table:style-name="ro1">
          <table:table-cell table:number-columns-repeated="4"/>
          <table:table-cell office:value-type="string">
            <text:p>uk leveson inquiry</text:p>
          </table:table-cell>
          <table:table-cell office:value-type="string">
            <text:p>call for</text:p>
          </table:table-cell>
          <table:table-cell office:value-type="string">
            <text:p>press law</text:p>
          </table:table-cell>
          <table:table-cell office:value-type="string">
            <text:p>Right</text:p>
          </table:table-cell>
          <table:table-cell office:value-type="string">
            <text:p>UK Leveson inquiry calls for press law after hacking scandal : .</text:p>
          </table:table-cell>
        </table:table-row>
        <table:table-row table:style-name="ro1">
          <table:table-cell table:number-columns-repeated="4"/>
          <table:table-cell office:value-type="string">
            <text:p># winning tickets</text:p>
          </table:table-cell>
          <table:table-cell office:value-type="string">
            <text:p>sell in</text:p>
          </table:table-cell>
          <table:table-cell office:value-type="string">
            <text:p>the record powerball jackpot</text:p>
          </table:table-cell>
          <table:table-cell office:value-type="string">
            <text:p>Right</text:p>
          </table:table-cell>
          <table:table-cell office:value-type="string">
            <text:p>Two winning tickets were sold in the record Powerball jackpot , officials say .</text:p>
          </table:table-cell>
        </table:table-row>
        <table:table-row table:style-name="ro1">
          <table:table-cell table:number-columns-repeated="4"/>
          <table:table-cell office:value-type="string">
            <text:p># states</text:p>
          </table:table-cell>
          <table:table-cell office:value-type="string">
            <text:p>mean</text:p>
          </table:table-cell>
          <table:table-cell office:value-type="string">
            <text:p>students</text:p>
          </table:table-cell>
          <table:table-cell office:value-type="string">
            <text:p>Wrong</text:p>
          </table:table-cell>
          <table:table-cell office:value-type="string">
            <text:p>Winning numbers drawn for record $ 550 million Powerball jackpot : 5 , 16 , 22 , 23 , 29 and Powerball of 6 . Pot bills passed in two states , but that does n't mean students will be able to light up on campus : .</text:p>
          </table:table-cell>
        </table:table-row>
        <table:table-row table:style-name="ro1">
          <table:table-cell table:number-columns-repeated="4"/>
          <table:table-cell office:value-type="string">
            <text:p>the manager</text:p>
          </table:table-cell>
          <table:table-cell office:value-type="string">
            <text:p>oversee</text:p>
          </table:table-cell>
          <table:table-cell office:value-type="string">
            <text:p>its new iphone maps application</text:p>
          </table:table-cell>
          <table:table-cell office:value-type="string">
            <text:p>Right</text:p>
          </table:table-cell>
          <table:table-cell office:value-type="string">
            <text:p>Was Apple right to fire the manager who oversaw its new iPhone Maps application , or was the punishment too severe ?</text:p>
          </table:table-cell>
        </table:table-row>
        <table:table-row table:style-name="ro1">
          <table:table-cell table:number-columns-repeated="4"/>
          <table:table-cell office:value-type="string">
            <text:p>its new iphone maps application</text:p>
          </table:table-cell>
          <table:table-cell office:value-type="string">
            <text:p>be</text:p>
          </table:table-cell>
          <table:table-cell office:value-type="string">
            <text:p>the punishment</text:p>
          </table:table-cell>
          <table:table-cell office:value-type="string">
            <text:p>Wrong</text:p>
          </table:table-cell>
          <table:table-cell office:value-type="string">
            <text:p>Was Apple right to fire the manager who oversaw its new iPhone Maps application , or was the punishment too severe ?</text:p>
          </table:table-cell>
        </table:table-row>
        <table:table-row table:style-name="ro1">
          <table:table-cell table:number-columns-repeated="4"/>
          <table:table-cell office:value-type="string">
            <text:p>the fiscal cliff</text:p>
          </table:table-cell>
          <table:table-cell office:value-type="string">
            <text:p>be like get</text:p>
          </table:table-cell>
          <table:table-cell office:value-type="string">
            <text:p>a huge paycheck cut</text:p>
          </table:table-cell>
          <table:table-cell office:value-type="string">
            <text:p>Right</text:p>
          </table:table-cell>
          <table:table-cell office:value-type="string">
            <text:p>Why the fiscal cliff is like getting a huge paycheck cut : .</text:p>
          </table:table-cell>
        </table:table-row>
        <table:table-row table:style-name="ro1">
          <table:table-cell table:number-columns-repeated="4"/>
          <table:table-cell office:value-type="string">
            <text:p>hawaiian lava flow</text:p>
          </table:table-cell>
          <table:table-cell office:value-type="string">
            <text:p>create</text:p>
          </table:table-cell>
          <table:table-cell office:value-type="string">
            <text:p>a rare , spectacular sight</text:p>
          </table:table-cell>
          <table:table-cell office:value-type="string">
            <text:p>Right</text:p>
          </table:table-cell>
          <table:table-cell office:value-type="string">
            <text:p>PHOTOS : Hawaiian lava flow creates a rare , spectacular sight : .</text:p>
          </table:table-cell>
        </table:table-row>
        <table:table-row table:style-name="ro1">
          <table:table-cell table:number-columns-repeated="4"/>
          <table:table-cell office:value-type="string">
            <text:p>grover norquist</text:p>
          </table:table-cell>
          <table:table-cell office:value-type="string">
            <text:p>say</text:p>
          </table:table-cell>
          <table:table-cell office:value-type="string">
            <text:p>his no new taxes pledge</text:p>
          </table:table-cell>
          <table:table-cell office:value-type="string">
            <text:p>Wrong</text:p>
          </table:table-cell>
          <table:table-cell office:value-type="string">
            <text:p>Grover Norquist says his no new taxes pledge is as relevant as ever :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win</text:p>
          </table:table-cell>
          <table:table-cell office:value-type="string">
            <text:p>the lottery</text:p>
          </table:table-cell>
          <table:table-cell office:value-type="string">
            <text:p>Right</text:p>
          </table:table-cell>
          <table:table-cell office:value-type="string">
            <text:p>Before you win the lottery , take in the wisdom and follies of previous winners :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take in</text:p>
          </table:table-cell>
          <table:table-cell office:value-type="string">
            <text:p>the wisdom and follies of previous winners</text:p>
          </table:table-cell>
          <table:table-cell office:value-type="string">
            <text:p>Right</text:p>
          </table:table-cell>
          <table:table-cell office:value-type="string">
            <text:p>Before you win the lottery , take in the wisdom and follies of previous winners : .</text:p>
          </table:table-cell>
        </table:table-row>
        <table:table-row table:style-name="ro1">
          <table:table-cell table:number-columns-repeated="4"/>
          <table:table-cell office:value-type="string">
            <text:p>lotto officials</text:p>
          </table:table-cell>
          <table:table-cell office:value-type="string">
            <text:p>expect to sell</text:p>
          </table:table-cell>
          <table:table-cell office:value-type="string">
            <text:p># tickets</text:p>
          </table:table-cell>
          <table:table-cell office:value-type="string">
            <text:p>Right</text:p>
          </table:table-cell>
          <table:table-cell office:value-type="string">
            <text:p>Lotto officials expect to sell 105,000 tickets a min .</text:p>
          </table:table-cell>
        </table:table-row>
        <table:table-row table:style-name="ro1">
          <table:table-cell table:number-columns-repeated="4"/>
          <table:table-cell office:value-type="string">
            <text:p>fire</text:p>
          </table:table-cell>
          <table:table-cell office:value-type="string">
            <text:p>kill more than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Police in Bangladesh arrest 3 supervisors at factory where fire killed more than 100 people .</text:p>
          </table:table-cell>
        </table:table-row>
        <table:table-row table:style-name="ro1">
          <table:table-cell table:number-columns-repeated="4"/>
          <table:table-cell office:value-type="string">
            <text:p># female service members</text:p>
          </table:table-cell>
          <table:table-cell office:value-type="string">
            <text:p>file</text:p>
          </table:table-cell>
          <table:table-cell office:value-type="string">
            <text:p>lawsuit</text:p>
          </table:table-cell>
          <table:table-cell office:value-type="string">
            <text:p>Right</text:p>
          </table:table-cell>
          <table:table-cell office:value-type="string">
            <text:p>Four female service members file lawsuit challenging Pentagon 's ban on women serving in combat : .</text:p>
          </table:table-cell>
        </table:table-row>
        <table:table-row table:style-name="ro1">
          <table:table-cell table:number-columns-repeated="4"/>
          <table:table-cell office:value-type="string">
            <text:p>apollo # voyage</text:p>
          </table:table-cell>
          <table:table-cell office:value-type="string">
            <text:p>find in</text:p>
          </table:table-cell>
          <table:table-cell office:value-type="string">
            <text:p>minnesota storage area</text:p>
          </table:table-cell>
          <table:table-cell office:value-type="string">
            <text:p>Wrong</text:p>
          </table:table-cell>
          <table:table-cell office:value-type="string">
            <text:p>Missing moon rocks from Apollo 11 voyage found in Minnesota storage area : .</text:p>
          </table:table-cell>
        </table:table-row>
        <table:table-row table:style-name="ro1">
          <table:table-cell table:number-columns-repeated="4"/>
          <table:table-cell office:value-type="string">
            <text:p>the wh</text:p>
          </table:table-cell>
          <table:table-cell office:value-type="string">
            <text:p>say</text:p>
          </table:table-cell>
          <table:table-cell office:value-type="string">
            <text:p>tuesday</text:p>
          </table:table-cell>
          <table:table-cell office:value-type="string">
            <text:p>Wrong</text:p>
          </table:table-cell>
          <table:table-cell office:value-type="string">
            <text:p>The WH said Tuesday that Republicans have an ‘obsession ’ with Amb .</text:p>
          </table:table-cell>
        </table:table-row>
        <table:table-row table:style-name="ro1">
          <table:table-cell table:number-columns-repeated="4"/>
          <table:table-cell office:value-type="string">
            <text:p>republicans</text:p>
          </table:table-cell>
          <table:table-cell office:value-type="string">
            <text:p>have</text:p>
          </table:table-cell>
          <table:table-cell office:value-type="string">
            <text:p>an ‘obsession ’</text:p>
          </table:table-cell>
          <table:table-cell office:value-type="string">
            <text:p>Right</text:p>
          </table:table-cell>
          <table:table-cell office:value-type="string">
            <text:p>The WH said Tuesday that Republicans have an ‘obsession ’ with Amb .</text:p>
          </table:table-cell>
        </table:table-row>
        <table:table-row table:style-name="ro1">
          <table:table-cell table:number-columns-repeated="4"/>
          <table:table-cell office:value-type="string">
            <text:p>agree</text:p>
          </table:table-cell>
          <table:table-cell office:value-type="string">
            <text:p>be</text:p>
          </table:table-cell>
          <table:table-cell office:value-type="string">
            <text:p>the gop</text:p>
          </table:table-cell>
          <table:table-cell office:value-type="string">
            <text:p>Wrong</text:p>
          </table:table-cell>
          <table:table-cell office:value-type="string">
            <text:p>Agree , or is the GOP being diligent ?</text:p>
          </table:table-cell>
        </table:table-row>
        <table:table-row table:style-name="ro1">
          <table:table-cell table:number-columns-repeated="4"/>
          <table:table-cell office:value-type="string">
            <text:p>scientist</text:p>
          </table:table-cell>
          <table:table-cell office:value-type="string">
            <text:p>capture</text:p>
          </table:table-cell>
          <table:table-cell office:value-type="string">
            <text:p>stunning images</text:p>
          </table:table-cell>
          <table:table-cell office:value-type="string">
            <text:p>Right</text:p>
          </table:table-cell>
          <table:table-cell office:value-type="string">
            <text:p>PHOTOS : Scientist captures stunning images of rolling blue 'waves ' in Antarctica : .</text:p>
          </table:table-cell>
        </table:table-row>
        <table:table-row table:style-name="ro1">
          <table:table-cell table:number-columns-repeated="4"/>
          <table:table-cell office:value-type="string">
            <text:p>lincoln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From Jeff Greenfield : Lincoln had it tough , but one thing he did n't have to contend with -- modern media : .</text:p>
          </table:table-cell>
        </table:table-row>
        <table:table-row table:style-name="ro1">
          <table:table-cell table:number-columns-repeated="4"/>
          <table:table-cell office:value-type="string">
            <text:p>satellite photo</text:p>
          </table:table-cell>
          <table:table-cell office:value-type="string">
            <text:p>show increase</text:p>
          </table:table-cell>
          <table:table-cell office:value-type="string">
            <text:p>activity</text:p>
          </table:table-cell>
          <table:table-cell office:value-type="string">
            <text:p>Right</text:p>
          </table:table-cell>
          <table:table-cell office:value-type="string">
            <text:p>Satellite photo shows increased activity at North Korean launch site : .</text:p>
          </table:table-cell>
        </table:table-row>
        <table:table-row table:style-name="ro1">
          <table:table-cell table:number-columns-repeated="4"/>
          <table:table-cell office:value-type="string">
            <text:p>november consumer confidence</text:p>
          </table:table-cell>
          <table:table-cell office:value-type="string">
            <text:p>hit more than</text:p>
          </table:table-cell>
          <table:table-cell office:value-type="string">
            <text:p>four-year high</text:p>
          </table:table-cell>
          <table:table-cell office:value-type="string">
            <text:p>Right</text:p>
          </table:table-cell>
          <table:table-cell office:value-type="string">
            <text:p>November consumer confidence hits more than four-year high : .</text:p>
          </table:table-cell>
        </table:table-row>
        <table:table-row table:style-name="ro1">
          <table:table-cell table:number-columns-repeated="4"/>
          <table:table-cell office:value-type="string">
            <text:p>mexican beauty queen</text:p>
          </table:table-cell>
          <table:table-cell office:value-type="string">
            <text:p>kill in</text:p>
          </table:table-cell>
          <table:table-cell office:value-type="string">
            <text:p>shootout</text:p>
          </table:table-cell>
          <table:table-cell office:value-type="string">
            <text:p>Right</text:p>
          </table:table-cell>
          <table:table-cell office:value-type="string">
            <text:p>Mexican beauty queen killed in shootout between soldiers and alleged drug traffickers .</text:p>
          </table:table-cell>
        </table:table-row>
        <table:table-row table:style-name="ro1">
          <table:table-cell table:number-columns-repeated="4"/>
          <table:table-cell office:value-type="string">
            <text:p>oregon</text:p>
          </table:table-cell>
          <table:table-cell office:value-type="string">
            <text:p>prompt</text:p>
          </table:table-cell>
          <table:table-cell office:value-type="string">
            <text:p>a surprisingly generous community response</text:p>
          </table:table-cell>
          <table:table-cell office:value-type="string">
            <text:p>Wrong</text:p>
          </table:table-cell>
          <table:table-cell office:value-type="string">
            <text:p>The theft of $ 1,800 from a food-truck operator in Oregon prompted a surprisingly generous community response : .</text:p>
          </table:table-cell>
        </table:table-row>
        <table:table-row table:style-name="ro1">
          <table:table-cell table:number-columns-repeated="4"/>
          <table:table-cell office:value-type="string">
            <text:p>a photo</text:p>
          </table:table-cell>
          <table:table-cell office:value-type="string">
            <text:p>say to be of</text:p>
          </table:table-cell>
          <table:table-cell office:value-type="string">
            <text:p>the iceberg</text:p>
          </table:table-cell>
          <table:table-cell office:value-type="string">
            <text:p>Right</text:p>
          </table:table-cell>
          <table:table-cell office:value-type="string">
            <text:p>A photo said to be of the iceberg struck by the Titanic will be sold at auction : .</text:p>
          </table:table-cell>
        </table:table-row>
        <table:table-row table:style-name="ro1">
          <table:table-cell table:number-columns-repeated="4"/>
          <table:table-cell office:value-type="string">
            <text:p>the titanic</text:p>
          </table:table-cell>
          <table:table-cell office:value-type="string">
            <text:p>sell at</text:p>
          </table:table-cell>
          <table:table-cell office:value-type="string">
            <text:p>auction</text:p>
          </table:table-cell>
          <table:table-cell office:value-type="string">
            <text:p>Wrong</text:p>
          </table:table-cell>
          <table:table-cell office:value-type="string">
            <text:p>A photo said to be of the iceberg struck by the Titanic will be sold at auction : .</text:p>
          </table:table-cell>
        </table:table-row>
        <table:table-row table:style-name="ro1">
          <table:table-cell table:number-columns-repeated="4"/>
          <table:table-cell office:value-type="string">
            <text:p>the governors of ny and nj</text:p>
          </table:table-cell>
          <table:table-cell office:value-type="string">
            <text:p>estimate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The governors of NY and NJ estimate they 'll need at least $ 71 . 3 billion to recover from Superstorm Sandy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need at</text:p>
          </table:table-cell>
          <table:table-cell office:value-type="string">
            <text:p>least $ #</text:p>
          </table:table-cell>
          <table:table-cell office:value-type="string">
            <text:p>Right</text:p>
          </table:table-cell>
          <table:table-cell office:value-type="string">
            <text:p>The governors of NY and NJ estimate they 'll need at least $ 71 . 3 billion to recover from Superstorm Sandy .</text:p>
          </table:table-cell>
        </table:table-row>
        <table:table-row table:style-name="ro1">
          <table:table-cell table:number-columns-repeated="4"/>
          <table:table-cell office:value-type="string">
            <text:p>joseph murray</text:p>
          </table:table-cell>
          <table:table-cell office:value-type="string">
            <text:p>perform</text:p>
          </table:table-cell>
          <table:table-cell office:value-type="string">
            <text:p>successful kidney transplant</text:p>
          </table:table-cell>
          <table:table-cell office:value-type="string">
            <text:p>Right</text:p>
          </table:table-cell>
          <table:table-cell office:value-type="string">
            <text:p>Joseph Murray , who performed first successful kidney transplant , dies at 93 : .</text:p>
          </table:table-cell>
        </table:table-row>
        <table:table-row table:style-name="ro1">
          <table:table-cell table:number-columns-repeated="4"/>
          <table:table-cell office:value-type="string">
            <text:p>joseph murray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Joseph Murray , who performed first successful kidney transplant , dies at 93 : .</text:p>
          </table:table-cell>
        </table:table-row>
        <table:table-row table:style-name="ro1">
          <table:table-cell table:number-columns-repeated="4"/>
          <table:table-cell office:value-type="string">
            <text:p>fda</text:p>
          </table:table-cell>
          <table:table-cell office:value-type="string">
            <text:p>flex</text:p>
          </table:table-cell>
          <table:table-cell office:value-type="string">
            <text:p>its new muscles</text:p>
          </table:table-cell>
          <table:table-cell office:value-type="string">
            <text:p>Right</text:p>
          </table:table-cell>
          <table:table-cell office:value-type="string">
            <text:p>FDA flexes its new muscles , halts operations at peanut butter plant amid crackdown on salmonella poisoning : .</text:p>
          </table:table-cell>
        </table:table-row>
        <table:table-row table:style-name="ro1">
          <table:table-cell table:number-columns-repeated="4"/>
          <table:table-cell office:value-type="string">
            <text:p>federal authorities</text:p>
          </table:table-cell>
          <table:table-cell office:value-type="string">
            <text:p>shut down</text:p>
          </table:table-cell>
          <table:table-cell office:value-type="string">
            <text:p>more than # websites</text:p>
          </table:table-cell>
          <table:table-cell office:value-type="string">
            <text:p>Right</text:p>
          </table:table-cell>
          <table:table-cell office:value-type="string">
            <text:p>Federal authorities have shut down more than 130 websites selling counterfeit goods on #CyberMonday : .</text:p>
          </table:table-cell>
        </table:table-row>
        <table:table-row table:style-name="ro1">
          <table:table-cell table:number-columns-repeated="4"/>
          <table:table-cell office:value-type="string">
            <text:p>andrew wk.</text:p>
          </table:table-cell>
          <table:table-cell office:value-type="string">
            <text:p>head to</text:p>
          </table:table-cell>
          <table:table-cell office:value-type="string">
            <text:p>bahrain</text:p>
          </table:table-cell>
          <table:table-cell office:value-type="string">
            <text:p>Wrong</text:p>
          </table:table-cell>
          <table:table-cell office:value-type="string">
            <text:p>Andrew WK. wo n't be heading to Bahrain to spread his party-for-peace message as a US.</text:p>
          </table:table-cell>
        </table:table-row>
        <table:table-row table:style-name="ro1">
          <table:table-cell table:number-columns-repeated="4"/>
          <table:table-cell office:value-type="string">
            <text:p>a black-and-white photo of the iceberg</text:p>
          </table:table-cell>
          <table:table-cell office:value-type="string">
            <text:p>sink</text:p>
          </table:table-cell>
          <table:table-cell office:value-type="string">
            <text:p>the titanic</text:p>
          </table:table-cell>
          <table:table-cell office:value-type="string">
            <text:p>Right</text:p>
          </table:table-cell>
          <table:table-cell office:value-type="string">
            <text:p>Cultural Ambassador after all :\nhttp ://tco/ILD5xVKt . A black-and-white photo of the iceberg that sank the Titanic up for sale : .</text:p>
          </table:table-cell>
        </table:table-row>
        <table:table-row table:style-name="ro1">
          <table:table-cell table:number-columns-repeated="4"/>
          <table:table-cell office:value-type="string">
            <text:p>the supreme court</text:p>
          </table:table-cell>
          <table:table-cell office:value-type="string">
            <text:p>say</text:p>
          </table:table-cell>
          <table:table-cell office:value-type="string">
            <text:p>liberty university</text:p>
          </table:table-cell>
          <table:table-cell office:value-type="string">
            <text:p>Wrong</text:p>
          </table:table-cell>
          <table:table-cell office:value-type="string">
            <text:p>Obamacare challenge : the Supreme Court said Liberty University can get a second hearing on birth control mandate\nhttp ://tco/ZRIRZqJB.</text:p>
          </table:table-cell>
        </table:table-row>
        <table:table-row table:style-name="ro1">
          <table:table-cell table:number-columns-repeated="4"/>
          <table:table-cell office:value-type="string">
            <text:p>liberty university</text:p>
          </table:table-cell>
          <table:table-cell office:value-type="string">
            <text:p>get hearing on</text:p>
          </table:table-cell>
          <table:table-cell office:value-type="string">
            <text:p>birth control mandate\nhttp</text:p>
          </table:table-cell>
          <table:table-cell office:value-type="string">
            <text:p>Right</text:p>
          </table:table-cell>
          <table:table-cell office:value-type="string">
            <text:p>Obamacare challenge : the Supreme Court said Liberty University can get a second hearing on birth control mandate\nhttp ://tco/ZRIRZqJB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pick</text:p>
          </table:table-cell>
          <table:table-cell office:value-type="string">
            <text:p>sec commissioner</text:p>
          </table:table-cell>
          <table:table-cell office:value-type="string">
            <text:p>Right</text:p>
          </table:table-cell>
          <table:table-cell office:value-type="string">
            <text:p>Obama picks SEC commissioner to take over as chair of agency ; current chief to step down soon \nhttp ://tco/2YiZhZkF . Shapiro : \"Fiscal Cliff \ " is overhyped , artificial deadline .</text:p>
          </table:table-cell>
        </table:table-row>
        <table:table-row table:style-name="ro1">
          <table:table-cell table:number-columns-repeated="4"/>
          <table:table-cell office:value-type="string">
            <text:p>thailand</text:p>
          </table:table-cell>
          <table:table-cell office:value-type="string">
            <text:p>mark</text:p>
          </table:table-cell>
          <table:table-cell office:value-type="string">
            <text:p>the annual monkey festival buffet</text:p>
          </table:table-cell>
          <table:table-cell office:value-type="string">
            <text:p>Right</text:p>
          </table:table-cell>
          <table:table-cell office:value-type="string">
            <text:p>PHOTOS : Thailand marks the annual Monkey Festival Buffet : .</text:p>
          </table:table-cell>
        </table:table-row>
        <table:table-row table:style-name="ro1">
          <table:table-cell table:number-columns-repeated="4"/>
          <table:table-cell office:value-type="string">
            <text:p>wva . republican rep. shelley moore capito</text:p>
          </table:table-cell>
          <table:table-cell office:value-type="string">
            <text:p>set to announce</text:p>
          </table:table-cell>
          <table:table-cell office:value-type="string">
            <text:p># candidacy</text:p>
          </table:table-cell>
          <table:table-cell office:value-type="string">
            <text:p>Right</text:p>
          </table:table-cell>
          <table:table-cell office:value-type="string">
            <text:p>WVa . Republican Rep. Shelley Moore Capito set to announce 2014 candidacy for US.</text:p>
          </table:table-cell>
        </table:table-row>
        <table:table-row table:style-name="ro1">
          <table:table-cell table:number-columns-repeated="4"/>
          <table:table-cell office:value-type="string">
            <text:p>gop</text:p>
          </table:table-cell>
          <table:table-cell office:value-type="string">
            <text:p>cave in on</text:p>
          </table:table-cell>
          <table:table-cell office:value-type="string">
            <text:p>no-raising-taxes pledge</text:p>
          </table:table-cell>
          <table:table-cell office:value-type="string">
            <text:p>Wrong</text:p>
          </table:table-cell>
          <table:table-cell office:value-type="string">
            <text:p>Grover Norquist : No one in GOP is actually caving in on no-raising-taxes pledge , despite apparent cooperation\nhttp ://tco/Y2hMjdPp .</text:p>
          </table:table-cell>
        </table:table-row>
        <table:table-row table:style-name="ro1">
          <table:table-cell table:number-columns-repeated="4"/>
          <table:table-cell office:value-type="string">
            <text:p>shredded confetti</text:p>
          </table:table-cell>
          <table:table-cell office:value-type="string">
            <text:p>rain during</text:p>
          </table:table-cell>
          <table:table-cell office:value-type="string">
            <text:p>macy 's t'giving parade</text:p>
          </table:table-cell>
          <table:table-cell office:value-type="string">
            <text:p>Right</text:p>
          </table:table-cell>
          <table:table-cell office:value-type="string">
            <text:p>What confidential police information was found in shredded confetti that rained down during Macy 's T'giving parade ?</text:p>
          </table:table-cell>
        </table:table-row>
        <table:table-row table:style-name="ro1">
          <table:table-cell table:number-columns-repeated="4"/>
          <table:table-cell office:value-type="string">
            <text:p>a website</text:p>
          </table:table-cell>
          <table:table-cell office:value-type="string">
            <text:p>promise to match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A website promises to match you with a date -- from your political party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date someone with</text:p>
          </table:table-cell>
          <table:table-cell office:value-type="string">
            <text:p>different views</text:p>
          </table:table-cell>
          <table:table-cell office:value-type="string">
            <text:p>Right</text:p>
          </table:table-cell>
          <table:table-cell office:value-type="string">
            <text:p>Would you date someone with different views ?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prepare for</text:p>
          </table:table-cell>
          <table:table-cell office:value-type="string">
            <text:p>cabinet shuffle</text:p>
          </table:table-cell>
          <table:table-cell office:value-type="string">
            <text:p>Right</text:p>
          </table:table-cell>
          <table:table-cell office:value-type="string">
            <text:p>President Obama prepares for cabinet shuffle : .</text:p>
          </table:table-cell>
        </table:table-row>
        <table:table-row table:style-name="ro1">
          <table:table-cell table:number-columns-repeated="4"/>
          <table:table-cell office:value-type="string">
            <text:p>some republicans</text:p>
          </table:table-cell>
          <table:table-cell office:value-type="string">
            <text:p>be ready to say</text:p>
          </table:table-cell>
          <table:table-cell office:value-type="string">
            <text:p>\</text:p>
          </table:table-cell>
          <table:table-cell office:value-type="string">
            <text:p>Wrong</text:p>
          </table:table-cell>
          <table:table-cell office:value-type="string">
            <text:p>With the looming \"fiscal cliff , \" some Republicans are ready to say \"no \ " to Grover Norquist : .</text:p>
          </table:table-cell>
        </table:table-row>
        <table:table-row table:style-name="ro1">
          <table:table-cell table:number-columns-repeated="4"/>
          <table:table-cell office:value-type="string">
            <text:p>egypt</text:p>
          </table:table-cell>
          <table:table-cell office:value-type="string">
            <text:p>pose one of</text:p>
          </table:table-cell>
          <table:table-cell office:value-type="string">
            <text:p>the hardest tests</text:p>
          </table:table-cell>
          <table:table-cell office:value-type="string">
            <text:p>Wrong</text:p>
          </table:table-cell>
          <table:table-cell office:value-type="string">
            <text:p>The standoff in Egypt poses one of the hardest tests for the nation 's liberal opposition since Hosni Mubarak 's ouster : .</text:p>
          </table:table-cell>
        </table:table-row>
        <table:table-row table:style-name="ro1">
          <table:table-cell table:number-columns-repeated="4"/>
          <table:table-cell office:value-type="string">
            <text:p>people</text:p>
          </table:table-cell>
          <table:table-cell office:value-type="string">
            <text:p>die in</text:p>
          </table:table-cell>
          <table:table-cell office:value-type="string">
            <text:p>the bangladesh factory fire</text:p>
          </table:table-cell>
          <table:table-cell office:value-type="string">
            <text:p>Right</text:p>
          </table:table-cell>
          <table:table-cell office:value-type="string">
            <text:p>People who died in the Bangladesh factory fire were working overtime making clothes for US.</text:p>
          </table:table-cell>
        </table:table-row>
        <table:table-row table:style-name="ro1">
          <table:table-cell table:number-columns-repeated="4"/>
          <table:table-cell office:value-type="string">
            <text:p>the bangladesh factory fire</text:p>
          </table:table-cell>
          <table:table-cell office:value-type="string">
            <text:p>work make</text:p>
          </table:table-cell>
          <table:table-cell office:value-type="string">
            <text:p>clothes</text:p>
          </table:table-cell>
          <table:table-cell office:value-type="string">
            <text:p>Wrong</text:p>
          </table:table-cell>
          <table:table-cell office:value-type="string">
            <text:p>People who died in the Bangladesh factory fire were working overtime making clothes for US.</text:p>
          </table:table-cell>
        </table:table-row>
        <table:table-row table:style-name="ro1">
          <table:table-cell table:number-columns-repeated="4"/>
          <table:table-cell office:value-type="string">
            <text:p>walmart</text:p>
          </table:table-cell>
          <table:table-cell office:value-type="string">
            <text:p>die after</text:p>
          </table:table-cell>
          <table:table-cell office:value-type="string">
            <text:p>an altercation</text:p>
          </table:table-cell>
          <table:table-cell office:value-type="string">
            <text:p>Right</text:p>
          </table:table-cell>
          <table:table-cell office:value-type="string">
            <text:p>Walmart dies after an altercation with two store employees and a security guard : .</text:p>
          </table:table-cell>
        </table:table-row>
        <table:table-row table:style-name="ro1">
          <table:table-cell table:number-columns-repeated="4"/>
          <table:table-cell office:value-type="string">
            <text:p><text:s/>kill list '</text:p>
          </table:table-cell>
          <table:table-cell office:value-type="string">
            <text:p>have</text:p>
          </table:table-cell>
          <table:table-cell office:value-type="string">
            <text:p>formal rules</text:p>
          </table:table-cell>
          <table:table-cell office:value-type="string">
            <text:p>Right</text:p>
          </table:table-cell>
          <table:table-cell office:value-type="string">
            <text:p><text:s/>Kill list ' will soon have formal rules : Obama reportedly did n't want to leave Romney a blank slate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want to leave</text:p>
          </table:table-cell>
          <table:table-cell office:value-type="string">
            <text:p>romney</text:p>
          </table:table-cell>
          <table:table-cell office:value-type="string">
            <text:p>Wrong</text:p>
          </table:table-cell>
          <table:table-cell office:value-type="string">
            <text:p><text:s/>Kill list ' will soon have formal rules : Obama reportedly did n't want to leave Romney a blank slate .</text:p>
          </table:table-cell>
        </table:table-row>
        <table:table-row table:style-name="ro1">
          <table:table-cell table:number-columns-repeated="4"/>
          <table:table-cell office:value-type="string">
            <text:p>feds</text:p>
          </table:table-cell>
          <table:table-cell office:value-type="string">
            <text:p>say</text:p>
          </table:table-cell>
          <table:table-cell office:value-type="string">
            <text:p>teacher test-taking fraud</text:p>
          </table:table-cell>
          <table:table-cell office:value-type="string">
            <text:p>Wrong</text:p>
          </table:table-cell>
          <table:table-cell office:value-type="string">
            <text:p>Fake IDs and then some : Feds say teacher test-taking fraud went on for 15 years in three states .</text:p>
          </table:table-cell>
        </table:table-row>
        <table:table-row table:style-name="ro1">
          <table:table-cell table:number-columns-repeated="4"/>
          <table:table-cell office:value-type="string">
            <text:p>teacher test-taking fraud</text:p>
          </table:table-cell>
          <table:table-cell office:value-type="string">
            <text:p>go on for</text:p>
          </table:table-cell>
          <table:table-cell office:value-type="string">
            <text:p># years</text:p>
          </table:table-cell>
          <table:table-cell office:value-type="string">
            <text:p>Right</text:p>
          </table:table-cell>
          <table:table-cell office:value-type="string">
            <text:p>Fake IDs and then some : Feds say teacher test-taking fraud went on for 15 years in three states .</text:p>
          </table:table-cell>
        </table:table-row>
        <table:table-row table:style-name="ro1">
          <table:table-cell table:number-columns-repeated="4"/>
          <table:table-cell office:value-type="string">
            <text:p>shoppers</text:p>
          </table:table-cell>
          <table:table-cell office:value-type="string">
            <text:p>opt for</text:p>
          </table:table-cell>
          <table:table-cell office:value-type="string">
            <text:p>thursday \"doorbusters</text:p>
          </table:table-cell>
          <table:table-cell office:value-type="string">
            <text:p>Right</text:p>
          </table:table-cell>
          <table:table-cell office:value-type="string">
            <text:p>Black Friday in-store sales slip as shoppers opt for Thursday \"doorbusters , \" online deals : .</text:p>
          </table:table-cell>
        </table:table-row>
        <table:table-row table:style-name="ro1">
          <table:table-cell table:number-columns-repeated="4"/>
          <table:table-cell office:value-type="string">
            <text:p>answers</text:p>
          </table:table-cell>
          <table:table-cell office:value-type="string">
            <text:p>kill in</text:p>
          </table:table-cell>
          <table:table-cell office:value-type="string">
            <text:p>bangladesh garment factory fire</text:p>
          </table:table-cell>
          <table:table-cell office:value-type="string">
            <text:p>Wrong</text:p>
          </table:table-cell>
          <table:table-cell office:value-type="string">
            <text:p>Officials search for answers after at least 112 are killed in Bangladesh garment factory fire : .</text:p>
          </table:table-cell>
        </table:table-row>
        <table:table-row table:style-name="ro1">
          <table:table-cell table:number-columns-repeated="4"/>
          <table:table-cell office:value-type="string">
            <text:p>a political mystery</text:p>
          </table:table-cell>
          <table:table-cell office:value-type="string">
            <text:p>do</text:p>
          </table:table-cell>
          <table:table-cell office:value-type="string">
            <text:p>male voters</text:p>
          </table:table-cell>
          <table:table-cell office:value-type="string">
            <text:p>Wrong</text:p>
          </table:table-cell>
          <table:table-cell office:value-type="string">
            <text:p>A political mystery : why do male voters play a crucial role in the gender gap ?</text:p>
          </table:table-cell>
        </table:table-row>
        <table:table-row table:style-name="ro1">
          <table:table-cell table:number-columns-repeated="4"/>
          <table:table-cell office:value-type="string">
            <text:p>male voters</text:p>
          </table:table-cell>
          <table:table-cell office:value-type="string">
            <text:p>play role in</text:p>
          </table:table-cell>
          <table:table-cell office:value-type="string">
            <text:p>the gender gap</text:p>
          </table:table-cell>
          <table:table-cell office:value-type="string">
            <text:p>Right</text:p>
          </table:table-cell>
          <table:table-cell office:value-type="string">
            <text:p>A political mystery : why do male voters play a crucial role in the gender gap ?</text:p>
          </table:table-cell>
        </table:table-row>
        <table:table-row table:style-name="ro1">
          <table:table-cell table:number-columns-repeated="4"/>
          <table:table-cell office:value-type="string">
            <text:p>new zealand director peter jackson’s movie-making empire</text:p>
          </table:table-cell>
          <table:table-cell office:value-type="string">
            <text:p>inspire</text:p>
          </table:table-cell>
          <table:table-cell office:value-type="string">
            <text:p>plenty of awe</text:p>
          </table:table-cell>
          <table:table-cell office:value-type="string">
            <text:p>Right</text:p>
          </table:table-cell>
          <table:table-cell office:value-type="string">
            <text:p>New Zealand director Peter Jackson’s movie-making empire inspires plenty of awe , and occasional disappointment : .</text:p>
          </table:table-cell>
        </table:table-row>
        <table:table-row table:style-name="ro1">
          <table:table-cell table:number-columns-repeated="4"/>
          <table:table-cell office:value-type="string">
            <text:p>partisan budget battles</text:p>
          </table:table-cell>
          <table:table-cell office:value-type="string">
            <text:p>delay</text:p>
          </table:table-cell>
          <table:table-cell office:value-type="string">
            <text:p>long-awaited immigration legislation</text:p>
          </table:table-cell>
          <table:table-cell office:value-type="string">
            <text:p>Right</text:p>
          </table:table-cell>
          <table:table-cell office:value-type="string">
            <text:p>Partisan budget battles could delay long-awaited immigration legislation : .</text:p>
          </table:table-cell>
        </table:table-row>
        <table:table-row table:style-name="ro1">
          <table:table-cell table:number-columns-repeated="4"/>
          <table:table-cell office:value-type="string">
            <text:p>a chinese company</text:p>
          </table:table-cell>
          <table:table-cell office:value-type="string">
            <text:p>believ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 Chinese company believes it can build the world 's tallest skyscraper in 90 days :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uild</text:p>
          </table:table-cell>
          <table:table-cell office:value-type="string">
            <text:p>the world 's tallest skyscraper</text:p>
          </table:table-cell>
          <table:table-cell office:value-type="string">
            <text:p>Right</text:p>
          </table:table-cell>
          <table:table-cell office:value-type="string">
            <text:p>A Chinese company believes it can build the world 's tallest skyscraper in 90 days : .</text:p>
          </table:table-cell>
        </table:table-row>
        <table:table-row table:style-name="ro1">
          <table:table-cell table:number-columns-repeated="4"/>
          <table:table-cell office:value-type="string">
            <text:p>support</text:p>
          </table:table-cell>
          <table:table-cell office:value-type="string">
            <text:p>take daughter on</text:p>
          </table:table-cell>
          <table:table-cell office:value-type="string">
            <text:p>an early holiday shopping</text:p>
          </table:table-cell>
          <table:table-cell office:value-type="string">
            <text:p>Wrong</text:p>
          </table:table-cell>
          <table:table-cell office:value-type="string">
            <text:p>In a bid to show support for small businesses , takes his daughters on an early holiday shopping : .</text:p>
          </table:table-cell>
        </table:table-row>
        <table:table-row table:style-name="ro1">
          <table:table-cell table:number-columns-repeated="4"/>
          <table:table-cell office:value-type="string">
            <text:p>man</text:p>
          </table:table-cell>
          <table:table-cell office:value-type="string">
            <text:p>shoot in</text:p>
          </table:table-cell>
          <table:table-cell office:value-type="string">
            <text:p>the head</text:p>
          </table:table-cell>
          <table:table-cell office:value-type="string">
            <text:p>Right</text:p>
          </table:table-cell>
          <table:table-cell office:value-type="string">
            <text:p>A Calif . man who was shot in the head makes a miraculous recovery : .</text:p>
          </table:table-cell>
        </table:table-row>
        <table:table-row table:style-name="ro1">
          <table:table-cell table:number-columns-repeated="4"/>
          <table:table-cell office:value-type="string">
            <text:p>the head</text:p>
          </table:table-cell>
          <table:table-cell office:value-type="string">
            <text:p>make</text:p>
          </table:table-cell>
          <table:table-cell office:value-type="string">
            <text:p>a miraculous recovery</text:p>
          </table:table-cell>
          <table:table-cell office:value-type="string">
            <text:p>Wrong</text:p>
          </table:table-cell>
          <table:table-cell office:value-type="string">
            <text:p>A Calif . man who was shot in the head makes a miraculous recovery : .</text:p>
          </table:table-cell>
        </table:table-row>
        <table:table-row table:style-name="ro1">
          <table:table-cell table:number-columns-repeated="4"/>
          <table:table-cell office:value-type="string">
            <text:p>demonstrators</text:p>
          </table:table-cell>
          <table:table-cell office:value-type="string">
            <text:p>gather</text:p>
          </table:table-cell>
          <table:table-cell office:value-type="string">
            <text:p>every weekday</text:p>
          </table:table-cell>
          <table:table-cell office:value-type="string">
            <text:p>Right</text:p>
          </table:table-cell>
          <table:table-cell office:value-type="string">
            <text:p>Demonstrators gather every weekday to needle Wisconsin 's governor over his collective-bargaining law : .</text:p>
          </table:table-cell>
        </table:table-row>
        <table:table-row table:style-name="ro1">
          <table:table-cell table:number-columns-repeated="4"/>
          <table:table-cell office:value-type="string">
            <text:p>benjamin pessah</text:p>
          </table:table-cell>
          <table:table-cell office:value-type="string">
            <text:p>awake from</text:p>
          </table:table-cell>
          <table:table-cell office:value-type="string">
            <text:p>an almost month-long coma</text:p>
          </table:table-cell>
          <table:table-cell office:value-type="string">
            <text:p>Right</text:p>
          </table:table-cell>
          <table:table-cell office:value-type="string">
            <text:p>Shot in the head and given little chance of survival , Benjamin Pessah nonetheless awoke from an almost month-long coma : .</text:p>
          </table:table-cell>
        </table:table-row>
        <table:table-row table:style-name="ro1">
          <table:table-cell table:number-columns-repeated="4"/>
          <table:table-cell office:value-type="string">
            <text:p>sandy</text:p>
          </table:table-cell>
          <table:table-cell office:value-type="string">
            <text:p>add muscle to</text:p>
          </table:table-cell>
          <table:table-cell office:value-type="string">
            <text:p>the film’s storyline</text:p>
          </table:table-cell>
          <table:table-cell office:value-type="string">
            <text:p>Right</text:p>
          </table:table-cell>
          <table:table-cell office:value-type="string">
            <text:p>Ben Kalina’s documentary ‘Shored Up’ was nearly complete when Sandy added muscle to the film’s storyline : .</text:p>
          </table:table-cell>
        </table:table-row>
        <table:table-row table:style-name="ro1">
          <table:table-cell table:number-columns-repeated="4"/>
          <table:table-cell office:value-type="string">
            <text:p>sen. saxby chambliss</text:p>
          </table:table-cell>
          <table:table-cell office:value-type="string">
            <text:p>join</text:p>
          </table:table-cell>
          <table:table-cell office:value-type="string">
            <text:p>a small but growing group of gop lawmakers</text:p>
          </table:table-cell>
          <table:table-cell office:value-type="string">
            <text:p>Right</text:p>
          </table:table-cell>
          <table:table-cell office:value-type="string">
            <text:p>Sen. Saxby Chambliss joins a small but growing group of GOP lawmakers breaking the ‘taxpayer protection pledge’ : .</text:p>
          </table:table-cell>
        </table:table-row>
        <table:table-row table:style-name="ro1">
          <table:table-cell table:number-columns-repeated="4"/>
          <table:table-cell office:value-type="string">
            <text:p>us. ambassador</text:p>
          </table:table-cell>
          <table:table-cell office:value-type="string">
            <text:p>battle</text:p>
          </table:table-cell>
          <table:table-cell office:value-type="string">
            <text:p>critics</text:p>
          </table:table-cell>
          <table:table-cell office:value-type="string">
            <text:p>Right</text:p>
          </table:table-cell>
          <table:table-cell office:value-type="string">
            <text:p>Susan Rice , US. ambassador to the UN , battles critics over style , substance , and perceptions : .</text:p>
          </table:table-cell>
        </table:table-row>
        <table:table-row table:style-name="ro1">
          <table:table-cell table:number-columns-repeated="4"/>
          <table:table-cell office:value-type="string">
            <text:p>star larry hagman</text:p>
          </table:table-cell>
          <table:table-cell office:value-type="string">
            <text:p>be dead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BREAKING NEWS : \" Dallas \ " star Larry Hagman is dead at 81 , the Dallas Morning News reports : .</text:p>
          </table:table-cell>
        </table:table-row>
        <table:table-row table:style-name="ro1">
          <table:table-cell table:number-columns-repeated="4"/>
          <table:table-cell office:value-type="string">
            <text:p>camacho 's mother</text:p>
          </table:table-cell>
          <table:table-cell office:value-type="string">
            <text:p>say</text:p>
          </table:table-cell>
          <table:table-cell office:value-type="string">
            <text:p>the boxer</text:p>
          </table:table-cell>
          <table:table-cell office:value-type="string">
            <text:p>Wrong</text:p>
          </table:table-cell>
          <table:table-cell office:value-type="string">
            <text:p>Hector \" Macho\ " Camacho 's mother says the boxer will be taken off life support on Saturday : .</text:p>
          </table:table-cell>
        </table:table-row>
        <table:table-row table:style-name="ro1">
          <table:table-cell table:number-columns-repeated="4"/>
          <table:table-cell office:value-type="string">
            <text:p>the boxer</text:p>
          </table:table-cell>
          <table:table-cell office:value-type="string">
            <text:p>take off</text:p>
          </table:table-cell>
          <table:table-cell office:value-type="string">
            <text:p>life support</text:p>
          </table:table-cell>
          <table:table-cell office:value-type="string">
            <text:p>Right</text:p>
          </table:table-cell>
          <table:table-cell office:value-type="string">
            <text:p>Hector \" Macho\ " Camacho 's mother says the boxer will be taken off life support on Saturday : .</text:p>
          </table:table-cell>
        </table:table-row>
        <table:table-row table:style-name="ro1">
          <table:table-cell table:number-columns-repeated="4"/>
          <table:table-cell office:value-type="string">
            <text:p>officials</text:p>
          </table:table-cell>
          <table:table-cell office:value-type="string">
            <text:p>say at</text:p>
          </table:table-cell>
          <table:table-cell office:value-type="string">
            <text:p>least # victims</text:p>
          </table:table-cell>
          <table:table-cell office:value-type="string">
            <text:p>Right</text:p>
          </table:table-cell>
          <table:table-cell office:value-type="string">
            <text:p>Officials say at least 18 victims were transported to local hospitals after a gas explosion in Springfield , Mass .</text:p>
          </table:table-cell>
        </table:table-row>
        <table:table-row table:style-name="ro1">
          <table:table-cell table:number-columns-repeated="4"/>
          <table:table-cell office:value-type="string">
            <text:p>officials</text:p>
          </table:table-cell>
          <table:table-cell office:value-type="string">
            <text:p>transport to</text:p>
          </table:table-cell>
          <table:table-cell office:value-type="string">
            <text:p>local hospitals</text:p>
          </table:table-cell>
          <table:table-cell office:value-type="string">
            <text:p>Wrong</text:p>
          </table:table-cell>
          <table:table-cell office:value-type="string">
            <text:p>Officials say at least 18 victims were transported to local hospitals after a gas explosion in Springfield , Mass .</text:p>
          </table:table-cell>
        </table:table-row>
        <table:table-row table:style-name="ro1">
          <table:table-cell table:number-columns-repeated="4"/>
          <table:table-cell office:value-type="string">
            <text:p>an explosion</text:p>
          </table:table-cell>
          <table:table-cell office:value-type="string">
            <text:p>trigger by</text:p>
          </table:table-cell>
          <table:table-cell office:value-type="string">
            <text:p>a gas leak</text:p>
          </table:table-cell>
          <table:table-cell office:value-type="string">
            <text:p>Right</text:p>
          </table:table-cell>
          <table:table-cell office:value-type="string">
            <text:p>An explosion triggered by a gas leak damages a building in downtown Springfield , Mass .</text:p>
          </table:table-cell>
        </table:table-row>
        <table:table-row table:style-name="ro1">
          <table:table-cell table:number-columns-repeated="4"/>
          <table:table-cell office:value-type="string">
            <text:p>a gas leak</text:p>
          </table:table-cell>
          <table:table-cell office:value-type="string">
            <text:p>damage building in</text:p>
          </table:table-cell>
          <table:table-cell office:value-type="string">
            <text:p>downtown springfield</text:p>
          </table:table-cell>
          <table:table-cell office:value-type="string">
            <text:p>Right</text:p>
          </table:table-cell>
          <table:table-cell office:value-type="string">
            <text:p>An explosion triggered by a gas leak damages a building in downtown Springfield , Mass .</text:p>
          </table:table-cell>
        </table:table-row>
        <table:table-row table:style-name="ro1">
          <table:table-cell table:number-columns-repeated="4"/>
          <table:table-cell office:value-type="string">
            <text:p>a palestinian united nations observer</text:p>
          </table:table-cell>
          <table:table-cell office:value-type="string">
            <text:p>call situation in</text:p>
          </table:table-cell>
          <table:table-cell office:value-type="string">
            <text:p>gaza \"extremely fragile \</text:p>
          </table:table-cell>
          <table:table-cell office:value-type="string">
            <text:p>Right</text:p>
          </table:table-cell>
          <table:table-cell office:value-type="string">
            <text:p>A Palestinian United Nations observer calls the situation in Gaza \"extremely fragile \ " despite a truce : .</text:p>
          </table:table-cell>
        </table:table-row>
        <table:table-row table:style-name="ro1">
          <table:table-cell table:number-columns-repeated="4"/>
          <table:table-cell office:value-type="string">
            <text:p>clashes</text:p>
          </table:table-cell>
          <table:table-cell office:value-type="string">
            <text:p>erupt across</text:p>
          </table:table-cell>
          <table:table-cell office:value-type="string">
            <text:p>egypt</text:p>
          </table:table-cell>
          <table:table-cell office:value-type="string">
            <text:p>Right</text:p>
          </table:table-cell>
          <table:table-cell office:value-type="string">
            <text:p>Clashes erupt across Egypt over Islamist president Morsi 's seizing of sweeping , new powers .</text:p>
          </table:table-cell>
        </table:table-row>
        <table:table-row table:style-name="ro1">
          <table:table-cell table:number-columns-repeated="4"/>
          <table:table-cell office:value-type="string">
            <text:p>people</text:p>
          </table:table-cell>
          <table:table-cell office:value-type="string">
            <text:p>do lot of</text:p>
          </table:table-cell>
          <table:table-cell office:value-type="string">
            <text:p>shopping w/confidence\nhttp ://tco/gz3oveqe</text:p>
          </table:table-cell>
          <table:table-cell office:value-type="string">
            <text:p>Right</text:p>
          </table:table-cell>
          <table:table-cell office:value-type="string">
            <text:p>Stocks close up higher in an abbreviated session this afternoon , so people must be doing a lot of shopping w/confidence\nhttp ://tco/gZ3Oveqe .</text:p>
          </table:table-cell>
        </table:table-row>
        <table:table-row table:style-name="ro1">
          <table:table-cell table:number-columns-repeated="4"/>
          <table:table-cell office:value-type="string">
            <text:p>qatar man</text:p>
          </table:table-cell>
          <table:table-cell office:value-type="string">
            <text:p>suffer from</text:p>
          </table:table-cell>
          <table:table-cell office:value-type="string">
            <text:p>new virus</text:p>
          </table:table-cell>
          <table:table-cell office:value-type="string">
            <text:p>Right</text:p>
          </table:table-cell>
          <table:table-cell office:value-type="string">
            <text:p>Qatar man suffered from new virus , lab says : .</text:p>
          </table:table-cell>
        </table:table-row>
        <table:table-row table:style-name="ro1">
          <table:table-cell table:number-columns-repeated="4"/>
          <table:table-cell office:value-type="string">
            <text:p>the post office</text:p>
          </table:table-cell>
          <table:table-cell office:value-type="string">
            <text:p>begin test</text:p>
          </table:table-cell>
          <table:table-cell office:value-type="string">
            <text:p>same-day delivery</text:p>
          </table:table-cell>
          <table:table-cell office:value-type="string">
            <text:p>Right</text:p>
          </table:table-cell>
          <table:table-cell office:value-type="string">
            <text:p>The post office will begin testing same-day delivery for online shoppers who want instant gratification : .</text:p>
          </table:table-cell>
        </table:table-row>
        <table:table-row table:style-name="ro1">
          <table:table-cell table:number-columns-repeated="4"/>
          <table:table-cell office:value-type="string">
            <text:p>online shoppers</text:p>
          </table:table-cell>
          <table:table-cell office:value-type="string">
            <text:p>want</text:p>
          </table:table-cell>
          <table:table-cell office:value-type="string">
            <text:p>instant gratification</text:p>
          </table:table-cell>
          <table:table-cell office:value-type="string">
            <text:p>Right</text:p>
          </table:table-cell>
          <table:table-cell office:value-type="string">
            <text:p>The post office will begin testing same-day delivery for online shoppers who want instant gratification : .</text:p>
          </table:table-cell>
        </table:table-row>
        <table:table-row table:style-name="ro1">
          <table:table-cell table:number-columns-repeated="4"/>
          <table:table-cell office:value-type="string">
            <text:p>a detroit man</text:p>
          </table:table-cell>
          <table:table-cell office:value-type="string">
            <text:p>accuse of</text:p>
          </table:table-cell>
          <table:table-cell office:value-type="string">
            <text:p>murder</text:p>
          </table:table-cell>
          <table:table-cell office:value-type="string">
            <text:p>Right</text:p>
          </table:table-cell>
          <table:table-cell office:value-type="string">
            <text:p>Vindication for a Detroit man accused of murder at age 14 : .</text:p>
          </table:table-cell>
        </table:table-row>
        <table:table-row table:style-name="ro1">
          <table:table-cell table:number-columns-repeated="4"/>
          <table:table-cell office:value-type="string">
            <text:p>felipe calderon</text:p>
          </table:table-cell>
          <table:table-cell office:value-type="string">
            <text:p>want to remove</text:p>
          </table:table-cell>
          <table:table-cell office:value-type="string">
            <text:p>\" united states</text:p>
          </table:table-cell>
          <table:table-cell office:value-type="string">
            <text:p>Right</text:p>
          </table:table-cell>
          <table:table-cell office:value-type="string">
            <text:p>Mexican president Felipe Calderon wants to remove \" United States \ " out of his country 's official name : .</text:p>
          </table:table-cell>
        </table:table-row>
        <table:table-row table:style-name="ro1">
          <table:table-cell table:number-columns-repeated="4"/>
          <table:table-cell office:value-type="string">
            <text:p>tv news anchors</text:p>
          </table:table-cell>
          <table:table-cell office:value-type="string">
            <text:p>resign on</text:p>
          </table:table-cell>
          <table:table-cell office:value-type="string">
            <text:p>air</text:p>
          </table:table-cell>
          <table:table-cell office:value-type="string">
            <text:p>Right</text:p>
          </table:table-cell>
          <table:table-cell office:value-type="string">
            <text:p>TV news anchors resign on air The Lookout - Yahoo! News via .</text:p>
          </table:table-cell>
        </table:table-row>
        <table:table-row table:style-name="ro1">
          <table:table-cell table:number-columns-repeated="4"/>
          <table:table-cell office:value-type="string">
            <text:p>scientists</text:p>
          </table:table-cell>
          <table:table-cell office:value-type="string">
            <text:p>say</text:p>
          </table:table-cell>
          <table:table-cell office:value-type="string">
            <text:p>lonesome george</text:p>
          </table:table-cell>
          <table:table-cell office:value-type="string">
            <text:p>Wrong</text:p>
          </table:table-cell>
          <table:table-cell office:value-type="string">
            <text:p>Scientists say Lonesome George may not be the last giant tortoise of his species after all : .</text:p>
          </table:table-cell>
        </table:table-row>
        <table:table-row table:style-name="ro1">
          <table:table-cell table:number-columns-repeated="4"/>
          <table:table-cell office:value-type="string">
            <text:p>lonesome george</text:p>
          </table:table-cell>
          <table:table-cell office:value-type="string">
            <text:p>be</text:p>
          </table:table-cell>
          <table:table-cell office:value-type="string">
            <text:p>the last giant tortoise of his species</text:p>
          </table:table-cell>
          <table:table-cell office:value-type="string">
            <text:p>Wrong</text:p>
          </table:table-cell>
          <table:table-cell office:value-type="string">
            <text:p>Scientists say Lonesome George may not be the last giant tortoise of his species after all : .</text:p>
          </table:table-cell>
        </table:table-row>
        <table:table-row table:style-name="ro1">
          <table:table-cell table:number-columns-repeated="4"/>
          <table:table-cell office:value-type="string">
            <text:p>a complete stranger</text:p>
          </table:table-cell>
          <table:table-cell office:value-type="string">
            <text:p>donate</text:p>
          </table:table-cell>
          <table:table-cell office:value-type="string">
            <text:p>his beloved race car</text:p>
          </table:table-cell>
          <table:table-cell office:value-type="string">
            <text:p>Right</text:p>
          </table:table-cell>
          <table:table-cell office:value-type="string">
            <text:p>A complete stranger donates his beloved race car to help save a baby with a rare disease : .</text:p>
          </table:table-cell>
        </table:table-row>
        <table:table-row table:style-name="ro1">
          <table:table-cell table:number-columns-repeated="4"/>
          <table:table-cell office:value-type="string">
            <text:p>the post office</text:p>
          </table:table-cell>
          <table:table-cell office:value-type="string">
            <text:p>have idea for make</text:p>
          </table:table-cell>
          <table:table-cell office:value-type="string">
            <text:p>money</text:p>
          </table:table-cell>
          <table:table-cell office:value-type="string">
            <text:p>Right</text:p>
          </table:table-cell>
          <table:table-cell office:value-type="string">
            <text:p>The Post Office has a new idea for making money : Same-day delivery : .</text:p>
          </table:table-cell>
        </table:table-row>
        <table:table-row table:style-name="ro1">
          <table:table-cell table:number-columns-repeated="4"/>
          <table:table-cell office:value-type="string">
            <text:p>every photo</text:p>
          </table:table-cell>
          <table:table-cell office:value-type="string">
            <text:p>have</text:p>
          </table:table-cell>
          <table:table-cell office:value-type="string">
            <text:p>a story</text:p>
          </table:table-cell>
          <table:table-cell office:value-type="string">
            <text:p>Right</text:p>
          </table:table-cell>
          <table:table-cell office:value-type="string">
            <text:p>Every photo has a story : See a selection of our readers ' Thanksgiving photos and read the stories behind them : .</text:p>
          </table:table-cell>
        </table:table-row>
        <table:table-row table:style-name="ro1">
          <table:table-cell table:number-columns-repeated="4"/>
          <table:table-cell office:value-type="string">
            <text:p>a story</text:p>
          </table:table-cell>
          <table:table-cell office:value-type="string">
            <text:p>see selection of</text:p>
          </table:table-cell>
          <table:table-cell office:value-type="string">
            <text:p>our readers ' thanksgiving photos</text:p>
          </table:table-cell>
          <table:table-cell office:value-type="string">
            <text:p>Wrong</text:p>
          </table:table-cell>
          <table:table-cell office:value-type="string">
            <text:p>Every photo has a story : See a selection of our readers ' Thanksgiving photos and read the stories behind them : .</text:p>
          </table:table-cell>
        </table:table-row>
        <table:table-row table:style-name="ro1">
          <table:table-cell table:number-columns-repeated="4"/>
          <table:table-cell office:value-type="string">
            <text:p>a story</text:p>
          </table:table-cell>
          <table:table-cell office:value-type="string">
            <text:p>read story behind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Every photo has a story : See a selection of our readers ' Thanksgiving photos and read the stories behind them : .</text:p>
          </table:table-cell>
        </table:table-row>
        <table:table-row table:style-name="ro1">
          <table:table-cell table:number-columns-repeated="4"/>
          <table:table-cell office:value-type="string">
            <text:p>his family , friends and staff</text:p>
          </table:table-cell>
          <table:table-cell office:value-type="string">
            <text:p>eat</text:p>
          </table:table-cell>
          <table:table-cell office:value-type="string">
            <text:p>today</text:p>
          </table:table-cell>
          <table:table-cell office:value-type="string">
            <text:p>Wrong</text:p>
          </table:table-cell>
          <table:table-cell office:value-type="string">
            <text:p>What Obama and his family , friends and staff are eating today : Happy Thanksgiving ! .</text:p>
          </table:table-cell>
        </table:table-row>
        <table:table-row table:style-name="ro1">
          <table:table-cell table:number-columns-repeated="4"/>
          <table:table-cell office:value-type="string">
            <text:p>egypt 's president</text:p>
          </table:table-cell>
          <table:table-cell office:value-type="string">
            <text:p>grant</text:p>
          </table:table-cell>
          <table:table-cell office:value-type="string">
            <text:p>himself</text:p>
          </table:table-cell>
          <table:table-cell office:value-type="string">
            <text:p>Right</text:p>
          </table:table-cell>
          <table:table-cell office:value-type="string">
            <text:p>BREAKING : Egypt 's president grants himself far-reaching powers : .</text:p>
          </table:table-cell>
        </table:table-row>
        <table:table-row table:style-name="ro1">
          <table:table-cell table:number-columns-repeated="4"/>
          <table:table-cell office:value-type="string">
            <text:p>kabul</text:p>
          </table:table-cell>
          <table:table-cell office:value-type="string">
            <text:p>celebrate thanksgiving with</text:p>
          </table:table-cell>
          <table:table-cell office:value-type="string">
            <text:p>a feast</text:p>
          </table:table-cell>
          <table:table-cell office:value-type="string">
            <text:p>Right</text:p>
          </table:table-cell>
          <table:table-cell office:value-type="string">
            <text:p>US. troops in Kabul , Afghanistan , celebrate their Thanksgiving with a feast and some football : .</text:p>
          </table:table-cell>
        </table:table-row>
        <table:table-row table:style-name="ro1">
          <table:table-cell table:number-columns-repeated="4"/>
          <table:table-cell office:value-type="string">
            <text:p>a ’40s-era bride</text:p>
          </table:table-cell>
          <table:table-cell office:value-type="string">
            <text:p>embrace</text:p>
          </table:table-cell>
          <table:table-cell office:value-type="string">
            <text:p>all things turkey</text:p>
          </table:table-cell>
          <table:table-cell office:value-type="string">
            <text:p>Right</text:p>
          </table:table-cell>
          <table:table-cell office:value-type="string">
            <text:p>A ’40s-era bride embraced all things turkey , causing feathers to fly on her wedding day : .</text:p>
          </table:table-cell>
        </table:table-row>
        <table:table-row table:style-name="ro1">
          <table:table-cell table:number-columns-repeated="4"/>
          <table:table-cell office:value-type="string">
            <text:p>us. transport experts</text:p>
          </table:table-cell>
          <table:table-cell office:value-type="string">
            <text:p>think</text:p>
          </table:table-cell>
          <table:table-cell office:value-type="string">
            <text:p>‘extreme’ thoughts</text:p>
          </table:table-cell>
          <table:table-cell office:value-type="string">
            <text:p>Right</text:p>
          </table:table-cell>
          <table:table-cell office:value-type="string">
            <text:p>Why US. transport experts are thinking ‘extreme’ thoughts : .</text:p>
          </table:table-cell>
        </table:table-row>
        <table:table-row table:style-name="ro1">
          <table:table-cell table:number-columns-repeated="4"/>
          <table:table-cell office:value-type="string">
            <text:p>internal emails</text:p>
          </table:table-cell>
          <table:table-cell office:value-type="string">
            <text:p>reveal detail on</text:p>
          </table:table-cell>
          <table:table-cell office:value-type="string">
            <text:p>bin laden 's secretive burial</text:p>
          </table:table-cell>
          <table:table-cell office:value-type="string">
            <text:p>Right</text:p>
          </table:table-cell>
          <table:table-cell office:value-type="string">
            <text:p>Internal emails reveal details on bin Laden 's secretive burial : .</text:p>
          </table:table-cell>
        </table:table-row>
        <table:table-row table:style-name="ro1">
          <table:table-cell table:number-columns-repeated="4"/>
          <table:table-cell office:value-type="string">
            <text:p>decades</text:p>
          </table:table-cell>
          <table:table-cell office:value-type="string">
            <text:p>deepen after</text:p>
          </table:table-cell>
          <table:table-cell office:value-type="string">
            <text:p>more</text:p>
          </table:table-cell>
          <table:table-cell office:value-type="string">
            <text:p>Wrong</text:p>
          </table:table-cell>
          <table:table-cell office:value-type="string">
            <text:p>The worst US. drought in decades has deepened again after more than a month of encouraging reports : .</text:p>
          </table:table-cell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string">
            <text:p>resign from</text:p>
          </table:table-cell>
          <table:table-cell office:value-type="string">
            <text:p>congress today</text:p>
          </table:table-cell>
          <table:table-cell office:value-type="string">
            <text:p>Right</text:p>
          </table:table-cell>
          <table:table-cell office:value-type="string">
            <text:p>A special election will be held to replace Jesse Jackson Jr. after he resigned from Congress today : .</text:p>
          </table:table-cell>
        </table:table-row>
        <table:table-row table:style-name="ro1">
          <table:table-cell table:number-columns-repeated="4"/>
          <table:table-cell office:value-type="string">
            <text:p>helpful</text:p>
          </table:table-cell>
          <table:table-cell office:value-type="string">
            <text:p>be</text:p>
          </table:table-cell>
          <table:table-cell office:value-type="string">
            <text:p>mammograms</text:p>
          </table:table-cell>
          <table:table-cell office:value-type="string">
            <text:p>Wrong</text:p>
          </table:table-cell>
          <table:table-cell office:value-type="string">
            <text:p>How helpful are mammograms in preventing cancer ?</text:p>
          </table:table-cell>
        </table:table-row>
        <table:table-row table:style-name="ro1">
          <table:table-cell table:number-columns-repeated="4"/>
          <table:table-cell office:value-type="string">
            <text:p>new study</text:p>
          </table:table-cell>
          <table:table-cell office:value-type="string">
            <text:p>reignite</text:p>
          </table:table-cell>
          <table:table-cell office:value-type="string">
            <text:p>controversy</text:p>
          </table:table-cell>
          <table:table-cell office:value-type="string">
            <text:p>Right</text:p>
          </table:table-cell>
          <table:table-cell office:value-type="string">
            <text:p>New study reignites controversy :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the holidays</text:p>
          </table:table-cell>
          <table:table-cell office:value-type="string">
            <text:p>Right</text:p>
          </table:table-cell>
          <table:table-cell office:value-type="string">
            <text:p>It 's the holidays , so suit up : it 's time to get in a car and fight !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be time to get in</text:p>
          </table:table-cell>
          <table:table-cell office:value-type="string">
            <text:p>a car and fight</text:p>
          </table:table-cell>
          <table:table-cell office:value-type="string">
            <text:p>Right</text:p>
          </table:table-cell>
          <table:table-cell office:value-type="string">
            <text:p>It 's the holidays , so suit up : it 's time to get in a car and fight !</text:p>
          </table:table-cell>
        </table:table-row>
        <table:table-row table:style-name="ro1">
          <table:table-cell table:number-columns-repeated="4"/>
          <table:table-cell office:value-type="string">
            <text:p>egypt</text:p>
          </table:table-cell>
          <table:table-cell office:value-type="string">
            <text:p>declare</text:p>
          </table:table-cell>
          <table:table-cell office:value-type="string">
            <text:p>a ceasefire</text:p>
          </table:table-cell>
          <table:table-cell office:value-type="string">
            <text:p>Right</text:p>
          </table:table-cell>
          <table:table-cell office:value-type="string">
            <text:p>Obama praises Netanyahu on Egypt-crafted ceasefire with Hamas in Gaza\nhttp ://tco/bluGezoc. BREAKING : Egypt declares a ceasefire has been reached to end the conflict between Israel and the Palestinians : .</text:p>
          </table:table-cell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string">
            <text:p>go for</text:p>
          </table:table-cell>
          <table:table-cell office:value-type="string">
            <text:p>the name</text:p>
          </table:table-cell>
          <table:table-cell office:value-type="string">
            <text:p>Right</text:p>
          </table:table-cell>
          <table:table-cell office:value-type="string">
            <text:p>However , with less than 150 characters , sometimes we go for the name most recognized .</text:p>
          </table:table-cell>
        </table:table-row>
        <table:table-row table:style-name="ro1">
          <table:table-cell table:number-columns-repeated="4"/>
          <table:table-cell office:value-type="string">
            <text:p>palestinian death toll</text:p>
          </table:table-cell>
          <table:table-cell office:value-type="string">
            <text:p>reach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Palestinian death toll reaches 152 : .</text:p>
          </table:table-cell>
        </table:table-row>
        <table:table-row table:style-name="ro1">
          <table:table-cell table:number-columns-repeated="4"/>
          <table:table-cell office:value-type="string">
            <text:p>read snowglobe expert 's views</text:p>
          </table:table-cell>
          <table:table-cell office:value-type="string">
            <text:p>los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Read snowglobe expert 's views on TSA rules and do n't lose it to airport security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have to read</text:p>
          </table:table-cell>
          <table:table-cell office:value-type="string">
            <text:p>the story</text:p>
          </table:table-cell>
          <table:table-cell office:value-type="string">
            <text:p>Right</text:p>
          </table:table-cell>
          <table:table-cell office:value-type="string">
            <text:p>You have to read the story to find out ! . MT I was supposed to be in Madison , WI by 8:15 am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suppose to be in</text:p>
          </table:table-cell>
          <table:table-cell office:value-type="string">
            <text:p>madison</text:p>
          </table:table-cell>
          <table:table-cell office:value-type="string">
            <text:p>Right</text:p>
          </table:table-cell>
          <table:table-cell office:value-type="string">
            <text:p>You have to read the story to find out ! . MT I was supposed to be in Madison , WI by 8:15 am .</text:p>
          </table:table-cell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office:value-type="string">
            <text:p>be in</text:p>
          </table:table-cell>
          <table:table-cell office:value-type="string">
            <text:p>dayton</text:p>
          </table:table-cell>
          <table:table-cell office:value-type="string">
            <text:p>Right</text:p>
          </table:table-cell>
          <table:table-cell office:value-type="string">
            <text:p>I 'm in Dayton , OH trapped on a plane .</text:p>
          </table:table-cell>
        </table:table-row>
        <table:table-row table:style-name="ro1">
          <table:table-cell table:number-columns-repeated="4"/>
          <table:table-cell office:value-type="string">
            <text:p>scientists</text:p>
          </table:table-cell>
          <table:table-cell office:value-type="string">
            <text:p>discover</text:p>
          </table:table-cell>
          <table:table-cell office:value-type="string">
            <text:p>a new smell</text:p>
          </table:table-cell>
          <table:table-cell office:value-type="string">
            <text:p>Right</text:p>
          </table:table-cell>
          <table:table-cell office:value-type="string">
            <text:p>Scientists have discovered a new smell : .</text:p>
          </table:table-cell>
        </table:table-row>
        <table:table-row table:style-name="ro1">
          <table:table-cell table:number-columns-repeated="4"/>
          <table:table-cell office:value-type="string">
            <text:p>greenhouse gases</text:p>
          </table:table-cell>
          <table:table-cell office:value-type="string">
            <text:p>hit</text:p>
          </table:table-cell>
          <table:table-cell office:value-type="string">
            <text:p>record high</text:p>
          </table:table-cell>
          <table:table-cell office:value-type="string">
            <text:p>Right</text:p>
          </table:table-cell>
          <table:table-cell office:value-type="string">
            <text:p>Greenhouse gases hit record high .</text:p>
          </table:table-cell>
        </table:table-row>
        <table:table-row table:style-name="ro1">
          <table:table-cell table:number-columns-repeated="4"/>
          <table:table-cell office:value-type="string">
            <text:p>them</text:p>
          </table:table-cell>
          <table:table-cell office:value-type="string">
            <text:p>poke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Friend them , like them , but do n't poke them .</text:p>
          </table:table-cell>
        </table:table-row>
        <table:table-row table:style-name="ro1">
          <table:table-cell table:number-columns-repeated="4"/>
          <table:table-cell office:value-type="string">
            <text:p>pardoned turkeys</text:p>
          </table:table-cell>
          <table:table-cell office:value-type="string">
            <text:p>get</text:p>
          </table:table-cell>
          <table:table-cell office:value-type="string">
            <text:p>facebook treatment</text:p>
          </table:table-cell>
          <table:table-cell office:value-type="string">
            <text:p>Right</text:p>
          </table:table-cell>
          <table:table-cell office:value-type="string">
            <text:p>Pardoned turkeys get Facebook treatment .</text:p>
          </table:table-cell>
        </table:table-row>
        <table:table-row table:style-name="ro1">
          <table:table-cell table:number-columns-repeated="4"/>
          <table:table-cell office:value-type="string">
            <text:p>peta</text:p>
          </table:table-cell>
          <table:table-cell office:value-type="string">
            <text:p>ask</text:p>
          </table:table-cell>
          <table:table-cell office:value-type="string">
            <text:p>obama</text:p>
          </table:table-cell>
          <table:table-cell office:value-type="string">
            <text:p>Right</text:p>
          </table:table-cell>
          <table:table-cell office:value-type="string">
            <text:p>PETA asks Obama to skip White House tradition of pardoning Thanksgiving turkeys .</text:p>
          </table:table-cell>
        </table:table-row>
        <table:table-row table:style-name="ro1">
          <table:table-cell table:number-columns-repeated="4"/>
          <table:table-cell office:value-type="string">
            <text:p>san francisco lawmakers</text:p>
          </table:table-cell>
          <table:table-cell office:value-type="string">
            <text:p>vote to ban</text:p>
          </table:table-cell>
          <table:table-cell office:value-type="string">
            <text:p>public nakedness</text:p>
          </table:table-cell>
          <table:table-cell office:value-type="string">
            <text:p>Right</text:p>
          </table:table-cell>
          <table:table-cell office:value-type="string">
            <text:p>Nudists disappointed after San Francisco lawmakers vote to ban public nakedness : .</text:p>
          </table:table-cell>
        </table:table-row>
        <table:table-row table:style-name="ro1">
          <table:table-cell table:number-columns-repeated="4"/>
          <table:table-cell office:value-type="string">
            <text:p>clown \"doctors</text:p>
          </table:table-cell>
          <table:table-cell office:value-type="string">
            <text:p>use</text:p>
          </table:table-cell>
          <table:table-cell office:value-type="string">
            <text:p>laughter</text:p>
          </table:table-cell>
          <table:table-cell office:value-type="string">
            <text:p>Right</text:p>
          </table:table-cell>
          <table:table-cell office:value-type="string">
            <text:p>Photos : Clown \"doctors \ " use laughter to aid patients : .</text:p>
          </table:table-cell>
        </table:table-row>
        <table:table-row table:style-name="ro1">
          <table:table-cell table:number-columns-repeated="4"/>
          <table:table-cell office:value-type="string">
            <text:p>illinois</text:p>
          </table:table-cell>
          <table:table-cell office:value-type="string">
            <text:p>become</text:p>
          </table:table-cell>
          <table:table-cell office:value-type="string">
            <text:p>the most populous state</text:p>
          </table:table-cell>
          <table:table-cell office:value-type="string">
            <text:p>Right</text:p>
          </table:table-cell>
          <table:table-cell office:value-type="string">
            <text:p>Illinois may soon become the most populous state to grant driver 's licenses to illegal immigrants : .</text:p>
          </table:table-cell>
        </table:table-row>
        <table:table-row table:style-name="ro1">
          <table:table-cell table:number-columns-repeated="4"/>
          <table:table-cell office:value-type="string">
            <text:p>union</text:p>
          </table:table-cell>
          <table:table-cell office:value-type="string">
            <text:p>fail to reach</text:p>
          </table:table-cell>
          <table:table-cell office:value-type="string">
            <text:p>deal</text:p>
          </table:table-cell>
          <table:table-cell office:value-type="string">
            <text:p>Right</text:p>
          </table:table-cell>
          <table:table-cell office:value-type="string">
            <text:p>Hostess , union fail to reach deal in mediation , hearing scheduled for Wednesday before bankruptcy court : .</text:p>
          </table:table-cell>
        </table:table-row>
        <table:table-row table:style-name="ro1">
          <table:table-cell table:number-columns-repeated="4"/>
          <table:table-cell office:value-type="string">
            <text:p>cops</text:p>
          </table:table-cell>
          <table:table-cell office:value-type="string">
            <text:p>discover</text:p>
          </table:table-cell>
          <table:table-cell office:value-type="string">
            <text:p>new trafficking trend</text:p>
          </table:table-cell>
          <table:table-cell office:value-type="string">
            <text:p>Right</text:p>
          </table:table-cell>
          <table:table-cell office:value-type="string">
            <text:p>Cops discover new trafficking trend -- drugs disguised as tequila :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pardon</text:p>
          </table:table-cell>
          <table:table-cell office:value-type="string">
            <text:p>a thanksgiving turkey</text:p>
          </table:table-cell>
          <table:table-cell office:value-type="string">
            <text:p>Right</text:p>
          </table:table-cell>
          <table:table-cell office:value-type="string">
            <text:p>President Obama will pardon a Thanksgiving turkey this week .</text:p>
          </table:table-cell>
        </table:table-row>
        <table:table-row table:style-name="ro1">
          <table:table-cell table:number-columns-repeated="4"/>
          <table:table-cell office:value-type="string">
            <text:p>an idf soldier</text:p>
          </table:table-cell>
          <table:table-cell office:value-type="string">
            <text:p>kill in</text:p>
          </table:table-cell>
          <table:table-cell office:value-type="string">
            <text:p># gaza mortar attack</text:p>
          </table:table-cell>
          <table:table-cell office:value-type="string">
            <text:p>Right</text:p>
          </table:table-cell>
          <table:table-cell office:value-type="string">
            <text:p>Haaretz Lifted gag order reveals that an IDF soldier was killed in # Gaza mortar attack on the Eshkol Regional Council earlier in the day .</text:p>
          </table:table-cell>
        </table:table-row>
        <table:table-row table:style-name="ro1">
          <table:table-cell table:number-columns-repeated="4"/>
          <table:table-cell office:value-type="string">
            <text:p>investigators</text:p>
          </table:table-cell>
          <table:table-cell office:value-type="string">
            <text:p>find</text:p>
          </table:table-cell>
          <table:table-cell office:value-type="string">
            <text:p># skeleton parts</text:p>
          </table:table-cell>
          <table:table-cell office:value-type="string">
            <text:p>Right</text:p>
          </table:table-cell>
          <table:table-cell office:value-type="string">
            <text:p>Investigators find 100 skeleton parts in Swedish woman 's apartment , arrest and accuse her of necrophilia .</text:p>
          </table:table-cell>
        </table:table-row>
        <table:table-row table:style-name="ro1">
          <table:table-cell table:number-columns-repeated="4"/>
          <table:table-cell office:value-type="string">
            <text:p># skeleton parts</text:p>
          </table:table-cell>
          <table:table-cell office:value-type="string">
            <text:p>accuse of</text:p>
          </table:table-cell>
          <table:table-cell office:value-type="string">
            <text:p>necrophilia</text:p>
          </table:table-cell>
          <table:table-cell office:value-type="string">
            <text:p>Wrong</text:p>
          </table:table-cell>
          <table:table-cell office:value-type="string">
            <text:p>Investigators find 100 skeleton parts in Swedish woman 's apartment , arrest and accuse her of necrophilia .</text:p>
          </table:table-cell>
        </table:table-row>
        <table:table-row table:style-name="ro1">
          <table:table-cell table:number-columns-repeated="4"/>
          <table:table-cell office:value-type="string">
            <text:p>hamas</text:p>
          </table:table-cell>
          <table:table-cell office:value-type="string">
            <text:p>execute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Hamas publicly executes six people in Gaza whom they claim are Israeli spies .</text:p>
          </table:table-cell>
        </table:table-row>
        <table:table-row table:style-name="ro1">
          <table:table-cell table:number-columns-repeated="4"/>
          <table:table-cell office:value-type="string">
            <text:p>they</text:p>
          </table:table-cell>
          <table:table-cell office:value-type="string">
            <text:p>claim be</text:p>
          </table:table-cell>
          <table:table-cell office:value-type="string">
            <text:p>israeli spies</text:p>
          </table:table-cell>
          <table:table-cell office:value-type="string">
            <text:p>Right</text:p>
          </table:table-cell>
          <table:table-cell office:value-type="string">
            <text:p>Hamas publicly executes six people in Gaza whom they claim are Israeli spies .</text:p>
          </table:table-cell>
        </table:table-row>
        <table:table-row table:style-name="ro1">
          <table:table-cell table:number-columns-repeated="4"/>
          <table:table-cell office:value-type="string">
            <text:p>hamas</text:p>
          </table:table-cell>
          <table:table-cell office:value-type="string">
            <text:p>say</text:p>
          </table:table-cell>
          <table:table-cell office:value-type="string">
            <text:p>cease-fire</text:p>
          </table:table-cell>
          <table:table-cell office:value-type="string">
            <text:p>Right</text:p>
          </table:table-cell>
          <table:table-cell office:value-type="string">
            <text:p>Confusion over Gaza : Hamas says cease-fire is agreed , Israel says no , Egypt says still hopeful for tonight .</text:p>
          </table:table-cell>
        </table:table-row>
        <table:table-row table:style-name="ro1">
          <table:table-cell table:number-columns-repeated="4"/>
          <table:table-cell office:value-type="string">
            <text:p>israel</text:p>
          </table:table-cell>
          <table:table-cell office:value-type="string">
            <text:p>say</text:p>
          </table:table-cell>
          <table:table-cell office:value-type="string">
            <text:p>no</text:p>
          </table:table-cell>
          <table:table-cell office:value-type="string">
            <text:p>Right</text:p>
          </table:table-cell>
          <table:table-cell office:value-type="string">
            <text:p>Confusion over Gaza : Hamas says cease-fire is agreed , Israel says no , Egypt says still hopeful for tonight .</text:p>
          </table:table-cell>
        </table:table-row>
        <table:table-row table:style-name="ro1">
          <table:table-cell table:number-columns-repeated="4"/>
          <table:table-cell office:value-type="string">
            <text:p>sen. warren rudman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Sen. Warren Rudman dies at 82 . BREAKING NEWS : Gaza truce will be declared at 5:00 pm ET , Hamas official tells Reuters .</text:p>
          </table:table-cell>
        </table:table-row>
        <table:table-row table:style-name="ro1">
          <table:table-cell table:number-columns-repeated="4"/>
          <table:table-cell office:value-type="string">
            <text:p>gaza truce</text:p>
          </table:table-cell>
          <table:table-cell office:value-type="string">
            <text:p>declare at</text:p>
          </table:table-cell>
          <table:table-cell office:value-type="string">
            <text:p># pm et , hamas official</text:p>
          </table:table-cell>
          <table:table-cell office:value-type="string">
            <text:p>Right</text:p>
          </table:table-cell>
          <table:table-cell office:value-type="string">
            <text:p>Sen. Warren Rudman dies at 82 . BREAKING NEWS : Gaza truce will be declared at 5:00 pm ET , Hamas official tells Reuters .</text:p>
          </table:table-cell>
        </table:table-row>
        <table:table-row table:style-name="ro1">
          <table:table-cell table:number-columns-repeated="4"/>
          <table:table-cell office:value-type="string">
            <text:p># pm et , hamas official</text:p>
          </table:table-cell>
          <table:table-cell office:value-type="string">
            <text:p>tell</text:p>
          </table:table-cell>
          <table:table-cell office:value-type="string">
            <text:p>reuters</text:p>
          </table:table-cell>
          <table:table-cell office:value-type="string">
            <text:p>Wrong</text:p>
          </table:table-cell>
          <table:table-cell office:value-type="string">
            <text:p>Sen. Warren Rudman dies at 82 . BREAKING NEWS : Gaza truce will be declared at 5:00 pm ET , Hamas official tells Reuters .</text:p>
          </table:table-cell>
        </table:table-row>
        <table:table-row table:style-name="ro1">
          <table:table-cell table:number-columns-repeated="4"/>
          <table:table-cell office:value-type="string">
            <text:p>morsi</text:p>
          </table:table-cell>
          <table:table-cell office:value-type="string">
            <text:p>say</text:p>
          </table:table-cell>
          <table:table-cell office:value-type="string">
            <text:p>israel 's \"aggression</text:p>
          </table:table-cell>
          <table:table-cell office:value-type="string">
            <text:p>Wrong</text:p>
          </table:table-cell>
          <table:table-cell office:value-type="string">
            <text:p>Egyptian president Morsi says Israel 's \"aggression \ " against Gaza will end Tuesday : . 2 weeks later , Allen West finally concedes his Fla .</text:p>
          </table:table-cell>
        </table:table-row>
        <table:table-row table:style-name="ro1">
          <table:table-cell table:number-columns-repeated="4"/>
          <table:table-cell office:value-type="string">
            <text:p>gaza</text:p>
          </table:table-cell>
          <table:table-cell office:value-type="string">
            <text:p>end</text:p>
          </table:table-cell>
          <table:table-cell office:value-type="string">
            <text:p>tuesday</text:p>
          </table:table-cell>
          <table:table-cell office:value-type="string">
            <text:p>Wrong</text:p>
          </table:table-cell>
          <table:table-cell office:value-type="string">
            <text:p>Egyptian president Morsi says Israel 's \"aggression \ " against Gaza will end Tuesday : . 2 weeks later , Allen West finally concedes his Fla .</text:p>
          </table:table-cell>
        </table:table-row>
        <table:table-row table:style-name="ro1">
          <table:table-cell table:number-columns-repeated="4"/>
          <table:table-cell office:value-type="string">
            <text:p>allen west</text:p>
          </table:table-cell>
          <table:table-cell office:value-type="string">
            <text:p>concede</text:p>
          </table:table-cell>
          <table:table-cell office:value-type="string">
            <text:p>his fla</text:p>
          </table:table-cell>
          <table:table-cell office:value-type="string">
            <text:p>Right</text:p>
          </table:table-cell>
          <table:table-cell office:value-type="string">
            <text:p>Egyptian president Morsi says Israel 's \"aggression \ " against Gaza will end Tuesday : . 2 weeks later , Allen West finally concedes his Fla .</text:p>
          </table:table-cell>
        </table:table-row>
        <table:table-row table:style-name="ro1">
          <table:table-cell table:number-columns-repeated="4"/>
          <table:table-cell office:value-type="string">
            <text:p>woman</text:p>
          </table:table-cell>
          <table:table-cell office:value-type="string">
            <text:p>get arrest in</text:p>
          </table:table-cell>
          <table:table-cell office:value-type="string">
            <text:p>india</text:p>
          </table:table-cell>
          <table:table-cell office:value-type="string">
            <text:p>Right</text:p>
          </table:table-cell>
          <table:table-cell office:value-type="string">
            <text:p>Woman hits 'like ' on Facebook , gets arrested in India : .</text:p>
          </table:table-cell>
        </table:table-row>
        <table:table-row table:style-name="ro1">
          <table:table-cell table:number-columns-repeated="4"/>
          <table:table-cell office:value-type="string">
            <text:p>polish authorities</text:p>
          </table:table-cell>
          <table:table-cell office:value-type="string">
            <text:p>accuse</text:p>
          </table:table-cell>
          <table:table-cell office:value-type="string">
            <text:p>a man</text:p>
          </table:table-cell>
          <table:table-cell office:value-type="string">
            <text:p>Right</text:p>
          </table:table-cell>
          <table:table-cell office:value-type="string">
            <text:p>Polish authorities accuse a man of plotting to blow up car loaded with four tons of explosives outside parliament .</text:p>
          </table:table-cell>
        </table:table-row>
        <table:table-row table:style-name="ro1">
          <table:table-cell table:number-columns-repeated="4"/>
          <table:table-cell office:value-type="string">
            <text:p>a home explosion</text:p>
          </table:table-cell>
          <table:table-cell office:value-type="string">
            <text:p>kill</text:p>
          </table:table-cell>
          <table:table-cell office:value-type="string">
            <text:p>an indiana couple</text:p>
          </table:table-cell>
          <table:table-cell office:value-type="string">
            <text:p>Right</text:p>
          </table:table-cell>
          <table:table-cell office:value-type="string">
            <text:p>Police now investigating a home explosion that killed an Indiana couple as a homicide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send secretary of</text:p>
          </table:table-cell>
          <table:table-cell office:value-type="string">
            <text:p>state hillary clinton</text:p>
          </table:table-cell>
          <table:table-cell office:value-type="string">
            <text:p>Right</text:p>
          </table:table-cell>
          <table:table-cell office:value-type="string">
            <text:p>President Obama is sending Secretary of State Hillary Clinton to the Middle East to help mediate the Gaza crisis .</text:p>
          </table:table-cell>
        </table:table-row>
        <table:table-row table:style-name="ro1">
          <table:table-cell table:number-columns-repeated="4"/>
          <table:table-cell office:value-type="string">
            <text:p>house explosion</text:p>
          </table:table-cell>
          <table:table-cell office:value-type="string">
            <text:p>kill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Police issue warrants , offer reward for info on a white van seen the day an Ind . house explosion killed 2 people : .</text:p>
          </table:table-cell>
        </table:table-row>
        <table:table-row table:style-name="ro1">
          <table:table-cell table:number-columns-repeated="4"/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a great thanksgiving photo</text:p>
          </table:table-cell>
          <table:table-cell office:value-type="string">
            <text:p>Right</text:p>
          </table:table-cell>
          <table:table-cell office:value-type="string">
            <text:p>Do you have a great Thanksgiving photo w/ a cool story behind it ?</text:p>
          </table:table-cell>
        </table:table-row>
        <table:table-row table:style-name="ro1">
          <table:table-cell table:number-columns-repeated="4"/>
          <table:table-cell office:value-type="string">
            <text:p>humans</text:p>
          </table:table-cell>
          <table:table-cell office:value-type="string">
            <text:p>be</text:p>
          </table:table-cell>
          <table:table-cell office:value-type="string">
            <text:p>the only ones</text:p>
          </table:table-cell>
          <table:table-cell office:value-type="string">
            <text:p>Wrong</text:p>
          </table:table-cell>
          <table:table-cell office:value-type="string">
            <text:p>Humans are n't the only ones who go through \"midlife crises , \" apes do too , a new study finds : .</text:p>
          </table:table-cell>
        </table:table-row>
        <table:table-row table:style-name="ro1">
          <table:table-cell table:number-columns-repeated="4"/>
          <table:table-cell office:value-type="string">
            <text:p>the only ones</text:p>
          </table:table-cell>
          <table:table-cell office:value-type="string">
            <text:p>go through</text:p>
          </table:table-cell>
          <table:table-cell office:value-type="string">
            <text:p>\"midlife crises</text:p>
          </table:table-cell>
          <table:table-cell office:value-type="string">
            <text:p>Wrong</text:p>
          </table:table-cell>
          <table:table-cell office:value-type="string">
            <text:p>Humans are n't the only ones who go through \"midlife crises , \" apes do too , a new study finds : .</text:p>
          </table:table-cell>
        </table:table-row>
        <table:table-row table:style-name="ro1">
          <table:table-cell table:number-columns-repeated="4"/>
          <table:table-cell office:value-type="string">
            <text:p>the age of the earth</text:p>
          </table:table-cell>
          <table:table-cell office:value-type="string">
            <text:p>be</text:p>
          </table:table-cell>
          <table:table-cell office:value-type="string">
            <text:p>a theological question</text:p>
          </table:table-cell>
          <table:table-cell office:value-type="string">
            <text:p>Right</text:p>
          </table:table-cell>
          <table:table-cell office:value-type="string">
            <text:p>Sen. Marco Rubio told GQ the age of the earth was a theological question .</text:p>
          </table:table-cell>
        </table:table-row>
        <table:table-row table:style-name="ro1">
          <table:table-cell table:number-columns-repeated="4"/>
          <table:table-cell office:value-type="string">
            <text:p>politicians</text:p>
          </table:table-cell>
          <table:table-cell office:value-type="string">
            <text:p>believe in</text:p>
          </table:table-cell>
          <table:table-cell office:value-type="string">
            <text:p>scientific inquiry</text:p>
          </table:table-cell>
          <table:table-cell office:value-type="string">
            <text:p>Right</text:p>
          </table:table-cell>
          <table:table-cell office:value-type="string">
            <text:p>Do you care if politicians believe in scientific inquiry ?</text:p>
          </table:table-cell>
        </table:table-row>
        <table:table-row table:style-name="ro1">
          <table:table-cell table:number-columns-repeated="4"/>
          <table:table-cell office:value-type="string">
            <text:p>fire</text:p>
          </table:table-cell>
          <table:table-cell office:value-type="string">
            <text:p>see</text:p>
          </table:table-cell>
          <table:table-cell office:value-type="string">
            <text:p>photos</text:p>
          </table:table-cell>
          <table:table-cell office:value-type="string">
            <text:p>Wrong</text:p>
          </table:table-cell>
          <table:table-cell office:value-type="string">
            <text:p>Children of Gaza struggle to cope with life under fire - see photos and read the story : .</text:p>
          </table:table-cell>
        </table:table-row>
        <table:table-row table:style-name="ro1">
          <table:table-cell table:number-columns-repeated="4"/>
          <table:table-cell office:value-type="string">
            <text:p>fire</text:p>
          </table:table-cell>
          <table:table-cell office:value-type="string">
            <text:p>read</text:p>
          </table:table-cell>
          <table:table-cell office:value-type="string">
            <text:p>the story</text:p>
          </table:table-cell>
          <table:table-cell office:value-type="string">
            <text:p>Wrong</text:p>
          </table:table-cell>
          <table:table-cell office:value-type="string">
            <text:p>Children of Gaza struggle to cope with life under fire - see photos and read the story : .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greet by</text:p>
          </table:table-cell>
          <table:table-cell office:value-type="string">
            <text:p>aung san suu kyi</text:p>
          </table:table-cell>
          <table:table-cell office:value-type="string">
            <text:p>Right</text:p>
          </table:table-cell>
          <table:table-cell office:value-type="string">
            <text:p>President Obama is greeted by Aung San Suu Kyi at her private residence in Rangoon , Burma via .</text:p>
          </table:table-cell>
        </table:table-row>
        <table:table-row table:style-name="ro1">
          <table:table-cell table:number-columns-repeated="4"/>
          <table:table-cell office:value-type="string">
            <text:p>a 17-year-old</text:p>
          </table:table-cell>
          <table:table-cell office:value-type="string">
            <text:p>revolutionize</text:p>
          </table:table-cell>
          <table:table-cell office:value-type="string">
            <text:p>#mobile #news</text:p>
          </table:table-cell>
          <table:table-cell office:value-type="string">
            <text:p>Right</text:p>
          </table:table-cell>
          <table:table-cell office:value-type="string">
            <text:p>How a 17-year-old is revolutionizing #mobile #news with (via # DailyTicker with Cc : .</text:p>
          </table:table-cell>
        </table:table-row>
        <table:table-row table:style-name="ro1">
          <table:table-cell table:number-columns-repeated="4"/>
          <table:table-cell office:value-type="string">
            <text:p>the holiday season</text:p>
          </table:table-cell>
          <table:table-cell office:value-type="string">
            <text:p>be upon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The holiday season is upon us – show us your favorite holiday photo and tell the story behind it .</text:p>
          </table:table-cell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string">
            <text:p>show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The holiday season is upon us – show us your favorite holiday photo and tell the story behind it .</text:p>
          </table:table-cell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string">
            <text:p>tell story behind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The holiday season is upon us – show us your favorite holiday photo and tell the story behind it .</text:p>
          </table:table-cell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string">
            <text:p>return as</text:p>
          </table:table-cell>
          <table:table-cell office:value-type="string">
            <text:p>a mexican expat</text:p>
          </table:table-cell>
          <table:table-cell office:value-type="string">
            <text:p>Right</text:p>
          </table:table-cell>
          <table:table-cell office:value-type="string">
            <text:p>The Twinkie : Will it return as a Mexican expat ?</text:p>
          </table:table-cell>
        </table:table-row>
        <table:table-row table:style-name="ro1">
          <table:table-cell table:number-columns-repeated="4"/>
          <table:table-cell office:value-type="string">
            <text:p>president obama</text:p>
          </table:table-cell>
          <table:table-cell office:value-type="string">
            <text:p>be in</text:p>
          </table:table-cell>
          <table:table-cell office:value-type="string">
            <text:p>cambodia</text:p>
          </table:table-cell>
          <table:table-cell office:value-type="string">
            <text:p>Right</text:p>
          </table:table-cell>
          <table:table-cell office:value-type="string">
            <text:p>President Obama is in Cambodia on the final leg of his three-country tour of Southeast Asia .</text:p>
          </table:table-cell>
        </table:table-row>
        <table:table-row table:style-name="ro1">
          <table:table-cell table:number-columns-repeated="4"/>
          <table:table-cell office:value-type="string">
            <text:p>obama</text:p>
          </table:table-cell>
          <table:table-cell office:value-type="string">
            <text:p>arrive in</text:p>
          </table:table-cell>
          <table:table-cell office:value-type="string">
            <text:p>myanmar</text:p>
          </table:table-cell>
          <table:table-cell office:value-type="string">
            <text:p>Right</text:p>
          </table:table-cell>
          <table:table-cell office:value-type="string">
            <text:p>Obama arrives in Myanmar , becoming first US.</text:p>
          </table:table-cell>
        </table:table-row>
        <table:table-row table:style-name="ro1">
          <table:table-cell table:number-columns-repeated="4"/>
          <table:table-cell office:value-type="string">
            <text:p>paula broadwell</text:p>
          </table:table-cell>
          <table:table-cell office:value-type="string">
            <text:p>tell</text:p>
          </table:table-cell>
          <table:table-cell office:value-type="string">
            <text:p>friends</text:p>
          </table:table-cell>
          <table:table-cell office:value-type="string">
            <text:p>Right</text:p>
          </table:table-cell>
          <table:table-cell office:value-type="string">
            <text:p>Paula Broadwell tells friends she 's devastated by the fallout from her affair with former CIA chief David Petraeus .</text:p>
          </table:table-cell>
        </table:table-row>
        <table:table-row table:style-name="ro1">
          <table:table-cell table:number-columns-repeated="4"/>
          <table:table-cell office:value-type="string">
            <text:p>she</text:p>
          </table:table-cell>
          <table:table-cell office:value-type="string">
            <text:p>devastate by</text:p>
          </table:table-cell>
          <table:table-cell office:value-type="string">
            <text:p>the fallout</text:p>
          </table:table-cell>
          <table:table-cell office:value-type="string">
            <text:p>Right</text:p>
          </table:table-cell>
          <table:table-cell office:value-type="string">
            <text:p>Paula Broadwell tells friends she 's devastated by the fallout from her affair with former CIA chief David Petraeus .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Total relations found: 765</text:p>
          </table:table-cell>
          <table:table-cell office:value-type="string">
            <text:p>532 correc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Precision</text:p>
          </table:table-cell>
          <table:table-cell table:formula="of:=532/765" office:value-type="float" office:value="0.695424836601307">
            <text:p>0.695424836601307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Recall</text:p>
          </table:table-cell>
          <table:table-cell table:formula="of:=532/875" office:value-type="float" office:value="0.608">
            <text:p>0.608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F-Measure</text:p>
          </table:table-cell>
          <table:table-cell table:formula="of:=([.$H773]*[.H774]*2)/([.$H773]+[.$H774])" office:value-type="float" office:value="0.648780487804878">
            <text:p>0.64878048780487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23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karsh </meta:initial-creator>
    <meta:creation-date>2013-06-13T12:10:56</meta:creation-date>
    <dc:date>2013-07-31T23:38:13</dc:date>
    <dc:creator>Utkarsh </dc:creator>
    <meta:editing-duration>PT04H15M33S</meta:editing-duration>
    <meta:editing-cycles>43</meta:editing-cycles>
    <meta:generator>OpenOffice.org/3.2$Linux OpenOffice.org_project/320m12$Build-9483</meta:generator>
    <meta:document-statistic meta:table-count="3" meta:cell-count="3838" meta:object-count="0"/>
  </office:meta>
</office:document-meta>
</file>